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5.40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38cm"/>
    </style:style>
    <style:style style:name="co11" style:family="table-column">
      <style:table-column-properties fo:break-before="auto" style:column-width="6.851cm"/>
    </style:style>
    <style:style style:name="co12" style:family="table-column">
      <style:table-column-properties fo:break-before="auto" style:column-width="4.013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1.877cm"/>
    </style:style>
    <style:style style:name="co15" style:family="table-column">
      <style:table-column-properties fo:break-before="auto" style:column-width="3.919cm"/>
    </style:style>
    <style:style style:name="co16" style:family="table-column">
      <style:table-column-properties fo:break-before="auto" style:column-width="2.09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85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83cm" fo:break-before="auto" style:use-optimal-row-height="true"/>
    </style:style>
    <style:style style:name="ro3" style:family="table-row">
      <style:table-row-properties style:row-height="0.991cm" fo:break-before="auto" style:use-optimal-row-height="true"/>
    </style:style>
    <style:style style:name="ro4" style:family="table-row">
      <style:table-row-properties style:row-height="1.944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919cm" fo:break-before="auto" style:use-optimal-row-height="true"/>
    </style:style>
    <style:style style:name="ro8" style:family="table-row">
      <style:table-row-properties style:row-height="3.877cm" fo:break-before="auto" style:use-optimal-row-height="true"/>
    </style:style>
    <style:style style:name="ro9" style:family="table-row">
      <style:table-row-properties style:row-height="2.439cm" fo:break-before="auto" style:use-optimal-row-height="true"/>
    </style:style>
    <style:style style:name="ro10" style:family="table-row">
      <style:table-row-properties style:row-height="1.961cm" fo:break-before="auto" style:use-optimal-row-height="true"/>
    </style:style>
    <style:style style:name="ro11" style:family="table-row">
      <style:table-row-properties style:row-height="3.397cm" fo:break-before="auto" style:use-optimal-row-height="true"/>
    </style:style>
    <style:style style:name="ro12" style:family="table-row">
      <style:table-row-properties style:row-height="8.184cm" fo:break-before="auto" style:use-optimal-row-height="true"/>
    </style:style>
    <style:style style:name="ro13" style:family="table-row">
      <style:table-row-properties style:row-height="9.142cm" fo:break-before="auto" style:use-optimal-row-height="true"/>
    </style:style>
    <style:style style:name="ro14" style:family="table-row">
      <style:table-row-properties style:row-height="18.715cm" fo:break-before="auto" style:use-optimal-row-height="true"/>
    </style:style>
    <style:style style:name="ro15" style:family="table-row">
      <style:table-row-properties style:row-height="1.626cm" fo:break-before="auto" style:use-optimal-row-height="true"/>
    </style:style>
    <style:style style:name="ro16" style:family="table-row">
      <style:table-row-properties style:row-height="2.154cm" fo:break-before="auto" style:use-optimal-row-height="true"/>
    </style:style>
    <style:style style:name="ro17" style:family="table-row">
      <style:table-row-properties style:row-height="1.101cm" fo:break-before="auto" style:use-optimal-row-height="true"/>
    </style:style>
    <style:style style:name="ro18" style:family="table-row">
      <style:table-row-properties style:row-height="2.679cm" fo:break-before="auto" style:use-optimal-row-height="true"/>
    </style:style>
    <style:style style:name="ro19" style:family="table-row">
      <style:table-row-properties style:row-height="4.785cm" fo:break-before="auto" style:use-optimal-row-height="true"/>
    </style:style>
    <style:style style:name="ro20" style:family="table-row">
      <style:table-row-properties style:row-height="6.749cm" fo:break-before="auto" style:use-optimal-row-height="true"/>
    </style:style>
    <style:style style:name="ro21" style:family="table-row">
      <style:table-row-properties style:row-height="1.004cm" fo:break-before="auto" style:use-optimal-row-height="true"/>
    </style:style>
    <style:style style:name="ro22" style:family="table-row">
      <style:table-row-properties style:row-height="4.833cm" fo:break-before="auto" style:use-optimal-row-height="true"/>
    </style:style>
    <style:style style:name="ro23" style:family="table-row">
      <style:table-row-properties style:row-height="5.313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0.506cm" fo:break-before="auto" style:use-optimal-row-height="true"/>
    </style:style>
    <style:style style:name="ro26" style:family="table-row">
      <style:table-row-properties style:row-height="1.092cm" fo:break-before="auto" style:use-optimal-row-height="true"/>
    </style:style>
    <style:style style:name="ro27" style:family="table-row">
      <style:table-row-properties style:row-height="1.903cm" fo:break-before="auto" style:use-optimal-row-height="true"/>
    </style:style>
    <style:style style:name="ro28" style:family="table-row">
      <style:table-row-properties style:row-height="1.882cm" fo:break-before="auto" style:use-optimal-row-height="true"/>
    </style:style>
    <style:style style:name="ro29" style:family="table-row">
      <style:table-row-properties style:row-height="1.376cm" fo:break-before="auto" style:use-optimal-row-height="true"/>
    </style:style>
    <style:style style:name="ro30" style:family="table-row">
      <style:table-row-properties style:row-height="2.348cm" fo:break-before="auto" style:use-optimal-row-height="true"/>
    </style:style>
    <style:style style:name="ro31" style:family="table-row">
      <style:table-row-properties style:row-height="2.145cm" fo:break-before="auto" style:use-optimal-row-height="true"/>
    </style:style>
    <style:style style:name="ro32" style:family="table-row">
      <style:table-row-properties style:row-height="2.835cm" fo:break-before="auto" style:use-optimal-row-height="true"/>
    </style:style>
    <style:style style:name="ro33" style:family="table-row">
      <style:table-row-properties style:row-height="2.247cm" fo:break-before="auto" style:use-optimal-row-height="true"/>
    </style:style>
    <style:style style:name="ro34" style:family="table-row">
      <style:table-row-properties style:row-height="3.988cm" fo:break-before="auto" style:use-optimal-row-height="true"/>
    </style:style>
    <style:style style:name="ro35" style:family="table-row">
      <style:table-row-properties style:row-height="4.57cm" fo:break-before="auto" style:use-optimal-row-height="true"/>
    </style:style>
    <style:style style:name="ro36" style:family="table-row">
      <style:table-row-properties style:row-height="1.674cm" fo:break-before="auto" style:use-optimal-row-height="true"/>
    </style:style>
    <style:style style:name="ro37" style:family="table-row">
      <style:table-row-properties style:row-height="2.824cm" fo:break-before="auto" style:use-optimal-row-height="true"/>
    </style:style>
    <style:style style:name="ro38" style:family="table-row">
      <style:table-row-properties style:row-height="0.861cm" fo:break-before="auto" style:use-optimal-row-height="true"/>
    </style:style>
    <style:style style:name="ro39" style:family="table-row">
      <style:table-row-properties style:row-height="1.268cm" fo:break-before="auto" style:use-optimal-row-height="true"/>
    </style:style>
    <style:style style:name="ro40" style:family="table-row">
      <style:table-row-properties style:row-height="2.727cm" fo:break-before="auto" style:use-optimal-row-height="true"/>
    </style:style>
    <style:style style:name="ro41" style:family="table-row">
      <style:table-row-properties style:row-height="2.935cm" fo:break-before="auto" style:use-optimal-row-height="true"/>
    </style:style>
    <style:style style:name="ro42" style:family="table-row">
      <style:table-row-properties style:row-height="1.196cm" fo:break-before="auto" style:use-optimal-row-height="true"/>
    </style:style>
    <style:style style:name="ro43" style:family="table-row">
      <style:table-row-properties style:row-height="4.092cm" fo:break-before="auto" style:use-optimal-row-height="true"/>
    </style:style>
    <style:style style:name="ro44" style:family="table-row">
      <style:table-row-properties style:row-height="1.416cm" fo:break-before="auto" style:use-optimal-row-height="true"/>
    </style:style>
    <style:style style:name="ro45" style:family="table-row">
      <style:table-row-properties style:row-height="3.517cm" fo:break-before="auto" style:use-optimal-row-height="true"/>
    </style:style>
    <style:style style:name="ro46" style:family="table-row">
      <style:table-row-properties style:row-height="0.573cm" fo:break-before="auto" style:use-optimal-row-height="true"/>
    </style:style>
    <style:style style:name="ro47" style:family="table-row">
      <style:table-row-properties style:row-height="1.6cm" fo:break-before="auto" style:use-optimal-row-height="true"/>
    </style:style>
    <style:style style:name="ro48" style:family="table-row">
      <style:table-row-properties style:row-height="3.401cm" fo:break-before="auto" style:use-optimal-row-height="true"/>
    </style:style>
    <style:style style:name="ro49" style:family="table-row">
      <style:table-row-properties style:row-height="2.166cm" fo:break-before="auto" style:use-optimal-row-height="true"/>
    </style:style>
    <style:style style:name="ro50" style:family="table-row">
      <style:table-row-properties style:row-height="1.722cm" fo:break-before="auto" style:use-optimal-row-height="true"/>
    </style:style>
    <style:style style:name="ro51" style:family="table-row">
      <style:table-row-properties style:row-height="1.619cm" fo:break-before="auto" style:use-optimal-row-height="true"/>
    </style:style>
    <style:style style:name="ro52" style:family="table-row">
      <style:table-row-properties style:row-height="2.526cm" fo:break-before="auto" style:use-optimal-row-height="true"/>
    </style:style>
    <style:style style:name="ro53" style:family="table-row">
      <style:table-row-properties style:row-height="1.235cm" fo:break-before="auto" style:use-optimal-row-height="true"/>
    </style:style>
    <style:style style:name="ro54" style:family="table-row">
      <style:table-row-properties style:row-height="1.579cm" fo:break-before="auto" style:use-optimal-row-height="true"/>
    </style:style>
    <style:style style:name="ro55" style:family="table-row">
      <style:table-row-properties style:row-height="3.302cm" fo:break-before="auto" style:use-optimal-row-height="true"/>
    </style:style>
    <style:style style:name="ro56" style:family="table-row">
      <style:table-row-properties style:row-height="1.244cm" fo:break-before="auto" style:use-optimal-row-height="true"/>
    </style:style>
    <style:style style:name="ro57" style:family="table-row">
      <style:table-row-properties style:row-height="7.419cm" fo:break-before="auto" style:use-optimal-row-height="true"/>
    </style:style>
    <style:style style:name="ro58" style:family="table-row">
      <style:table-row-properties style:row-height="2.344cm" fo:break-before="auto" style:use-optimal-row-height="true"/>
    </style:style>
    <style:style style:name="ro59" style:family="table-row">
      <style:table-row-properties style:row-height="2.321cm" fo:break-before="auto" style:use-optimal-row-height="true"/>
    </style:style>
    <style:style style:name="ro60" style:family="table-row">
      <style:table-row-properties style:row-height="2.672cm" fo:break-before="auto" style:use-optimal-row-height="true"/>
    </style:style>
    <style:style style:name="ro61" style:family="table-row">
      <style:table-row-properties style:row-height="2.842cm" fo:break-before="auto" style:use-optimal-row-height="true"/>
    </style:style>
    <style:style style:name="ro62" style:family="table-row">
      <style:table-row-properties style:row-height="4.253cm" fo:break-before="auto" style:use-optimal-row-height="true"/>
    </style:style>
    <style:style style:name="ro63" style:family="table-row">
      <style:table-row-properties style:row-height="3.47cm" fo:break-before="auto" style:use-optimal-row-height="true"/>
    </style:style>
    <style:style style:name="ro64" style:family="table-row">
      <style:table-row-properties style:row-height="4.678cm" fo:break-before="auto" style:use-optimal-row-height="true"/>
    </style:style>
    <style:style style:name="ro65" style:family="table-row">
      <style:table-row-properties style:row-height="4.475cm" fo:break-before="auto" style:use-optimal-row-height="true"/>
    </style:style>
    <style:style style:name="ro66" style:family="table-row">
      <style:table-row-properties style:row-height="3.422cm" fo:break-before="auto" style:use-optimal-row-height="true"/>
    </style:style>
    <style:style style:name="ro67" style:family="table-row">
      <style:table-row-properties style:row-height="1.782cm" fo:break-before="auto" style:use-optimal-row-height="true"/>
    </style:style>
    <style:style style:name="ro68" style:family="table-row">
      <style:table-row-properties style:row-height="5.306cm" fo:break-before="auto" style:use-optimal-row-height="true"/>
    </style:style>
    <style:style style:name="ro69" style:family="table-row">
      <style:table-row-properties style:row-height="5.738cm" fo:break-before="auto" style:use-optimal-row-height="true"/>
    </style:style>
    <style:style style:name="ro70" style:family="table-row">
      <style:table-row-properties style:row-height="2.249cm" fo:break-before="auto" style:use-optimal-row-height="true"/>
    </style:style>
    <style:style style:name="ro71" style:family="table-row">
      <style:table-row-properties style:row-height="1.194cm" fo:break-before="auto" style:use-optimal-row-height="true"/>
    </style:style>
    <style:style style:name="ro72" style:family="table-row">
      <style:table-row-properties style:row-height="3.196cm" fo:break-before="auto" style:use-optimal-row-height="true"/>
    </style:style>
    <style:style style:name="ro73" style:family="table-row">
      <style:table-row-properties style:row-height="5.145cm" fo:break-before="auto" style:use-optimal-row-height="true"/>
    </style:style>
    <style:style style:name="ro74" style:family="table-row">
      <style:table-row-properties style:row-height="3.515cm" fo:break-before="auto" style:use-optimal-row-height="true"/>
    </style:style>
    <style:style style:name="ro75" style:family="table-row">
      <style:table-row-properties style:row-height="5.828cm" fo:break-before="auto" style:use-optimal-row-height="true"/>
    </style:style>
    <style:style style:name="ro76" style:family="table-row">
      <style:table-row-properties style:row-height="3.722cm" fo:break-before="auto" style:use-optimal-row-height="true"/>
    </style:style>
    <style:style style:name="ro77" style:family="table-row">
      <style:table-row-properties style:row-height="9.31cm" fo:break-before="auto" style:use-optimal-row-height="true"/>
    </style:style>
    <style:style style:name="ro78" style:family="table-row">
      <style:table-row-properties style:row-height="4.69cm" fo:break-before="auto" style:use-optimal-row-height="true"/>
    </style:style>
    <style:style style:name="ro79" style:family="table-row">
      <style:table-row-properties style:row-height="2.143cm" fo:break-before="auto" style:use-optimal-row-height="true"/>
    </style:style>
    <style:style style:name="ro80" style:family="table-row">
      <style:table-row-properties style:row-height="2.369cm" fo:break-before="auto" style:use-optimal-row-height="true"/>
    </style:style>
    <style:style style:name="ro81" style:family="table-row">
      <style:table-row-properties style:row-height="2.933cm" fo:break-before="auto" style:use-optimal-row-height="true"/>
    </style:style>
    <style:style style:name="ro82" style:family="table-row">
      <style:table-row-properties style:row-height="1.794cm" fo:break-before="auto" style:use-optimal-row-height="true"/>
    </style:style>
    <style:style style:name="ro83" style:family="table-row">
      <style:table-row-properties style:row-height="1.616cm" fo:break-before="auto" style:use-optimal-row-height="true"/>
    </style:style>
    <style:style style:name="ro84" style:family="table-row">
      <style:table-row-properties style:row-height="2.316cm" fo:break-before="auto" style:use-optimal-row-height="true"/>
    </style:style>
    <style:style style:name="ro85" style:family="table-row">
      <style:table-row-properties style:row-height="4.643cm" fo:break-before="auto" style:use-optimal-row-height="true"/>
    </style:style>
    <style:style style:name="ro86" style:family="table-row">
      <style:table-row-properties style:row-height="4.09cm" fo:break-before="auto" style:use-optimal-row-height="true"/>
    </style:style>
    <style:style style:name="ro87" style:family="table-row">
      <style:table-row-properties style:row-height="7.408cm" fo:break-before="auto" style:use-optimal-row-height="true"/>
    </style:style>
    <style:style style:name="ro88" style:family="table-row">
      <style:table-row-properties style:row-height="5.244cm" fo:break-before="auto" style:use-optimal-row-height="true"/>
    </style:style>
    <style:style style:name="ro89" style:family="table-row">
      <style:table-row-properties style:row-height="4.775cm" fo:break-before="auto" style:use-optimal-row-height="true"/>
    </style:style>
    <style:style style:name="ro90" style:family="table-row">
      <style:table-row-properties style:row-height="13.377cm" fo:break-before="auto" style:use-optimal-row-height="true"/>
    </style:style>
    <style:style style:name="ro91" style:family="table-row">
      <style:table-row-properties style:row-height="2.669cm" fo:break-before="auto" style:use-optimal-row-height="true"/>
    </style:style>
    <style:style style:name="ro92" style:family="table-row">
      <style:table-row-properties style:row-height="4.249cm" fo:break-before="auto" style:use-optimal-row-height="true"/>
    </style:style>
    <style:style style:name="ro93" style:family="table-row">
      <style:table-row-properties style:row-height="7.586cm" fo:break-before="auto" style:use-optimal-row-height="true"/>
    </style:style>
    <style:style style:name="ro94" style:family="table-row">
      <style:table-row-properties style:row-height="6.985cm" fo:break-before="auto" style:use-optimal-row-height="true"/>
    </style:style>
    <style:style style:name="ro95" style:family="table-row">
      <style:table-row-properties style:row-height="3.725cm" fo:break-before="auto" style:use-optimal-row-height="true"/>
    </style:style>
    <style:style style:name="ro96" style:family="table-row">
      <style:table-row-properties style:row-height="6.359cm" fo:break-before="auto" style:use-optimal-row-height="true"/>
    </style:style>
    <style:style style:name="ro97" style:family="table-row">
      <style:table-row-properties style:row-height="6.884cm" fo:break-before="auto" style:use-optimal-row-height="true"/>
    </style:style>
    <style:style style:name="ro98" style:family="table-row">
      <style:table-row-properties style:row-height="6.414cm" fo:break-before="auto" style:use-optimal-row-height="true"/>
    </style:style>
    <style:style style:name="ro99" style:family="table-row">
      <style:table-row-properties style:row-height="2.895cm" fo:break-before="auto" style:use-optimal-row-height="true"/>
    </style:style>
    <style:style style:name="ro100" style:family="table-row">
      <style:table-row-properties style:row-height="1.771cm" fo:break-before="auto" style:use-optimal-row-height="true"/>
    </style:style>
    <style:style style:name="ro101" style:family="table-row">
      <style:table-row-properties style:row-height="5.265cm" fo:break-before="auto" style:use-optimal-row-height="true"/>
    </style:style>
    <style:style style:name="ro102" style:family="table-row">
      <style:table-row-properties style:row-height="7.945cm" fo:break-before="auto" style:use-optimal-row-height="true"/>
    </style:style>
    <style:style style:name="ro103" style:family="table-row">
      <style:table-row-properties style:row-height="8.465cm" fo:break-before="auto" style:use-optimal-row-height="true"/>
    </style:style>
    <style:style style:name="ro104" style:family="table-row">
      <style:table-row-properties style:row-height="3.2cm" fo:break-before="auto" style:use-optimal-row-height="true"/>
    </style:style>
    <style:style style:name="ro105" style:family="table-row">
      <style:table-row-properties style:row-height="2.307cm" fo:break-before="auto" style:use-optimal-row-height="true"/>
    </style:style>
    <style:style style:name="ro106" style:family="table-row">
      <style:table-row-properties style:row-height="4.778cm" fo:break-before="auto" style:use-optimal-row-height="true"/>
    </style:style>
    <style:style style:name="ro107" style:family="table-row">
      <style:table-row-properties style:row-height="0.487cm" fo:break-before="auto" style:use-optimal-row-height="true"/>
    </style:style>
    <style:style style:name="ro108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11" style:family="table-cell" style:parent-style-name="Default">
      <style:table-cell-properties fo:background-color="#ffff00" fo:wrap-option="wrap"/>
      <style:text-properties style:font-name="Calibri2" fo:font-size="10pt" style:font-size-asian="10pt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81" style:family="table-cell" style:parent-style-name="Default">
      <style:table-cell-properties fo:background-color="transparent" fo:wrap-option="wrap" fo:border="none"/>
      <style:text-properties style:font-name="Calibri2" fo:font-size="10pt" style:font-size-asian="10pt" style:font-size-complex="10pt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fo:wrap-option="wrap"/>
      <style:text-properties fo:font-size="12pt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e2e2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/>
      <style:text-properties style:font-name="Calibri" fo:font-size="8pt" style:font-size-asian="8pt" style:font-name-complex="Calibri" style:font-size-complex="8pt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Arabic" style:font-size-complex="6.80000019073486pt" style:language-complex="none" style:country-complex="none"/>
    </style:style>
    <style:style style:name="ce124" style:family="table-cell" style:parent-style-name="Default">
      <style:table-cell-properties fo:background-color="transparent" fo:wrap-option="wrap" fo:border="none"/>
      <style:text-properties fo:color="#2e2e2e" style:font-name="Calibri2" fo:font-size="10pt" style:font-name-asian="Verdana" style:font-size-asian="10pt" style:font-name-complex="Verdana" style:font-size-complex="10pt"/>
    </style:style>
    <style:style style:name="ce125" style:family="table-cell" style:parent-style-name="Default">
      <style:table-cell-properties fo:background-color="transparent" fo:wrap-option="wrap" fo:border="none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26" style:family="table-cell" style:parent-style-name="Default">
      <style:table-cell-properties fo:background-color="transparent" fo:wrap-option="wrap"/>
      <style:text-properties fo:color="#2e2e2e" style:font-name="Calibri2" fo:font-size="10pt" style:font-size-asian="10pt" style:font-name-complex="Calibri" style:font-size-complex="10pt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29" style:family="table-cell" style:parent-style-name="Default">
      <style:table-cell-properties fo:background-color="transparent" fo:wrap-option="wrap"/>
      <style:text-properties style:font-name="Calibri2" fo:font-size="10pt" style:font-size-asian="10pt" style:font-name-complex="Calibri" style:font-size-complex="10pt"/>
    </style:style>
    <style:style style:name="ce130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131" style:family="table-cell" style:parent-style-name="Default">
      <style:table-cell-properties fo:background-color="transparent" fo:wrap-option="wrap"/>
      <style:text-properties fo:font-size="12pt" style:font-size-asian="10pt" style:font-size-complex="10pt"/>
    </style:style>
    <style:style style:name="ce208" style:family="table-cell" style:parent-style-name="Default">
      <style:table-cell-properties fo:background-color="transparent" fo:wrap-option="wrap"/>
    </style:style>
    <style:style style:name="ce13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font-name="Calibri" fo:font-size="8pt" style:font-size-asian="8pt" style:font-size-complex="8pt"/>
    </style:style>
    <style:style style:name="ce144" style:family="table-cell" style:parent-style-name="Default">
      <style:table-cell-properties fo:background-color="transparent" fo:wrap-option="wrap"/>
      <style:text-properties style:font-name="Times New Roman1" fo:font-size="10pt" style:font-size-asian="10pt" style:font-name-complex="Times New Roman1" style:font-size-complex="10pt"/>
    </style:style>
    <style:style style:name="ce148" style:family="table-cell" style:parent-style-name="Default">
      <style:table-cell-properties fo:background-color="transparent" fo:wrap-option="wrap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transparent" fo:wrap-option="wrap"/>
      <style:text-properties fo:color="#000081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80" style:font-name="Calibri" fo:font-size="8pt" style:text-underline-style="solid" style:text-underline-width="auto" style:text-underline-color="font-color" style:font-size-asian="8pt" style:font-name-complex="Calibri" style:font-size-complex="8pt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3" style:family="table-cell" style:parent-style-name="Default">
      <style:table-cell-properties fo:background-color="transparent" fo:wrap-option="wrap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1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fo:color="#164194" style:font-name="Times New Roman1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ce1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wrap-option="wrap"/>
      <style:text-properties style:use-window-font-color="true" fo:font-size="12pt" fo:language="none" fo:country="none" fo:font-weight="normal" style:font-name-asian="DejaVu Sans" style:font-size-asian="6.80000019073486pt" style:language-asian="none" style:country-asian="none" style:font-weight-asian="normal" style:font-name-complex="Noto Sans Arabic" style:font-size-complex="6.80000019073486pt" style:language-complex="none" style:country-complex="none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0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fo:background-color="transparent" fo:wrap-option="wrap"/>
      <style:text-properties style:font-name="Calibri" fo:font-size="11pt" style:font-size-asian="11pt" style:font-size-complex="11pt"/>
    </style:style>
    <style:style style:name="ce65" style:family="table-cell" style:parent-style-name="Default">
      <style:table-cell-properties fo:background-color="transparent" fo:wrap-option="wrap"/>
      <style:text-properties style:font-name="Calibri2" fo:font-size="12pt" style:font-size-asian="10pt" style:font-size-complex="10pt"/>
    </style:style>
    <style:style style:name="ce206" style:family="table-cell" style:parent-style-name="Default">
      <style:table-cell-properties fo:background-color="transparent" fo:wrap-option="wrap"/>
      <style:text-properties fo:color="#000081" style:font-name="Calibri2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67" style:family="table-cell" style:parent-style-name="Default">
      <style:table-cell-properties fo:wrap-option="wrap"/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6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6" style:family="table-cell" style:parent-style-name="Pivot_20_Table_20_Value">
      <style:table-cell-properties fo:border-bottom="none" fo:border-left="0.99pt solid #000000" fo:border-right="none" fo:border-top="none"/>
    </style:style>
    <style:style style:name="ce7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7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7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2" style:family="table-cell" style:parent-style-name="Pivot_20_Table_20_Value">
      <style:table-cell-properties fo:border-bottom="none" fo:border-left="none" fo:border-right="none" fo:border-top="0.99pt solid #000000"/>
    </style:style>
    <style:style style:name="ce83" style:family="table-cell" style:parent-style-name="Pivot_20_Table_20_Value">
      <style:table-cell-properties fo:border-bottom="0.99pt solid #000000" fo:border-left="none" fo:border-right="none" fo:border-top="none"/>
    </style:style>
    <style:style style:name="ce8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8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86" style:family="table-cell" style:parent-style-name="Pivot_20_Table_20_Value">
      <style:table-cell-properties fo:border-bottom="none" fo:border-left="none" fo:border-right="0.99pt solid #000000" fo:border-top="none"/>
    </style:style>
    <style:style style:name="ce8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89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9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2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93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94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9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2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size-asian="8pt" style:font-size-complex="8pt"/>
    </style:style>
    <style:style style:name="T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color="#000000" style:font-name="Calibri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1" style:font-name-asian="Calibri1" style:font-name-complex="Calibri1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2" fo:font-size="12pt" style:font-size-asian="10pt" style:font-size-complex="10pt"/>
    </style:style>
    <style:style style:name="T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2e2e2e" style:font-name="Verdana" fo:font-size="9pt" style:font-size-asian="9pt" style:font-size-complex="9pt"/>
    </style:style>
    <style:style style:name="T15" style:family="text">
      <style:text-properties fo:color="#2e2e2e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e2e2e" style:font-name="Verdana" fo:font-size="9pt" style:font-name-asian="Verdana" style:font-name-complex="Verdana" style:font-size-asian="9pt" style:font-size-complex="9pt"/>
    </style:style>
    <style:style style:name="T1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Verdana" fo:font-size="9pt" style:font-name-asian="Verdana" style:font-name-complex="Verdana" style:font-size-asian="9pt" style:font-size-complex="9pt"/>
    </style:style>
    <style:style style:name="T2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font-name-asian="Calibri" style:font-name-complex="Calibri"/>
    </style:style>
    <style:style style:name="T27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29" style:family="text">
      <style:text-properties style:use-window-font-color="true" style:font-name="Calibri1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libri1" fo:font-size="8pt" fo:font-weight="normal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1" fo:font-size="10pt" style:font-name-asian="Calibri1" style:font-name-complex="Calibri1" style:font-size-asian="10pt" style:font-size-complex="10pt"/>
    </style:style>
    <style:style style:name="T35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use-window-font-color="true" style:font-name="Times New Roman" fo:font-size="10pt" fo:font-weight="normal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8pt" style:font-name-complex="Calibri" style:font-size-asian="8pt" style:font-size-complex="8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name-complex="Calibri" style:font-size-asian="8pt" style:font-size-complex="8pt"/>
    </style:style>
    <style:style style:name="T4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Noto Sans CJK SC" style:font-name-complex="Noto Sans Devanagari"/>
    </style:style>
    <style:style style:name="T4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1" table:default-cell-style-name="ce1"/>
        <table:table-column table:style-name="co17" table:number-columns-repeated="7" table:default-cell-style-name="ce1"/>
        <table:table-column table:style-name="co17" table:default-cell-style-name="ce208"/>
        <table:table-row table:style-name="ro1">
          <table:table-cell office:value-type="string" calcext:value-type="string">
            <table:cell-range-source table:name="HTML_all" xlink:type="simple" xlink:href="https://www.ianus-fdz.de/it-empfehlungen/admin/structure/entityform_types/manage/lehrangebote_eingabe/submissions/autofields_table" table:filter-name="calc_HTML_WebQuery" table:last-column-spanned="1" table:last-row-spanned="1"/>
            <text:p>Semest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tadt</text:p>
          </table:table-cell>
          <table:table-cell office:value-type="string" calcext:value-type="string">
            <text:p>Einrichtung</text:p>
          </table:table-cell>
          <table:table-cell office:value-type="string" calcext:value-type="string">
            <text:p>Institut</text:p>
          </table:table-cell>
          <table:table-cell office:value-type="string" calcext:value-type="string">
            <text:p>Studiengang/Modul</text:p>
          </table:table-cell>
          <table:table-cell office:value-type="string" calcext:value-type="string">
            <text:p>Veranstaltungstitel</text:p>
          </table:table-cell>
          <table:table-cell office:value-type="string" calcext:value-type="string">
            <text:p>Veranstaltungstyp</text:p>
          </table:table-cell>
          <table:table-cell office:value-type="string" calcext:value-type="string">
            <text:p>Zielgruppe</text:p>
          </table:table-cell>
          <table:table-cell office:value-type="string" calcext:value-type="string">
            <text:p>Lehrende</text:p>
          </table:table-cell>
          <table:table-cell office:value-type="string" calcext:value-type="string">
            <text:p>Inhalte</text:p>
          </table:table-cell>
          <table:table-cell office:value-type="string" calcext:value-type="string">
            <text:p>Notiz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Posi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Dokt, Postdokt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 Dig. Editieren, Online-Ressourcen, Metadaten, Digital Humanities, 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klass-archaeologie.uni-muenchen.de/studium_lehre/lehrveranstaltungen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WP 16.1 WP 19.1 P 2.0.1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Köb, Ingrun</text:p>
          </table:table-cell>
          <table:table-cell office:value-type="string" calcext:value-type="string">
            <text:p>Bildbearbeitung, Fotografie, Digital Humanities</text:p>
          </table:table-cell>
          <table:table-cell/>
          <table:table-cell office:value-type="string" calcext:value-type="string">
            <text:p>Ingrun</text:p>
          </table:table-cell>
          <table:table-cell office:value-type="string" calcext:value-type="string">
            <text:p>Dr. Köb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 / Schwerpunktmodul 1 Archäoinformatik</text:p>
          </table:table-cell>
          <table:table-cell office:value-type="string" calcext:value-type="string">
            <text:p>Kernkompetenzen Archäoinformatik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Archivierung, Datenkuratierung, Statistik, Programmierung, Visualisierung, Datenbanken, Datenmanagement, 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</text:p>
          </table:table-cell>
          <table:table-cell office:value-type="string" calcext:value-type="string">
            <text:p>Computational approaches to ancient cities and settlem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Space Syntax, Spatial Analysis, GIS, 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 und BA Medienwissenschaft (Medieninformatik) / Aufbaumodul</text:p>
          </table:table-cell>
          <table:table-cell office:value-type="string" calcext:value-type="string">
            <text:p>Archäogaming - Konzepte von Vergangenheit in Computer- und Videospiel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midt, Sophie, Wieners, Jan</text:p>
          </table:table-cell>
          <table:table-cell office:value-type="string" calcext:value-type="string">
            <text:p>Internet, Datenpräsentation, Audio und Video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Gebrauchsspurenanalyse in der Prax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arten-Buga, Hella, Meller, Birte</text:p>
          </table:table-cell>
          <table:table-cell office:value-type="string" calcext:value-type="string">
            <text:p>Digitale Datenauswertung, Dig. Methoden &amp; Theorien, Digitale Vermessung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A Vor- und Frühgeschichtliche Archäologie MA Vor- und Frühgeschichtliche Archäologie</text:p>
          </table:table-cell>
          <table:table-cell office:value-type="string" calcext:value-type="string">
            <text:p>Analyse von Keramik – Typologie und Techn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Thielen, Laura, Spallek, Clemens</text:p>
          </table:table-cell>
          <table:table-cell office:value-type="string" calcext:value-type="string">
            <text:p>Archivierung, Zeichnen, Datenbanken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".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Zwischen Tempeln und Kreuzkuppelkirchen. Das materielle Erbe Süditaliens zwischen griechischen Kolonien und byzantinischer Zeit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, Dr. Armin Bergmei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Hans-Peter Müll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Archaische Plas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D Dr. Susanne Moraw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!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O Isis und...Aphrodite?! Graeco-ägyptische Terrakot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essica Böttcher-Ebers, Caroline Böhme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Einführung in die Klassische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örn Lang</text:p>
          </table:table-cell>
          <table:table-cell table:number-columns-repeated="2"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Digitale Fun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tefanie Blaschta, M.A.</text:p>
          </table:table-cell>
          <table:table-cell office:value-type="string" calcext:value-type="string">
            <text:p>Archivierung, Software und Tools, Metadaten, Visualisierung, Zeichnen, CAD, Bildbearbeitung, Digitale Dokumentation, Fotografie, Digitalisierung, Digital Humanities, Digitale Ressourcen, Digitale Vermessung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Erstellen von Audioguides für das Ägyptische Museum und Einführung ins Museumsmanagemen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Franziska Naether, PD Dr. Nadja Braun</text:p>
          </table:table-cell>
          <table:table-cell office:value-type="string" calcext:value-type="string">
            <text:p>Archivierung, Software und Tools, Online-Ressourcen, Internet, Metadaten, Webtechnologien, Audio und Video, Digital Humanities, 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Ägyptologie</text:p>
          </table:table-cell>
          <table:table-cell office:value-type="string" calcext:value-type="string">
            <text:p>Verarbeitung digitaler Daten in der Ägyptologie – Teil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Franziska Naether, Maria-Victoria Schuffenhauer</text:p>
          </table:table-cell>
          <table:table-cell office:value-type="string" calcext:value-type="string">
            <text:p>Archivierung, Datenkuratierung, Dig. Editieren, Software und Tools, Online-Ressourcen, Internet, Metadaten, Visualisierung, Zeichnen, GIS, Datenbanken, Datenmanagement, Bildbearbeitung, Digitale Dokumentation, Digitalisierung, Digital Humanities, 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Bildbearbeitung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Visualisierung, Datenbanken, Datenmanagement, 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Gestalten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</text:p>
          </table:table-cell>
          <table:table-cell office:value-type="string" calcext:value-type="string">
            <text:p>1- und 2-Fach-BA</text:p>
          </table:table-cell>
          <table:table-cell office:value-type="string" calcext:value-type="string">
            <text:p>Moderne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Metadaten, Visualisierung, GIS, Geophysik, Datenbanken, Datenmanagement, Datenpräsentation, Digitale Dokumentation, Dig. Methoden &amp; Theorien, 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Ur- und Frühgeschichte: Theorie und Praxi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oquan Song</text:p>
          </table:table-cell>
          <table:table-cell office:value-type="string" calcext:value-type="string">
            <text:p>Datenkuratierung, Software und Tools, Visualisierung, GIS, Digitale Dokumentation, Dig. Methoden &amp; Theori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Archäologie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Datenkuratierung, Software und Tools, Visualisierung, GIS, Datenbanken, Digitale Datenauswertung, Digitale Dokumentation, Dig. Methoden &amp; Theorien, Digitalisierung, 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Schwerpunktmodul Klassische Archäologie, 1- und 2-Fach-BA Archäologische Wissenschaften</text:p>
          </table:table-cell>
          <table:table-cell office:value-type="string" calcext:value-type="string">
            <text:p>Angewandte Archäoinformatik: Fallbeispiel Ro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Sonstige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3D-Modellierung, Software und Tools, Spatial Analysis, Visualisierung, GIS, Datenbanken, Datenmanagement, Datenpräsentation, CAD, Digitale Datenauswertung, Digitale Dokumentation, Dig. Methoden &amp; Theorien, Digitalisierung, 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Kg2, Kv2</text:p>
          </table:table-cell>
          <table:table-cell office:value-type="string" calcext:value-type="string">
            <text:p>Geophysik im Flachwass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 office:value-type="string" calcext:value-type="string">
            <text:p>Vorbereitende Übung für das Praktikum "Maritime Archäologie im Schleigebiet - Geophysik"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aktikum, 5,33 SWS, Teil der Module Kg2, Kv2</text:p>
          </table:table-cell>
          <table:table-cell office:value-type="string" calcext:value-type="string">
            <text:p>Maritime Archäologie im Schleigebiet - Geophysik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1, Bv1, Bg2, Bv2, Dg1, Dv1, Dg2, Dv2</text:p>
          </table:table-cell>
          <table:table-cell office:value-type="string" calcext:value-type="string">
            <text:p>Einführung in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oftware und Tools, Programmierung, Datenbanken, Datenmanagement, EDV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2, Bv2, Cg2, Cv2, Dg1, Dv1</text:p>
          </table:table-cell>
          <table:table-cell office:value-type="string" calcext:value-type="string">
            <text:p>AutoCAD: Dokumentation, Aufbereitung und Auswert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CAD, Digitale Datenauswertung, Digitale Dokumentation, Dig. Methoden &amp; Theorien, Digitale Vermessung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s Moduls Bv2</text:p>
          </table:table-cell>
          <table:table-cell office:value-type="string" calcext:value-type="string">
            <text:p>Aktuelle Forschung in der Quantitativ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BA-UFG 50%: Module A3 und A4 sowie B3 und B4 BA-UFG 25%: C2, C3 MA-UFG: A4 MA GeoArch: C2</text:p>
          </table:table-cell>
          <table:table-cell office:value-type="string" calcext:value-type="string">
            <text:p>Tools for the Digital Humanities: Working with text, part II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hinoto, Maria</text:p>
          </table:table-cell>
          <table:table-cell office:value-type="string" calcext:value-type="string">
            <text:p>Archivierung, Dig. Editieren, Software und Tools, Programmierung, Metadaten, Datenmanagement, Auszeichnungssprachen, Digitale Dokumentation, Dig. Methoden &amp; Theorien, Digitalisierung, Digital Humanities, Digitale Ressourcen</text:p>
          </table:table-cell>
          <table:table-cell office:value-type="string" calcext:value-type="string">
            <text:p>Teilnahme an Teil I im Sommersemester 2018 ist Teilnahmevoraussetzung.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qis.hu-berlin.de/lupo/rds?state=verpublish&amp;status=init&amp;vmfile=no&amp;publish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sterstudiengang Klassische Archäologie/MA 7</text:p>
          </table:table-cell>
          <table:table-cell office:value-type="string" calcext:value-type="string">
            <text:p>Die digitale Ausstellung. Digitalisierung der Laokoon-Ausstellung in Video und als Websei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nning, Dr. Agnes</text:p>
          </table:table-cell>
          <table:table-cell office:value-type="string" calcext:value-type="string">
            <text:p>Online-Ressourcen, Internet, Visualisierung, Webtechnologien, Audio und Video, Digitale Dokumentation</text:p>
          </table:table-cell>
          <table:table-cell/>
          <table:table-cell office:value-type="string" calcext:value-type="string">
            <text:p>Keweloh-Kaletta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2">
          <table:table-cell office:value-type="string" calcext:value-type="string">
            <text:p>WiSe 2018/19</text:p>
          </table:table-cell>
          <table:table-cell office:value-type="string" calcext:value-type="string">
            <text:p>http://www.univis.uni-kiel.de/form?__s=2&amp;dsc=anew/lecture_view&amp;print=1&amp;anonymous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Klassische Altertumskunde</text:p>
          </table:table-cell>
          <table:table-cell office:value-type="string" calcext:value-type="string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calcext:value-type="string">
            <text:p>NUMiD - Neue Wege für alte Münz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Bendschus, Torsten</text:p>
          </table:table-cell>
          <table:table-cell office:value-type="string" calcext:value-type="string">
            <text:p>Datenkuratierung, Online-Ressourcen, Internet, Datenbanken, Datenmanagement, Bildbearbeitung, Digitale Dokumentation, Dig. Methoden &amp; Theorien, Fotografie, Digitalisierung, Digital Humanities, Digitale Ressourcen</text:p>
          </table:table-cell>
          <table:table-cell office:value-type="string" calcext:value-type="string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uni-muenster.de/UrFruehGeschichte/studieren/lehrangebot_der_abteilun...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Historisches Seminar - Abteilung für Ur- und Frühgeschichtliche Archäologie</text:p>
          </table:table-cell>
          <table:table-cell office:value-type="string" calcext:value-type="string">
            <text:p>MA Modul 2</text:p>
          </table:table-cell>
          <table:table-cell office:value-type="string" calcext:value-type="string">
            <text:p>Geographische Informationssysteme (GIS)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Claudia Tappert</text:p>
          </table:table-cell>
          <table:table-cell office:value-type="string" calcext:value-type="string">
            <text:p>Spatial Analysis, Internet, Visualisierung, GIS, Datenbanken, Datenmanagement, Datenpräsentation, Digitale Datenauswertung, Dig. Methoden &amp; Theorien, Digitalisierung, Digital Humanities, Digitale Ressourcen</text:p>
          </table:table-cell>
          <table:table-cell/>
          <table:table-cell office:value-type="string" calcext:value-type="string">
            <text:p>Schnipp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3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office:value-type="string" calcext:value-type="string">
            <text:p><text:span text:style-name="T5">Philologisch-Historische Fakultät, </text:span>Klassische Archäologie</text:p>
          </table:table-cell>
          <table:table-cell office:value-type="string" calcext:value-type="string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calcext:value-type="string">
            <text:p>Mal ganz objektiv – Photographie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omas Dworschak</text:p>
          </table:table-cell>
          <table:table-cell office:value-type="string" calcext:value-type="string">
            <text:p>Bildbearbeitung, Fotografie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4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<text:span text:style-name="T5">Philologisch-Historische Fakultät, </text:span>Klassische Archäologie</text:p>
          </table:table-cell>
          <table:table-cell office:value-type="string" calcext:value-type="string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calcext:value-type="string">
            <text:p>Digitales Publizieren für KulturwissenschaftlerInnen. Einführung in XML und seine praktische Anwendung (HTML, PEI, EPUB)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rsula Welsch</text:p>
          </table:table-cell>
          <table:table-cell office:value-type="string" calcext:value-type="string">
            <text:p>Programmierung, Online-Ressourcen, Internet, Digitalisierung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Profilier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 Software und Tools, Laserscanning, Visualisierung, Zeichnen, CAD, Bildbearbeitung, 3D Scan, Digitale Dokumentation, Fotografie, Digitale Vermessung, 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 Digitale Dokumentation, 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 CAD, Digitale Dokumentation, 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www.altorientalistik.uni-wuerzburg.de/fileadmin/04080300/user_upload/_tem...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Universität Würzburg</text:p>
          </table:table-cell>
          <table:table-cell office:value-type="string" calcext:value-type="string">
            <text:p>Insitut für Altertumswissenschaften</text:p>
          </table:table-cell>
          <table:table-cell office:value-type="string" calcext:value-type="string">
            <text:p>Altorientalistik</text:p>
          </table:table-cell>
          <table:table-cell office:value-type="string" calcext:value-type="string">
            <text:p>ALTORIENTALISTIK UND DIGITAL HUMANITIES: STANDARDS UND WERKZEUGE FÜR EIGENE PROJEKT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Müller, Gerfrid G.W.</text:p>
          </table:table-cell>
          <table:table-cell office:value-type="string" calcext:value-type="string">
            <text:p>Software und Tools, Programmierung, Webtechnologien, Datenbanken, Auszeichnungssprachen, Digital Humanities, 3D</text:p>
          </table:table-cell>
          <table:table-cell/>
          <table:table-cell office:value-type="string" calcext:value-type="string">
            <text:p>Mueller</text:p>
          </table:table-cell>
          <table:table-cell office:value-type="string" calcext:value-type="string">
            <text:p>Gerfrid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SM1, AM1, EM5</text:p>
          </table:table-cell>
          <table:table-cell office:value-type="string" calcext:value-type="string">
            <text:p>Kernkompetenzen Archäoinformatik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3D-Modellierung, Spatial Analysis, Visualisierung, Zeichnen, GIS, CAD, Digitale Dokumentation, 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/SM2 und SM3a Archäoinformatik</text:p>
          </table:table-cell>
          <table:table-cell office:value-type="string" calcext:value-type="string">
            <text:p>3D recording and documentation of material cultur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Archivierung, Photogrammetrie, Laserscanning, Bildbearbeitung, 3D Scan, Digitale Dokumentation, Fotografie, Digitalisierung, Digitale Vermessung, 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8</text:p>
          </table:table-cell>
          <table:table-cell office:value-type="string" calcext:value-type="string">
            <text:p>https://lsf.uni-heidelberg.de/qisserver/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3D 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Cramer-Langer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SoSe 2018</text:p>
          </table:table-cell>
          <table:table-cell office:value-type="string" calcext:value-type="string">
            <text:p>http://www.fu-berlin.de/vv/de/lv/438872?m=176082&amp;pc=74982&amp;sm=3838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Institut für Prähistorische Archäologie</text:p>
          </table:table-cell>
          <table:table-cell office:value-type="string" calcext:value-type="string">
            <text:p>Bachelorstudiengang Altertumswissenschaften / Einführung in die Methoden des Faches A - Quantitative und numerische Methoden</text:p>
          </table:table-cell>
          <table:table-cell office:value-type="string" calcext:value-type="string">
            <text:p>Qualität und Quantität - Auswertung formalisierter Beschrei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oth, Georg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oftware: PAST und Spreadsheet-Programm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</text:p>
          </table:table-cell>
          <table:table-cell office:value-type="string" calcext:value-type="string">
            <text:p>Geographische Informationssysteme (GIS) in der Archäologie – Eine Einführung in Q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Christoph Brückner M.A.</text:p>
          </table:table-cell>
          <table:table-cell office:value-type="string" calcext:value-type="string">
            <text:p>Visualisierung, Zeichnen, GIS</text:p>
          </table:table-cell>
          <table:table-cell/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SoSe 2018</text:p>
          </table:table-cell>
          <table:table-cell office:value-type="string" calcext:value-type="string">
            <text:p>http://archaeologie.uni-koeln.de/sites/archaeologie/Dokumente/Studium/VV/So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Archäoinformatik</text:p>
          </table:table-cell>
          <table:table-cell office:value-type="string" calcext:value-type="string">
            <text:p>Die Grabkammer in Weiden. Von der Erfassung/Erforschung bis zum virtuellen Modell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Eckhard Deschler-Erb, Sebastian Hageneuer, Sabrina Geiermann</text:p>
          </table:table-cell>
          <table:table-cell office:value-type="string" calcext:value-type="string">
            <text:p>3D-Modellierung, Photogrammetrie, Laserscanning, Visualisierung, Datenpräsentation, 3D Scan, Digitale Dokumentation, Dig. Methoden &amp; Theorien, Digitalisierung, Digitale Vermessung, 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Se 2018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unst- und Kulturgeschichte/Feldstudien</text:p>
          </table:table-cell>
          <table:table-cell office:value-type="string" calcext:value-type="string">
            <text:p>Facetten des römischen Spanien: von Urbanisierung, Landwirtschaft bis zu „guten“ Kaisern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hanna Stöger, Annalize Rheeder M.A.</text:p>
          </table:table-cell>
          <table:table-cell office:value-type="string" calcext:value-type="string">
            <text:p>Visualisierung, Datenpräsentation, Audio und Video, Digitalisierung</text:p>
          </table:table-cell>
          <table:table-cell/>
          <table:table-cell office:value-type="string" calcext:value-type="string">
            <text:p>Götz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Bamberg</text:p>
          </table:table-cell>
          <table:table-cell table:style-name="ce104" office:value-type="string" calcext:value-type="string">
            <text:p>Otto-Friedrich-Universität Bamberg</text:p>
          </table:table-cell>
          <table:table-cell table:style-name="ce104" office:value-type="string" calcext:value-type="string">
            <text:p>Institut für Archäologische Wissenschaften - Denkmalwissenschaften - Kunstgeschichte</text:p>
          </table:table-cell>
          <table:table-cell table:style-name="ce104" office:value-type="string" calcext:value-type="string">
            <text:p>Masterstudiengang Denkmalpflege</text:p>
          </table:table-cell>
          <table:table-cell table:style-name="ce104" office:value-type="string" calcext:value-type="string">
            <text:p>Geodätische Grundlagen des Bauaufmaße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Jürgen Giese</text:p>
          </table:table-cell>
          <table:table-cell table:style-name="ce104" office:value-type="string" calcext:value-type="string">
            <text:p>Digitale Dokumentation, Digitale Vermessung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Bamberg</text:p>
          </table:table-cell>
          <table:table-cell table:style-name="ce104" office:value-type="string" calcext:value-type="string">
            <text:p>Otto-Friedrich-Universität Bamberg</text:p>
          </table:table-cell>
          <table:table-cell table:style-name="ce104" office:value-type="string" calcext:value-type="string">
            <text:p>Institut für Archäologische Wissenschaften - Denkmalwissenschaften - Kunstgeschichte</text:p>
          </table:table-cell>
          <table:table-cell table:style-name="ce104" office:value-type="string" calcext:value-type="string">
            <text:p>Masterstudiengang Denkmalpflege</text:p>
          </table:table-cell>
          <table:table-cell table:style-name="ce104" office:value-type="string" calcext:value-type="string">
            <text:p>Digitale Baudokumentation und Visualisierung I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Jürgen Giese</text:p>
          </table:table-cell>
          <table:table-cell table:style-name="ce104" office:value-type="string" calcext:value-type="string">
            <text:p>Photogrammetrie, Visualisierung, Zeichnen, CAD, Digitale Dokumentation, Fotografie, Digitale Vermess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-Universität zu Berlin und Berlin-Brandenburgische Akademie der Wissenschaften</text:p>
          </table:table-cell>
          <table:table-cell table:style-name="ce104" office:value-type="string" calcext:value-type="string">
            <text:p>Institut für Klassische Philologie</text:p>
          </table:table-cell>
          <table:table-cell table:style-name="ce104" office:value-type="string" calcext:value-type="string">
            <text:p>BA Latein / MA Klassische Philologie</text:p>
          </table:table-cell>
          <table:table-cell table:style-name="ce104" office:value-type="string" calcext:value-type="string">
            <text:p>Philologica electronica - digitale Methoden der Klassischen Phil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chmitzer, Ulrich</text:p>
          </table:table-cell>
          <table:table-cell table:style-name="ce104" office:value-type="string" calcext:value-type="string">
            <text:p>Digitale Ressourcen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Erlangen</text:p>
          </table:table-cell>
          <table:table-cell table:style-name="ce104" office:value-type="string" calcext:value-type="string">
            <text:p>Friedrich-Alexander-Universität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Digital Humanities BA; Archäologische Wissenschaften BA/MA</text:p>
          </table:table-cell>
          <table:table-cell table:style-name="ce104" office:value-type="string" calcext:value-type="string">
            <text:p>Römische Terra Sigillata – digitale Methoden und die Suche nach dem antiken Arbeitsprozess mit Reliefbilder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einhardt, Corinna, Bauer, Frank</text:p>
          </table:table-cell>
          <table:table-cell table:style-name="ce104" office:value-type="string" calcext:value-type="string">
            <text:p>Software und Tools, Visualisierung, Digitale Dokumentation, Dig. Methoden &amp; Theorien, Fotografie, Digital Humanities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Frankfurt a.M.</text:p>
          </table:table-cell>
          <table:table-cell table:style-name="ce104"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KLA-BA-HF-M3; KLA-BA-NF-M2</text:p>
          </table:table-cell>
          <table:table-cell table:style-name="ce104" office:value-type="string" calcext:value-type="string">
            <text:p>Erarbeiten eines E-Learning-Konzepts für die Vasen der Originalsammlung der Goethe-Universität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Lienhard, Demian</text:p>
          </table:table-cell>
          <table:table-cell table:style-name="ce104" office:value-type="string" calcext:value-type="string">
            <text:p>Dig. Editieren, Online-Ressourcen, Digital Humanities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Frankfurt am Main</text:p>
          </table:table-cell>
          <table:table-cell table:style-name="ce104"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Physische Geographie</text:p>
          </table:table-cell>
          <table:table-cell table:style-name="ce104" office:value-type="string" calcext:value-type="string">
            <text:p>Nebenfachstudiengang Archäometrie für Archäologen</text:p>
          </table:table-cell>
          <table:table-cell table:style-name="ce104" office:value-type="string" calcext:value-type="string">
            <text:p>Fernerkundung und GIS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Marzolff, Irene</text:p>
          </table:table-cell>
          <table:table-cell table:style-name="ce104" office:value-type="string" calcext:value-type="string">
            <text:p>Software und Tools, Spatial Analysis, Visualisierung, GIS, Bildbearbeitung, Digitale Datenauswert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Göttingen</text:p>
          </table:table-cell>
          <table:table-cell table:style-name="ce104"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Kunstgeschichtliches Seminar und Kunstsammlung</text:p>
          </table:table-cell>
          <table:table-cell table:style-name="ce104" office:value-type="string" calcext:value-type="string">
            <text:p>Kunstgeschichte, Methodenkompetenz</text:p>
          </table:table-cell>
          <table:table-cell table:style-name="ce104" office:value-type="string" calcext:value-type="string">
            <text:p>Einführung in die digitale Bildwissenschaft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r. Ruth Reiche</text:p>
          </table:table-cell>
          <table:table-cell table:style-name="ce104" office:value-type="string" calcext:value-type="string">
            <text:p>Software und Tools, Dig. Methoden &amp; Theorien, Digital Humanities, Digitale Ressourcen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Göttingen</text:p>
          </table:table-cell>
          <table:table-cell table:style-name="ce104"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Kunstgeschichtliches Seminar und Kunstsammlung</text:p>
          </table:table-cell>
          <table:table-cell table:style-name="ce104" office:value-type="string" calcext:value-type="string">
            <text:p>Kunstgeschichte, Methodenkompetenz</text:p>
          </table:table-cell>
          <table:table-cell table:style-name="ce104" office:value-type="string" calcext:value-type="string">
            <text:p>Theorie des digitalen Bildes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r. Ruth Reiche</text:p>
          </table:table-cell>
          <table:table-cell table:style-name="ce104" office:value-type="string" calcext:value-type="string">
            <text:p>Dig. Methoden &amp; Theorien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Göttingen</text:p>
          </table:table-cell>
          <table:table-cell table:style-name="ce104"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Kunstgeschichtliches Seminar und Kunstsammlung</text:p>
          </table:table-cell>
          <table:table-cell table:style-name="ce104" office:value-type="string" calcext:value-type="string">
            <text:p>Kunstgeschichte, Methodenkompetenz</text:p>
          </table:table-cell>
          <table:table-cell table:style-name="ce104" office:value-type="string" calcext:value-type="string">
            <text:p>Digitale Bildbearbeitung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r. Ruth Reiche</text:p>
          </table:table-cell>
          <table:table-cell table:style-name="ce104" office:value-type="string" calcext:value-type="string">
            <text:p>Bildbearbeitung</text:p>
          </table:table-cell>
          <table:table-cell table:style-name="ce104" table:number-columns-repeated="6"/>
          <table:table-cell table:number-columns-repeated="1007"/>
        </table:table-row>
        <table:table-row table:style-name="ro18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BA ab 12/13 (HF/NF): AÜ, ABK2 BA ab 16/17 (HF/NF): Ü, WB1-FV MA A3 (Projektarbeit), EMCC (Vertiefungsmodul 2: Methodik, ggf. HA) MA A3 (Projekt + Lektüre)</text:p>
          </table:table-cell>
          <table:table-cell table:style-name="ce104" office:value-type="string" calcext:value-type="string">
            <text:p>Fieldschool Xant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eifert, Martina, Babucic, Nikola</text:p>
          </table:table-cell>
          <table:table-cell table:style-name="ce104" office:value-type="string" calcext:value-type="string">
            <text:p>Geophysik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Heidelberg</text:p>
          </table:table-cell>
          <table:table-cell table:style-name="ce104"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Papyrologie</text:p>
          </table:table-cell>
          <table:table-cell table:style-name="ce104" office:value-type="string" calcext:value-type="string">
            <text:p>BA, MA, Promotion, Post-Doc</text:p>
          </table:table-cell>
          <table:table-cell table:style-name="ce104" office:value-type="string" calcext:value-type="string">
            <text:p>Research Webinar on Greek Papyri in the British Library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Ast, Rodney, Berkes, Lajos</text:p>
          </table:table-cell>
          <table:table-cell table:style-name="ce104" office:value-type="string" calcext:value-type="string">
            <text:p>Archivierung, Datenkuratierung, Dig. Editieren, Online-Ressourcen, Metadaten, Datenbanken, Datenmanagement, Digitalisierung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Heidelberg</text:p>
          </table:table-cell>
          <table:table-cell table:style-name="ce104"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Papyrologie</text:p>
          </table:table-cell>
          <table:table-cell table:style-name="ce104" office:value-type="string" calcext:value-type="string">
            <text:p>BA, MA, Promotion, Post-Doc</text:p>
          </table:table-cell>
          <table:table-cell table:style-name="ce104" office:value-type="string" calcext:value-type="string">
            <text:p>Digitale Papyr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Ast, Rodney, Cowey, James</text:p>
          </table:table-cell>
          <table:table-cell table:style-name="ce104" office:value-type="string" calcext:value-type="string">
            <text:p>Datenkuratierung, Dig. Editieren, Online-Ressourcen, Metadaten, Datenbanken, Datenmanagement, Digitalisierung, Digital Humanities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Module Bv3, Dv2</text:p>
          </table:table-cell>
          <table:table-cell table:style-name="ce104" office:value-type="string" calcext:value-type="string">
            <text:p>Datenanalys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Kneisel, Jutta</text:p>
          </table:table-cell>
          <table:table-cell table:style-name="ce104" office:value-type="string" calcext:value-type="string">
            <text:p>Software und Tools, Statistik, GIS, Datenbanken, Datenmanagement, Bildbearbeitung, EDV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aktikum, 5,33 SWS, Teil der Module Eg3, Ev3; max. 8 Teiln.</text:p>
          </table:table-cell>
          <table:table-cell table:style-name="ce104" office:value-type="string" calcext:value-type="string">
            <text:p>Übung zur Vermessung und geophysikalischen Prospektion (200124)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Geophysik, Digitale Vermess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Bg2, Bv2, Cg2, Cv2, Dg1, Dv1; max. 16 Teiln.</text:p>
          </table:table-cell>
          <table:table-cell table:style-name="ce104" office:value-type="string" calcext:value-type="string">
            <text:p>Einführung in die Archäoinformatik (200131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Software und Tools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Bg3, Bv3, Dg2, Dv2</text:p>
          </table:table-cell>
          <table:table-cell table:style-name="ce104" office:value-type="string" calcext:value-type="string">
            <text:p>Aktuelle Forschung in der Quantitativen Archäologie (200118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Nakoinz, Oliver</text:p>
          </table:table-cell>
          <table:table-cell table:style-name="ce104" office:value-type="string" calcext:value-type="string">
            <text:p>Statistik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Bg3, Bv3, Dg2, Dv2</text:p>
          </table:table-cell>
          <table:table-cell table:style-name="ce104" office:value-type="string" calcext:value-type="string">
            <text:p>Übung zur Quantitativen Archäologie mit R (200123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Nakoinz, Oliver</text:p>
          </table:table-cell>
          <table:table-cell table:style-name="ce104" office:value-type="string" calcext:value-type="string">
            <text:p>Statistik, Programmier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Bv3, Dv2; max. 10 Teiln</text:p>
          </table:table-cell>
          <table:table-cell table:style-name="ce104" office:value-type="string" calcext:value-type="string">
            <text:p>Datenanalyse (200127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Kneisel, Jutta</text:p>
          </table:table-cell>
          <table:table-cell table:style-name="ce104" office:value-type="string" calcext:value-type="string">
            <text:p>Digitale Datenauswert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Cg2, Cv2, Dg1, Dv1, Eg1, Ev1; max. 16 Teiln.</text:p>
          </table:table-cell>
          <table:table-cell table:style-name="ce104" office:value-type="string" calcext:value-type="string">
            <text:p>Dokumentationsstrategien für Ausgrabungen. Datenbanken und konkrete Anwendungen (200130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Programmierung, Datenbanken, Datenmanagement, CAD, Digitale Dokumentation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Cg2, Cv2, Dg2, Dv2; max. 16 Teiln.</text:p>
          </table:table-cell>
          <table:table-cell table:style-name="ce104" office:value-type="string" calcext:value-type="string">
            <text:p>Wüstung Nordhusen. Beginn einer Auswertung mit heterogenen Informationen (200146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GIS, Datenmanagement, Digitale Datenauswert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Übung, 2 SWS, Teil der Module Dg2, Dv2, Eg3, Ev3; max. 16 Teiln.</text:p>
          </table:table-cell>
          <table:table-cell table:style-name="ce104" office:value-type="string" calcext:value-type="string">
            <text:p>Archäoinformatik - Einzelaspekte (200120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Software und Tools, GIS, Datenmanagement, CAD, Digitale Datenauswertung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Vorlesung, 2 SWS, Teil der Module Bg1, Bv1, Cg1, Cv1, Gg1, Gv1,</text:p>
          </table:table-cell>
          <table:table-cell table:style-name="ce104" office:value-type="string" calcext:value-type="string">
            <text:p>Quantitative Archäologie: Konzepte, Methoden, Geschichte (200114)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Nakoinz, Oliver</text:p>
          </table:table-cell>
          <table:table-cell table:style-name="ce104" office:value-type="string" calcext:value-type="string">
            <text:p>Statistik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, Informationsverarbeitung, Archäologie</text:p>
          </table:table-cell>
          <table:table-cell table:style-name="ce104" office:value-type="string" calcext:value-type="string">
            <text:p>3D modelling and reconstruction in Archaeology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Hageneuer, Sebastian</text:p>
          </table:table-cell>
          <table:table-cell table:style-name="ce104" office:value-type="string" calcext:value-type="string">
            <text:p>3D-Modellierung, Software und Tools, Programmierung, Visualisierung, Digitale Dokumentation, Dig. Methoden &amp; Theorien, 3D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logie, Studienrichtung Archäoinformatik / AM, EM</text:p>
          </table:table-cell>
          <table:table-cell table:style-name="ce104" office:value-type="string" calcext:value-type="string">
            <text:p>Archäoinformatik II. Relational and Spatial databases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Software und Tools, Visualisierung, Web-Kartierung, GIS, Datenbanken, Datenmanagement, Datenpräsentation, Digitalisier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logie, Studienrichtung Archäoinformatik / AM, EM, SM 3</text:p>
          </table:table-cell>
          <table:table-cell table:style-name="ce104" office:value-type="string" calcext:value-type="string">
            <text:p>Theorien und aktuellen Forschungen in der Archäoinforma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Dig. Methoden &amp; Theorien</text:p>
          </table:table-cell>
          <table:table-cell table:style-name="ce104" table:number-columns-repeated="6"/>
          <table:table-cell table:number-columns-repeated="1007"/>
        </table:table-row>
        <table:table-row table:style-name="ro18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logie, Studienrichtung Archäoinformatik / SM 3b, SM 4</text:p>
          </table:table-cell>
          <table:table-cell table:style-name="ce104" office:value-type="string" calcext:value-type="string">
            <text:p>Spatial analysis of landscapes andurban environment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Software und Tools, Space Syntax, Spatial Analysis, Statistik, Programmierung, Visualisierung, GIS, Datenmanagement, Datenpräsentation</text:p>
          </table:table-cell>
          <table:table-cell table:style-name="ce104" table:number-columns-repeated="6"/>
          <table:table-cell table:number-columns-repeated="1007"/>
        </table:table-row>
        <table:table-row table:style-name="ro18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logie, Studienrichtung Archäoinformatik / SM 3b, SM 4</text:p>
          </table:table-cell>
          <table:table-cell table:style-name="ce104" office:value-type="string" calcext:value-type="string">
            <text:p>Spatial analysis of landscapes andurban environment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Software und Tools, Space Syntax, Spatial Analysis, Statistik, Programmierung, Visualisierung, GIS, Datenmanagement, Datenpräsentation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BA Archäologie / AM und EM</text:p>
          </table:table-cell>
          <table:table-cell table:style-name="ce104" office:value-type="string" calcext:value-type="string">
            <text:p>Archäoinformatik I (Basistechnologien)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Recht, Alexander</text:p>
          </table:table-cell>
          <table:table-cell table:style-name="ce104" office:value-type="string" calcext:value-type="string">
            <text:p>Archivierung, Software und Tools, GIS, Datenbanken, Datenmanagement, CAD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BA und MA Archäologie / EM, AM</text:p>
          </table:table-cell>
          <table:table-cell table:style-name="ce104" office:value-type="string" calcext:value-type="string">
            <text:p>Einführung in die Grundlagen der Statistik für Archäolog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chmidt, Sophie</text:p>
          </table:table-cell>
          <table:table-cell table:style-name="ce104" office:value-type="string" calcext:value-type="string">
            <text:p>Statistik, Visualisierung, Datenpräsentation, Digitale Datenauswertung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Informationsverarbeitung, Medieninformatik</text:p>
          </table:table-cell>
          <table:table-cell table:style-name="ce104" office:value-type="string" calcext:value-type="string">
            <text:p>Künstliche Intelligenz und Cultural Heritage: Upper Brandberg – Im Louvre der Felsmalerei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Wieners, Jan Gerrit, Eide, Øyvind, Fäder, Eymard</text:p>
          </table:table-cell>
          <table:table-cell table:style-name="ce104" office:value-type="string" calcext:value-type="string">
            <text:p>Programmierung, Bildbearbeitung, Digitalisierung, Digital Humanities, Digitale Ressourcen</text:p>
          </table:table-cell>
          <table:table-cell table:style-name="ce104" table:number-columns-repeated="6"/>
          <table:table-cell table:number-columns-repeated="1007"/>
        </table:table-row>
        <table:table-row table:style-name="ro19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Ägyptologisches Institut/Ägyptisches Museum -Geord Steindorff-</text:p>
          </table:table-cell>
          <table:table-cell table:style-name="ce104" office:value-type="string" calcext:value-type="string">
            <text:p>BA Ägyptologie</text:p>
          </table:table-cell>
          <table:table-cell table:style-name="ce104" office:value-type="string" calcext:value-type="string">
            <text:p>Verarbeitung digitaler Daten in der Ägyptologie – Teil 2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Dr. Franziska Naether</text:p>
          </table:table-cell>
          <table:table-cell table:style-name="ce104" office:value-type="string" calcext:value-type="string">
            <text:p>Archivierung, Datenkuratierung, Dig. Editieren, Software und Tools, Online-Ressourcen, Internet, Metadaten, Visualisierung, Web-Kartierung, Zeichnen, GIS, Datenbanken, Datenmanagement, Datenpräsentation, Bildbearbeitung, Digitale Dokumentation, Digital Humanities, Digitale Ressourcen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Ägyptologisches Institut/Ägyptisches Museum -Geord Steindorff-</text:p>
          </table:table-cell>
          <table:table-cell table:style-name="ce104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ce104" office:value-type="string" calcext:value-type="string">
            <text:p>Demotisch II: Anthologie demotischer literarischer und dokumentarischer Text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Dr. Franziska Naether</text:p>
          </table:table-cell>
          <table:table-cell table:style-name="ce104" office:value-type="string" calcext:value-type="string">
            <text:p>Dig. Editieren, Online-Ressourcen, Internet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Ägyptologisches Institut/Ägyptisches Museum -Geord Steindorff-</text:p>
          </table:table-cell>
          <table:table-cell table:style-name="ce104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ce104" office:value-type="string" calcext:value-type="string">
            <text:p>Der Stein von Rosette – analog und digital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Dr. Franziska Naether</text:p>
          </table:table-cell>
          <table:table-cell table:style-name="ce104" office:value-type="string" calcext:value-type="string">
            <text:p>Dig. Editieren, Online-Ressourcen, Internet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04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Vorderasiatische Archäologie</text:p>
          </table:table-cell>
          <table:table-cell table:style-name="ce104" office:value-type="string" calcext:value-type="string">
            <text:p>Archäologie Alter Orient</text:p>
          </table:table-cell>
          <table:table-cell table:style-name="ce104" office:value-type="string" calcext:value-type="string">
            <text:p>Babylonische Glyptik meets Digital Humanities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oßberger, Elisa, Kurmangaliev, Anna</text:p>
          </table:table-cell>
          <table:table-cell table:style-name="ce104" office:value-type="string" calcext:value-type="string">
            <text:p>Online-Ressourcen, Metadaten, Datenbanken, Datenmanagement, Bildbearbeitung, Digitalisierung, Digital Humanities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04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Vor- und Frühgeschichtliche Archäologie und Provinzialrömische Archäologie</text:p>
          </table:table-cell>
          <table:table-cell table:style-name="ce104" office:value-type="string" calcext:value-type="string">
            <text:p>Bachelor, Magister Artium, Master</text:p>
          </table:table-cell>
          <table:table-cell table:style-name="ce104" office:value-type="string" calcext:value-type="string">
            <text:p>Eisenzeit digital: Datenanalyse mit QGIS und MySQL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von Nicolai, Caroline, Lücke, Stephan</text:p>
          </table:table-cell>
          <table:table-cell table:style-name="ce104" office:value-type="string" calcext:value-type="string">
            <text:p>Software und Tools, Spatial Analysis, Visualisierung, GIS, Datenbanken, Datenmanagement, Digitale Datenauswertung, Digital Humanities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04"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Historisches Seminar - Abteilung für Ur- u. Frühgeschichtliche Archäologie</text:p>
          </table:table-cell>
          <table:table-cell table:style-name="ce104" office:value-type="string" calcext:value-type="string">
            <text:p>Masterstudiengang - MA Modul 2</text:p>
          </table:table-cell>
          <table:table-cell table:style-name="ce104" office:value-type="string" calcext:value-type="string">
            <text:p>Theorie und Anwendung statistischer Methoden zur Gräberfeld- und Siedlungsanalys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Siegmund, Frank Dr.</text:p>
          </table:table-cell>
          <table:table-cell table:style-name="ce104" office:value-type="string" calcext:value-type="string">
            <text:p>Statistik, Digitale Datenauswertung</text:p>
          </table:table-cell>
          <table:table-cell table:style-name="ce104" table:number-columns-repeated="6"/>
          <table:table-cell table:number-columns-repeated="1007"/>
        </table:table-row>
        <table:table-row table:style-name="ro15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04"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Historisches Seminar - Abteilung für Ur- und Frühgeschichtliche Archäologie</text:p>
          </table:table-cell>
          <table:table-cell table:style-name="ce104" office:value-type="string" calcext:value-type="string">
            <text:p>Master-Studiengang "Ur- und Frühgeschichte", MA Modul 2 "Angewandte Methodik"</text:p>
          </table:table-cell>
          <table:table-cell table:style-name="ce104" office:value-type="string" calcext:value-type="string">
            <text:p>Theorie und Anwendung statistischer Methoden zur Gräberfeld‐ und Siedlungsanalys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Siegmund, Frank</text:p>
          </table:table-cell>
          <table:table-cell table:style-name="ce104" office:value-type="string" calcext:value-type="string">
            <text:p>Software und Tools, Statistik, Datenmanagement, Datenpräsentation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Würzburg</text:p>
          </table:table-cell>
          <table:table-cell table:style-name="ce104" office:value-type="string" calcext:value-type="string">
            <text:p>Julius-Maximilians Universität Würzburg</text:p>
          </table:table-cell>
          <table:table-cell table:style-name="ce104" office:value-type="string" calcext:value-type="string">
            <text:p>Institut für Klassische Philologie</text:p>
          </table:table-cell>
          <table:table-cell table:style-name="ce104" office:value-type="string" calcext:value-type="string">
            <text:p>Digital Humanities, Aufbaumodul Objekte in den Digital Humanities</text:p>
          </table:table-cell>
          <table:table-cell table:style-name="ce104" office:value-type="string" calcext:value-type="string">
            <text:p>Digitale Objekt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Essler, Holger</text:p>
          </table:table-cell>
          <table:table-cell table:style-name="ce104" office:value-type="string" calcext:value-type="string">
            <text:p>Bildbearbeitung, Digital Humanities</text:p>
          </table:table-cell>
          <table:table-cell table:style-name="ce104" table:number-columns-repeated="6"/>
          <table:table-cell table:number-columns-repeated="1007"/>
        </table:table-row>
        <table:table-row table:style-name="ro16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Würzburg</text:p>
          </table:table-cell>
          <table:table-cell table:style-name="ce104" office:value-type="string" calcext:value-type="string">
            <text:p>Julius-Maximilians Universität Würzburg</text:p>
          </table:table-cell>
          <table:table-cell table:style-name="ce104" office:value-type="string" calcext:value-type="string">
            <text:p>Institut für Klassische Philologie</text:p>
          </table:table-cell>
          <table:table-cell table:style-name="ce104" office:value-type="string" calcext:value-type="string">
            <text:p>Digital Humanities, Datenbank</text:p>
          </table:table-cell>
          <table:table-cell table:style-name="ce104" office:value-type="string" calcext:value-type="string">
            <text:p>Datenbanken zur Antik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Essler, Holger</text:p>
          </table:table-cell>
          <table:table-cell table:style-name="ce104" office:value-type="string" calcext:value-type="string">
            <text:p>Datenmanagement, Auszeichnungssprachen, Digitalisierung, Digital Humanities, Digitale Ressourcen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Würzburg</text:p>
          </table:table-cell>
          <table:table-cell table:style-name="ce104" office:value-type="string" calcext:value-type="string">
            <text:p>Julius-Maximilians Universität Würzburg</text:p>
          </table:table-cell>
          <table:table-cell table:style-name="ce104" office:value-type="string" calcext:value-type="string">
            <text:p>Lehrstuhl für Vor- und Frühgeschichtliche Archäologie</text:p>
          </table:table-cell>
          <table:table-cell table:style-name="ce104" office:value-type="string" calcext:value-type="string">
            <text:p>BA (04-VFG-EX)</text:p>
          </table:table-cell>
          <table:table-cell table:style-name="ce104" office:value-type="string" calcext:value-type="string">
            <text:p>Magnetometerprospektionen in Mainfranken</text:p>
          </table:table-cell>
          <table:table-cell table:style-name="ce104" office:value-type="string" calcext:value-type="string">
            <text:p>Exkursion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Ostermeier, Nils</text:p>
          </table:table-cell>
          <table:table-cell table:style-name="ce104" office:value-type="string" calcext:value-type="string">
            <text:p>Geophysik, EDV</text:p>
          </table:table-cell>
          <table:table-cell table:style-name="ce104" table:number-columns-repeated="6"/>
          <table:table-cell table:number-columns-repeated="1007"/>
        </table:table-row>
        <table:table-row table:style-name="ro17">
          <table:table-cell table:style-name="ce11" office:value-type="string" calcext:value-type="string">
            <text:p>SoSe 2018</text:p>
          </table:table-cell>
          <table:table-cell/>
          <table:table-cell table:style-name="ce104" office:value-type="string" calcext:value-type="string">
            <text:p>Würzburg</text:p>
          </table:table-cell>
          <table:table-cell table:style-name="ce104" office:value-type="string" calcext:value-type="string">
            <text:p>Julius-Maximilians Universität Würzburg</text:p>
          </table:table-cell>
          <table:table-cell table:style-name="ce104" office:value-type="string" calcext:value-type="string">
            <text:p>Lehrstuhl für Vor- und Frühgeschichtliche Archäologie</text:p>
          </table:table-cell>
          <table:table-cell table:style-name="ce104" office:value-type="string" calcext:value-type="string">
            <text:p>BA / MA (04-VFG-MuTh, -NuE, -FuF, -MuThS, -NuES)</text:p>
          </table:table-cell>
          <table:table-cell table:style-name="ce104" office:value-type="string" calcext:value-type="string">
            <text:p>3D-Scanning - Digitalisierung von Fundobjekt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Ostermeier, Nils</text:p>
          </table:table-cell>
          <table:table-cell table:style-name="ce104" office:value-type="string" calcext:value-type="string">
            <text:p>3D Scan</text:p>
          </table:table-cell>
          <table:table-cell table:style-name="ce104" table:number-columns-repeated="6"/>
          <table:table-cell table:number-columns-repeated="1007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jogustine.uni-mainz.de/scripts/mgrqispi.dll?APPNAME=CampusNet&amp;PRGNAME=CO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BA Archäologien (Ein-Fach/Verbundstudiengang)</text:p>
          </table:table-cell>
          <table:table-cell office:value-type="string" calcext:value-type="string">
            <text:p>Digitale Verarbeitung archäologischer Geo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lammt, Anne</text:p>
          </table:table-cell>
          <table:table-cell office:value-type="string" calcext:value-type="string">
            <text:p>Archivierung, Online-Ressourcen, Metadaten, Web-Kartierung, GIS, Datenmanagement, Auszeichnungssprachen, EDV</text:p>
          </table:table-cell>
          <table:table-cell/>
          <table:table-cell office:value-type="string" calcext:value-type="string">
            <text:p>Klamm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0">
          <table:table-cell office:value-type="string" calcext:value-type="string">
            <text:p>WiSe 2017/18</text:p>
          </table:table-cell>
          <table:table-cell office:value-type="string" calcext:value-type="string">
            <text:p>https://basis.uni-bonn.de/qisserver/rds?state=verpublish&amp;status=init&amp;vmfile=no&amp;p...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Institut für Archäologie und Kulturanthropologie</text:p>
          </table:table-cell>
          <table:table-cell office:value-type="string" calcext:value-type="string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calcext:value-type="string">
            <text:p>Archäoinformatik I: Einführung in die Archäoinformatik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Ulrich Wölfel</text:p>
          </table:table-cell>
          <table:table-cell office:value-type="string" calcext:value-type="string">
            <text:p>3D-Modellierung, GIS, Datenbanken</text:p>
          </table:table-cell>
          <table:table-cell/>
          <table:table-cell office:value-type="string" calcext:value-type="string">
            <text:p>Archu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PhD, Post-Doc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 Dig. Editieren, Digital Humanities, 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0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Einführung in die Digital Humanitie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</text:p>
          </table:table-cell>
          <table:table-cell office:value-type="string" calcext:value-type="string">
            <text:p>3D-Modellierung, Dig. Editieren, Photogrammetrie, Software und Tools, Spatial Analysis, Statistik, Textanalyse, Programmierung, Online-Ressourcen, Internet, Laserscanning, Metadaten, Visualisierung, Web-Kartierung, GIS, Datenbanken, Datenmanagement, Datenpräsentation, CAD, Bildbearbeitung, 3D Scan, Auszeichnungssprachen, Digitale Datenauswertung, Digitale Dokumentation, Dig. Methoden &amp; Theorien, EDV, Fotografie, Digitalisierung, Digital Humanities, Digitale Ressourcen, Digitale Vermessung, 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Computergestützte Maßvergleiche an römischen Porträt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, Sporleder, Caroline</text:p>
          </table:table-cell>
          <table:table-cell office:value-type="string" calcext:value-type="string">
            <text:p>Software und Tools, 3D Scan, Digitale Datenauswertung, Dig. Methoden &amp; Theorien, Digital Humanities, Digitale Vermessung, 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y.altertum.uni-halle.de/3436_2595808/2595808_3058752/2987893_30..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Seminar für Klassische Archäologie</text:p>
          </table:table-cell>
          <table:table-cell office:value-type="string" calcext:value-type="string">
            <text:p>Institut für Kunstgeschichte und Archäologien Europas</text:p>
          </table:table-cell>
          <table:table-cell office:value-type="string" calcext:value-type="string">
            <text:p>Hilfmittel und Techniken des Studiengangs</text:p>
          </table:table-cell>
          <table:table-cell office:value-type="string" calcext:value-type="string">
            <text:p>Datenbank Management, GIS und 3D-Visualis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öster, Jan</text:p>
          </table:table-cell>
          <table:table-cell office:value-type="string" calcext:value-type="string">
            <text:p>3D-Modellierung, GIS, Datenbanken, Bildbearbeitung, Digitale Dokumentation, EDV, Digitalisierung, 3D</text:p>
          </table:table-cell>
          <table:table-cell/>
          <table:table-cell office:value-type="string" calcext:value-type="string">
            <text:p>Tanriöver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geschichte.hhu.de/lehrstuehle/alte-geschichte/studiumlehre/lehre-aktu...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office:value-type="string" calcext:value-type="string">
            <text:p>Institut für Geschichtswissenschaften / Abteilung III Alte Geschichte</text:p>
          </table:table-cell>
          <table:table-cell office:value-type="string" calcext:value-type="string">
            <text:p>Geschichte (Master und Bachelor [Kern- und Ergänzungsfach]) Antike Kulturen (Master und Bachelor [Kern- und Ergänzungsfach])</text:p>
          </table:table-cell>
          <table:table-cell office:value-type="string" calcext:value-type="string">
            <text:p>Das "Gallische Sonderreich" zum Anfassen. Historisch-numismatische Übung zum Schatzfund von Brauweil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, Katharina</text:p>
          </table:table-cell>
          <table:table-cell office:value-type="string" calcext:value-type="string">
            <text:p>Archivierung, Dig. Editieren, Online-Ressourcen, Datenbanken, Digitale Dokumentation, Digitalisierung, Digitale Ressourcen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odul BA75%/50%/25% PM1/PM2/ÜK Modul MA 75% A5 Modul MA 25 % ---</text:p>
          </table:table-cell>
          <table:table-cell office:value-type="string" calcext:value-type="string">
            <text:p>Museumspraktische Übung: Visionen zur Neueinrichtung der Institutssamm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, Maderna, Caterina</text:p>
          </table:table-cell>
          <table:table-cell office:value-type="string" calcext:value-type="string">
            <text:p>3D-Modellierung, Visualis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3D-Modellierung, Photogrammetrie, Laserscanning, Visualisierung, Zeichnen, CAD, Bildbearbeitung, 3D Scan, Digitale Dokumentation, Fotografie, Digitale Vermessung, 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 CAD, 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 Digitale Dokumentation, 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e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die Baudokument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 Laserscanning, Visualisierung, Zeichnen, CAD, 3D Scan, Digitale Dokumentation, Fotografie, 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www.fbkultur.uni-hamburg.de/vfg/studium/vorlesungsverzeichnis.htm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Einführung: Statistik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Dr. Gross, Daniel</text:p>
          </table:table-cell>
          <table:table-cell office:value-type="string" calcext:value-type="string">
            <text:p>Software und Tools, Statistik, Datenbanken, Digitale Datenauswertung</text:p>
          </table:table-cell>
          <table:table-cell office:value-type="string" calcext:value-type="string">
            <text:p>Eigener Laptop mit vorinstallierten Programmen wünschenswert.</text:p>
          </table:table-cell>
          <table:table-cell office:value-type="string" calcext:value-type="string">
            <text:p>Nikulk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s://agnes.hu-berlin.de/lupo/rds?state=verpublish&amp;status=init&amp;vmfile=no&amp;publi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A Klassische Archäologie / Praktische Spezialisierung</text:p>
          </table:table-cell>
          <table:table-cell office:value-type="string" calcext:value-type="string">
            <text:p>digitales forum romanum - Konzeption einer e-learning-Plattfor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of. Dr. Susanne Muth, Dr. Agnes Henning</text:p>
          </table:table-cell>
          <table:table-cell office:value-type="string" calcext:value-type="string">
            <text:p>Digital Humanities, Digitale Ressourcen, 3D</text:p>
          </table:table-cell>
          <table:table-cell office:value-type="string" calcext:value-type="string">
            <text:p>Termin der Veranstaltung: Bitte Aushang beachten oder ab Semesterbeginn nachfragen unter winckelmann@culture.hu-berlin.de.</text:p>
          </table:table-cell>
          <table:table-cell office:value-type="string" calcext:value-type="string">
            <text:p>Bartz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22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stuttgart.de/cusonline/wbLv.wbShowLVDetail?pStpSpNr=17226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sches Institut</text:p>
          </table:table-cell>
          <table:table-cell office:value-type="string" calcext:value-type="string">
            <text:p>BA (inkl. Lehramt); Basismodul Antike</text:p>
          </table:table-cell>
          <table:table-cell office:value-type="string" calcext:value-type="string">
            <text:p>Alltagsgeschichte der Römischen Kaiserzeit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nas Scherr</text:p>
          </table:table-cell>
          <table:table-cell office:value-type="string" calcext:value-type="string">
            <text:p>Software und Tools, Online-Ressourcen, Internet, Datenbanken</text:p>
          </table:table-cell>
          <table:table-cell office:value-type="string" calcext:value-type="string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calcext:value-type="string">
            <text:p>Scher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8 Archäologie MA/AM1 Quartärforschung und Geoarchäologie MA/BM7, SM3</text:p>
          </table:table-cell>
          <table:table-cell office:value-type="string" calcext:value-type="string">
            <text:p>Quantum - GI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3, AM4, EM6, EM8, EM9 Archäologie MA/AM1 Quartärforschung und Geoarchäologie MA/BM7, SM3</text:p>
          </table:table-cell>
          <table:table-cell office:value-type="string" calcext:value-type="string">
            <text:p>Archäologische Statis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 8, EM9 Archäologie MA/AM1 Quartärforschung und Geoarchäologie MA/BM7, SM3</text:p>
          </table:table-cell>
          <table:table-cell office:value-type="string" calcext:value-type="string">
            <text:p>Einführung in die Software CalPal (Win - Notebook &amp; PC) zur Erstellung von 14C - basierten archäologischen Chronologi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Bernhard Weninger</text:p>
          </table:table-cell>
          <table:table-cell office:value-type="string" calcext:value-type="string">
            <text:p>Software und Tool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llgemeine Prospektions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patial Analysis, Visualisierung, Datenbanken, Datenmanagement, Digitale Dokumentation, Digitale Ressourcen, Digitale Vermess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ildbearbeitung in den Kultur- und Bild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ohannes Becker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gitale Datenauswer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Archäologie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colai Moos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prähistor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ong, Baoquan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zdv.uni-mainz.de/ottestba/html5/1451_DEU_HTML.php?rd_id=3649945401310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Altertumswissenschaften</text:p>
          </table:table-cell>
          <table:table-cell office:value-type="string" calcext:value-type="string">
            <text:p>AO Phil, Informatik</text:p>
          </table:table-cell>
          <table:table-cell office:value-type="string" calcext:value-type="string">
            <text:p>Digitale Musterkennung und ihre Anwendungsmöglichkeiten in den Altertums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rechel, Doris, Wand , Michael</text:p>
          </table:table-cell>
          <table:table-cell office:value-type="string" calcext:value-type="string">
            <text:p>Textanalyse, Programmierung, Online-Ressourcen, Datenbanken, Datenmanagement, Digitale Dokumentation, Dig. Methoden &amp; Theorien, EDV, Digitalisierung, Digital Humanities, Digitale Ressourcen</text:p>
          </table:table-cell>
          <table:table-cell/>
          <table:table-cell office:value-type="string" calcext:value-type="string">
            <text:p>Hu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BA Klassische Archäologie, Praxismodul Übergreifende Kompetenzen MA Klassische Archäologie, Feldforschungs- und Praxismodul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s://www.digitale-methodik.uni-mainz.de/files/2016/12/Modulhandbuch_DM_Stand_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office:value-type="string" calcext:value-type="string">
            <text:p>i3mainz</text:p>
          </table:table-cell>
          <table:table-cell office:value-type="string" calcext:value-type="string">
            <text:p>Hochschulübergreifender Masterstudiengang Digitale Methodik in den Geistes- und Kulturwissenschaften</text:p>
          </table:table-cell>
          <table:table-cell office:value-type="string" calcext:value-type="string">
            <text:p>Grundlagen der Verarbeitung von raumbezogenen Daten in interdisziplinärem Kontext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i-Christian Bruhn</text:p>
          </table:table-cell>
          <table:table-cell office:value-type="string" calcext:value-type="string">
            <text:p>3D-Modellierung, Archivierung, Datenkuratierung, Software und Tools, Online-Ressourcen, Laserscanning, Metadaten, Visualisierung, GIS, Datenbanken, Datenmanagement, Datenpräsentation, Digitale Datenauswertung, Digitalisierung, Digital Humanities, Digitale Ressourcen, 3D</text:p>
          </table:table-cell>
          <table:table-cell/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 B.A./UFG 400</text:p>
          </table:table-cell>
          <table:table-cell office:value-type="string" calcext:value-type="string">
            <text:p>Hillshades and more - Höhere Anwendungen von Geographischen Informationssystem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Brückner, Christoph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Die Übung richtet sich an Studierende mit GIS-Grundkenntnissen. Gearbeitet wird mit ArcGIS.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, M.A. Ägyptologie, offen für Interessierte</text:p>
          </table:table-cell>
          <table:table-cell office:value-type="string" calcext:value-type="string">
            <text:p>Digitale Objektbearbeitung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ulz, Stephanie</text:p>
          </table:table-cell>
          <table:table-cell office:value-type="string" calcext:value-type="string">
            <text:p>Software und Tools, Visualisierung, Web-Kartierung, Zeichnen, GIS, Datenmanagement, CAD, Bildbearbeitung, Digitale Dokumentation, Fotografie, Digitale Vermessung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 Ägyptologie, offen für Interessierte (E-Learning)</text:p>
          </table:table-cell>
          <table:table-cell office:value-type="string" calcext:value-type="string">
            <text:p>Verarbeitung digitaler Daten in der Ägypt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ether, Franziska, Schuffenhauer, Maria-Victoria</text:p>
          </table:table-cell>
          <table:table-cell office:value-type="string" calcext:value-type="string">
            <text:p>Archivierung, Software und Tools, Online-Ressourcen, Internet, Metadaten, Visualisierung, Web-Kartierung, GIS, Datenbanken, Datenmanagement, Bildbearbeitung, Digitale Dokumentation, Digital Humanities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ländepraktikum – Geomagnetik und Vermessung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 Visualisierung, GIS, Geophysik, CAD, Digitale Datenauswertung, Digitale Dokumentation, EDV, Digitale Vermessung, 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Hallig Langeneß – Archäologische und geophysikalische Prospektion einer Warft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3D-Modellierung, Photogrammetrie, GIS, Geophysik, Digitale Datenauswertung, Digitale Dokumentation, EDV, Digitale Vermessung, 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atenanalyse mit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oftware und Tools, Spatial Analysis, Statistik, Programmierung, Visualisierung, GIS, Digitale Datenauswertung, 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rchäologischer Fil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Datenpräsentation, Audio und Video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archäologie - Geofernerkundung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eibrodt, Stefan, Müller-Scheeßel, Nils</text:p>
          </table:table-cell>
          <table:table-cell office:value-type="string" calcext:value-type="string">
            <text:p>Spatial Analysis, GIS, Geophysik, Digitale Datenauswertung, Digitale Dokumentation, EDV, Digitale Vermess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graphische Modelle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Dig. Methoden &amp; Theorien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Einführung in die Arbeit mit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 Software und Tools, Visualisierung, CAD, Digitale Datenauswertung, Digitale Dokumentation, EDV, Digitalisierung, 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ie Praxis quantitativer Analyse von Urnengräberfelder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tatistik, Digitale Datenauswertung, Dig. Methoden &amp; Theorien, 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ltgrabung im GIS-Projek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Spatial Analysis, Visualisierung, GIS, Digitale Datenauswertung, Digitale Dokumentation, EDV, Digitalisier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</text:p>
          </table:table-cell>
          <table:table-cell office:value-type="string" calcext:value-type="string">
            <text:p>Archäoinformatik I (Basistechnologien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cht, Alexander</text:p>
          </table:table-cell>
          <table:table-cell office:value-type="string" calcext:value-type="string">
            <text:p>Software und Tools, Metadaten, Webtechnologien, Datenbanken, Datenmanagemen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B.A. Ergänzungsbereicht</text:p>
          </table:table-cell>
          <table:table-cell office:value-type="string" calcext:value-type="string">
            <text:p>Einführung in die Geschichte und Kulturen des Alten Orients / in die Vorderasiatische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 M.A. Archäologie / Aufbaumodul 1</text:p>
          </table:table-cell>
          <table:table-cell office:value-type="string" calcext:value-type="string">
            <text:p>Einführung in die Grundlagen der Statistik für Archäolog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chmidt, Sophie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., M.A. VA</text:p>
          </table:table-cell>
          <table:table-cell office:value-type="string" calcext:value-type="string">
            <text:p>Archäologie der Emotionen: Grundlagen eines neuen Diskur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., M. A. VA</text:p>
          </table:table-cell>
          <table:table-cell office:value-type="string" calcext:value-type="string">
            <text:p>Konflikttheorie, Friedensforschung und Vorderasiatische Archäologie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, B. A. Ergänzungsbereich</text:p>
          </table:table-cell>
          <table:table-cell office:value-type="string" calcext:value-type="string">
            <text:p>Bildet Banden… Zeiten politischer Instabilität im Alten Orient – oder: Die andere Seite der sog. Ereignis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M. A. VA</text:p>
          </table:table-cell>
          <table:table-cell office:value-type="string" calcext:value-type="string">
            <text:p>"Disaster-Studies" - Was tun mit Zerstörungshorizonten im archäologischen Befund?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A VA und Arch. Wiss.</text:p>
          </table:table-cell>
          <table:table-cell office:value-type="string" calcext:value-type="string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s://lsf.verwaltung.uni-muenchen.de/qisserver/rds?state=verpublish&amp;status=ini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- Bachelor Archäologie: Europa und Vorderer Orient (Hauptfach) - Master Vor- und Frühgeschichtliche Archäologie</text:p>
          </table:table-cell>
          <table:table-cell office:value-type="string" calcext:value-type="string">
            <text:p>Archäologische Daten und Statistik: Statistische Grundlagen, Analysemethoden, Grafische Darstel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enk, Patrick, Reuß, Simone</text:p>
          </table:table-cell>
          <table:table-cell office:value-type="string" calcext:value-type="string">
            <text:p>Software und Tools, Statistik, Datenmanagement, Datenpräsentation, Digitale Datenauswertung</text:p>
          </table:table-cell>
          <table:table-cell office:value-type="string" calcext:value-type="string">
            <text:p>Die Übung richtet sich sowohl an Anfänger als auch an Fortgeschrittene und ist auch für andere (archäologische) Fächer offen.</text:p>
          </table:table-cell>
          <table:table-cell office:value-type="string" calcext:value-type="string">
            <text:p>Reuß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 und MA Vor- und Frühgeschichtliche Archäologie</text:p>
          </table:table-cell>
          <table:table-cell office:value-type="string" calcext:value-type="string">
            <text:p>Einführung in Geoinformationssysteme (GIS), Geodatenbanken und WebMapping anhand archäologischer Befund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Knoll, David</text:p>
          </table:table-cell>
          <table:table-cell office:value-type="string" calcext:value-type="string">
            <text:p>Spatial Analysis, Web-Kartierung, GIS, Datenbanken, 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chelor und Master Vor- und Frühgeschichtliche Archäologie</text:p>
          </table:table-cell>
          <table:table-cell office:value-type="string" calcext:value-type="string">
            <text:p>Theorie und Praxis agentenbasierter Modellier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Linde, Lennart</text:p>
          </table:table-cell>
          <table:table-cell office:value-type="string" calcext:value-type="string">
            <text:p>Digitale Datenauswertung, 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63177" xlink:type="simple">https://klips2.uni-koeln.de/co/wbLv.wbShowLVDetail?pStpSpNr=163177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Colloquium in Digital Cultural Heritage</text:p>
          </table:table-cell>
          <table:table-cell table:style-name="ce107" office:value-type="string" calcext:value-type="string">
            <text:p>Kolloquium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Paliou, Eleftheria, Eide, O.</text:p>
          </table:table-cell>
          <table:table-cell table:style-name="ce107" office:value-type="string" calcext:value-type="string">
            <text:p>Dig. Methoden &amp; Theorien, Digital Humanities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60785" xlink:type="simple">https://klips2.uni-koeln.de/co/wbLv.wbShowLVDetail?pStpSpNr=160785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Kernkompetenzen Archäoinformatik II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, Hageneuer, Sebastian</text:p>
          </table:table-cell>
          <table:table-cell table:style-name="ce107" office:value-type="string" calcext:value-type="string">
            <text:p>Software und Tools, Visualisierung, Web-Kartierung, GIS, Datenbanken, Datenmanagement, Datenpräsentation, CAD, Digitale Dokumentation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67" xlink:type="simple">https://klips2.uni-koeln.de/co/wbLv.wbShowLVDetail?pStpSpNr=189967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3D recording and documentation of material cultur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, Hageneuer, Sebastian</text:p>
          </table:table-cell>
          <table:table-cell table:style-name="ce107" office:value-type="string" calcext:value-type="string">
            <text:p>3D-Modellierung, Photogrammetrie, Software und Tools, Laserscanning, Visualisierung, Bildbearbeitung, 3D Scan, Digitale Dokumentation, Dig. Methoden &amp; Theorien, Digitalisierung, 3D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66" xlink:type="simple">https://klips2.uni-koeln.de/co/wbLv.wbShowLVDetail?pStpSpNr=189966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Kernkompetenzen Archäoinformatik I. Data Scienc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</text:p>
          </table:table-cell>
          <table:table-cell table:style-name="ce107" office:value-type="string" calcext:value-type="string">
            <text:p>Archivierung, Programmierung, Metadaten, Datenbanken, Datenmanagement, Datenpräsentation, Digitale Dokumentation, Dig. Methoden &amp; Theorien, Digitale Ressourcen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73" xlink:type="simple">https://klips2.uni-koeln.de/co/wbLv.wbShowLVDetail?pStpSpNr=189973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Computational approaches to ancient cities and settlements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Paliou, Eleftheria</text:p>
          </table:table-cell>
          <table:table-cell table:style-name="ce107" office:value-type="string" calcext:value-type="string">
            <text:p>3D-Modellierung, Software und Tools, Space Syntax, Spatial Analysis, Statistik, Visualisierung, Zeichnen, GIS, Geophysik, Datenmanagement, Digitale Dokumentation, Dig. Methoden &amp; Theorien, Digitalisierung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://www.philhist.uni-augsburg.de/lehrstuehle/archaeologie/Lehrveranstaltungen/Veranstaltungen/" xlink:type="simple">http://www.philhist.uni-augsburg.de/lehrstuehle/archaeologie/Lehrveranstaltungen...</text:a></text:p>
          </table:table-cell>
          <table:table-cell table:style-name="ce107" office:value-type="string" calcext:value-type="string">
            <text:p>Augsburg</text:p>
          </table:table-cell>
          <table:table-cell table:style-name="ce107" office:value-type="string" calcext:value-type="string">
            <text:p>Universität Augsburg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Kunst- und Kulturgeschichte (BA), Methoden und Theorien 2</text:p>
          </table:table-cell>
          <table:table-cell table:style-name="ce107" office:value-type="string" calcext:value-type="string">
            <text:p>If these walls could talk: reading architecture in an archaeological context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Rheeder, Annalize M.A.</text:p>
          </table:table-cell>
          <table:table-cell table:style-name="ce107" office:value-type="string" calcext:value-type="string">
            <text:p>3D-Modellierung, Photogrammetrie, Spatial Analysis, Zeichnen</text:p>
          </table:table-cell>
          <table:table-cell table:style-name="ce107"/>
          <table:table-cell table:style-name="ce107" office:value-type="string" calcext:value-type="string">
            <text:p>Götz</text:p>
          </table:table-cell>
          <table:table-cell table:style-name="ce107" office:value-type="string" calcext:value-type="string">
            <text:p>Lisa</text:p>
          </table:table-cell>
          <table:table-cell table:style-name="ce107" office:value-type="string" calcext:value-type="string">
            <text:p>Sonstiger Mitarbeit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jogustine.uni-mainz.de/scripts/mgrqispi.dll?APPNAME=CampusNet&amp;PRGNAME=COURSEDETAILS&amp;ARGUMENTS=-N000000000000001%2C-N001091%2C-N0%2C-N364924138563068%2C-N364924138511069%2C-N0%2C-N0%2C-N0" xlink:type="simple">https://jogustine.uni-mainz.de/scripts/mgrqispi.dll?APPNAME=CampusNet&amp;PRGNAME=CO...</text:a></text:p>
          </table:table-cell>
          <table:table-cell table:style-name="ce107" office:value-type="string" calcext:value-type="string">
            <text:p>Mainz</text:p>
          </table:table-cell>
          <table:table-cell table:style-name="ce107" office:value-type="string" calcext:value-type="string">
            <text:p>Johannes Gutenberg-Universität Mainz</text:p>
          </table:table-cell>
          <table:table-cell table:style-name="ce107" office:value-type="string" calcext:value-type="string">
            <text:p>Insitut für Altertumswissenschaften</text:p>
          </table:table-cell>
          <table:table-cell table:style-name="ce107" office:value-type="string" calcext:value-type="string">
            <text:p>Ägyptologie/Altorientalistik (Altorientalische Philologie), Informatik, Digitale Methodik in den Geistes- und Kulturwissenschaften</text:p>
          </table:table-cell>
          <table:table-cell table:style-name="ce107" office:value-type="string" calcext:value-type="string">
            <text:p>Digitale Mustererkennung und ihre Anwendungsmöglichkeiten in den Altertumswissenschaften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Univ.-Prof. Dr. Doris Prechel, Univ.-Prof. Dr. Michael Wand</text:p>
          </table:table-cell>
          <table:table-cell table:style-name="ce107" office:value-type="string" calcext:value-type="string">
            <text:p>Dig. Editieren, Statistik, Textanalyse, Digitale Datenauswertung, Digitale Dokumentation, Dig. Methoden &amp; Theorien, Digitalisierung, Digital Humanities</text:p>
          </table:table-cell>
          <table:table-cell table:style-name="ce107"/>
          <table:table-cell table:style-name="ce107" office:value-type="string" calcext:value-type="string">
            <text:p>Roth</text:p>
          </table:table-cell>
          <table:table-cell table:style-name="ce107" office:value-type="string" calcext:value-type="string">
            <text:p>Dr. Silke</text:p>
          </table:table-cell>
          <table:table-cell table:style-name="ce107" office:value-type="string" calcext:value-type="string">
            <text:p>Sonstiger Mitarbeiter</text:p>
          </table:table-cell>
          <table:table-cell table:number-columns-repeated="1009"/>
        </table:table-row>
        <table:table-row table:style-name="ro2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verwaltung.uni-muenchen.de/qisserver/rds?state=verpublish&amp;status=init&amp;vmfile=no&amp;moduleCall=webInfo&amp;publishConfFile=webInfo&amp;publishSubDir=veranstaltung&amp;veranstaltung.veranstid=662331" xlink:type="simple">https://lsf.verwaltung.uni-muenchen.de/qisserver/rds?state=verpublish&amp;status=ini...</text:a></text:p>
          </table:table-cell>
          <table:table-cell table:style-name="ce107" office:value-type="string" calcext:value-type="string">
            <text:p>München</text:p>
          </table:table-cell>
          <table:table-cell table:style-name="ce107" office:value-type="string" calcext:value-type="string">
            <text:p>Ludwig-Maximilians-Universität München</text:p>
          </table:table-cell>
          <table:table-cell table:style-name="ce107" office:value-type="string" calcext:value-type="string">
            <text:p>Historisches Seminar</text:p>
          </table:table-cell>
          <table:table-cell table:style-name="ce107" office:value-type="string" calcext:value-type="string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table:style-name="ce107" office:value-type="string" calcext:value-type="string">
            <text:p>Notarszeichen 2.0: Klassische Quellen treffen auf digitale Methoden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, Sonstige</text:p>
          </table:table-cell>
          <table:table-cell table:style-name="ce107" office:value-type="string" calcext:value-type="string">
            <text:p>Fees, Irmgard, Schulz, Julian</text:p>
          </table:table-cell>
          <table:table-cell table:style-name="ce107" office:value-type="string" calcext:value-type="string">
            <text:p>Metadaten, Visualisierung, Datenbanken, Datenmanagement, Digitalisierung, Digital Humanities</text:p>
          </table:table-cell>
          <table:table-cell table:style-name="ce107"/>
          <table:table-cell table:style-name="ce107" office:value-type="string" calcext:value-type="string">
            <text:p>Schulz</text:p>
          </table:table-cell>
          <table:table-cell table:style-name="ce107" office:value-type="string" calcext:value-type="string">
            <text:p>Julian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uni-muenster.de/UrFruehGeschichte/studieren/lehrangebot_der_abteilung.html" xlink:type="simple">https://www.uni-muenster.de/UrFruehGeschichte/studieren/lehrangebot_der_abteilun...</text:a></text:p>
          </table:table-cell>
          <table:table-cell table:style-name="ce107" office:value-type="string" calcext:value-type="string">
            <text:p>Münster</text:p>
          </table:table-cell>
          <table:table-cell table:style-name="ce107" office:value-type="string" calcext:value-type="string">
            <text:p>Westfälische Wilhelms-Universität Münster</text:p>
          </table:table-cell>
          <table:table-cell table:style-name="ce107" office:value-type="string" calcext:value-type="string">
            <text:p>Historisches Seminar - Abteilung für Ur- und Frühgeschichtliche Archäologie</text:p>
          </table:table-cell>
          <table:table-cell table:style-name="ce107" office:value-type="string" calcext:value-type="string">
            <text:p>Master [88] Ur- und Frühgeschichte [548] Modul 2</text:p>
          </table:table-cell>
          <table:table-cell table:style-name="ce107" office:value-type="string" calcext:value-type="string">
            <text:p>Geographische Informationssysteme (GIS) in der Archäologi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Tappert, Claudia</text:p>
          </table:table-cell>
          <table:table-cell table:style-name="ce107" office:value-type="string" calcext:value-type="string">
            <text:p>GIS</text:p>
          </table:table-cell>
          <table:table-cell table:style-name="ce107"/>
          <table:table-cell table:style-name="ce107" office:value-type="string" calcext:value-type="string">
            <text:p>Schnippe</text:p>
          </table:table-cell>
          <table:table-cell table:style-name="ce107" office:value-type="string" calcext:value-type="string">
            <text:p>Sandr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107" office:value-type="string" calcext:value-type="string">
            <text:p>Hamburg</text:p>
          </table:table-cell>
          <table:table-cell table:style-name="ce107" office:value-type="string" calcext:value-type="string">
            <text:p>Universität Hamburg</text:p>
          </table:table-cell>
          <table:table-cell table:style-name="ce107" office:value-type="string" calcext:value-type="string">
            <text:p>Vor- und Frühgeschichtliche Archäologie</text:p>
          </table:table-cell>
          <table:table-cell table:style-name="ce107" office:value-type="string" calcext:value-type="string">
            <text:p>Vor- und Frühgeschichtliche Archäologie BA: A1 - A4, V1, ABK2, VFG-WB2, WB-Kultur, SG, FWB MA: WP1 - WP4</text:p>
          </table:table-cell>
          <table:table-cell table:style-name="ce107" office:value-type="string" calcext:value-type="string">
            <text:p>Einführung: Statistik in der Archäologie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Groß, Daniel</text:p>
          </table:table-cell>
          <table:table-cell table:style-name="ce107" office:value-type="string" calcext:value-type="string">
            <text:p>Statistik</text:p>
          </table:table-cell>
          <table:table-cell table:style-name="ce107"/>
          <table:table-cell table:style-name="ce107" office:value-type="string" calcext:value-type="string">
            <text:p>Meller</text:p>
          </table:table-cell>
          <table:table-cell table:style-name="ce107" office:value-type="string" calcext:value-type="string">
            <text:p>Birte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ka/studium/coursecatalog.html" xlink:type="simple">https://www.fbkultur.uni-hamburg.de/ka/studium/coursecatalog.html</text:a></text:p>
          </table:table-cell>
          <table:table-cell table:style-name="ce107" office:value-type="string" calcext:value-type="string">
            <text:p>Hamburg</text:p>
          </table:table-cell>
          <table:table-cell table:style-name="ce107" office:value-type="string" calcext:value-type="string">
            <text:p>Universität Hamburg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Archäologie und Kulturgeschichte des antiken Mittelmeerraumes AÜ, Ü, NFÜ, V, NF-V, KLA-WB1, WB-Kultur</text:p>
          </table:table-cell>
          <table:table-cell table:style-name="ce107" office:value-type="string" calcext:value-type="string">
            <text:p>Einführung in die Visualisierung und Auswertung von technisch genereirten ForschungsdatenI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Babucic, Nikola</text:p>
          </table:table-cell>
          <table:table-cell table:style-name="ce107" office:value-type="string" calcext:value-type="string">
            <text:p>CAD</text:p>
          </table:table-cell>
          <table:table-cell table:style-name="ce107"/>
          <table:table-cell table:style-name="ce107" office:value-type="string" calcext:value-type="string">
            <text:p>Leisner</text:p>
          </table:table-cell>
          <table:table-cell table:style-name="ce107" office:value-type="string" calcext:value-type="string">
            <text:p>Nadine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107" office:value-type="string" calcext:value-type="string">
            <text:p>Hamburg</text:p>
          </table:table-cell>
          <table:table-cell table:style-name="ce107" office:value-type="string" calcext:value-type="string">
            <text:p>Universität Hamburg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logie und Kulturgeschichte des antiken Mittelmeerraumes AÜ, ABK2, FWB intern, KLA-WB1, WB-Kultur</text:p>
          </table:table-cell>
          <table:table-cell table:style-name="ce107" office:value-type="string" calcext:value-type="string">
            <text:p>Einführung in die Visualisierung und Auswertung von technisch generierten Forschungsdaten II ( GIS)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N.N.</text:p>
          </table:table-cell>
          <table:table-cell table:style-name="ce107" office:value-type="string" calcext:value-type="string">
            <text:p>GIS</text:p>
          </table:table-cell>
          <table:table-cell table:style-name="ce107"/>
          <table:table-cell table:style-name="ce107" office:value-type="string" calcext:value-type="string">
            <text:p>Leisner</text:p>
          </table:table-cell>
          <table:table-cell table:style-name="ce107" office:value-type="string" calcext:value-type="string">
            <text:p>Nadine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Einführung in das wissenschaftliche Arbeiten</text:p>
          </table:table-cell>
          <table:table-cell table:style-name="ce107" office:value-type="string" calcext:value-type="string">
            <text:p>Tutorium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Cigaina, Lorenzo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Tagesexkursion: Ausstellung zur römischen Portraitkunst: „Charakterköpfe“ in der Glyptothek in München</text:p>
          </table:table-cell>
          <table:table-cell table:style-name="ce107" office:value-type="string" calcext:value-type="string">
            <text:p>Exkursion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Tagesexkursion</text:p>
          </table:table-cell>
          <table:table-cell table:style-name="ce107" office:value-type="string" calcext:value-type="string">
            <text:p>Exkursion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Kunze, Christian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che Archäologie</text:p>
          </table:table-cell>
          <table:table-cell table:style-name="ce107" office:value-type="string" calcext:value-type="string">
            <text:p>Einführung in die Griechische Archäologie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Cigaina, Lorenzo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Römische Portraits der republikanischen Zeit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Rotfigurige Vasenmalerei in Athen: die Pionergruppe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Kunze, Christian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Unteritalische Vasenmalerei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Die Kaiserforen in Rom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Kunze, Christian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Etruskische Bildwelt</text:p>
          </table:table-cell>
          <table:table-cell table:style-name="ce107" office:value-type="string" calcext:value-type="string">
            <text:p>Vorles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Heiligtum und Wettkampfstätte: Das Zeusheiligtum in Olympia</text:p>
          </table:table-cell>
          <table:table-cell table:style-name="ce107" office:value-type="string" calcext:value-type="string">
            <text:p>Vorles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Kunze, Christian</text:p>
          </table:table-cell>
          <table:table-cell table:style-name="ce107" table:number-columns-repeated="2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://www.uf.uni-erlangen.de/?page_id=4113" xlink:type="simple">http://www.uf.uni-erlangen.de/?page_id=4113</text:a></text:p>
          </table:table-cell>
          <table:table-cell table:style-name="ce107" office:value-type="string" calcext:value-type="string">
            <text:p>Erlangen</text:p>
          </table:table-cell>
          <table:table-cell table:style-name="ce107" office:value-type="string" calcext:value-type="string">
            <text:p>Friedrich-Alexander-Universität</text:p>
          </table:table-cell>
          <table:table-cell table:style-name="ce107" office:value-type="string" calcext:value-type="string">
            <text:p>Institut für Ur- und Frühgeschichte</text:p>
          </table:table-cell>
          <table:table-cell table:style-name="ce107" office:value-type="string" calcext:value-type="string">
            <text:p>Archäologische Wissenschaften</text:p>
          </table:table-cell>
          <table:table-cell table:style-name="ce107" office:value-type="string" calcext:value-type="string">
            <text:p>Gradiometerprospektion am Limes in Bayern</text:p>
          </table:table-cell>
          <table:table-cell table:style-name="ce107" office:value-type="string" calcext:value-type="string">
            <text:p>Praktikum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Mischka, Carsten</text:p>
          </table:table-cell>
          <table:table-cell table:style-name="ce107" office:value-type="string" calcext:value-type="string">
            <text:p>GIS, Geophysik, Digitale Datenauswertung, EDV, Digitalisierung, Digitale Vermessung</text:p>
          </table:table-cell>
          <table:table-cell table:style-name="ce107"/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Carsten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univis.fau.de/form?__s=2&amp;dsc=anew/lecture_view&amp;lvs=phil/dawak/iuf/luf/gis&amp;anonymous=1&amp;founds=phil/dawak/iuf/luf/gis&amp;nosearch=1&amp;ref=main&amp;sem=2017w&amp;__e=373" xlink:type="simple">https://univis.fau.de/form?__s=2&amp;dsc=anew/lecture_view&amp;lvs=phil/dawak/iuf/luf/gi...</text:a></text:p>
          </table:table-cell>
          <table:table-cell table:style-name="ce107" office:value-type="string" calcext:value-type="string">
            <text:p>Erlangen</text:p>
          </table:table-cell>
          <table:table-cell table:style-name="ce107" office:value-type="string" calcext:value-type="string">
            <text:p>Friedrich-Alexander-Universität</text:p>
          </table:table-cell>
          <table:table-cell table:style-name="ce107" office:value-type="string" calcext:value-type="string">
            <text:p>Institut für Ur- und Frühgeschichte</text:p>
          </table:table-cell>
          <table:table-cell table:style-name="ce107" office:value-type="string" calcext:value-type="string">
            <text:p>Archäologische Wissenschaften</text:p>
          </table:table-cell>
          <table:table-cell table:style-name="ce107" office:value-type="string" calcext:value-type="string">
            <text:p>GIS für Archäologen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Mischka, Carsten</text:p>
          </table:table-cell>
          <table:table-cell table:style-name="ce107" office:value-type="string" calcext:value-type="string">
            <text:p>Spatial Analysis, GIS, Digitale Datenauswertung, Digitalisierung, Digitale Vermessung</text:p>
          </table:table-cell>
          <table:table-cell table:style-name="ce107"/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Carsten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-sbhome1.zv.uni-wuerzburg.de/qisserver/rds?state=verpublish&amp;status=init&amp;vmfile=no&amp;publishid=179771&amp;moduleCall=webInfo&amp;publishConfFile=webInfo&amp;publishSubDir=veranstaltung" xlink:type="simple">https://www-sbhome1.zv.uni-wuerzburg.de/qisserver/rds?state=verpublish&amp;status=in...</text:a></text:p>
          </table:table-cell>
          <table:table-cell table:style-name="ce107" office:value-type="string" calcext:value-type="string">
            <text:p>Würzburg</text:p>
          </table:table-cell>
          <table:table-cell table:style-name="ce107" office:value-type="string" calcext:value-type="string">
            <text:p>Universität Würzburg</text:p>
          </table:table-cell>
          <table:table-cell table:style-name="ce107" office:value-type="string" calcext:value-type="string">
            <text:p>Institut für Klassische Philologie</text:p>
          </table:table-cell>
          <table:table-cell table:style-name="ce107" office:value-type="string" calcext:value-type="string">
            <text:p>Digital Humanities BA</text:p>
          </table:table-cell>
          <table:table-cell table:style-name="ce107" office:value-type="string" calcext:value-type="string">
            <text:p>Digitale Objekt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Essler, Holger</text:p>
          </table:table-cell>
          <table:table-cell table:style-name="ce107" office:value-type="string" calcext:value-type="string">
            <text:p>Bildbearbeitung</text:p>
          </table:table-cell>
          <table:table-cell table:style-name="ce107"/>
          <table:table-cell table:style-name="ce107" office:value-type="string" calcext:value-type="string">
            <text:p>Essler</text:p>
          </table:table-cell>
          <table:table-cell table:style-name="ce107" office:value-type="string" calcext:value-type="string">
            <text:p>Holger</text:p>
          </table:table-cell>
          <table:table-cell table:style-name="ce107" office:value-type="string" calcext:value-type="string">
            <text:p>Lehrender</text:p>
          </table:table-cell>
          <table:table-cell table:number-columns-repeated="1009"/>
        </table:table-row>
        <table:table-row table:style-name="ro2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erstellen und bearbeiten. Übung an konkreten Fallbeispielen</text:p>
          </table:table-cell>
          <table:table-cell office:value-type="string" calcext:value-type="string">
            <text:p>Proseminar mit Übu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ötz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MS Acces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ambers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die geophysikalische Prospe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Ullric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Grundlagen, Theorie und Methodik, Vertiefung in Informationsverarbeitung 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Prähistorische Archäologie</text:p>
          </table:table-cell>
          <table:table-cell/>
          <table:table-cell office:value-type="string" calcext:value-type="string">
            <text:p>Introduction into databases and GIS</text:p>
          </table:table-cell>
          <table:table-cell office:value-type="string" calcext:value-type="string">
            <text:p>Einführungskurs/Methodenübung</text:p>
          </table:table-cell>
          <table:table-cell/>
          <table:table-cell office:value-type="string" calcext:value-type="string">
            <text:p>Popa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Einführung in die Techniken archäologschen Arbeitens</text:p>
          </table:table-cell>
          <table:table-cell office:value-type="string" calcext:value-type="string">
            <text:p>Technische Übung</text:p>
          </table:table-cell>
          <table:table-cell/>
          <table:table-cell office:value-type="string" calcext:value-type="string">
            <text:p>Kreppner, Weixer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KI Arch I04: Gattung/Methode, Seminar in Kooperation mit der alten Geschichte und der Klassichen Philologie</text:p>
          </table:table-cell>
          <table:table-cell office:value-type="string" calcext:value-type="string">
            <text:p>Kunstsammlungen in 3D</text:p>
          </table:table-cell>
          <table:table-cell table:number-columns-repeated="2"/>
          <table:table-cell office:value-type="string" calcext:value-type="string">
            <text:p>Weber-Lehman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Bildbearbeitung in den Kultur- und Bildwissenscha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Datenbanken in den Kultur- und Bildwissenschaf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, Vor- und Frühgeschichte</text:p>
          </table:table-cell>
          <table:table-cell/>
          <table:table-cell office:value-type="string" calcext:value-type="string">
            <text:p>GIS und digitale Methoden auf der Ausgrabung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Rich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The DH Cooking Book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, Lau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Werkzeuge der Digitalen Archäologie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Bildbearbeitung und Zeichnen – Grundlagen professioneller Computerarbei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Historisches Seminar</text:p>
          </table:table-cell>
          <table:table-cell/>
          <table:table-cell office:value-type="string" calcext:value-type="string">
            <text:p>Interdisziplinärer Arbeitskreis Historical GIS: „The HGIS Club“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Modul Geoarchäologie und freiwillige Zusatzleistung für Geoinformatik / Geografie</text:p>
          </table:table-cell>
          <table:table-cell office:value-type="string" calcext:value-type="string">
            <text:p>Digital Cultural Heritage: Methoden der Dokumentation mit CAD und GIS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Vermessungskunde III – CAD Vermessung u. Digit. Kart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6 und B6</text:p>
          </table:table-cell>
          <table:table-cell office:value-type="string" calcext:value-type="string">
            <text:p>Vermessungskunde II – Praktische Ü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Einführung in CAD un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Nutzung des Adobe – Programms InDesign bei der Erstellung archäologischer Publik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uly, Miglus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Exzellenzcluster Asia and Europe in a Glibal Context: The Dynamics of Transculturality</text:p>
          </table:table-cell>
          <table:table-cell/>
          <table:table-cell office:value-type="string" calcext:value-type="string">
            <text:p>Introduction to Digital Humanitie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olkmann, Decker, Pfeiffer, Guth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Einführung in das maschinelle Sehen in 3D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Vom Messen und Verstehen: Forschungsseminar digitales Kulturerb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Theorien und Methoden in der Archäologie, Übung Analyse von Quellengruppen</text:p>
          </table:table-cell>
          <table:table-cell office:value-type="string" calcext:value-type="string">
            <text:p>Erstellen von 3D-Objekten</text:p>
          </table:table-cell>
          <table:table-cell table:number-columns-repeated="2"/>
          <table:table-cell office:value-type="string" calcext:value-type="string">
            <text:p>Franz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Netzwerkforschung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Wehn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Übungen und andere Veranstaltungen</text:p>
          </table:table-cell>
          <table:table-cell office:value-type="string" calcext:value-type="string">
            <text:p>Data Bases in Heritage Managemen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, Nakoinz, Oliver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Data Analysis Working Group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neisel, Jutta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freiwillig, nicht anrechenbar</text:p>
          </table:table-cell>
          <table:table-cell office:value-type="string" calcext:value-type="string">
            <text:p>Internetressourcen für die Klassische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erleign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örts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cht, Alexa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mm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Geophysikalische Prospektionen mit praktischen Üb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Heinzelmann, Steid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GIS II: Das open-source-GIS gvSIG für Fortgeschritten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-Kulturwissenschaftliche Informationsverarbeitung</text:p>
          </table:table-cell>
          <table:table-cell office:value-type="string" calcext:value-type="string">
            <text:p>diverse Übungen, Seminare</text:p>
          </table:table-cell>
          <table:table-cell office:value-type="string" calcext:value-type="string">
            <text:p>IT-Zertifikatserwerb, Software-, Datenbank-, Programmierungsübungen, 3D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Wieners, Stollwerk, Thaller, Kurz, Barabucci, Schubert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 Moodle und Pflichtmodul im 1. Sem. Ägyptologie im Modul „Einführung Ägyptologie“</text:p>
          </table:table-cell>
          <table:table-cell office:value-type="string" calcext:value-type="string">
            <text:p>Verarbeitung digitaler Daten in der Ägyptologie</text:p>
          </table:table-cell>
          <table:table-cell table:number-columns-repeated="2"/>
          <table:table-cell office:value-type="string" calcext:value-type="string">
            <text:p>Bruhn (FH Mainz), Naether, Rau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erch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Computeranwendungen in der VAA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an Ex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Modul Spezialwissenschaften, Theorien und Methoden, Übung</text:p>
          </table:table-cell>
          <table:table-cell office:value-type="string" calcext:value-type="string">
            <text:p>Grundlagen der archäologischen Vermessung und 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hlen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und Literaturrecherch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Nakat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e</text:p>
          </table:table-cell>
          <table:table-cell office:value-type="string" calcext:value-type="string">
            <text:p>Archäoinformatik – Kartographische Visualisierung und 3D-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mitz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edien- und Fachinformatik – Anwendung Geographischer Informationssysteme (GIS)</text:p>
          </table:table-cell>
          <table:table-cell office:value-type="string" calcext:value-type="string">
            <text:p>Vorlesung</text:p>
          </table:table-cell>
          <table:table-cell/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sc Landschaftsarchäologie / M103 (WiSe 2014/15)</text:p>
          </table:table-cell>
          <table:table-cell office:value-type="string" calcext:value-type="string">
            <text:p>Einführung in GIS für Archäologinnen</text:p>
          </table:table-cell>
          <table:table-cell table:number-columns-repeated="2"/>
          <table:table-cell office:value-type="string" calcext:value-type="string">
            <text:p>Beckers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6">Msc Landschaftsarchäologie / M302 – MLA6 (WiSe 2014/15)</text:span></text:p>
          </table:table-cell>
          <table:table-cell office:value-type="string" calcext:value-type="string">
            <text:p>Modellieren in der Landschaftsarchäologie</text:p>
          </table:table-cell>
          <table:table-cell table:number-columns-repeated="2"/>
          <table:table-cell office:value-type="string" calcext:value-type="string">
            <text:p>Knitter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6">Msc Landschaftsarchäologie / M303 – MLA7 (WiSe 2014/15)</text:span></text:p>
          </table:table-cell>
          <table:table-cell office:value-type="string" calcext:value-type="string">
            <text:p>3D-Dokumentation</text:p>
          </table:table-cell>
          <table:table-cell table:number-columns-repeated="2"/>
          <table:table-cell office:value-type="string" calcext:value-type="string">
            <text:p>Brow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useumskunde / B37 Museumsdokumentation</text:p>
          </table:table-cell>
          <table:table-cell office:value-type="string" calcext:value-type="string">
            <text:p>Übung zum kontrollierten Vokabular: Erstellung eines Thesaurus</text:p>
          </table:table-cell>
          <table:table-cell table:number-columns-repeated="2"/>
          <table:table-cell office:value-type="string" calcext:value-type="string">
            <text:p>Haffner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Computer Aided Design 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er, Klonowski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Einführung in die Geo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Kling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Objektorientierte Programmierung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Böhm, Schlüter, Kling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atenbanken und Internet</text:p>
          </table:table-cell>
          <table:table-cell/>
          <table:table-cell office:value-type="string" calcext:value-type="string">
            <text:p>BA, M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(Digitale) Kartografie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Klinge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igitale Bildbearbeit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Schlü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Anwendungsbezogene Software-Entwicklung (Software Engineering)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Kern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Photogrammetrische Datenerfass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Schlüt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unst- und Kulturgeschichte /Klassische Archäologie</text:p>
          </table:table-cell>
          <table:table-cell/>
          <table:table-cell table:style-name="ce168" office:value-type="string" calcext:value-type="string">
            <text:p>Roman Provinces and the </text:p>
            <text:p>Digital World: Anwendung </text:p>
            <text:p>digitaler Methoden zur </text:p>
            <text:p>Grabungs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airhos/Rheed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Archäologische </text:span></text:p>
            <text:p><text:span text:style-name="T7">Wissenschaften: </text:span></text:p>
            <text:p><text:span text:style-name="T7">Informationsverarbeitung </text:span></text:p>
            <text:p><text:span text:style-name="T7">in der Geoarchäologie</text:span></text:p>
          </table:table-cell>
          <table:table-cell table:style-name="ce168" office:value-type="string" calcext:value-type="string">
            <text:p>Einführung in</text:p>
            <text:p>Geographische </text:p>
            <text:p>Informationssysteme </text:p>
            <text:p>(QGIS)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Archäologische </text:span></text:p>
            <text:p><text:span text:style-name="T7">Wissenschaften: </text:span></text:p>
            <text:p><text:span text:style-name="T7">Informationsverarbeitung </text:span></text:p>
            <text:p><text:span text:style-name="T7">in der Geoarchäologie</text:span></text:p>
          </table:table-cell>
          <table:table-cell table:style-name="ce168" office:value-type="string" calcext:value-type="string">
            <text:p>z. B. Grundlagen, Theorie </text:p>
            <text:p>und Methodik, Vertiefung in </text:p>
            <text:p>Informationsverarbeitung </text:p>
            <text:p>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2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<text:span text:style-name="T6">Archäologische </text:span><text:span text:style-name="T14">Wissenschaften: </text:span></text:p>
            <text:p><text:span text:style-name="T15">Archäologie des </text:span></text:p>
            <text:p><text:span text:style-name="T15">Mittelalters und der</text:span></text:p>
            <text:p><text:span text:style-name="T15">Neuzeit, Forschungspraktikum</text:span></text:p>
          </table:table-cell>
          <table:table-cell table:style-name="ce168" office:value-type="string" calcext:value-type="string">
            <text:p>FPr Geophysikalische </text:p>
            <text:p>Prospektion des Burgstalls</text:p>
            <text:p>bei Eltmann </text:p>
          </table:table-cell>
          <table:table-cell table:number-columns-repeated="2"/>
          <table:table-cell office:value-type="string" calcext:value-type="string">
            <text:p>Ziegl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Denkmalpflege: </text:span></text:p>
            <text:p><text:span text:style-name="T7">Restaurierungswissenschaf</text:span></text:p>
            <text:p><text:span text:style-name="T7">Ten</text:span></text:p>
          </table:table-cell>
          <table:table-cell office:value-type="string" calcext:value-type="string">
            <text:p>Digitale Dokumentation von Sammlungsobjek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Denkmalpflege: </text:span></text:p>
            <text:p><text:span text:style-name="T7">Restaurierungswissenschaf</text:span></text:p>
            <text:p><text:span text:style-name="T7">Ten</text:span></text:p>
          </table:table-cell>
          <table:table-cell office:value-type="string" calcext:value-type="string">
            <text:p>3D Scantechn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Denkmalpflege: Bauforsch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Giese 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Photographie und Bildbearbeitung</text:p>
          </table:table-cell>
          <table:table-cell table:number-columns-repeated="1017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Einführung in AutoCAD</text:p>
          </table:table-cell>
          <table:table-cell table:number-columns-repeated="2"/>
          <table:table-cell office:value-type="string" calcext:value-type="string">
            <text:p>Kreise, Gie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Erstellen von thematischen Karten mit GIS; Visualisierung von gefügekundlichen Entwicklungen</text:p>
          </table:table-cell>
          <table:table-cell table:number-columns-repeated="2"/>
          <table:table-cell office:value-type="string" calcext:value-type="string">
            <text:p>Eißing, Steng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Digital Classicist Berlin</text:p>
          </table:table-cell>
          <table:table-cell office:value-type="string" calcext:value-type="string">
            <text:p>Digital Classicist Seminar</text:p>
          </table:table-cell>
          <table:table-cell table:style-name="ce168" office:value-type="string" calcext:value-type="string">
            <text:p>Digitale Methoden in den </text:p>
            <text:p>Altertumswissenschaften</text:p>
          </table:table-cell>
          <table:table-cell table:number-columns-repeated="2"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Geschichte und </text:p>
            <text:p>Kulturwissenschaften: </text:p>
            <text:p>Public History </text:p>
          </table:table-cell>
          <table:table-cell/>
          <table:table-cell table:style-name="ce168" office:value-type="string" calcext:value-type="string">
            <text:p>Geschichtsvermittlung im</text:p>
            <text:p>Internet</text:p>
          </table:table-cell>
          <table:table-cell office:value-type="string" calcext:value-type="string">
            <text:p>Workshop</text:p>
          </table:table-cell>
          <table:table-cell/>
          <table:table-cell office:value-type="string" calcext:value-type="string">
            <text:p>Bartlitz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Klassische Archäologie</text:p>
          </table:table-cell>
          <table:table-cell office:value-type="string" calcext:value-type="string">
            <text:p>Informationsvermittlungsmodul – Dokumentation, Vermittlung und Visualisierung klassisch archäologischer Forschung: Seminar und Methodenübung</text:p>
          </table:table-cell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Polla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Prähistorische Archäologie</text:p>
          </table:table-cell>
          <table:table-cell office:value-type="string" calcext:value-type="string">
            <text:p>Praktikumsmodul: Seminar</text:p>
          </table:table-cell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Vorderasiatische</text:p>
            <text:p>Archäologie</text:p>
          </table:table-cell>
          <table:table-cell/>
          <table:table-cell table:style-name="ce168" office:value-type="string" calcext:value-type="string">
            <text:p>Auswertung einer <text:s/>Ausgrabungsdokumentation: Das Dokumentationssystem der Ausgrabung Tell Schech Hamad, Syrien.</text:p>
          </table:table-cell>
          <table:table-cell table:number-columns-repeated="2"/>
          <table:table-cell office:value-type="string" calcext:value-type="string">
            <text:p>Kühne, Kreppn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3-D Modelle der Athener </text:p>
            <text:p>Agora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Müll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17" office:value-type="string" calcext:value-type="string">
            <text:p>Archäologie und Kulturgeschichte Nordostafrikas / Philosophische Fakultät </text:p>
          </table:table-cell>
          <table:table-cell office:value-type="string" calcext:value-type="string">
            <text:p>Praxisorientierte Zusatzqualifikation</text:p>
          </table:table-cell>
          <table:table-cell table:style-name="ce168" office:value-type="string" calcext:value-type="string">
            <text:p>Visuelles Story Design – Bewegtbild in und mit</text:p>
            <text:p>neuen Medien </text:p>
          </table:table-cell>
          <table:table-cell table:number-columns-repeated="2"/>
          <table:table-cell table:style-name="ce117" office:value-type="string" calcext:value-type="string">
            <text:p>Grimm/Vogelpoh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17" office:value-type="string" calcext:value-type="string">
            <text:p>Geschichte</text:p>
          </table:table-cell>
          <table:table-cell/>
          <table:table-cell table:style-name="ce168" office:value-type="string" calcext:value-type="string">
            <text:p>Digitale Methoden und Werkzeuge für </text:p>
            <text:p>Historiker/innen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ohls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Msc Landschaftsarchäologie / Vorlesung + Übung </text:p>
            <text:p>(MLA6), 2. Semester</text:p>
            <text:p>Praktische Übung + </text:p>
            <text:p>Seminar (MLA7), 2. </text:p>
            <text:p>Semester</text:p>
          </table:table-cell>
          <table:table-cell table:style-name="ce168" office:value-type="string" calcext:value-type="string">
            <text:p>Modellieren in der Landschaftsarchäologie -</text:p>
            <text:p>3D-Dokumentation </text:p>
          </table:table-cell>
          <table:table-cell office:value-type="string" calcext:value-type="string">
            <text:p>Vorlesung, Seminar, 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Knitter </text:p>
            <text:p>Browne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5">Msc Landschaftsarchäologie / </text:span>Übung (B13.1), 3.</text:p>
            <text:p>Semester</text:p>
          </table:table-cell>
          <table:table-cell table:style-name="ce168" office:value-type="string" calcext:value-type="string">
            <text:p>Datenbanken im Museum 2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Bergmey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5">Msc Landschaftsarchäologie / </text:span>Übung (B15.1), 3.</text:p>
            <text:p>Semester</text:p>
          </table:table-cell>
          <table:table-cell table:style-name="ce168" office:value-type="string" calcext:value-type="string">
            <text:p>Desktop-Publishi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Cl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Museumskunde / Übung (B29), 5. Semester</text:p>
          </table:table-cell>
          <table:table-cell table:style-name="ce168" office:value-type="string" calcext:value-type="string">
            <text:p>Digitale Medien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27"/>
          <table:table-cell table:number-columns-repeated="1014"/>
        </table:table-row>
        <table:table-row table:style-name="ro28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5">Museumsmanagement </text:span></text:p>
            <text:p><text:span text:style-name="T15">und -kommunikation </text:span></text:p>
            <text:p><text:span text:style-name="T15">(Master) / </text:span>Seminar (M6), 1. </text:p>
            <text:p>Semester</text:p>
          </table:table-cell>
          <table:table-cell table:style-name="ce168" office:value-type="string" calcext:value-type="string">
            <text:p>Multimediaeinsatz in</text:p>
            <text:p>Muse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Nettke/ Kutsch </text:p>
          </table:table-cell>
          <table:table-cell table:number-columns-repeated="1014"/>
        </table:table-row>
        <table:table-row table:style-name="ro2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6">Konservierung und</text:span></text:p>
            <text:p><text:span text:style-name="T16">Restaurierung/Grabungste</text:span></text:p>
            <text:p><text:span text:style-name="T16">chnik (Bachelor)</text:span>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, Krämer, Huber</text:p>
          </table:table-cell>
          <table:table-cell table:number-columns-repeated="1014"/>
        </table:table-row>
        <table:table-row table:style-name="ro2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6">Konservierung und</text:span></text:p>
            <text:p><text:span text:style-name="T16">Restaurierung/Grabungste</text:span></text:p>
            <text:p><text:span text:style-name="T16">chnik (Bachelor)</text:span></text:p>
          </table:table-cell>
          <table:table-cell office:value-type="string" calcext:value-type="string">
            <text:p>Digitale Bild- und Ton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oppe, Krämer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68" office:value-type="string" calcext:value-type="string">
            <text:p><text:span text:style-name="T21">GIS: Methodik und Anwendung </text:span>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168" office:value-type="string" calcext:value-type="string">
            <text:p>Bildbearbeitung in den </text:p>
            <text:p><text:span text:style-name="T21">Kultur- und Bildwissenschaften 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168" office:value-type="string" calcext:value-type="string">
            <text:p/>
            <text:p><text:span text:style-name="T21">Datenbanken in den Kultur- und Bildwissenschaften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17" office:value-type="string" calcext:value-type="string">
            <text:p>Archäologische </text:p>
            <text:p>Wissenschaften, Vor- und </text:p>
            <text:p>Frühgeschichte </text:p>
          </table:table-cell>
          <table:table-cell/>
          <table:table-cell table:style-name="ce168" office:value-type="string" calcext:value-type="string">
            <text:p>Bearbeitung digitaler Daten </text:p>
            <text:p>archäologischer Fundstätten </text:p>
            <text:p>für das Web-</text:p>
            <text:p>Kartierungssystem TOPAMA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enning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7" office:value-type="string" calcext:value-type="string">
            <text:p>Archäologisches Institut </text:p>
          </table:table-cell>
          <table:table-cell/>
          <table:table-cell table:style-name="ce168" office:value-type="string" calcext:value-type="string">
            <text:p>Theorien und Methoden der </text:p>
            <text:p>Digitalen Archäologie</text:p>
            <text:p>Digital Humanities. An</text:p>
            <text:p>Introduction </text:p>
          </table:table-cell>
          <table:table-cell office:value-type="string" calcext:value-type="string">
            <text:p>Vorlesung, Übung</text:p>
          </table:table-cell>
          <table:table-cell/>
          <table:table-cell table:style-name="ce117" office:value-type="string" calcext:value-type="string">
            <text:p>Langn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EDV (3D </text:p>
            <text:p>Computerrekonstruktion)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Süß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Klassische Archäologie</text:p>
          </table:table-cell>
          <table:table-cell/>
          <table:table-cell office:value-type="string" calcext:value-type="string">
            <text:p><text:span text:style-name="T4">Bildbearbeitung und </text:span></text:p>
            <text:p><text:span text:style-name="T4">Zeichnen – Grundlagen </text:span></text:p>
            <text:p><text:span text:style-name="T4">professioneller </text:span></text:p>
            <text:p><text:span text:style-name="T4">Computerarbeit</text:span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 office:value-type="string" calcext:value-type="string">
            <text:p><text:span text:style-name="T16">Historische</text:span></text:p>
            <text:p><text:span text:style-name="T16">Hilfswissenschaften/</text:span></text:p>
            <text:p><text:span text:style-name="T16">Grundwissenschaften</text:span></text:p>
          </table:table-cell>
          <table:table-cell table:style-name="ce168" office:value-type="string" calcext:value-type="string">
            <text:p>Interdisziplinärer</text:p>
            <text:p>Arbeitskreis Historical GIS:</text:p>
            <text:p>"The HGIS Club"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/>
          <table:table-cell table:style-name="ce168" office:value-type="string" calcext:value-type="string">
            <text:p>Urkundenerschließung und -</text:p>
            <text:p>digitalisierung im Archiv</text:p>
          </table:table-cell>
          <table:table-cell table:number-columns-repeated="2"/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table:style-name="ce148" office:value-type="string" calcext:value-type="string">
            <text:p>Modul Geoarchäologie und</text:p>
            <text:p>freiwillige Zusatzleistung für Geoinformatik/Geografie</text:p>
          </table:table-cell>
          <table:table-cell table:style-name="ce168" office:value-type="string" calcext:value-type="string">
            <text:p><text:span text:style-name="T21">Digital Cultural Heritage: </text:span><text:span text:style-name="T22">Methoden der </text:span></text:p>
            <text:p><text:span text:style-name="T23">Dokumentation mit CAD und GIS </text:span>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Ur- und Frühgeschichte </text:p>
          </table:table-cell>
          <table:table-cell office:value-type="string" calcext:value-type="string">
            <text:p>Vertiefungsmodule C3</text:p>
          </table:table-cell>
          <table:table-cell table:style-name="ce168" office:value-type="string" calcext:value-type="string">
            <text:p>CAD Vermessung u. digit. </text:p>
            <text:p>Kartieru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Vorderasiatische</text:p>
            <text:p>Archäologie</text:p>
          </table:table-cell>
          <table:table-cell/>
          <table:table-cell table:style-name="ce168" office:value-type="string" calcext:value-type="string">
            <text:p>Der Alte Orient im Internet: </text:p>
            <text:p>Wikipedia und </text:p>
            <text:p>Forschungsportal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iglu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Ergänzungsveranstaltung</text:p>
          </table:table-cell>
          <table:table-cell table:style-name="ce168" office:value-type="string" calcext:value-type="string">
            <text:p>Digitales Kulturerbe: Lieben– Hassen – Ignorieren. Identifkationsrahmen,Konflikte und Bedeutungen von digitalisiertem <text:s/>Kulturerbe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81" office:value-type="string" calcext:value-type="string">
            <text:p>Informatik</text:p>
          </table:table-cell>
          <table:table-cell table:style-name="ce81"/>
          <table:table-cell table:style-name="ce168" office:value-type="string" calcext:value-type="string">
            <text:p>Computational and Digital </text:p>
            <text:p>Humanities</text:p>
          </table:table-cell>
          <table:table-cell table:style-name="ce81" office:value-type="string" calcext:value-type="string">
            <text:p>Proseminar / Semianr</text:p>
          </table:table-cell>
          <table:table-cell table:style-name="ce81"/>
          <table:table-cell table:style-name="ce81" office:value-type="string" calcext:value-type="string">
            <text:p>Mar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81" office:value-type="string" calcext:value-type="string">
            <text:p>Informatik</text:p>
          </table:table-cell>
          <table:table-cell table:style-name="ce81"/>
          <table:table-cell table:style-name="ce168" office:value-type="string" calcext:value-type="string">
            <text:p>Einführung in das </text:p>
            <text:p>maschinelle Sehen in 3D </text:p>
          </table:table-cell>
          <table:table-cell table:style-name="ce81" office:value-type="string" calcext:value-type="string">
            <text:p>Vorlesung</text:p>
          </table:table-cell>
          <table:table-cell table:style-name="ce81"/>
          <table:table-cell table:style-name="ce81" office:value-type="string" calcext:value-type="string">
            <text:p>Mara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124" office:value-type="string" calcext:value-type="string">
            <text:p>Exzellenzcluster Asia and Europe in a Global</text:p>
            <text:p>Context: The Dynamics of Transculturality</text:p>
          </table:table-cell>
          <table:table-cell table:style-name="ce81" office:value-type="string" calcext:value-type="string">
            <text:p>besonders für Studierende der Südasienstudien</text:p>
          </table:table-cell>
          <table:table-cell table:style-name="ce168" office:value-type="string" calcext:value-type="string">
            <text:p>Bringing Indian literature </text:p>
            <text:p>into the digital age with</text:p>
            <text:p>SARIT – a hands-on </text:p>
            <text:p>seminar in Digital</text:p>
            <text:p>Humanities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117" office:value-type="string" calcext:value-type="string">
            <text:p>Olalde/ McAllister / Kellner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125" office:value-type="string" calcext:value-type="string">
            <text:p>Heidelberger Graduiertenschule für Geistes- und Sozialwissenschaften (HGGS)</text:p>
          </table:table-cell>
          <table:table-cell table:style-name="ce81"/>
          <table:table-cell table:style-name="ce168" office:value-type="string" calcext:value-type="string">
            <text:p>Vernetzungen und </text:p>
            <text:p>Verstrickungen: "Digital</text:p>
            <text:p>Humanities" and the </text:p>
            <text:p>Science of Complex </text:p>
            <text:p>Networks </text:p>
          </table:table-cell>
          <table:table-cell table:style-name="ce81" office:value-type="string" calcext:value-type="string">
            <text:p>Seminar</text:p>
          </table:table-cell>
          <table:table-cell table:style-name="ce81" office:value-type="string" calcext:value-type="string">
            <text:p>Doktoranden</text:p>
          </table:table-cell>
          <table:table-cell table:style-name="ce117" office:value-type="string" calcext:value-type="string">
            <text:p>Zweig/ Schic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125" office:value-type="string" calcext:value-type="string">
            <text:p>Interdisciplinary Center for Scientific Computing</text:p>
          </table:table-cell>
          <table:table-cell table:style-name="ce81"/>
          <table:table-cell table:style-name="ce168" office:value-type="string" calcext:value-type="string">
            <text:p>Wissenschaftliche </text:p>
            <text:p>Visualisierung für Anfänge + </text:p>
            <text:p>Fortgeschrittene </text:p>
          </table:table-cell>
          <table:table-cell table:style-name="ce81" office:value-type="string" calcext:value-type="string">
            <text:p>Praktikum</text:p>
          </table:table-cell>
          <table:table-cell table:style-name="ce81"/>
          <table:table-cell table:style-name="ce117" office:value-type="string" calcext:value-type="string">
            <text:p>Sadlo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29" office:value-type="string" calcext:value-type="string">
            <text:p><text:span text:style-name="T7">Medien im archäologischen </text:span></text:p>
            <text:p><text:span text:style-name="T7">Museum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örfle / Bleile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iel</text:p>
          </table:table-cell>
          <table:table-cell table:style-name="ce81" office:value-type="string" calcext:value-type="string">
            <text:p>Christian-Albrechts-Universität zu Kiel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81" office:value-type="string" calcext:value-type="string">
            <text:p><text:span text:style-name="T24">Quantitative Methoden für Prähistoriker. Einführung in</text:span></text:p>
            <text:p><text:span text:style-name="T24">die Statistik</text:span></text:p>
          </table:table-cell>
          <table:table-cell table:style-name="ce81" table:number-columns-repeated="2"/>
          <table:table-cell table:style-name="ce81" office:value-type="string" calcext:value-type="string">
            <text:p>Rinne, Christoph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iel</text:p>
          </table:table-cell>
          <table:table-cell table:style-name="ce81" office:value-type="string" calcext:value-type="string">
            <text:p>Christian-Albrechts-Universität zu Kiel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81" office:value-type="string" calcext:value-type="string">
            <text:p><text:span text:style-name="T24">Einführung in QGIS -</text:span></text:p>
            <text:p><text:span text:style-name="T24">Prähistorische Fallbeispiele</text:span></text:p>
          </table:table-cell>
          <table:table-cell table:style-name="ce81" table:number-columns-repeated="2"/>
          <table:table-cell table:style-name="ce81" office:value-type="string" calcext:value-type="string">
            <text:p>Taylor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Basistechnologien </text:p>
            <text:p>(Archäoinformatik I)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Recht, Alexander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Archäoinformatik II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Remmy, Micha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Theorien der </text:p>
            <text:p>Archäoinformatik</text:p>
            <text:p>(Archäoinformatik III)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Förts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Geophysikalische </text:p>
            <text:p>Prospektionen 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Brois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168" office:value-type="string" calcext:value-type="string">
            <text:p><text:span text:style-name="T21">GIS III: Crossover gvSIG 2.0/OADE2010, Quantum-</text:span></text:p>
            <text:p><text:span text:style-name="T21">GIS, SAGA-GIS und MapWindow GIS</text:span>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2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127" office:value-type="string" calcext:value-type="string">
            <text:p><text:span text:style-name="T25">Einführung in die Software CalPal (Win-Notebook &amp; PC) zur Erstellung von 14C- </text:span></text:p>
            <text:p><text:span text:style-name="T25">basierten archäologischen Chronologie </text:span>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Wening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69" office:value-type="string" calcext:value-type="string">
            <text:p>IT-Zertifikat der Phil.-Fak.: Tools &amp; Methods in Digital</text:p>
            <text:p>Humanities – Mobile Webentwicklung</text:p>
          </table:table-cell>
          <table:table-cell table:style-name="ce81" office:value-type="string" calcext:value-type="string">
            <text:p>Übung, Seminar</text:p>
          </table:table-cell>
          <table:table-cell table:style-name="ce81"/>
          <table:table-cell table:style-name="ce81" office:value-type="string" calcext:value-type="string">
            <text:p>Wiener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68" office:value-type="string" calcext:value-type="string">
            <text:p>IT-Zertifikat der Phil.-Fak.: </text:p>
            <text:p>Advanced Web Basics </text:p>
          </table:table-cell>
          <table:table-cell table:style-name="ce81" office:value-type="string" calcext:value-type="string">
            <text:p>Übung, Seminar</text:p>
          </table:table-cell>
          <table:table-cell table:style-name="ce81"/>
          <table:table-cell table:style-name="ce81" office:value-type="string" calcext:value-type="string">
            <text:p>Wieners, Bey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70" office:value-type="string" calcext:value-type="string">
            <text:p>Basissysteme der Informationsverarbeitung -</text:p>
            <text:p>BSI (Hist.-kult.wiss. Informationsverarbeitung</text:p>
            <text:p>(Teil 1) Texte als Information)</text:p>
          </table:table-cell>
          <table:table-cell table:style-name="ce81" office:value-type="string" calcext:value-type="string">
            <text:p>Proseminar</text:p>
          </table:table-cell>
          <table:table-cell table:style-name="ce81"/>
          <table:table-cell table:style-name="ce81" office:value-type="string" calcext:value-type="string">
            <text:p>Kurz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81" office:value-type="string" calcext:value-type="string">
            <text:p>Computergrafik und Visualisierung I</text:p>
          </table:table-cell>
          <table:table-cell table:style-name="ce81" office:value-type="string" calcext:value-type="string">
            <text:p>Übung</text:p>
          </table:table-cell>
          <table:table-cell table:style-name="ce81"/>
          <table:table-cell table:style-name="ce81" office:value-type="string" calcext:value-type="string">
            <text:p>Lan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Repräsentation von Daten und Inform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be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<text:span text:style-name="T26">Digital Humanities und die Informatik der</text:span></text:p>
            <text:p><text:span text:style-name="T26">Geisteswissenschaften</text:span>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Ei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Moodle und Pflichtmodul im 1. Sem. Ägyptologie imModul "Einführung Ägyptologie"</text:p>
          </table:table-cell>
          <table:table-cell table:style-name="ce168" office:value-type="string" calcext:value-type="string">
            <text:p>Verarbeitung digitaler Daten </text:p>
            <text:p>in der Ägyptologie</text:p>
          </table:table-cell>
          <table:table-cell table:number-columns-repeated="2"/>
          <table:table-cell table:style-name="ce117" office:value-type="string" calcext:value-type="string">
            <text:p>Bruhn (FH Mainz), </text:p>
            <text:p>Naether, Rau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Alte Geschichte und digitale </text:p>
            <text:p>Method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117" office:value-type="string" calcext:value-type="string">
            <text:p>Brandt/ </text:p>
            <text:p>Straßburger/ Wittig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Digital Classics: Textmining </text:p>
            <text:p><text:span text:style-name="T21">&amp; Römische Erinnerungskultur</text:span></text:p>
          </table:table-cell>
          <table:table-cell table:number-columns-repeated="2"/>
          <table:table-cell table:style-name="ce117" office:value-type="string" calcext:value-type="string">
            <text:p>Kath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Einführung in die </text:p>
            <text:p>Papyrologie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Scholl 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Digitale</text:p>
            <text:p>Bestandserschließung </text:p>
            <text:p>griechischer Terrakott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17" office:value-type="string" calcext:value-type="string">
            <text:p>Böttcher-Ebers/ </text:p>
            <text:p>Böhme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office:value-type="string" calcext:value-type="string">
            <text:p>Vor- und Frühgeschichtliche Archäologie</text:p>
          </table:table-cell>
          <table:table-cell/>
          <table:table-cell table:style-name="ce168" office:value-type="string" calcext:value-type="string">
            <text:p>Grundlagen der EDV in der</text:p>
            <text:p>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ngel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Computer Aided Design </text:p>
            <text:p>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ler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Photogrammetr. </text:p>
            <text:p>Datenerfassung </text:p>
          </table:table-cell>
          <table:table-cell/>
          <table:table-cell office:value-type="string" calcext:value-type="string">
            <text:p>BA</text:p>
          </table:table-cell>
          <table:table-cell table:style-name="ce117" office:value-type="string" calcext:value-type="string">
            <text:p>Schlüter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Anwendungsbezogene </text:p>
            <text:p>Software-Entwicklung</text:p>
          </table:table-cell>
          <table:table-cell/>
          <table:table-cell office:value-type="string" calcext:value-type="string">
            <text:p>BA</text:p>
          </table:table-cell>
          <table:table-cell table:style-name="ce117" office:value-type="string" calcext:value-type="string">
            <text:p>Boochs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Digitale Bildanalyse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Boochs/ Kern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Geometrische Modellierung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Klinge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Software-Engineering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Böhm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</text:p>
          </table:table-cell>
          <table:table-cell table:style-name="ce168" office:value-type="string" calcext:value-type="string">
            <text:p>Einführung in GIS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</text:p>
          </table:table-cell>
          <table:table-cell table:style-name="ce168" office:value-type="string" calcext:value-type="string">
            <text:p>Digitale Fotografie für </text:p>
            <text:p>Archäologen 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Wissenschaftliche Übung</text:p>
          </table:table-cell>
          <table:table-cell table:style-name="ce168" office:value-type="string" calcext:value-type="string">
            <text:p>Digitale Bildbearbeitung für </text:p>
            <text:p>Archäologen </text:p>
          </table:table-cell>
          <table:table-cell table:number-columns-repeated="2"/>
          <table:table-cell office:value-type="string" calcext:value-type="string">
            <text:p>Köb</text:p>
          </table:table-cell>
          <table:table-cell table:number-columns-repeated="1014"/>
        </table:table-row>
        <table:table-row table:style-name="ro3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 table:style-name="ce129" office:value-type="string" calcext:value-type="string">
            <text:p><text:span text:style-name="T17">Archäologische Wissenschaften: </text:span></text:p>
            <text:p><text:span text:style-name="T17">Informationsverarbeitung </text:span></text:p>
            <text:p><text:span text:style-name="T17">in der Geoarchäologie, </text:span></text:p>
            <text:p><text:span text:style-name="T17">Übung </text:span></text:p>
          </table:table-cell>
          <table:table-cell table:style-name="ce129" office:value-type="string" calcext:value-type="string">
            <text:p><text:span text:style-name="T7">Datenbankauswertung </text:span></text:p>
            <text:p><text:span text:style-name="T7">frühgeschichtlicher </text:span></text:p>
            <text:p><text:span text:style-name="T7">Gräberfelder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fäffgen, Stadler</text:p>
          </table:table-cell>
          <table:table-cell office:value-type="string" calcext:value-type="string">
            <text:p>datenbanken, digitale datenverarbeit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28" office:value-type="string" calcext:value-type="string">
            <text:p>Feldpraktikum: geophysikalische </text:p>
            <text:p>Prospektion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Faßbinder</text:p>
          </table:table-cell>
          <table:table-cell office:value-type="string" calcext:value-type="string">
            <text:p>Geophysik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Provinzialrömische Archäologie</text:p>
          </table:table-cell>
          <table:table-cell/>
          <table:table-cell table:style-name="ce129" office:value-type="string" calcext:value-type="string">
            <text:p>Archäologische Fundaufnahme: zeichnerischeDokumentation – digitale Umsetzung - Katalog und Tafel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Hüdepohl</text:p>
          </table:table-cell>
          <table:table-cell office:value-type="string" calcext:value-type="string">
            <text:p>Dig. Editier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Denkmalpflege: Restaurierungswissenschaften, Seminar Praxiskurs </text:p>
          </table:table-cell>
          <table:table-cell office:value-type="string" calcext:value-type="string">
            <text:p>3D-Dokumentation und – Visualisierung in der Archäologi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4">Nieswandt, H.-H./ </text:span></text:p>
            <text:p><text:span text:style-name="T4">Klinke, L./ Schreiber, T.</text:span></text:p>
            <text:p/>
          </table:table-cell>
          <table:table-cell office:value-type="string" calcext:value-type="string">
            <text:p>3D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<text:span text:style-name="T6">Evangelische Theologie, Klassische Archäologie und Christliche Archäologie</text:span></text:p>
          </table:table-cell>
          <table:table-cell table:style-name="ce117" office:value-type="string" calcext:value-type="string">
            <text:p>Modul</text:p>
            <text:p>Spezialwissenschaften, </text:p>
            <text:p>Theorien und Methoden,</text:p>
            <text:p>Blockseminar </text:p>
          </table:table-cell>
          <table:table-cell office:value-type="string" calcext:value-type="string">
            <text:p>Praxiskurs: Von der Ausgrabung zur Publikation - Grabungstechnik und Methoden der Auswertung und Präsentation am Beispiel aktueller Kirchenarchäologie</text:p>
          </table:table-cell>
          <table:table-cell office:value-type="string" calcext:value-type="string">
            <text:p>Seminar</text:p>
          </table:table-cell>
          <table:table-cell/>
          <table:table-cell table:style-name="ce117" office:value-type="string" calcext:value-type="string">
            <text:p>Fischer </text:p>
          </table:table-cell>
          <table:table-cell office:value-type="string" calcext:value-type="string">
            <text:p>dig. Editieren, digitale datenauswertung, digital humanities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Geschichte</text:p>
          </table:table-cell>
          <table:table-cell table:style-name="ce117" office:value-type="string" calcext:value-type="string">
            <text:p>Modul Praxis, Übung </text:p>
          </table:table-cell>
          <table:table-cell table:style-name="ce168" office:value-type="string" calcext:value-type="string">
            <text:p>Digitales Edieren mit</text:p>
            <text:p>TEI/XML am Beispiel des </text:p>
            <text:p>Traktates "Comment les </text:p>
            <text:p>obsèques se doivent faire </text:p>
            <text:p>…“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iltmann</text:p>
          </table:table-cell>
          <table:table-cell office:value-type="string" calcext:value-type="string">
            <text:p>datenbank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Didaktik der Geschichte</text:p>
          </table:table-cell>
          <table:table-cell/>
          <table:table-cell table:style-name="ce168" office:value-type="string" calcext:value-type="string">
            <text:p>Digitale Medien und </text:p>
            <text:p>Geschichte</text:p>
          </table:table-cell>
          <table:table-cell table:style-name="ce117" office:value-type="string" calcext:value-type="string">
            <text:p>Praxisübung </text:p>
          </table:table-cell>
          <table:table-cell/>
          <table:table-cell table:style-name="ce117" office:value-type="string" calcext:value-type="string">
            <text:p>Näpel</text:p>
          </table:table-cell>
          <table:table-cell office:value-type="string" calcext:value-type="string">
            <text:p>internet, digital humanities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Alte Geschichte</text:p>
          </table:table-cell>
          <table:table-cell/>
          <table:table-cell office:value-type="string" calcext:value-type="string">
            <text:p><text:span text:style-name="T4">Neue Medien und Internetressourcen in den </text:span></text:p>
            <text:p><text:span text:style-name="T4">Altertumswissenschaften</text:span></text:p>
            <text:p/>
          </table:table-cell>
          <table:table-cell office:value-type="string" calcext:value-type="string">
            <text:p>Allgemeine Studien</text:p>
          </table:table-cell>
          <table:table-cell/>
          <table:table-cell office:value-type="string" calcext:value-type="string">
            <text:p>Tetzner</text:p>
          </table:table-cell>
          <table:table-cell office:value-type="string" calcext:value-type="string">
            <text:p>internet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17" office:value-type="string" calcext:value-type="string">
            <text:p>Universität Trier </text:p>
          </table:table-cell>
          <table:table-cell table:style-name="ce117" office:value-type="string" calcext:value-type="string">
            <text:p>Geoarchäologie</text:p>
          </table:table-cell>
          <table:table-cell/>
          <table:table-cell office:value-type="string" calcext:value-type="string">
            <text:p>Digitale Photogrammetrie</text:p>
          </table:table-cell>
          <table:table-cell office:value-type="string" calcext:value-type="string">
            <text:p>Exkursion, Übung</text:p>
          </table:table-cell>
          <table:table-cell/>
          <table:table-cell office:value-type="string" calcext:value-type="string">
            <text:p>Rock / Röder</text:p>
          </table:table-cell>
          <table:table-cell office:value-type="string" calcext:value-type="string">
            <text:p>photogrammetrie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17" office:value-type="string" calcext:value-type="string">
            <text:p>Universität Trier </text:p>
          </table:table-cell>
          <table:table-cell table:style-name="ce117" office:value-type="string" calcext:value-type="string">
            <text:p>Geoarchäologie</text:p>
          </table:table-cell>
          <table:table-cell/>
          <table:table-cell office:value-type="string" calcext:value-type="string">
            <text:p>Geoinformatik I</text:p>
          </table:table-cell>
          <table:table-cell office:value-type="string" calcext:value-type="string">
            <text:p>Tutorium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Modul BQ-B1</text:p>
          </table:table-cell>
          <table:table-cell table:style-name="ce168" office:value-type="string" calcext:value-type="string">
            <text:p>Medien- und Fachinforma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Programmierung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Ur- und Frühgeschichte</text:p>
          </table:table-cell>
          <table:table-cell table:style-name="ce168" office:value-type="string" calcext:value-type="string">
            <text:p>Räumliche Analyse in der</text:p>
            <text:p>Archäologie und GIS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blonka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Archäologie des Mittelalters /eScience</text:p>
          </table:table-cell>
          <table:table-cell table:style-name="ce168" office:value-type="string" calcext:value-type="string">
            <text:p>Einführung in die 3D-</text:p>
            <text:p>Modellierung für</text:p>
            <text:p>Kunsthistoriker und </text:p>
            <text:p>Archäologen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3D, digital humaniti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Einführung in die digitale</text:p>
            <text:p>Archivierung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Brandt</text:p>
          </table:table-cell>
          <table:table-cell office:value-type="string" calcext:value-type="string">
            <text:p>archivierun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Datenbanken für </text:p>
            <text:p>Studierende der </text:p>
            <text:p>Geisteswissenschaften </text:p>
          </table:table-cell>
          <table:table-cell office:value-type="string" calcext:value-type="string">
            <text:p>Seminar</text:p>
          </table:table-cell>
          <table:table-cell/>
          <table:table-cell table:style-name="ce148" office:value-type="string" calcext:value-type="string">
            <text:p>Derntl</text:p>
          </table:table-cell>
          <table:table-cell office:value-type="string" calcext:value-type="string">
            <text:p>datenbanken, digital humaniti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office:value-type="string" calcext:value-type="string">
            <text:p>Entwicklung mobiler Anwendungen (App) für </text:p>
            <text:p>geisteswissenschaftliche Fragestel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</text:p>
          </table:table-cell>
          <table:table-cell office:value-type="string" calcext:value-type="string">
            <text:p>Programmier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XML I: Datenmodellierung </text:p>
            <text:p>und -analys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Schwabe</text:p>
          </table:table-cell>
          <table:table-cell office:value-type="string" calcext:value-type="string">
            <text:p>datenbanken, digital humanities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Julius Eutings </text:p>
            <text:p>Reisetagebücher: </text:p>
            <text:p>computergestützte </text:p>
            <text:p>Bearbeitung historischer </text:p>
            <text:p>Quell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/Schwabe</text:p>
          </table:table-cell>
          <table:table-cell office:value-type="string" calcext:value-type="string">
            <text:p>Dig. Editieren, digital humaniti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Einführung in die </text:p>
            <text:p>automatisierte</text:p>
            <text:p>Datenverarbeitung </text:p>
          </table:table-cell>
          <table:table-cell office:value-type="string" calcext:value-type="string">
            <text:p>Vorlesung, Übung</text:p>
          </table:table-cell>
          <table:table-cell/>
          <table:table-cell office:value-type="string" calcext:value-type="string">
            <text:p>Körner</text:p>
          </table:table-cell>
          <table:table-cell office:value-type="string" calcext:value-type="string">
            <text:p>Digitale Datenauswertung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Wie Geschichte auf den Bildschirm komm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Beck</text:p>
          </table:table-cell>
          <table:table-cell office:value-type="string" calcext:value-type="string">
            <text:p>digitalisierung, digital humanities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Projektübung: Vom Buchregal ins Interne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auser</text:p>
          </table:table-cell>
          <table:table-cell office:value-type="string" calcext:value-type="string">
            <text:p>Digitalisierung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sche Wissenschaften</text:p>
          </table:table-cell>
          <table:table-cell/>
          <table:table-cell office:value-type="string" calcext:value-type="string">
            <text:p>Einführung in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g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3D-Scanni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ahrig, Stark</text:p>
          </table:table-cell>
          <table:table-cell office:value-type="string" calcext:value-type="string">
            <text:p>3D-Scan, Digitale Dokumentation, Visualisierung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Digitale Baudokumentation und Visualisierung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Kreisel</text:p>
          </table:table-cell>
          <table:table-cell office:value-type="string" calcext:value-type="string">
            <text:p>Visualisierung, CAD, Software und Tools, Digitale Dokumentation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Visualisier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mann</text:p>
          </table:table-cell>
          <table:table-cell office:value-type="string" calcext:value-type="string">
            <text:p>Visualisierung, 3D, Digitale Dokumentation, Software und Tool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Informationsverarbeitung in der Geoarchäologie</text:p>
          </table:table-cell>
          <table:table-cell/>
          <table:table-cell office:value-type="string" calcext:value-type="string">
            <text:p>Visualisierung und Auswertung von LIDAR-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/>
          <table:table-cell office:value-type="string" calcext:value-type="string">
            <text:p>Visualisierung, Software und Tool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27" office:value-type="string" calcext:value-type="string">
            <text:p>Altorientalistik, Ägyptologie, <text:s/>Klassische Archäologie, Prähistorische Archäologie, Vorderasiatische Archäologie</text:p>
          </table:table-cell>
          <table:table-cell/>
          <table:table-cell table:style-name="ce171" office:value-type="string" calcext:value-type="string">
            <text:p>Techniken archäologischen Arbeitens II</text:p>
          </table:table-cell>
          <table:table-cell table:number-columns-repeated="2"/>
          <table:table-cell office:value-type="string" calcext:value-type="string">
            <text:p>Kreppner, Weixer</text:p>
          </table:table-cell>
          <table:table-cell table:style-name="ce65" office:value-type="string" calcext:value-type="string">
            <text:p>Dig. Methoden &amp; Theorien, 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Geschichts- und Kulturwissenschafen</text:p>
          </table:table-cell>
          <table:table-cell office:value-type="string" calcext:value-type="string">
            <text:p>Modulübergreifend</text:p>
          </table:table-cell>
          <table:table-cell table:style-name="ce171" office:value-type="string" calcext:value-type="string">
            <text:p>Digital Humanities and Mapping for Historians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Goebel</text:p>
          </table:table-cell>
          <table:table-cell table:style-name="ce129" office:value-type="string" calcext:value-type="string">
            <text:p>Digital Humanities, Dig. Methoden &amp; Theori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28" office:value-type="string" calcext:value-type="string">
            <text:p>Prähistorische Archäologie, Klassische Archäologie, Ägyptologie, Altorientalistik, Vorderasiatische Archäologie</text:p>
          </table:table-cell>
          <table:table-cell/>
          <table:table-cell table:style-name="ce172" office:value-type="string" calcext:value-type="string">
            <text:p><text:span text:style-name="T27">3D Oberflächenvermessung für die Archäologie und Denkmalpflege, </text:span><text:span text:style-name="T28">3D Oberflächenvermessung für die Archäologie und Denkmalpfleg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ieberwirth</text:p>
          </table:table-cell>
          <table:table-cell table:style-name="ce129" office:value-type="string" calcext:value-type="string">
            <text:p>3D, Dig. Methoden &amp; Theorien, Digitale Dokumentation, Software und Tool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/>
          <table:table-cell table:style-name="ce171" office:value-type="string" calcext:value-type="string">
            <text:p>Elektronische Datenanalyse und statistische 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eiske</text:p>
          </table:table-cell>
          <table:table-cell office:value-type="string" calcext:value-type="string">
            <text:p>Statistik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Digitale Bildproduktion und Inventaris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nker</text:p>
          </table:table-cell>
          <table:table-cell table:style-name="ce129" office:value-type="string" calcext:value-type="string">
            <text:p>Datenbanken, Metadaten, Digitalisierung, Software und Tool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<text:span text:style-name="T29">Einführung Feldarchäologie, digitale Vermessung und Praxis d. DKoenllokmqalpuiufmlege</text:span><text:span text:style-name="T30">BA</text:span>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opper, Suhrbier</text:p>
          </table:table-cell>
          <table:table-cell office:value-type="string" calcext:value-type="string">
            <text:p>Digitale Vermess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Prospektions- und Ausgrabungspraktikum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ier, Meyer, Luczkiewicz, Nüsse, Orschiedt, Winger, Schussmann</text:span></text:p>
            <text:p/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ühne, Kreppner</text:p>
          </table:table-cell>
          <table:table-cell table:style-name="ce206" office:value-type="string" calcext:value-type="string">
            <text:p>EDV, Datenbanken, Digitale Dokumentatio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Elektronisches Publizieren und Präsentier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tt-Rabenhorst</text:p>
          </table:table-cell>
          <table:table-cell office:value-type="string" calcext:value-type="string">
            <text:p>Software und Tool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Fotografie (Farbe)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Fotografie (Farbe)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Umwelttechnische Messverfahre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tmann</text:p>
          </table:table-cell>
          <table:table-cell office:value-type="string" calcext:value-type="string">
            <text:p>Dig. Methoden &amp; Theorien, Digitale Dokument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Archäometrische Prospektion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 Digitale Dokumentation 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Archäometrische Prospektio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 Digitale Dokumentation 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27" office:value-type="string" calcext:value-type="string">
            <text:p>Interdisziplinäres Projekt Archäometrische Prospektion –</text:p>
            <text:p>Durchführung und Berich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, Digitale Dokumentation 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27" office:value-type="string" calcext:value-type="string">
            <text:p>Interdisziplinäres Projekt : Archäometrische Prospektion –</text:p>
            <text:p>Planung und Konzep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<text:span text:style-name="T29">Moderne Verfahren der Informationsspeicherung (jedes 2. SemeÜsbteurn)</text:span><text:span text:style-name="T30">g BA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üdel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Landschaftsarchäologie</text:p>
          </table:table-cell>
          <table:table-cell office:value-type="string" calcext:value-type="string">
            <text:p>Prospektion 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itale Dokumentation, Dig. Methoden &amp; Theorien, 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Museumskunde / 6. Sem</text:p>
          </table:table-cell>
          <table:table-cell office:value-type="string" calcext:value-type="string">
            <text:p>Digitale Medi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ttke, Clos</text:p>
          </table:table-cell>
          <table:table-cell office:value-type="string" calcext:value-type="string">
            <text:p>Audio und Video, 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1" office:value-type="string" calcext:value-type="string">
            <text:p>Digitale Methoden und Werkzeuge für Historiker/in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Hohls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1" office:value-type="string" calcext:value-type="string">
            <text:p>Geschichte-online. Historische Fachinformation im Wande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27" office:value-type="string" calcext:value-type="string">
            <text:p>Kahlert, </text:p>
            <text:p>Meyer</text:p>
          </table:table-cell>
          <table:table-cell table:style-name="ce127" office:value-type="string" calcext:value-type="string">
            <text:p>Online-Ressourcen, Dig. Methoden &amp; Theori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3" office:value-type="string" calcext:value-type="string">
            <text:p>Historiografische Arbeit im Netz: Digitale Ressourcen, <text:s/>Recherche, Kommunikation, Präsentatio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Tomic</text:p>
          </table:table-cell>
          <table:table-cell table:style-name="ce127" office:value-type="string" calcext:value-type="string">
            <text:p>Online-Ressourcen, Softare und Tools, Internet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71" office:value-type="string" calcext:value-type="string">
            <text:p>Dokumentation archäologischer Fund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173" office:value-type="string" calcext:value-type="string">
            <text:p>Pyramiden, Mumien, Schleier: Die fotografische Aneignung d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öffler</text:p>
          </table:table-cell>
          <table:table-cell office:value-type="string" calcext:value-type="string">
            <text:p>Fotografie, Digitale Ressourcen</text:p>
          </table:table-cell>
          <table:table-cell table:number-columns-repeated="1013"/>
        </table:table-row>
        <table:table-row table:style-name="ro3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171" office:value-type="string" calcext:value-type="string">
            <text:p>Workshop: „Pyramiden, Mumien, Schleier: Die fotografische Aneignung de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<text:span text:style-name="T4">Löffler, Derenthal, Edelmann, Schorneck,</text:span></text:p>
            <text:p><text:span text:style-name="T4">Harich-Hamburg, Arnst</text:span></text:p>
            <text:p/>
          </table:table-cell>
          <table:table-cell table:style-name="ce65" office:value-type="string" calcext:value-type="string">
            <text:p>Fotografie, Online-Ressourcen, Digitale Ressourcen, Datenbank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/>
          <table:table-cell office:value-type="string" calcext:value-type="string">
            <text:p>Berufsfeldbezogene Zusatzqualifikation</text:p>
          </table:table-cell>
          <table:table-cell table:style-name="ce171" office:value-type="string" calcext:value-type="string">
            <text:p>Visuelles Story Design – Bewegtbild in und mit neuen Medi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rimm/Vogelpohl</text:p>
          </table:table-cell>
          <table:table-cell office:value-type="string" calcext:value-type="string">
            <text:p>Audio und Video, Visualisier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<text:span text:style-name="T1">Humboldt Universität Berlin, </text:span><text:span text:style-name="T2"> Berlin-</text:span></text:p>
            <text:p><text:span text:style-name="T3">Brandenburgische Akademie der Wissenschaften</text:span></text:p>
          </table:table-cell>
          <table:table-cell table:style-name="ce129" office:value-type="string" calcext:value-type="string">
            <text:p>Institut für Archäologie</text:p>
          </table:table-cell>
          <table:table-cell office:value-type="string" calcext:value-type="string">
            <text:p><text:span text:style-name="T1">Archäologie und </text:span><text:span text:style-name="T2">Kulturgeschichte Nordostafrikas</text:span></text:p>
          </table:table-cell>
          <table:table-cell table:style-name="ce171" office:value-type="string" calcext:value-type="string">
            <text:p>Crowd Sourcing: Ägyptische Text-Corpora zum Mitmach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incke, Schweitzer</text:p>
          </table:table-cell>
          <table:table-cell office:value-type="string" calcext:value-type="string">
            <text:p>Datenbanken, Digitalisierung, Software und Tools, Textanalys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171" office:value-type="string" calcext:value-type="string">
            <text:p>Bildbearbeitung in den Kultur- und Bildwissenschaften</text:p>
          </table:table-cell>
          <table:table-cell table:style-name="ce127" office:value-type="string" calcext:value-type="string">
            <text:p>Übung</text:p>
          </table:table-cell>
          <table:table-cell/>
          <table:table-cell table:style-name="ce127" office:value-type="string" calcext:value-type="string">
            <text:p>Kreska</text:p>
          </table:table-cell>
          <table:table-cell table:style-name="ce127" office:value-type="string" calcext:value-type="string">
            <text:p>Bildbearbeit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171" office:value-type="string" calcext:value-type="string">
            <text:p>Datenbanken in den Kultur- und Bildwissenschaften</text:p>
          </table:table-cell>
          <table:table-cell table:style-name="ce127" office:value-type="string" calcext:value-type="string">
            <text:p>Übung</text:p>
          </table:table-cell>
          <table:table-cell/>
          <table:table-cell table:style-name="ce127" office:value-type="string" calcext:value-type="string">
            <text:p>Kreska</text:p>
          </table:table-cell>
          <table:table-cell table:style-name="ce127" office:value-type="string" calcext:value-type="string">
            <text:p>Datenbanke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/>
          <table:table-cell table:style-name="ce171" office:value-type="string" calcext:value-type="string">
            <text:p>Topographie des antiken Athen</text:p>
          </table:table-cell>
          <table:table-cell table:style-name="ce127" office:value-type="string" calcext:value-type="string">
            <text:p>Vorlesung</text:p>
          </table:table-cell>
          <table:table-cell/>
          <table:table-cell table:style-name="ce127" office:value-type="string" calcext:value-type="string">
            <text:p>Lohmann</text:p>
          </table:table-cell>
          <table:table-cell table:style-name="ce127" office:value-type="string" calcext:value-type="string">
            <text:p>3D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lassische Archäologie Modul Antike in 3D</text:p>
          </table:table-cell>
          <table:table-cell table:style-name="ce171" office:value-type="string" calcext:value-type="string">
            <text:p>Antike in 3D in den Kunstsammlungen der RUB</text:p>
          </table:table-cell>
          <table:table-cell table:style-name="ce127"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4">Weber­-Lehmann, Strothmann</text:span></text:p>
            <text:p/>
          </table:table-cell>
          <table:table-cell table:style-name="ce127" office:value-type="string" calcext:value-type="string">
            <text:p>3D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UFG 2 Fundbearbeitung</text:p>
          </table:table-cell>
          <table:table-cell table:style-name="ce171" office:value-type="string" calcext:value-type="string">
            <text:p>Prospektionsmethoden</text:p>
          </table:table-cell>
          <table:table-cell table:style-name="ce127" office:value-type="string" calcext:value-type="string">
            <text:p>Seminar</text:p>
          </table:table-cell>
          <table:table-cell/>
          <table:table-cell table:style-name="ce202" office:value-type="string" calcext:value-type="string">
            <text:p>Song</text:p>
          </table:table-cell>
          <table:table-cell table:style-name="ce127" office:value-type="string" calcext:value-type="string">
            <text:p>Digitale Dokumentati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171" office:value-type="string" calcext:value-type="string">
            <text:p>Archäoinformatik II: Datenauswertung und -präsenta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Wölfel</text:p>
          </table:table-cell>
          <table:table-cell office:value-type="string" calcext:value-type="string">
            <text:p>GIS, Statistik, Visualisierung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174" office:value-type="string" calcext:value-type="string">
            <text:p>Fernerkundung in der Archäologie / Remote Sensing in Archaeology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Wölfel</text:p>
          </table:table-cell>
          <table:table-cell office:value-type="string" calcext:value-type="string">
            <text:p>Geophysik, Bildbearbeitung, GIS, Visualisier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Klassische Archäologie</text:p>
          </table:table-cell>
          <table:table-cell table:style-name="ce129" office:value-type="string" calcext:value-type="string">
            <text:p>Archäologie, Klassische Archäologie, Kunstgeschichte</text:p>
          </table:table-cell>
          <table:table-cell table:style-name="ce171" office:value-type="string" calcext:value-type="string">
            <text:p>Photographieren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Rumscheid</text:p>
          </table:table-cell>
          <table:table-cell office:value-type="string" calcext:value-type="string">
            <text:p>Fotografie, 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metrie</text:p>
          </table:table-cell>
          <table:table-cell table:style-name="ce171" office:value-type="string" calcext:value-type="string">
            <text:p>Fernerkundung und GIS in der Archäologie</text:p>
          </table:table-cell>
          <table:table-cell office:value-type="string" calcext:value-type="string">
            <text:p>Vorlesung, Übung</text:p>
          </table:table-cell>
          <table:table-cell office:value-type="string" calcext:value-type="string">
            <text:p>BA</text:p>
          </table:table-cell>
          <table:table-cell table:style-name="ce202" office:value-type="string" calcext:value-type="string">
            <text:p>Marzolff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table:style-name="ce130" office:value-type="string" calcext:value-type="string">
            <text:p>Einführung in die Anwendung statistischer Methoden in der Archäologi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Müller-Scheeßel</text:p>
          </table:table-cell>
          <table:table-cell table:style-name="ce130" office:value-type="string" calcext:value-type="string">
            <text:p>Statistik, Software und Tool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earbeitung digitaler archäologischer Daten für das Web- Kartierungssystem TOPAMA (Teil 2: Wirtschaftsdaten)</text:p>
          </table:table-cell>
          <table:table-cell/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Henning</text:p>
          </table:table-cell>
          <table:table-cell table:style-name="ce130" office:value-type="string" calcext:value-type="string">
            <text:p>Software und Tools, Web-Kartierung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<text:span text:style-name="T4">Grundlagen der Vermessungstechnik und digitaler Dokumentationsmethoden in der Archäologie (Block)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202"/>
          <table:table-cell office:value-type="string" calcext:value-type="string">
            <text:p>CAD, <text:span text:style-name="T34">GIS, Datenbanken, </text:span>Dig. Dokumentation, 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Historisches Seminar</text:p>
          </table:table-cell>
          <table:table-cell table:style-name="ce118" office:value-type="string" calcext:value-type="string">
            <text:p>Geschichte, Kunstgeschichte</text:p>
          </table:table-cell>
          <table:table-cell table:style-name="ce175" office:value-type="string" calcext:value-type="string">
            <text:p>Digital humanities everywhere? Zum Wandel der Geisteswissenschaften</text:p>
          </table:table-cell>
          <table:table-cell office:value-type="string" calcext:value-type="string">
            <text:p>Übung</text:p>
          </table:table-cell>
          <table:table-cell table:style-name="ce199" office:value-type="string" calcext:value-type="string">
            <text:p>BA, MA</text:p>
          </table:table-cell>
          <table:table-cell table:style-name="ce149" office:value-type="string" calcext:value-type="string">
            <text:p>May, Wübbena</text:p>
          </table:table-cell>
          <table:table-cell office:value-type="string" calcext:value-type="string">
            <text:p>Digital Humanitie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iessen</text:p>
          </table:table-cell>
          <table:table-cell office:value-type="string" calcext:value-type="string">
            <text:p>Justus-Liebig Universität Giessen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Computergestützte Arbeitsmethoden in der Archäologie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Stark</text:p>
          </table:table-cell>
          <table:table-cell table:style-name="ce65" office:value-type="string" calcext:value-type="string">
            <text:p>Dig. Methoden &amp; Theorien, Software und Tool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8" office:value-type="string" calcext:value-type="string">
            <text:p>Archäologisches Institut</text:p>
          </table:table-cell>
          <table:table-cell table:style-name="ce118" office:value-type="string" calcext:value-type="string">
            <text:p><text:span text:style-name="T7">BA + MA Klassische Archäologie,</text:span></text:p>
            <text:p><text:span text:style-name="T7">BA Antike Kulturen, MA</text:span></text:p>
            <text:p><text:span text:style-name="T7">Angewandte Informatik/Digital </text:span></text:p>
            <text:p><text:span text:style-name="T7">Humanities</text:span></text:p>
          </table:table-cell>
          <table:table-cell office:value-type="string" calcext:value-type="string">
            <text:p>Automatisierte Erfassung und Corpusbildung in den Altertumswissenschaften</text:p>
          </table:table-cell>
          <table:table-cell/>
          <table:table-cell office:value-type="string" calcext:value-type="string">
            <text:p>BA, MA, Doktoranden</text:p>
          </table:table-cell>
          <table:table-cell table:style-name="ce202" office:value-type="string" calcext:value-type="string">
            <text:p>Langner</text:p>
          </table:table-cell>
          <table:table-cell table:style-name="ce118" office:value-type="string" calcext:value-type="string">
            <text:p>Auszeichnungssprachen, Datenbanken, Datenmanagement, Digitale Dokumentation, Metadaten, Online-Ressourcen, Software und Tools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8" office:value-type="string" calcext:value-type="string">
            <text:p>Archäologisches Institut</text:p>
          </table:table-cell>
          <table:table-cell table:style-name="ce118" office:value-type="string" calcext:value-type="string">
            <text:p><text:span text:style-name="T18">BA + MA Klassische Archäologie,</text:span></text:p>
            <text:p><text:span text:style-name="T18">MA Kunstgeschichte, MA</text:span></text:p>
            <text:p><text:span text:style-name="T18">Angewandte Informatik/Digital</text:span></text:p>
            <text:p><text:span text:style-name="T18">Humanities, MA Germanistik,</text:span></text:p>
            <text:p><text:span text:style-name="T18">MA Interkulturelle Germanistik</text:span></text:p>
          </table:table-cell>
          <table:table-cell office:value-type="string" calcext:value-type="string">
            <text:p><text:span text:style-name="T8">Emotionen in Bild und Text. Ihre Darstellung und digitale</text:span></text:p>
            <text:p><text:span text:style-name="T8">Erfassung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Langner, Sporleder</text:p>
          </table:table-cell>
          <table:table-cell table:style-name="ce130" office:value-type="string" calcext:value-type="string">
            <text:p>Datenbanken, Datenmanagement, Digitale Dokumentation, Digitalisierung, Dig. Methoden &amp; Theorien, Metadaten, Online-Ressourcen, Software und Tools, Textanalyse, Webtechnologie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übergreifend</text:p>
          </table:table-cell>
          <table:table-cell office:value-type="string" calcext:value-type="string">
            <text:p>Advance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yer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Antike Kulturen, übergreifend</text:p>
          </table:table-cell>
          <table:table-cell table:style-name="ce176" office:value-type="string" calcext:value-type="string">
            <text:p>Digitale Bildbearbeitung (Block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iche</text:p>
          </table:table-cell>
          <table:table-cell office:value-type="string" calcext:value-type="string">
            <text:p>Bildbearbeitung, Software und Tool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übergreifend</text:p>
          </table:table-cell>
          <table:table-cell table:style-name="ce177" office:value-type="string" calcext:value-type="string">
            <text:p>Digitale Bildwissenschaft und "Cultural Analytics"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iche</text:p>
          </table:table-cell>
          <table:table-cell table:style-name="ce130" office:value-type="string" calcext:value-type="string">
            <text:p>Datenmanagement, Dig. Methoden &amp; Theorien, Digital Humanities, Fotografie, Software und Tool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 table:style-name="ce87"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7">Geschichte, Deutsche Philologie,</text:span></text:p>
            <text:p><text:span text:style-name="T7">Geschlechterforschung</text:span></text:p>
          </table:table-cell>
          <table:table-cell table:style-name="ce44" office:value-type="string" calcext:value-type="string" table:number-columns-spanned="2" table:number-rows-spanned="1">
            <text:p><text:span text:style-name="T27">Digitale Publikationen und Editionen in der Geschichtswissensch</text:span><text:span text:style-name="T28">aften</text:span></text:p>
          </table:table-cell>
          <table:covered-table-cell office:value-type="string" calcext:value-type="string">
            <text:p>Seminar</text:p>
          </table:covered-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munk, Enderle, Mittler</text:span></text:p>
            <text:p/>
          </table:table-cell>
          <table:table-cell table:style-name="ce65" office:value-type="string" calcext:value-type="string">
            <text:p>Textanalyse, Software und Tools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7">Geschichte, Deutsche Philologie,</text:span></text:p>
            <text:p><text:span text:style-name="T7">Geschlechterforschung, übergreifend</text:span></text:p>
          </table:table-cell>
          <table:table-cell office:value-type="string" calcext:value-type="string">
            <text:p><text:span text:style-name="T4">Digitale Publikationen und Editionen in der</text:span></text:p>
            <text:p><text:span text:style-name="T4">Geschichtswissenschaft und in den Literaturwissenschaften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munk, Enderle, Mittler</text:span></text:p>
            <text:p/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7">Geschichte, Interdisziplinäre</text:span></text:p>
            <text:p><text:span text:style-name="T7">Indienstudien, übergreifend</text:span></text:p>
          </table:table-cell>
          <table:table-cell table:style-name="ce179" office:value-type="string" calcext:value-type="string">
            <text:p>Digitale Werkzeuge für Historik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öger</text:p>
          </table:table-cell>
          <table:table-cell office:value-type="string" calcext:value-type="string">
            <text:p>Digitale Datenauswertung, Dig. Methoden &amp; Theorien, Software und Tools, Datenpräsentation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eschichte / Methoden</text:p>
          </table:table-cell>
          <table:table-cell office:value-type="string" calcext:value-type="string">
            <text:p><text:span text:style-name="T4">"Augmented Reality" – Zur (Re-)Konstruktion vergangener Realitäten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ittig</text:p>
          </table:table-cell>
          <table:table-cell office:value-type="string" calcext:value-type="string">
            <text:p>Visualisier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4">Allgemeine berufsqualifizierende</text:span></text:p>
            <text:p><text:span text:style-name="T4">Kompetenzen Fachbereichsweit</text:span></text:p>
            <text:p/>
          </table:table-cell>
          <table:table-cell table:style-name="ce180" office:value-type="string" calcext:value-type="string">
            <text:p>Einführung in die archäologischen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bucic, Nikola</text:p>
          </table:table-cell>
          <table:table-cell table:style-name="ce65" office:value-type="string" calcext:value-type="string">
            <text:p>Dig. Methoden &amp; Theorien, Digitale Dokumentati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table:style-name="ce149" office:value-type="string" calcext:value-type="string">
            <text:p>BA (AÜ ABK2 FWB)</text:p>
          </table:table-cell>
          <table:table-cell table:style-name="ce149" office:value-type="string" calcext:value-type="string">
            <text:p>Modellierung, Aufbau und Nutzung von 3D-Modellen in der</text:p>
            <text:p>archäologischen Forsch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mer</text:p>
          </table:table-cell>
          <table:table-cell table:style-name="ce65" office:value-type="string" calcext:value-type="string">
            <text:p>Digitale Dokumentation, Digitalisierung, Dig. Methoden &amp; Theorien, Laserscanning, Software und Tools, Visualisierung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149" office:value-type="string" calcext:value-type="string">
            <text:p>Allgemeine berufsqualifizierende</text:p>
            <text:p>Kompetenzen</text:p>
          </table:table-cell>
          <table:table-cell table:style-name="ce179" office:value-type="string" calcext:value-type="string">
            <text:p>Vermessungstechnik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äff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149" office:value-type="string" calcext:value-type="string">
            <text:p>Vor- und Frühgeschichte</text:p>
          </table:table-cell>
          <table:table-cell table:style-name="ce179" office:value-type="string" calcext:value-type="string">
            <text:p>Einführung in die Statistik für Prähistorik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Groß</text:p>
          </table:table-cell>
          <table:table-cell table:style-name="ce118" office:value-type="string" calcext:value-type="string">
            <text:p>Statistik, Datenmanagement, Datenpräsentation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table:style-name="ce149" office:value-type="string" calcext:value-type="string">
            <text:p>Heidelberg</text:p>
          </table:table-cell>
          <table:table-cell table:style-name="ce149" office:value-type="string" calcext:value-type="string">
            <text:p>Ruprecht-Karls-Universität Heidelberg</text:p>
          </table:table-cell>
          <table:table-cell table:style-name="ce131" office:value-type="string" calcext:value-type="string">
            <text:p>Historisches Seminar</text:p>
            <text:p/>
          </table:table-cell>
          <table:table-cell office:value-type="string" calcext:value-type="string">
            <text:p><text:span text:style-name="T4">Mittlere und Neuere Geschichte, </text:span></text:p>
            <text:p><text:span text:style-name="T4">Hilfs-/ Grundwissenschaften</text:span></text:p>
            <text:p/>
          </table:table-cell>
          <table:table-cell table:style-name="ce47" office:value-type="string" calcext:value-type="string">
            <text:p>Interdisziplinärer Arbeitskreis Historical GIS: "The HGIS Club"</text:p>
          </table:table-cell>
          <table:table-cell table:style-name="ce149" office:value-type="string" calcext:value-type="string">
            <text:p>Übung</text:p>
          </table:table-cell>
          <table:table-cell/>
          <table:table-cell office:value-type="string" calcext:value-type="string">
            <text:p><text:span text:style-name="T4">Schultes, </text:span></text:p>
            <text:p><text:span text:style-name="T4">Loos, </text:span></text:p>
            <text:p><text:span text:style-name="T4">Volkmann</text:span></text:p>
            <text:p/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18" office:value-type="string" calcext:value-type="string">
            <text:p><text:span text:style-name="T7">Archäologische Prospektion und Ausgrabung: Methoden und</text:span></text:p>
            <text:p><text:span text:style-name="T7">Techniken</text:span></text:p>
          </table:table-cell>
          <table:table-cell table:number-columns-repeated="2"/>
          <table:table-cell office:value-type="string" calcext:value-type="string">
            <text:p>Traumüller</text:p>
          </table:table-cell>
          <table:table-cell table:style-name="ce65" office:value-type="string" calcext:value-type="string">
            <text:p>Dig. Methoden &amp; Theorien, Digitale Dokumentation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Überblick über die Einsatzmöglichkeiten von EDV in der Archäologie</text:span></text:p>
            <text:p/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pelletto</text:p>
          </table:table-cell>
          <table:table-cell table:style-name="ce118" office:value-type="string" calcext:value-type="string">
            <text:p>EDV, Software <text:s/>und Tools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 table:style-name="ce149" office:value-type="string" calcext:value-type="string">
            <text:p>Übergreifende Kompetenzen -</text:p>
            <text:p>EDV, Griechisch, Latein</text:p>
          </table:table-cell>
          <table:table-cell table:style-name="ce179" office:value-type="string" calcext:value-type="string">
            <text:p>Einführung in die Präsentationstechnik</text:p>
          </table:table-cell>
          <table:table-cell table:style-name="ce149" office:value-type="string" calcext:value-type="string">
            <text:p>Übung</text:p>
          </table:table-cell>
          <table:table-cell table:style-name="ce142" office:value-type="string" calcext:value-type="string">
            <text:p>BA, MA</text:p>
          </table:table-cell>
          <table:table-cell table:style-name="ce149" office:value-type="string" calcext:value-type="string">
            <text:p>Räuchle</text:p>
          </table:table-cell>
          <table:table-cell table:style-name="ce149" office:value-type="string" calcext:value-type="string">
            <text:p>Datenpräsentation, Dig. Methoden &amp; Theorien</text:p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table:style-name="ce149" office:value-type="string" calcext:value-type="string">
            <text:p>Papyrologie</text:p>
          </table:table-cell>
          <table:table-cell table:style-name="ce183" office:value-type="string" calcext:value-type="string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st</text:p>
          </table:table-cell>
          <table:table-cell table:number-columns-repeated="1014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49" office:value-type="string" calcext:value-type="string">
            <text:p>Papyrologie</text:p>
          </table:table-cell>
          <table:table-cell table:style-name="ce149" office:value-type="string" calcext:value-type="string">
            <text:p>Papyrologie, übergreifend</text:p>
          </table:table-cell>
          <table:table-cell table:style-name="ce179" office:value-type="string" calcext:value-type="string">
            <text:p>Digitale Papyrologie</text:p>
          </table:table-cell>
          <table:table-cell table:style-name="ce149" office:value-type="string" calcext:value-type="string">
            <text:p>Seminar</text:p>
          </table:table-cell>
          <table:table-cell table:style-name="ce149"/>
          <table:table-cell table:style-name="ce149" office:value-type="string" calcext:value-type="string">
            <text:p><text:span text:style-name="T3">Cowey, Ast, Berkes</text:span></text:p>
          </table:table-cell>
          <table:table-cell table:style-name="ce65" office:value-type="string" calcext:value-type="string">
            <text:p>Datenbanken, Digitale Ressourcen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 table:style-name="ce149" office:value-type="string" calcext:value-type="string">
            <text:p>Alte und Mittelalterl. Gesch., </text:p>
            <text:p>Klass. Arch., Byz. Arch., Ur- und</text:p>
            <text:p>Frühgesch., übergreifend</text:p>
          </table:table-cell>
          <table:table-cell table:style-name="ce179" office:value-type="string" calcext:value-type="string">
            <text:p>Vom analogen Fundkatalog zur digitalen Fundstellendatenbank</text:p>
          </table:table-cell>
          <table:table-cell table:style-name="ce149" office:value-type="string" calcext:value-type="string">
            <text:p>Praktikum</text:p>
          </table:table-cell>
          <table:table-cell table:style-name="ce208"/>
          <table:table-cell table:style-name="ce149" office:value-type="string" calcext:value-type="string">
            <text:p>Volkmann, </text:p>
            <text:p>Casselmann</text:p>
          </table:table-cell>
          <table:table-cell table:style-name="ce149" office:value-type="string" calcext:value-type="string">
            <text:p>GIS, Dig. Methoden &amp; Theorien, Software und Tool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149" office:value-type="string" calcext:value-type="string">
            <text:p>Ur- und Frühgesch.,</text:p>
            <text:p>Geoarchäologie</text:p>
          </table:table-cell>
          <table:table-cell table:style-name="ce179" office:value-type="string" calcext:value-type="string">
            <text:p>CAD Vermessung und digitale Kartierung</text:p>
          </table:table-cell>
          <table:table-cell table:style-name="ce149" office:value-type="string" calcext:value-type="string">
            <text:p>Übung</text:p>
          </table:table-cell>
          <table:table-cell table:style-name="ce149" office:value-type="string" calcext:value-type="string">
            <text:p>MA</text:p>
          </table:table-cell>
          <table:table-cell table:style-name="ce149" office:value-type="string" calcext:value-type="string">
            <text:p>Casselmann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149" office:value-type="string" calcext:value-type="string">
            <text:p>Ur- und Frühgeschichte, </text:p>
            <text:p>Geoarchäologie</text:p>
          </table:table-cell>
          <table:table-cell table:style-name="ce179" office:value-type="string" calcext:value-type="string">
            <text:p>Einführung in CAD und GIS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Volkmann, </text:p>
            <text:p>Casselmann</text:p>
          </table:table-cell>
          <table:table-cell table:style-name="ce149" office:value-type="string" calcext:value-type="string">
            <text:p>CAD, GIS, Software und Tools, <text:span text:style-name="T3">Dig. Methoden &amp; Theorien, Datenmanagement</text:span></text:p>
          </table:table-cell>
          <table:table-cell table:number-columns-repeated="1013"/>
        </table:table-row>
        <table:table-row table:style-name="ro4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</text:p>
          </table:table-cell>
          <table:table-cell table:style-name="ce130" office:value-type="string" calcext:value-type="string">
            <text:p>Archäoinformatik. Einführung in Methodik der Archäologie und Softwar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5" office:value-type="string" calcext:value-type="string">
            <text:p>3D, Auszeichnungssprachen, CAD, Datenbanken, Datenmanagement, Digitale Dokumentation, Digitalisierung, Dig. Methoden &amp; Theorien, GIS, Metadaten, Software und Tools, Statistik, Visualisierung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, Kg1, Kv1</text:p>
          </table:table-cell>
          <table:table-cell table:style-name="ce179" office:value-type="string" calcext:value-type="string">
            <text:p>AutoCAD Einführung</text:p>
          </table:table-cell>
          <table:table-cell table:style-name="ce149" office:value-type="string" calcext:value-type="string">
            <text:p>Übung</text:p>
          </table:table-cell>
          <table:table-cell table:style-name="ce142"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5" office:value-type="string" calcext:value-type="string">
            <text:p>3D, CAD, Datenmanagement, Digitale Dokumentation, Digitalisierung, Visualisierung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Prähistorische und Historische</text:p>
            <text:p>Archäologie, Teil der Module</text:p>
            <text:p>Bg3, Bv3, Cg2, Cv2, Dg2, Dv2</text:p>
          </table:table-cell>
          <table:table-cell table:style-name="ce179" office:value-type="string" calcext:value-type="string">
            <text:p>Von der Ausgrabung zum GIS-Projekt</text:p>
          </table:table-cell>
          <table:table-cell table:style-name="ce149" office:value-type="string" calcext:value-type="string">
            <text:p>Übung</text:p>
          </table:table-cell>
          <table:table-cell table:style-name="ce149" office:value-type="string" calcext:value-type="string">
            <text:p>BA, MA</text:p>
          </table:table-cell>
          <table:table-cell table:style-name="ce149" office:value-type="string" calcext:value-type="string">
            <text:p>Rinne, Christoph</text:p>
          </table:table-cell>
          <table:table-cell table:style-name="ce118" office:value-type="string" calcext:value-type="string">
            <text:p><text:span text:style-name="T7">3D, CAD, Datenmanage</text:span><text:span text:style-name="T44">ment, Digitale </text:span><text:span text:style-name="T45">Dokumentation, Digitalisierung, GIS, Software und Tools, Visualisierung</text:span>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4">2-Fach MA Klassische</text:span></text:p>
            <text:p><text:span text:style-name="T4">Archäologie</text:span></text:p>
          </table:table-cell>
          <table:table-cell table:style-name="ce47" office:value-type="string" calcext:value-type="string">
            <text:p>Architekturzeichenübung am Beispiel dorischer Tempel</text:p>
          </table:table-cell>
          <table:table-cell table:style-name="ce149" office:value-type="string" calcext:value-type="string">
            <text:p>Übung</text:p>
          </table:table-cell>
          <table:table-cell table:style-name="ce149"/>
          <table:table-cell table:style-name="ce149" office:value-type="string" calcext:value-type="string">
            <text:p>Kobusch</text:p>
          </table:table-cell>
          <table:table-cell office:value-type="string" calcext:value-type="string">
            <text:p><text:span text:style-name="T4">Software und Tools, Visualisierung</text:span></text:p>
            <text:p/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Klassische Archäologie</text:p>
          </table:table-cell>
          <table:table-cell table:style-name="ce149" office:value-type="string" calcext:value-type="string">
            <text:p>Archäoinformatik</text:p>
          </table:table-cell>
          <table:table-cell table:style-name="ce47" office:value-type="string" calcext:value-type="string">
            <text:p>Archäoinformatik I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Recht</text:p>
          </table:table-cell>
          <table:table-cell office:value-type="string" calcext:value-type="string">
            <text:p><text:span text:style-name="T4">Datenbanken, Datenmanagement, Dig. Methoden &amp; Theorien, Software und Tools</text:span></text:p>
            <text:p/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Archäoinformatik</text:p>
          </table:table-cell>
          <table:table-cell table:style-name="ce179" office:value-type="string" calcext:value-type="string">
            <text:p>Spatial analysis of landscapes and urban environments</text:p>
          </table:table-cell>
          <table:table-cell table:style-name="ce149" office:value-type="string" calcext:value-type="string">
            <text:p>Vorlesung, Übung</text:p>
          </table:table-cell>
          <table:table-cell office:value-type="string" calcext:value-type="string">
            <text:p>MA, Doktoranden</text:p>
          </table:table-cell>
          <table:table-cell table:style-name="ce149" office:value-type="string" calcext:value-type="string">
            <text:p>Paliou</text:p>
          </table:table-cell>
          <table:table-cell table:style-name="ce118" office:value-type="string" calcext:value-type="string">
            <text:p>Datenmanagement, Digitalisierung, GIS, <text:span text:style-name="T4">Software und </text:span>Tools, Statistik</text:p>
            <text:p/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Archäoinformatik</text:p>
          </table:table-cell>
          <table:table-cell table:style-name="ce179"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aliou</text:p>
          </table:table-cell>
          <table:table-cell table:style-name="ce131" office:value-type="string" calcext:value-type="string">
            <text:p>Datenbanken,  Datenmanagement, Digitalisierung, GIS, Metadaten, Dig. Methoden &amp; Theorien, Software und Tools</text:p>
            <text:p/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Archäologie</text:p>
          </table:table-cell>
          <table:table-cell table:style-name="ce179" office:value-type="string" calcext:value-type="string">
            <text:p>Naturwissenschaftliche Untersuchungsmethoden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Heinze</text:p>
          </table:table-cell>
          <table:table-cell office:value-type="string" calcext:value-type="string">
            <text:p><text:span text:style-name="T4">Dig. Methoden &amp; Theorien, Geophysik</text:span></text:p>
            <text:p/>
            <text:p/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Archäologie</text:p>
          </table:table-cell>
          <table:table-cell table:style-name="ce179" office:value-type="string" calcext:value-type="string">
            <text:p>Korrespondenzanalyse für Archäologen</text:p>
          </table:table-cell>
          <table:table-cell table:style-name="ce149" office:value-type="string" calcext:value-type="string">
            <text:p>Seminar </text:p>
          </table:table-cell>
          <table:table-cell table:style-name="ce149" office:value-type="string" calcext:value-type="string">
            <text:p>BA, MA</text:p>
          </table:table-cell>
          <table:table-cell table:style-name="ce149" office:value-type="string" calcext:value-type="string">
            <text:p>Roth</text:p>
          </table:table-cell>
          <table:table-cell table:style-name="ce118" office:value-type="string" calcext:value-type="string">
            <text:p>Datenmanagement, Statistik 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Archäologie</text:p>
          </table:table-cell>
          <table:table-cell table:style-name="ce179" office:value-type="string" calcext:value-type="string">
            <text:p>Denkmalpflege und Rekonstruktion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Kienzle</text:p>
          </table:table-cell>
          <table:table-cell table:style-name="ce131" office:value-type="string" calcext:value-type="string">
            <text:p>Bildbearbeitung, Digitale Dokumentation, Digitalisierung, Visualisierung</text:p>
            <text:p/>
          </table:table-cell>
          <table:table-cell table:number-columns-repeated="1013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Archäologie</text:p>
          </table:table-cell>
          <table:table-cell table:style-name="ce179" office:value-type="string" calcext:value-type="string">
            <text:p>Geophysikalische Prospektion</text:p>
          </table:table-cell>
          <table:table-cell table:style-name="ce87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Broisch</text:p>
          </table:table-cell>
          <table:table-cell table:style-name="ce149" office:value-type="string" calcext:value-type="string">
            <text:p>Geophysik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79" office:value-type="string" calcext:value-type="string">
            <text:p>"Digital ist mehr" - Quelleneditionen im Wandel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208" office:value-type="string" calcext:value-type="string">
            <text:p>Kowski</text:p>
          </table:table-cell>
          <table:table-cell office:value-type="string" calcext:value-type="string">
            <text:p><text:span text:style-name="T4">Online-Ressourcen, EDV, Dig. Methoden &amp; Theorien, Digitalisierung</text:span></text:p>
            <text:p/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79" office:value-type="string" calcext:value-type="string">
            <text:p>eLearning-Angebote und Fachportale für Historiker</text:p>
          </table:table-cell>
          <table:table-cell table:style-name="ce149" office:value-type="string" calcext:value-type="string">
            <text:p>Übung</text:p>
          </table:table-cell>
          <table:table-cell table:style-name="ce149" office:value-type="string" calcext:value-type="string">
            <text:p>BA</text:p>
          </table:table-cell>
          <table:table-cell table:style-name="ce149" office:value-type="string" calcext:value-type="string">
            <text:p>Kowski</text:p>
          </table:table-cell>
          <table:table-cell table:style-name="ce118" office:value-type="string" calcext:value-type="string">
            <text:p>Online-Ressourcen, EDV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79" office:value-type="string" calcext:value-type="string">
            <text:p>Vernetzt und multimedial - Publizieren im WWW</text:p>
          </table:table-cell>
          <table:table-cell table:style-name="ce149" office:value-type="string" calcext:value-type="string">
            <text:p>Übung BA,</text:p>
            <text:p>Sonstige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Kowski</text:p>
          </table:table-cell>
          <table:table-cell table:style-name="ce118" office:value-type="string" calcext:value-type="string">
            <text:p>Online-Ressourcen, EDV</text:p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49" office:value-type="string" calcext:value-type="string">
            <text:p><text:span text:style-name="T32">Cyberscience? Web 2.0-Anwendungen in Studium und</text:span></text:p>
            <text:p><text:span text:style-name="T33">Wissenschaft</text:span></text:p>
          </table:table-cell>
          <table:table-cell table:style-name="ce87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Kowski</text:p>
          </table:table-cell>
          <table:table-cell table:style-name="ce149" office:value-type="string" calcext:value-type="string">
            <text:p>Webtechnologien, Online-<text:span text:style-name="T4">Ressourcen, </text:span></text:p>
            <text:p><text:span text:style-name="T4">EDV</text:span></text:p>
            <text:p/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49" office:value-type="string" calcext:value-type="string">
            <text:p><text:span text:style-name="T34">Die Stecknadel im Heuhaufen? Webgestütztes Recherchieren</text:span></text:p>
            <text:p><text:span text:style-name="T34">im Geschichtsstudium</text:span></text:p>
          </table:table-cell>
          <table:table-cell table:style-name="ce32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32" office:value-type="string" calcext:value-type="string">
            <text:p>Kowski</text:p>
          </table:table-cell>
          <table:table-cell table:style-name="ce130" office:value-type="string" calcext:value-type="string">
            <text:p>Online-Ressourcen, Webtechnologien, EDV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08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179" office:value-type="string" calcext:value-type="string">
            <text:p>CalPal für Fortgeschrittene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Weninger</text:p>
          </table:table-cell>
          <table:table-cell office:value-type="string" calcext:value-type="string">
            <text:p><text:span text:style-name="T4">Software und Tools</text:span></text:p>
            <text:p/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08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44" office:value-type="string" calcext:value-type="string">
            <text:p>Einführung in das Open Source GIS Q(antum)-GIS für Archäologen</text:p>
          </table:table-cell>
          <table:table-cell table:style-name="ce87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Frank</text:p>
          </table:table-cell>
          <table:table-cell table:style-name="ce118" office:value-type="string" calcext:value-type="string">
            <text:p>GIS, Software und Tools, Digitale Datenauswert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08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180" office:value-type="string" calcext:value-type="string">
            <text:p>Ausbau und Analyse der 14C-Datenbank Zentralafrik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<text:span text:style-name="T4">Datenbanken, Datenmanagement, Digitale Datenauswertung, Software und Tools</text:span></text:p>
            <text:p/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table:style-name="ce149" office:value-type="string" calcext:value-type="string">
            <text:p>Ägyptologie</text:p>
          </table:table-cell>
          <table:table-cell table:style-name="ce179" office:value-type="string" calcext:value-type="string">
            <text:p>Einsatz von 3D-Technologien im archäologischen Umfeld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MA</text:p>
          </table:table-cell>
          <table:table-cell table:style-name="ce149" office:value-type="string" calcext:value-type="string">
            <text:p>Kirchner</text:p>
          </table:table-cell>
          <table:table-cell office:value-type="string" calcext:value-type="string">
            <text:p><text:span text:style-name="T4">Visualisierung, 3D, Software und Tools, Dig. Methoden &amp; Theorien</text:span></text:p>
            <text:p/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<text:span text:style-name="T8">Ägyptologisches</text:span></text:p>
            <text:p><text:span text:style-name="T8">Institut/Ägyptisches Museum</text:span></text:p>
            <text:p><text:span text:style-name="T8">-Geord Steindorff-</text:span></text:p>
          </table:table-cell>
          <table:table-cell table:style-name="ce149" office:value-type="string" calcext:value-type="string">
            <text:p>Einführung in die Ägyptologie</text:p>
          </table:table-cell>
          <table:table-cell table:style-name="ce179" office:value-type="string" calcext:value-type="string">
            <text:p>Verarbeitung digitaler Daten in der Ägyptologie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Naether, </text:p>
            <text:p>Bruhn, </text:p>
            <text:p>Jushaninowa</text:p>
          </table:table-cell>
          <table:table-cell table:style-name="ce118" office:value-type="string" calcext:value-type="string">
            <text:p><text:span text:style-name="T46">Bildbearbeitung, Datenbanken, Datenmanagement, Digitale </text:span><text:span text:style-name="T3">Dokumentation, Digitalisierung, GIS, Metadaten, Online-Ressourcen, Software und Tools, Visualisierung</text:span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32" office:value-type="string" calcext:value-type="string">
            <text:p>Geschichte BA</text:p>
          </table:table-cell>
          <table:table-cell table:style-name="ce32" office:value-type="string" calcext:value-type="string">
            <text:p><text:span text:style-name="T8">Visualisierung von Netzwerken und Texten: Strabons</text:span></text:p>
            <text:p><text:span text:style-name="T8">Geographica als Quellennetzwerk</text:span></text:p>
          </table:table-cell>
          <table:table-cell table:style-name="ce32" office:value-type="string" calcext:value-type="string">
            <text:p>Seminar</text:p>
          </table:table-cell>
          <table:table-cell table:style-name="ce208" office:value-type="string" calcext:value-type="string">
            <text:p>BA</text:p>
          </table:table-cell>
          <table:table-cell table:style-name="ce32" office:value-type="string" calcext:value-type="string">
            <text:p>Schubert, Willkommen</text:p>
          </table:table-cell>
          <table:table-cell table:style-name="ce130" office:value-type="string" calcext:value-type="string">
            <text:p>Visualisierung, Dig. Methoden &amp; Theorien, Software und Tools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44" office:value-type="string" calcext:value-type="string">
            <text:p>Stadträume in Pergamon – Analyse, Interpretation und Darstellung</text:p>
          </table:table-cell>
          <table:table-cell table:style-name="ce87" office:value-type="string" calcext:value-type="string">
            <text:p>Übung</text:p>
          </table:table-cell>
          <table:table-cell table:style-name="ce149" office:value-type="string" calcext:value-type="string">
            <text:p>BA</text:p>
          </table:table-cell>
          <table:table-cell table:style-name="ce149" office:value-type="string" calcext:value-type="string">
            <text:p>Pirson</text:p>
          </table:table-cell>
          <table:table-cell table:style-name="ce118" office:value-type="string" calcext:value-type="string">
            <text:p>3D, Dig. Methoden &amp; Theorien, Digitalisierung</text:p>
          </table:table-cell>
          <table:table-cell table:number-columns-repeated="1013"/>
        </table:table-row>
        <table:table-row table:style-name="ro4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Philologie</text:p>
          </table:table-cell>
          <table:table-cell office:value-type="string" calcext:value-type="string">
            <text:p>International Summer School</text:p>
          </table:table-cell>
          <table:table-cell table:style-name="ce186" office:value-type="string" calcext:value-type="string">
            <text:p>7th European Summer University in Digital Humanities: 19-29.07.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<text:span text:style-name="T4">Textanalyse, Dig. Editieren, Webtechnologien, GIS, Software und Tools, Dig. Methoden &amp; Theorien, Datenmanagement, Online-Ressourcen</text:span></text:p>
            <text:p/>
          </table:table-cell>
          <table:table-cell table:number-columns-repeated="1013"/>
        </table:table-row>
        <table:table-row table:style-name="ro4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Mittelalter</text:p>
          </table:table-cell>
          <table:table-cell table:style-name="ce51" office:value-type="string" calcext:value-type="string">
            <text:p>Edieren im Internet: Quellen zur mittelalterlichen Mainzer Stadtgeschichte</text:p>
          </table:table-cell>
          <table:table-cell table:style-name="ce32" office:value-type="string" calcext:value-type="string">
            <text:p>Übung</text:p>
          </table:table-cell>
          <table:table-cell table:style-name="ce32"/>
          <table:table-cell table:style-name="ce149" office:value-type="string" calcext:value-type="string">
            <text:p> <text:span text:style-name="T4">Dobras, </text:span></text:p>
            <text:p><text:span text:style-name="T4">Hensel-</text:span></text:p>
            <text:p><text:span text:style-name="T4">Grobe</text:span></text:p>
            <text:p/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149" office:value-type="string" calcext:value-type="string">
            <text:p>Vor- und Frühgeschichte</text:p>
          </table:table-cell>
          <table:table-cell table:style-name="ce179" office:value-type="string" calcext:value-type="string">
            <text:p>Grundlagen der EDV in der Archäologie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Bruhn</text:p>
          </table:table-cell>
          <table:table-cell table:style-name="ce149" office:value-type="string" calcext:value-type="string">
            <text:p>EDV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149" office:value-type="string" calcext:value-type="string">
            <text:p>Vor- und Frühgeschichte</text:p>
          </table:table-cell>
          <table:table-cell table:style-name="ce179" office:value-type="string" calcext:value-type="string">
            <text:p>Seriation und Korrespondenzanalyse in der Archäologie</text:p>
          </table:table-cell>
          <table:table-cell table:style-name="ce149" office:value-type="string" calcext:value-type="string">
            <text:p>Übung</text:p>
          </table:table-cell>
          <table:table-cell table:style-name="ce149"/>
          <table:table-cell table:style-name="ce149" office:value-type="string" calcext:value-type="string">
            <text:p>Schäfer</text:p>
          </table:table-cell>
          <table:table-cell table:style-name="ce149" office:value-type="string" calcext:value-type="string">
            <text:p>Software und Tool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ce139" office:value-type="string" calcext:value-type="string">
            <text:p>Archäologisches Seminar</text:p>
          </table:table-cell>
          <table:table-cell office:value-type="string" calcext:value-type="string">
            <text:p>Archäologische Wissenschaften(BA)/ Klassische Archäologie(MA)/ ArchäologischeWissenschaften (BA)/ KlassischeArchäologie</text:p>
          </table:table-cell>
          <table:table-cell table:style-name="ce179" office:value-type="string" calcext:value-type="string">
            <text:p>Einführung in das Graphikprogramm AutoCAD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Wilhelm</text:p>
          </table:table-cell>
          <table:table-cell table:style-name="ce149" office:value-type="string" calcext:value-type="string">
            <text:p>CAD, Software und Tool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office:value-type="string" calcext:value-type="string">
            <text:p>Vor- und Frühgeschichte</text:p>
          </table:table-cell>
          <table:table-cell office:value-type="string" calcext:value-type="string">
            <text:p>B.A. Studiengang ArchäologischeWissenschaften/ M.A.Studiengang PrähistorischeArchäologie/ M.Sc. StudiengangGeoarchäologie/ MCAW: Vor-und Frühgeschichte</text:p>
          </table:table-cell>
          <table:table-cell table:style-name="ce208" office:value-type="string" calcext:value-type="string">
            <text:p><text:span text:style-name="T4">Geoarchäologische Fernerkundung - Neue Methoden und Wege der archäologischen Landeskunde</text:span></text:p>
            <text:p/>
          </table:table-cell>
          <table:table-cell table:style-name="ce208"/>
          <table:table-cell table:style-name="ce208" office:value-type="string" calcext:value-type="string">
            <text:p>BA, MA</text:p>
          </table:table-cell>
          <table:table-cell table:style-name="ce208"/>
          <table:table-cell table:number-columns-repeated="1014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9" office:value-type="string" calcext:value-type="string">
            <text:p><text:span text:style-name="T3">Geisteswissenschaften , </text:span><text:span text:style-name="T9">Digitale Humanities in München (dhmuc)</text:span></text:p>
          </table:table-cell>
          <table:table-cell table:style-name="ce208"/>
          <table:table-cell table:style-name="ce47" office:value-type="string" calcext:value-type="string">
            <text:p>Münchner Digital Humanities Summerschool 2016, 25-29. Juli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<text:span text:style-name="T4">Software und Tools, Datenbanken, Datenmanagement, Auszeichnungssprachen</text:span></text:p>
            <text:p/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Historisches Seminar</text:p>
          </table:table-cell>
          <table:table-cell table:style-name="ce149" office:value-type="string" calcext:value-type="string">
            <text:p>Praxismodul/ Grundlagenübung</text:p>
          </table:table-cell>
          <table:table-cell table:style-name="ce179" office:value-type="string" calcext:value-type="string">
            <text:p>Wiki, WordPress, XML ... und ich? Digital Humanities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208" office:value-type="string" calcext:value-type="string">
            <text:p><text:span text:style-name="T4">Hengerer, Schön</text:span></text:p>
            <text:p/>
          </table:table-cell>
          <table:table-cell office:value-type="string" calcext:value-type="string">
            <text:p><text:span text:style-name="T4">Dig. Methoden &amp; Theorien</text:span></text:p>
            <text:p/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</text:p>
          </table:table-cell>
          <table:table-cell table:style-name="ce179" office:value-type="string" calcext:value-type="string">
            <text:p>Digitale Bildbearbeitung und Präsentation</text:p>
          </table:table-cell>
          <table:table-cell table:style-name="ce149" office:value-type="string" calcext:value-type="string">
            <text:p>Übung</text:p>
          </table:table-cell>
          <table:table-cell table:style-name="ce208"/>
          <table:table-cell table:style-name="ce149" office:value-type="string" calcext:value-type="string">
            <text:p>Köb</text:p>
          </table:table-cell>
          <table:table-cell table:style-name="ce149" office:value-type="string" calcext:value-type="string">
            <text:p>Bildbearbeitung, Software und Tools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,</text:p>
            <text:p>Geschichte, Philologie</text:p>
          </table:table-cell>
          <table:table-cell table:style-name="ce179" office:value-type="string" calcext:value-type="string">
            <text:p>Einführung in die Informatik für Historiker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Schön</text:p>
          </table:table-cell>
          <table:table-cell office:value-type="string" calcext:value-type="string">
            <text:p><text:span text:style-name="T4">Datenbanken, Dig. Methoden &amp; Theorien, Software und Tools, Digitalisierung, Textanalyse</text:span></text:p>
            <text:p/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, Klassiche</text:p>
            <text:p>Archäologie</text:p>
          </table:table-cell>
          <table:table-cell table:style-name="ce179" office:value-type="string" calcext:value-type="string">
            <text:p>Digitale Bildbearbeitung und Fotografie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Köb</text:p>
          </table:table-cell>
          <table:table-cell table:style-name="ce118" office:value-type="string" calcext:value-type="string">
            <text:p>Bildbearbeitung, Software und Tools</text:p>
          </table:table-cell>
          <table:table-cell table:number-columns-repeated="1013"/>
        </table:table-row>
        <table:table-row table:style-name="ro1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;</text:p>
            <text:p>Philologie</text:p>
          </table:table-cell>
          <table:table-cell table:style-name="ce49" office:value-type="string" calcext:value-type="string" table:number-columns-spanned="2" table:number-rows-spanned="1">
            <text:p>Beschreibung, Abbildung und Visualisierung von Sprache und Tect</text:p>
          </table:table-cell>
          <table:covered-table-cell table:style-name="ce87"/>
          <table:table-cell table:style-name="ce208" office:value-type="string" calcext:value-type="string">
            <text:p>Doktoranden</text:p>
          </table:table-cell>
          <table:table-cell table:style-name="ce149" office:value-type="string" calcext:value-type="string">
            <text:p>Riepl, Lücke</text:p>
          </table:table-cell>
          <table:table-cell table:style-name="ce149" office:value-type="string" calcext:value-type="string">
            <text:p>Textanalyse, Datenbanken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;</text:p>
            <text:p>Philologie</text:p>
          </table:table-cell>
          <table:table-cell table:style-name="ce179" office:value-type="string" calcext:value-type="string">
            <text:p>Digitale Bildbearbeitung: Blockveranstaltung</text:p>
          </table:table-cell>
          <table:table-cell table:style-name="ce149" office:value-type="string" calcext:value-type="string">
            <text:p>Workshop</text:p>
          </table:table-cell>
          <table:table-cell office:value-type="string" calcext:value-type="string">
            <text:p>BA, MA, Doktoranden</text:p>
          </table:table-cell>
          <table:table-cell table:style-name="ce149" office:value-type="string" calcext:value-type="string">
            <text:p>Köb</text:p>
          </table:table-cell>
          <table:table-cell table:style-name="ce118" office:value-type="string" calcext:value-type="string">
            <text:p>Bildbearbeitung, Software und Tool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table:style-name="ce149" office:value-type="string" calcext:value-type="string">
            <text:p>Klassische Archäologie</text:p>
          </table:table-cell>
          <table:table-cell table:style-name="ce179" office:value-type="string" calcext:value-type="string">
            <text:p>Digitale Fotografie für Archäologen: Blockveranstaltung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Hessing</text:p>
          </table:table-cell>
          <table:table-cell table:style-name="ce118" office:value-type="string" calcext:value-type="string">
            <text:p>Bildbearbeitung, Dig. Methoden &amp; Theorien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149" office:value-type="string" calcext:value-type="string">
            <text:p>MA: Vorderasiatische Archäologie/ B.A.: Antike und Orient, Archäologie Europa und Vorderer Orient, Alter Orient</text:p>
          </table:table-cell>
          <table:table-cell table:style-name="ce179" office:value-type="string" calcext:value-type="string">
            <text:p>Einführung in GIS für Archäologen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van Exel</text:p>
          </table:table-cell>
          <table:table-cell table:style-name="ce149" office:value-type="string" calcext:value-type="string">
            <text:p>GI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149" office:value-type="string" calcext:value-type="string">
            <text:p>MA: Vorderasiatische Archäologie, Vor- u. Frühgeschichtliche Archäologie / B.A.: Antike und Orient,Archäologie Europa und Vorderer Orient , Alter Orient</text:p>
          </table:table-cell>
          <table:table-cell table:style-name="ce179" office:value-type="string" calcext:value-type="string">
            <text:p>Digitale Bildbearbeitung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Lerchl</text:p>
          </table:table-cell>
          <table:table-cell table:style-name="ce149" office:value-type="string" calcext:value-type="string">
            <text:p>Bildbearbeitung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0" office:value-type="string" calcext:value-type="string">
            <text:p><text:s/>Vor- und Frühgeschichtliche Archäologie und Provinzialrömische Archäologie</text:p>
          </table:table-cell>
          <table:table-cell table:style-name="ce149" office:value-type="string" calcext:value-type="string">
            <text:p>Provinzialröm. Archäologie;</text:p>
            <text:p>Archäolog. Europa und Vorderer</text:p>
            <text:p>Orient</text:p>
          </table:table-cell>
          <table:table-cell table:style-name="ce179" office:value-type="string" calcext:value-type="string">
            <text:p/>
            <text:p><text:span text:style-name="T35">Zeichenübung von Kleinfunden aus Bronze und Digitale Bildbearbeitung</text:span></text:p>
          </table:table-cell>
          <table:table-cell table:style-name="ce208" office:value-type="string" calcext:value-type="string">
            <text:p>Übung</text:p>
          </table:table-cell>
          <table:table-cell table:style-name="ce87" office:value-type="string" calcext:value-type="string">
            <text:p>MA</text:p>
          </table:table-cell>
          <table:table-cell table:style-name="ce149" office:value-type="string" calcext:value-type="string">
            <text:p>Kolbe</text:p>
          </table:table-cell>
          <table:table-cell table:style-name="ce149" office:value-type="string" calcext:value-type="string">
            <text:p>Bildbearbeitung, 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0" office:value-type="string" calcext:value-type="string">
            <text:p>Vor- und Frühgeschichtliche Archäologie und Provinzialrömische Archäologie</text:p>
          </table:table-cell>
          <table:table-cell table:style-name="ce149" office:value-type="string" calcext:value-type="string">
            <text:p>Vor- und Frühgeschichte</text:p>
          </table:table-cell>
          <table:table-cell table:style-name="ce179" office:value-type="string" calcext:value-type="string">
            <text:p>Photogrammetrie: Blockübung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49" office:value-type="string" calcext:value-type="string">
            <text:p>Stremke</text:p>
          </table:table-cell>
          <table:table-cell table:style-name="ce149" office:value-type="string" calcext:value-type="string">
            <text:p>3D, Visualisierung, Dig. Methoden &amp; Theorien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SoSe 2016</text:p>
          </table:table-cell>
          <table:table-cell/>
          <table:table-cell table:style-name="ce149" office:value-type="string" calcext:value-type="string">
            <text:p>Münster</text:p>
          </table:table-cell>
          <table:table-cell table:style-name="ce149" office:value-type="string" calcext:value-type="string">
            <text:p><text:span text:style-name="T3">Westfälische Wilhelms-Universität Münster</text:span></text:p>
          </table:table-cell>
          <table:table-cell table:style-name="ce142" office:value-type="string" calcext:value-type="string">
            <text:p>Geschichte</text:p>
          </table:table-cell>
          <table:table-cell table:style-name="ce208" office:value-type="string" calcext:value-type="string">
            <text:p><text:span text:style-name="T4">Geschichte: Historische Grundwissenschaft</text:span></text:p>
            <text:p/>
          </table:table-cell>
          <table:table-cell table:style-name="ce149" office:value-type="string" calcext:value-type="string">
            <text:p>Einführung in die Methoden der Digital humanities: Semantic</text:p>
            <text:p>web für Historiker</text:p>
          </table:table-cell>
          <table:table-cell table:style-name="ce32" office:value-type="string" calcext:value-type="string">
            <text:p>Übung</text:p>
          </table:table-cell>
          <table:table-cell table:style-name="ce32"/>
          <table:table-cell table:style-name="ce149" office:value-type="string" calcext:value-type="string">
            <text:p>Hiltmann</text:p>
          </table:table-cell>
          <table:table-cell table:style-name="ce149" office:value-type="string" calcext:value-type="string">
            <text:p>Dig. Methoden &amp; Theorien, Online-Ressourcen, Webtechnologien, Digitale Datenauswertung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6</text:p>
          </table:table-cell>
          <table:table-cell/>
          <table:table-cell table:style-name="ce149" office:value-type="string" calcext:value-type="string">
            <text:p>Münster</text:p>
          </table:table-cell>
          <table:table-cell table:style-name="ce149" office:value-type="string" calcext:value-type="string">
            <text:p><text:span text:style-name="T3">Westfälische Wilhelms-Universität Münster</text:span></text:p>
          </table:table-cell>
          <table:table-cell table:style-name="ce208" office:value-type="string" calcext:value-type="string">
            <text:p>Historisches Seminar, Abteilung für Ur- und Frühgeschichtliche Archäologie</text:p>
          </table:table-cell>
          <table:table-cell table:style-name="ce208" office:value-type="string" calcext:value-type="string">
            <text:p>Master Modul 2</text:p>
          </table:table-cell>
          <table:table-cell table:style-name="ce179" office:value-type="string" calcext:value-type="string">
            <text:p>Geographische Informationssysteme (GIS) in der Archäologie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MA</text:p>
          </table:table-cell>
          <table:table-cell table:style-name="ce149" office:value-type="string" calcext:value-type="string">
            <text:p>Tappert, Claudia</text:p>
          </table:table-cell>
          <table:table-cell table:style-name="ce149" office:value-type="string" calcext:value-type="string">
            <text:p>Bildbearbeitung, Datenbanken, Datenmanagement, Digitalisierung, GIS, Metadaten, Online-Ressourcen, Software und Tools, Visualisierung</text:p>
          </table:table-cell>
          <table:table-cell table:number-columns-repeated="1013"/>
        </table:table-row>
        <table:table-row table:style-name="ro17">
          <table:table-cell office:value-type="string" calcext:value-type="string">
            <text:p>SoSe 2016</text:p>
          </table:table-cell>
          <table:table-cell/>
          <table:table-cell table:style-name="ce149" office:value-type="string" calcext:value-type="string">
            <text:p>Münster</text:p>
          </table:table-cell>
          <table:table-cell table:style-name="ce149" office:value-type="string" calcext:value-type="string">
            <text:p><text:span text:style-name="T3">Westfälische Wilhelms-Universität Münster</text:span></text:p>
          </table:table-cell>
          <table:table-cell table:style-name="ce208" office:value-type="string" calcext:value-type="string">
            <text:p>Historisches Seminar, Abteilung für Ur- und Frühgeschichtliche Archäologie</text:p>
          </table:table-cell>
          <table:table-cell table:style-name="ce208" office:value-type="string" calcext:value-type="string">
            <text:p>Master Modul 2</text:p>
          </table:table-cell>
          <table:table-cell office:value-type="string" calcext:value-type="string">
            <text:p><text:span text:style-name="T36">Theorie und Anwendung statistischer Methoden zur</text:span></text:p>
            <text:p><text:span text:style-name="T36">Gräberfeld- und Siedlungsanalys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egmund, Frank</text:p>
          </table:table-cell>
          <table:table-cell office:value-type="string" calcext:value-type="string">
            <text:p>Datenmanagement, Software und Tools, Statistik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table:style-name="ce149" office:value-type="string" calcext:value-type="string">
            <text:p>Münster</text:p>
          </table:table-cell>
          <table:table-cell table:style-name="ce149" office:value-type="string" calcext:value-type="string">
            <text:p><text:span text:style-name="T3">Westfälische Wilhelms-Universität Münster</text:span></text:p>
          </table:table-cell>
          <table:table-cell table:style-name="ce208" office:value-type="string" calcext:value-type="string">
            <text:p>Klassische Archäologie</text:p>
          </table:table-cell>
          <table:table-cell office:value-type="string" calcext:value-type="string">
            <text:p><text:span text:style-name="T4">Klassische und Frühchristliche Archäologie</text:span></text:p>
            <text:p/>
          </table:table-cell>
          <table:table-cell table:style-name="ce149" office:value-type="string" calcext:value-type="string">
            <text:p>Methoden und Techniken der Numismatik. Bestandskataloge</text:p>
            <text:p>und Vernetzung im digitalen Zeitalt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</text:p>
          </table:table-cell>
          <table:table-cell table:style-name="ce130" office:value-type="string" calcext:value-type="string">
            <text:p>Dig. Methoden &amp; Theorien, Digitale Ressourcen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ker, Bauphysik und Akustik, Architekturgeschichte</text:p>
          </table:table-cell>
          <table:table-cell/>
          <table:table-cell office:value-type="string" calcext:value-type="string">
            <text:p><text:span text:style-name="T4">Historische Rederäume. Möglichkeiten und Grenzen von Rekonstruktionen und computergestützten Simulationen historischer Bauten</text:span></text:p>
            <text:p/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Fron, Gübele, Leistner, Stappmanns</text:p>
          </table:table-cell>
          <table:table-cell office:value-type="string" calcext:value-type="string">
            <text:p>3D. Audio und Video, CAD, Dig. Methoden &amp; Theorien</text:p>
          </table:table-cell>
          <table:table-cell table:number-columns-repeated="1013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Modul Berufspraxis: BA 4. Sem.</text:p>
          </table:table-cell>
          <table:table-cell table:style-name="ce179" office:value-type="string" calcext:value-type="string">
            <text:p>Datenbanken und Literaturrecherche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Nakaten</text:p>
          </table:table-cell>
          <table:table-cell table:style-name="ce149" office:value-type="string" calcext:value-type="string">
            <text:p>Datenbanken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Alte Geschichte / Geschichtswissenschaft</text:p>
          </table:table-cell>
          <table:table-cell table:style-name="ce208"/>
          <table:table-cell table:style-name="ce179" office:value-type="string" calcext:value-type="string">
            <text:p>Civitas - die antike Stadt in der APP</text:p>
          </table:table-cell>
          <table:table-cell table:style-name="ce149" office:value-type="string" calcext:value-type="string">
            <text:p>Übung</text:p>
          </table:table-cell>
          <table:table-cell table:style-name="ce142" office:value-type="string" calcext:value-type="string">
            <text:p>BA, MA</text:p>
          </table:table-cell>
          <table:table-cell table:style-name="ce149" office:value-type="string" calcext:value-type="string">
            <text:p>Panzram</text:p>
          </table:table-cell>
          <table:table-cell table:style-name="ce149" office:value-type="string" calcext:value-type="string">
            <text:p>Webtechnolo-</text:p>
            <text:p>gi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office:value-type="string" calcext:value-type="string">
            <text:p><text:span text:style-name="T8">QGIS - Eine Einführung in Geo-Informationssysteme für</text:span></text:p>
            <text:p><text:span text:style-name="T8">Studierende der Geisteswissenschaften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GIS, Visualisierung, Datenpräsentation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179" office:value-type="string" calcext:value-type="string">
            <text:p>Von der Textauszeichnung ins Web mit XSLT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49" office:value-type="string" calcext:value-type="string">
            <text:p>Körner, <text:s/>Schwabe</text:p>
          </table:table-cell>
          <table:table-cell office:value-type="string" calcext:value-type="string">
            <text:p><text:span text:style-name="T4">Dig. Editieren, Auszeichnungssprachen</text:span></text:p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49" office:value-type="string" calcext:value-type="string">
            <text:p>Webbasierte Präsentation räumlicher Daten in den Geisteswissenschaften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49" office:value-type="string" calcext:value-type="string">
            <text:p>Svoboda, Derntl</text:p>
          </table:table-cell>
          <table:table-cell office:value-type="string" calcext:value-type="string">
            <text:p>Datenpräsentation, Visualisierung, Internet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, Mittelalterliche Geschichte</text:p>
          </table:table-cell>
          <table:table-cell table:style-name="ce179" office:value-type="string" calcext:value-type="string">
            <text:p>Digitales Edieren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Schwabe</text:p>
          </table:table-cell>
          <table:table-cell office:value-type="string" calcext:value-type="string">
            <text:p><text:span text:style-name="T4">Dig. Editieren, Dig. Methoden &amp; Theorien, Textanalyse, Software und Tools</text:span></text:p>
            <text:p/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179" office:value-type="string" calcext:value-type="string">
            <text:p>Introduction to Archaeological Remote Sensing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49" office:value-type="string" calcext:value-type="string">
            <text:p>Herrmann, </text:p>
            <text:p>Jason</text:p>
          </table:table-cell>
          <table:table-cell table:style-name="ce149" office:value-type="string" calcext:value-type="string">
            <text:p>Dig. Methoden &amp; Theorien, Digitale Vermessung, Photogrammetri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52" office:value-type="string" calcext:value-type="string">
            <text:p>Einführung in das Laserscanning in Kunstgeschichte und Archäologie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2" office:value-type="string" calcext:value-type="string">
            <text:p>Lang</text:p>
          </table:table-cell>
          <table:table-cell table:style-name="ce130" office:value-type="string" calcext:value-type="string">
            <text:p>Laserscanning, Digitale Datenauswertung, Dig. Methoden &amp; Theori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 / Klassische Archäologie</text:span></text:p>
          </table:table-cell>
          <table:table-cell table:style-name="ce87" office:value-type="string" calcext:value-type="string">
            <text:p><text:span text:style-name="T34">Online-Präsentation archäologischer Projekte: Aufbau,</text:span></text:p>
            <text:p><text:span text:style-name="T34">Inhalte, WebGIS</text:span></text:p>
          </table:table-cell>
          <table:table-cell table:style-name="ce87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87" office:value-type="string" calcext:value-type="string">
            <text:p>Svoboda, Jablonka</text:p>
          </table:table-cell>
          <table:table-cell table:style-name="ce130" office:value-type="string" calcext:value-type="string">
            <text:p>GIS, Software und Tools, Visualisierung, Datenpräsentation, Internet, Web-Kartierung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49" office:value-type="string" calcext:value-type="string">
            <text:p>Ur- und Frühgeschichtliche</text:p>
            <text:p>Archäologie/ Archäologie des</text:p>
            <text:p>Mittelalter</text:p>
          </table:table-cell>
          <table:table-cell table:style-name="ce190" office:value-type="string" calcext:value-type="string">
            <text:p><text:span text:style-name="T32">3D-Modellierung in Kunstgeschichte und Archäologie für Fortgeschrittene</text:span></text:p>
            <text:p/>
          </table:table-cell>
          <table:table-cell table:style-name="ce87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49" office:value-type="string" calcext:value-type="string">
            <text:p>Lang</text:p>
          </table:table-cell>
          <table:table-cell table:style-name="ce143" office:value-type="string" calcext:value-type="string">
            <text:p>3D-Modellierung, Dig. Methoden &amp; Theorien, Software und Tool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49" office:value-type="string" calcext:value-type="string">
            <text:p>Naturwissenschaftliche</text:p>
            <text:p>Archäologie/ Ur- und</text:p>
            <text:p><text:span text:style-name="T3">Frühgeschichtliche Archäologie / Archäologie des Mittelalters</text:span></text:p>
          </table:table-cell>
          <table:table-cell table:style-name="ce179" office:value-type="string" calcext:value-type="string">
            <text:p>Material culture and 3D imaging</text:p>
          </table:table-cell>
          <table:table-cell table:style-name="ce149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Bretzke</text:p>
          </table:table-cell>
          <table:table-cell table:style-name="ce149" office:value-type="string" calcext:value-type="string">
            <text:p>3D-Modellierung, Visualisierung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49" office:value-type="string" calcext:value-type="string">
            <text:p>Ur- und Frühgeschichte/ Archäologie des Mittelalters</text:p>
          </table:table-cell>
          <table:table-cell table:style-name="ce179" office:value-type="string" calcext:value-type="string">
            <text:p>Räumliche Analyse und GIS</text:p>
          </table:table-cell>
          <table:table-cell table:style-name="ce149" office:value-type="string" calcext:value-type="string">
            <text:p>Übung</text:p>
          </table:table-cell>
          <table:table-cell table:style-name="ce61" office:value-type="string" calcext:value-type="string">
            <text:p>MA</text:p>
          </table:table-cell>
          <table:table-cell table:style-name="ce149" office:value-type="string" calcext:value-type="string">
            <text:p>Jablonka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49" office:value-type="string" calcext:value-type="string">
            <text:p>Ur- und Frühgeschichte/ Archäologie des Mittelalters</text:p>
          </table:table-cell>
          <table:table-cell table:style-name="ce149" office:value-type="string" calcext:value-type="string">
            <text:p>TArchIT-Tutorium zu computergestützten Methoden der</text:p>
            <text:p>Feldarchäologie und der Analyse archäologischer Fachdaten</text:p>
          </table:table-cell>
          <table:table-cell table:style-name="ce87" office:value-type="string" calcext:value-type="string">
            <text:p>Übung</text:p>
          </table:table-cell>
          <table:table-cell table:style-name="ce208" office:value-type="string" calcext:value-type="string">
            <text:p>MA</text:p>
          </table:table-cell>
          <table:table-cell table:style-name="ce87"/>
          <table:table-cell table:style-name="ce131" office:value-type="string" calcext:value-type="string">
            <text:p>Dig. Methoden &amp; Theorien, Datenbanken, Fotografie, Statistik, Digitale Vermessung, Software und Tools</text:p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149" office:value-type="string" calcext:value-type="string">
            <text:p>BA Digital Humanities HF/NF <text:s/>Klassische Philologie</text:p>
          </table:table-cell>
          <table:table-cell table:style-name="ce179" office:value-type="string" calcext:value-type="string">
            <text:p>Datenbanken zur Antike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Essler</text:p>
          </table:table-cell>
          <table:table-cell table:style-name="ce149" office:value-type="string" calcext:value-type="string">
            <text:p>Datenbanken, <text:s/>Digitalisier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149" office:value-type="string" calcext:value-type="string">
            <text:p>BA Digitial Humanities HF/NF</text:p>
          </table:table-cell>
          <table:table-cell table:style-name="ce179" office:value-type="string" calcext:value-type="string">
            <text:p>Digitale Objekte</text:p>
          </table:table-cell>
          <table:table-cell table:style-name="ce149" office:value-type="string" calcext:value-type="string">
            <text:p>Seminar</text:p>
          </table:table-cell>
          <table:table-cell table:style-name="ce208" office:value-type="string" calcext:value-type="string">
            <text:p>BA</text:p>
          </table:table-cell>
          <table:table-cell table:style-name="ce149" office:value-type="string" calcext:value-type="string">
            <text:p>Essler</text:p>
          </table:table-cell>
          <table:table-cell table:style-name="ce149" office:value-type="string" calcext:value-type="string">
            <text:p>Digitalisierung, Metadaten, Bildbearbeitung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49" office:value-type="string" calcext:value-type="string">
            <text:p>Alte Geschichte Mag Geschichte (Ba/ MA/ Mag/ LA) Digital <text:s/>Humanities MA</text:p>
          </table:table-cell>
          <table:table-cell table:style-name="ce179" office:value-type="string" calcext:value-type="string">
            <text:p>Zur Erstellung von Politik- und Konfliktsimulationen</text:p>
          </table:table-cell>
          <table:table-cell table:style-name="ce149" office:value-type="string" calcext:value-type="string">
            <text:p>Praktikum</text:p>
          </table:table-cell>
          <table:table-cell table:style-name="ce61" office:value-type="string" calcext:value-type="string">
            <text:p>BA, MA</text:p>
          </table:table-cell>
          <table:table-cell table:style-name="ce149" office:value-type="string" calcext:value-type="string">
            <text:p>Wintjes</text:p>
          </table:table-cell>
          <table:table-cell table:number-columns-repeated="1014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49"/>
          <table:table-cell table:style-name="ce179" office:value-type="string" calcext:value-type="string">
            <text:p>Einführung in die Konfliktsimulation</text:p>
          </table:table-cell>
          <table:table-cell table:style-name="ce149" office:value-type="string" calcext:value-type="string">
            <text:p>Praktikum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Wintjes</text:p>
          </table:table-cell>
          <table:table-cell table:style-name="ce143" office:value-type="string" calcext:value-type="string">
            <text:p>Digital Humanitie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49" office:value-type="string" calcext:value-type="string">
            <text:p>Geschichte (BA/ MA / Mag /LA)</text:p>
            <text:p>Digital Humanities BA</text:p>
          </table:table-cell>
          <table:table-cell table:style-name="ce179" office:value-type="string" calcext:value-type="string">
            <text:p>Digitale Kartographie I (Basiskurs)</text:p>
          </table:table-cell>
          <table:table-cell table:style-name="ce149" office:value-type="string" calcext:value-type="string">
            <text:p>Praktikum</text:p>
          </table:table-cell>
          <table:table-cell table:style-name="ce208" office:value-type="string" calcext:value-type="string">
            <text:p>BA, MA</text:p>
          </table:table-cell>
          <table:table-cell table:style-name="ce149" office:value-type="string" calcext:value-type="string">
            <text:p>Naser</text:p>
          </table:table-cell>
          <table:table-cell office:value-type="string" calcext:value-type="string">
            <text:p><text:span text:style-name="T4">GIS, Software und Tools, Dig. Methoden &amp; Theorien</text:span></text:p>
            <text:p/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Klassische Philologie</text:p>
          </table:table-cell>
          <table:table-cell table:style-name="ce149" office:value-type="string" calcext:value-type="string">
            <text:p>BA Griechisch HF/NF</text:p>
          </table:table-cell>
          <table:table-cell table:style-name="ce149" office:value-type="string" calcext:value-type="string">
            <text:p><text:span text:style-name="T37">Online Approaches to Editing Greek literature - Neue</text:span></text:p>
            <text:p><text:span text:style-name="T37">Möglichkeiten von Online-Editionen griechischer Texte</text:span></text:p>
          </table:table-cell>
          <table:table-cell table:style-name="ce87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87" office:value-type="string" calcext:value-type="string">
            <text:p>Essler</text:p>
          </table:table-cell>
          <table:table-cell office:value-type="string" calcext:value-type="string">
            <text:p>Textanalyse, Digitale Ressourc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Universitätsbibliothek</text:p>
          </table:table-cell>
          <table:table-cell table:style-name="ce32" office:value-type="string" calcext:value-type="string">
            <text:p>Gruppe 04/09: Geschichte BA</text:p>
          </table:table-cell>
          <table:table-cell table:style-name="ce32" office:value-type="string" calcext:value-type="string">
            <text:p>I<text:span text:style-name="T34">nformationskompetenz für Studierende der</text:span></text:p>
            <text:p><text:span text:style-name="T8">Geisteswissenschaften, Basiskurs</text:span></text:p>
          </table:table-cell>
          <table:table-cell table:style-name="ce32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32" office:value-type="string" calcext:value-type="string">
            <text:p>Blümig</text:p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Archäologie</text:p>
          </table:table-cell>
          <table:table-cell table:style-name="ce144" office:value-type="string" calcext:value-type="string">
            <text:p>BA-neu 8, MA-alt und -neu 7</text:p>
          </table:table-cell>
          <table:table-cell table:style-name="ce191" office:value-type="string" calcext:value-type="string">
            <text:p><text:span text:style-name="T4">Digitale Vermittlung auf mobilen Endgeräten.</text:span></text:p>
            <text:p><text:span text:style-name="T4">Vom Audioguide zum User Generated Content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semann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Geschichtswissenschaft</text:p>
          </table:table-cell>
          <table:table-cell office:value-type="string" calcext:value-type="string">
            <text:p>BA Ur- und Frühgeschichte</text:p>
          </table:table-cell>
          <table:table-cell table:style-name="ce194" office:value-type="string" calcext:value-type="string">
            <text:p>Geoinformationssysteme in der Achäologie</text:p>
          </table:table-cell>
          <table:table-cell table:style-name="ce208" office:value-type="string" calcext:value-type="string">
            <text:p>Seminar</text:p>
          </table:table-cell>
          <table:table-cell table:style-name="ce120" office:value-type="string" calcext:value-type="string">
            <text:p>BA</text:p>
          </table:table-cell>
          <table:table-cell office:value-type="string" calcext:value-type="string">
            <text:p>Song</text:p>
          </table:table-cell>
          <table:table-cell table:style-name="ce120" office:value-type="string" calcext:value-type="string">
            <text:p>GIS, Digitale Dokumentation</text:p>
          </table:table-cell>
          <table:table-cell table:number-columns-repeated="1013"/>
        </table:table-row>
        <table:table-row table:style-name="ro3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table:style-name="ce120" office:value-type="string" calcext:value-type="string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table:style-name="ce193" office:value-type="string" calcext:value-type="string">
            <text:p><text:span text:style-name="T38">Digitale Methoden und ihre Anwendung in der</text:span></text:p>
            <text:p><text:span text:style-name="T38">Archäologie</text:span></text:p>
          </table:table-cell>
          <table:table-cell table:style-name="ce193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Bringemeier,</text:p>
            <text:p>Linde, Richter</text:p>
          </table:table-cell>
          <table:table-cell office:value-type="string" calcext:value-type="string">
            <text:p><text:span text:style-name="T4">Software und Tools, Visualisierung, GIS, Datenbanken, Datenmanagement, Datenpräsentation, Bildbearbeitung, Dig. Methoden &amp; Theorien, Digitalisierung, Digitale Ressourcen</text:span></text:p>
            <text:p/>
          </table:table-cell>
          <table:table-cell table:number-columns-repeated="1013"/>
        </table:table-row>
        <table:table-row table:style-name="ro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20" office:value-type="string" calcext:value-type="string">
            <text:p>BA: Antike Kulturen,</text:p>
            <text:p>Archäologie der Klassischen</text:p>
            <text:p><text:span text:style-name="T12">und Byzantinischen Welt / MA: Klassische Archäologie, Deutsche Philologie,</text:span></text:p>
            <text:p><text:span text:style-name="T12">Anglistik, Komparatistik,</text:span></text:p>
            <text:p><text:span text:style-name="T12">Angewandte Informatik</text:span></text:p>
          </table:table-cell>
          <table:table-cell table:style-name="ce193" office:value-type="string" calcext:value-type="string">
            <text:p>Digital Humanities. An Introduction</text:p>
          </table:table-cell>
          <table:table-cell table:style-name="ce208" office:value-type="string" calcext:value-type="string">
            <text:p>Vorles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Langner,</text:p>
            <text:p>Lauer,</text:p>
            <text:p>Sporleder</text:p>
          </table:table-cell>
          <table:table-cell table:style-name="ce120" office:value-type="string" calcext:value-type="string">
            <text:p>Digital Humanities, Digitale Ressourcen, Dig. Editieren, Dig. Methoden &amp; Theorien, DigitaleDatenauswertung, 3D Scan, Photogrammetrie, Software und Tools, Statistik, Textanalyse, Programmierung, Online-Ressourcen, Metadaten, Visualisierung, Webtechnologien, Datenbanken, Datenmanagement, Auszeichnungssprachen, Digitale Dokumentation</text:p>
          </table:table-cell>
          <table:table-cell table:number-columns-repeated="1013"/>
        </table:table-row>
        <table:table-row table:style-name="ro5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20" office:value-type="string" calcext:value-type="string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table:style-name="ce193" office:value-type="string" calcext:value-type="string">
            <text:p><text:span text:style-name="T38">Objekte im Kreuzverhör: Erstellung von e-</text:span></text:p>
            <text:p><text:span text:style-name="T38">learning Komponenten</text:span></text:p>
          </table:table-cell>
          <table:table-cell table:style-name="ce193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20" office:value-type="string" calcext:value-type="string">
            <text:p>Langner,</text:p>
            <text:p>Sporleder</text:p>
          </table:table-cell>
          <table:table-cell table:style-name="ce120" office:value-type="string" calcext:value-type="string">
            <text:p>Photogrammetrie, Software und Tools,</text:p>
            <text:p>Online-Ressourcen, Internet, Datenbanken,</text:p>
            <text:p>Bildbearbeitung, 3D Scan, Dig. Methoden &amp; <text:span text:style-name="T4">Theorien, Digitale</text:span></text:p>
            <text:p><text:span text:style-name="T4">Ressourcen, 3D</text:span></text:p>
            <text:p/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44" office:value-type="string" calcext:value-type="string">
            <text:p>IWR - Interdisziplinäres Zentrum für wissenschaftliches Rechnen</text:p>
          </table:table-cell>
          <table:table-cell table:style-name="ce120" office:value-type="string" calcext:value-type="string">
            <text:p>BSc/MSc Angewandte</text:p>
            <text:p>Informatik</text:p>
          </table:table-cell>
          <table:table-cell table:style-name="ce120" office:value-type="string" calcext:value-type="string">
            <text:p><text:span text:style-name="T39">Einführung in das maschinelle Sehen in 3D</text:span></text:p>
          </table:table-cell>
          <table:table-cell table:style-name="ce198" office:value-type="string" calcext:value-type="string">
            <text:p>Vorlesung</text:p>
          </table:table-cell>
          <table:table-cell office:value-type="string" calcext:value-type="string">
            <text:p>BA, MA, Doktoranden</text:p>
          </table:table-cell>
          <table:table-cell table:style-name="ce120" office:value-type="string" calcext:value-type="string">
            <text:p>Mara</text:p>
          </table:table-cell>
          <table:table-cell table:style-name="ce144" office:value-type="string" calcext:value-type="string">
            <text:p>Photogrammetrie, Bildbearbeitung, 3D Scan, Digitale Dokumentation, Digitalisierung, 3D</text:p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Ur- und Frühgeschichte/Teil</text:p>
            <text:p>der Module Bg3, Bv3, Cg2,</text:p>
            <text:p>Cv2, Dg2, Dv2, Gg2, Gv2</text:p>
          </table:table-cell>
          <table:table-cell table:style-name="ce193" office:value-type="string" calcext:value-type="string">
            <text:p><text:span text:style-name="T40">Einführung in die Analyse von</text:span></text:p>
            <text:p><text:span text:style-name="T40">Siedlungsumfeldern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Hofmann</text:p>
          </table:table-cell>
          <table:table-cell table:style-name="ce120" office:value-type="string" calcext:value-type="string">
            <text:p>Visualisierung, GIS,</text:p>
            <text:p>Digitale Datenauswertung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Bg3, Bv3, Cg2, Cv2, Dg2,</text:p>
            <text:p>Dv2, Gg2, Gv2</text:p>
          </table:table-cell>
          <table:table-cell table:style-name="ce193" office:value-type="string" calcext:value-type="string">
            <text:p><text:span text:style-name="T40">Schnurkeramik in Mitteldeutschland. Gräber</text:span></text:p>
            <text:p><text:span text:style-name="T40">und ihre Analyse (200132)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Rinne</text:p>
          </table:table-cell>
          <table:table-cell table:style-name="ce120" office:value-type="string" calcext:value-type="string">
            <text:p>GIS, Digitale</text:p>
            <text:p>Datenauswert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Bg3, Bv3, Cg2, Cv2,</text:p>
            <text:p>Dg1, Dv1</text:p>
          </table:table-cell>
          <table:table-cell table:style-name="ce194" office:value-type="string" calcext:value-type="string">
            <text:p>Chi-Quadrattest und Korrespondenzanalyse:</text:p>
            <text:p>Praktische Anwendung zweier quantitativer Methoden bei der Analyse von Funden und Befunden (200092)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Müller, Rinne</text:p>
          </table:table-cell>
          <table:table-cell table:style-name="ce120" office:value-type="string" calcext:value-type="string">
            <text:p>Statistik, Digitale</text:p>
            <text:p>Datenauswertung</text:p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Bg3, Bv3, Cg2, Cv2,</text:p>
            <text:p>Dg2, Dv2, Gg2, Gv2</text:p>
          </table:table-cell>
          <table:table-cell table:style-name="ce193" office:value-type="string" calcext:value-type="string">
            <text:p><text:span text:style-name="T40">Vielfältige Informationen im Raum. GIS-</text:span></text:p>
            <text:p><text:span text:style-name="T40">Analyse des neolithischen Gräberfeldes Trebur</text:span></text:p>
            <text:p><text:span text:style-name="T40">(200168)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Rinne</text:p>
          </table:table-cell>
          <table:table-cell table:style-name="ce120" office:value-type="string" calcext:value-type="string">
            <text:p>GIS, Digitale</text:p>
            <text:p>Datenauswertung,</text:p>
            <text:p>Digitalisierung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Eg3, Ev3</text:p>
          </table:table-cell>
          <table:table-cell table:style-name="ce193" office:value-type="string" calcext:value-type="string">
            <text:p><text:span text:style-name="T40">Geländepraktikum zur Vermessung und</text:span></text:p>
            <text:p><text:span text:style-name="T40">geophysikalischen Prospektion (200162)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Rinne</text:p>
          </table:table-cell>
          <table:table-cell table:style-name="ce120" office:value-type="string" calcext:value-type="string">
            <text:p>GIS, Geophysik, Digitale</text:p>
            <text:p>Vermessung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Prähistorische und</text:p>
            <text:p>Historische Archäologie</text:p>
          </table:table-cell>
          <table:table-cell table:style-name="ce193" office:value-type="string" calcext:value-type="string">
            <text:p><text:span text:style-name="T40">Geoinformationssysteme (GIS) in der</text:span></text:p>
            <text:p><text:span text:style-name="T40">Historischen Archäologi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Wehner</text:p>
          </table:table-cell>
          <table:table-cell table:style-name="ce120" office:value-type="string" calcext:value-type="string">
            <text:p>Dig. Editieren, Softwareund Tools, Statistik,Programmierung,Visualisierung, Zeichnen,GIS, Digitale Datenauswertung, EDV,Digital Humanities</text:p>
          </table:table-cell>
          <table:table-cell table:number-columns-repeated="1013"/>
        </table:table-row>
        <table:table-row table:style-name="ro5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Prähistorische und</text:p>
            <text:p>Historische Archäologie</text:p>
          </table:table-cell>
          <table:table-cell table:style-name="ce193" office:value-type="string" calcext:value-type="string">
            <text:p>Nürnberg in der Frühen Neuzeit. Eine Space Syntax Perspektive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Wehner</text:p>
          </table:table-cell>
          <table:table-cell table:style-name="ce120" office:value-type="string" calcext:value-type="string">
            <text:p><text:span text:style-name="T4">Dig. Editieren, Software und Tools, Statistik, Programmierung, Visualisierung, GIS, Datenbanken, Datenmanagement, Datenpräsentation, Dig. Methoden &amp; Theorien, EDV, Digitalisierung, Digital Humanities</text:span></text:p>
            <text:p/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20" office:value-type="string" calcext:value-type="string">
            <text:p>Universität zu Köln</text:p>
          </table:table-cell>
          <table:table-cell table:style-name="ce208" office:value-type="string" calcext:value-type="string">
            <text:p>Archäologisches Institut</text:p>
          </table:table-cell>
          <table:table-cell table:style-name="ce120" office:value-type="string" calcext:value-type="string">
            <text:p>Archäoinformatik</text:p>
          </table:table-cell>
          <table:table-cell table:style-name="ce193" office:value-type="string" calcext:value-type="string">
            <text:p><text:span text:style-name="T40">Einführung in die Grundlagen der Statistik für</text:span></text:p>
            <text:p><text:span text:style-name="T40">Archäologen</text:span></text:p>
          </table:table-cell>
          <table:table-cell table:style-name="ce208" office:value-type="string" calcext:value-type="string">
            <text:p>Seminar</text:p>
          </table:table-cell>
          <table:table-cell table:style-name="ce120" office:value-type="string" calcext:value-type="string">
            <text:p>BA</text:p>
          </table:table-cell>
          <table:table-cell table:style-name="ce120" office:value-type="string" calcext:value-type="string">
            <text:p>Schmidt</text:p>
          </table:table-cell>
          <table:table-cell table:style-name="ce120" office:value-type="string" calcext:value-type="string">
            <text:p>Statistik, Digitale</text:p>
            <text:p>Datenauswert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20" office:value-type="string" calcext:value-type="string">
            <text:p>Universität zu Köln</text:p>
          </table:table-cell>
          <table:table-cell table:style-name="ce208" office:value-type="string" calcext:value-type="string">
            <text:p>Historisch-Kulturwissenschaftliche Informationsverarbeitung</text:p>
          </table:table-cell>
          <table:table-cell table:style-name="ce120" office:value-type="string" calcext:value-type="string">
            <text:p>Medieninformatik Informationsverarbeitung</text:p>
          </table:table-cell>
          <table:table-cell table:style-name="ce193" office:value-type="string" calcext:value-type="string">
            <text:p>Künstliche Intelligenz und Cultural Heritage</text:p>
          </table:table-cell>
          <table:table-cell table:style-name="ce208" office:value-type="string" calcext:value-type="string">
            <text:p>Hauptseminar</text:p>
          </table:table-cell>
          <table:table-cell table:style-name="ce120" office:value-type="string" calcext:value-type="string">
            <text:p>BA</text:p>
          </table:table-cell>
          <table:table-cell table:style-name="ce120" office:value-type="string" calcext:value-type="string">
            <text:p>Wieners</text:p>
          </table:table-cell>
          <table:table-cell table:style-name="ce120" office:value-type="string" calcext:value-type="string">
            <text:p>Programmierung, Metadaten, Webtechnologien, Bildbearbeitung, Digitale Datenauswertung, Dig. Methoden &amp; Theorien, Digital Humanities</text:p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20" office:value-type="string" calcext:value-type="string">
            <text:p>Universität zu Köln</text:p>
          </table:table-cell>
          <table:table-cell table:style-name="ce208"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Archäologie BA, MA</text:p>
          </table:table-cell>
          <table:table-cell table:style-name="ce193" office:value-type="string" calcext:value-type="string">
            <text:p>Quantum-GIS II</text:p>
          </table:table-cell>
          <table:table-cell table:style-name="ce208" office:value-type="string" calcext:value-type="string">
            <text:p>Seminar</text:p>
          </table:table-cell>
          <table:table-cell table:style-name="ce120" office:value-type="string" calcext:value-type="string">
            <text:p>BA, MA</text:p>
          </table:table-cell>
          <table:table-cell table:style-name="ce120" office:value-type="string" calcext:value-type="string">
            <text:p>Frank, Wendt</text:p>
          </table:table-cell>
          <table:table-cell table:style-name="ce120" office:value-type="string" calcext:value-type="string">
            <text:p>GIS, Digitale Datenauswertung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20" office:value-type="string" calcext:value-type="string">
            <text:p>Universität zu Köln</text:p>
          </table:table-cell>
          <table:table-cell table:style-name="ce208"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Archäologie BA, MA</text:p>
          </table:table-cell>
          <table:table-cell table:style-name="ce194" office:value-type="string" calcext:value-type="string">
            <text:p>Einführung in die Software CalPal (Win- Notebook &amp; PC) zur Erstellung von 14C-</text:p>
            <text:p>basierten archäologischen Chronologien</text:p>
          </table:table-cell>
          <table:table-cell table:style-name="ce208" office:value-type="string" calcext:value-type="string">
            <text:p>Seminar</text:p>
          </table:table-cell>
          <table:table-cell table:style-name="ce120" office:value-type="string" calcext:value-type="string">
            <text:p>BA, MA</text:p>
          </table:table-cell>
          <table:table-cell table:style-name="ce120" office:value-type="string" calcext:value-type="string">
            <text:p>Weninger</text:p>
          </table:table-cell>
          <table:table-cell table:style-name="ce120" office:value-type="string" calcext:value-type="string">
            <text:p>Software und Tools</text:p>
          </table:table-cell>
          <table:table-cell table:number-columns-repeated="1013"/>
        </table:table-row>
        <table:table-row table:style-name="ro5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44" office:value-type="string" calcext:value-type="string">
            <text:p><text:span text:style-name="T11">Ägyptologisches Institut, Ägyptisches Museum </text:span><text:span text:style-name="T12">-Geord Steindorff-</text:span></text:p>
          </table:table-cell>
          <table:table-cell table:style-name="ce120" office:value-type="string" calcext:value-type="string">
            <text:p>Bachelor</text:p>
            <text:p>Ägyptologie/Einführung in</text:p>
            <text:p>die Ägyptologie</text:p>
          </table:table-cell>
          <table:table-cell table:style-name="ce193" office:value-type="string" calcext:value-type="string">
            <text:p><text:span text:style-name="T40">Verarbeitung digitaler Daten in der</text:span></text:p>
            <text:p><text:span text:style-name="T40">Ägyptologie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120" office:value-type="string" calcext:value-type="string">
            <text:p>Bruhn,</text:p>
            <text:p>Jushaninowa,</text:p>
            <text:p>Naether</text:p>
          </table:table-cell>
          <table:table-cell office:value-type="string" calcext:value-type="string">
            <text:p><text:span text:style-name="T4">Software und Tools, Online-Ressourcen, Internet, Metadaten, Web-Kartierung, Webtechnologien, GIS, Datenbanken, Datenmanagement, Datenpräsentation, Bildbearbeitung, Auszeichnungssprachen, Digitale Dokumentation, Fotografie, Digitalisierung, Digital Humanities, Digitale Ressourcen</text:span></text:p>
            <text:p/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208"/>
          <table:table-cell table:style-name="ce120" office:value-type="string" calcext:value-type="string">
            <text:p>Hauptseminar</text:p>
            <text:p>BA, MA</text:p>
          </table:table-cell>
          <table:table-cell table:style-name="ce194" office:value-type="string" calcext:value-type="string">
            <text:p><text:span text:style-name="T41">Museumsmanagement: Totenkult in 3D? </text:span><text:span text:style-name="T42">(Link)</text:span></text:p>
          </table:table-cell>
          <table:table-cell table:style-name="ce208" office:value-type="string" calcext:value-type="string">
            <text:p>Hauptseminar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Naether</text:p>
          </table:table-cell>
          <table:table-cell table:style-name="ce120" office:value-type="string" calcext:value-type="string">
            <text:p><text:span text:style-name="T4">3D-Modellierung, Photogrammetrie, Software und Tools, Internet, Metadaten, 3D Scan, Fotografie, Digitalisierung, Digital Humanities, 3D</text:span>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20" office:value-type="string" calcext:value-type="string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table:style-name="ce193" office:value-type="string" calcext:value-type="string">
            <text:p><text:span text:style-name="T43">Diodors Sizilien und der Mehrwert einer</text:span></text:p>
            <text:p><text:span text:style-name="T43">digitalen Analyse: Blockseminar</text:span></text:p>
          </table:table-cell>
          <table:table-cell table:style-name="ce208" office:value-type="string" calcext:value-type="string">
            <text:p>Seminar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Schubert,</text:p>
            <text:p>Scheuermann</text:p>
          </table:table-cell>
          <table:table-cell office:value-type="string" calcext:value-type="string">
            <text:p><text:span text:style-name="T4">Software und Tools, Textanalyse, Internet, Metadaten, Visualisierung, GIS, Datenbanken, Datenpräsentation, Digitale Datenauswertung, Digital Humanities</text:span></text:p>
            <text:p/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44" office:value-type="string" calcext:value-type="string">
            <text:p><text:span text:style-name="T13">Institut für Klassische Archäologie</text:span></text:p>
            <text:p><text:span text:style-name="T13">und Antikenmuseum</text:span></text:p>
          </table:table-cell>
          <table:table-cell table:style-name="ce120" office:value-type="string" calcext:value-type="string">
            <text:p>Archäologie der Alten Welt /Praxismodul II: Konzeptionund praktische Umsetzungmusealer Präsentation (03- ARC-1302)</text:p>
          </table:table-cell>
          <table:table-cell table:style-name="ce193" office:value-type="string" calcext:value-type="string">
            <text:p>Stadträume in Pergamon. Analyse, Interpretation und Darstellung</text:p>
          </table:table-cell>
          <table:table-cell table:style-name="ce87" office:value-type="string" calcext:value-type="string">
            <text:p>Übung</text:p>
          </table:table-cell>
          <table:table-cell table:style-name="ce87" office:value-type="string" calcext:value-type="string">
            <text:p>BA, MA</text:p>
          </table:table-cell>
          <table:table-cell table:style-name="ce120" office:value-type="string" calcext:value-type="string">
            <text:p>Pirson, Müller</text:p>
          </table:table-cell>
          <table:table-cell table:style-name="ce144" office:value-type="string" calcext:value-type="string">
            <text:p>3D-Modellierung, Visualisierung, Digitale Dokumentation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office:value-type="string" calcext:value-type="string">
            <text:p>Vorgeschichtliches Seminar</text:p>
          </table:table-cell>
          <table:table-cell table:style-name="ce120" office:value-type="string" calcext:value-type="string">
            <text:p>BA Archäologische Wissenschaften MSc Geoarchäologie MA Prähistorische Archäologie</text:p>
          </table:table-cell>
          <table:table-cell table:style-name="ce120" office:value-type="string" calcext:value-type="string">
            <text:p><text:span text:style-name="T4">Geophysikalische Prospektion in der</text:span></text:p>
            <text:p><text:span text:style-name="T4">Archäologie</text:span></text:p>
          </table:table-cell>
          <table:table-cell table:style-name="ce208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120" office:value-type="string" calcext:value-type="string">
            <text:p>Teichner</text:p>
          </table:table-cell>
          <table:table-cell office:value-type="string" calcext:value-type="string">
            <text:p><text:span text:style-name="T4">Geophysik, Digitale Vermessung</text:span></text:p>
            <text:p/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number-columns-repeated="2" table:style-name="ce120" office:value-type="string" calcext:value-type="string">
            <text:p>Klassische Archäologie</text:p>
          </table:table-cell>
          <table:table-cell table:style-name="ce194" office:value-type="string" calcext:value-type="string">
            <text:p>Digitale Archäologie. Digitale Werkzeuge für Archäologen</text:p>
          </table:table-cell>
          <table:table-cell table:style-name="ce208" table:number-columns-repeated="2"/>
          <table:table-cell table:style-name="ce120" office:value-type="string" calcext:value-type="string">
            <text:p>Scheding</text:p>
          </table:table-cell>
          <table:table-cell office:value-type="string" calcext:value-type="string">
            <text:p><text:span text:style-name="T4">Digitalisierung, Digitale Datenauswertung, Digitale Dokumentation</text:span>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87" office:value-type="string" calcext:value-type="string">
            <text:p>Abteilung für Ur- und Frühgeschichtliche Archäologie</text:p>
          </table:table-cell>
          <table:table-cell table:style-name="ce120" office:value-type="string" calcext:value-type="string">
            <text:p>Masterstudiengang Ur- und</text:p>
            <text:p>Frühgeschichte, Modul 2</text:p>
          </table:table-cell>
          <table:table-cell table:style-name="ce193" office:value-type="string" calcext:value-type="string">
            <text:p>Geographische Informationssysteme (GIS) in der Archäologie</text:p>
          </table:table-cell>
          <table:table-cell table:style-name="ce208" office:value-type="string" calcext:value-type="string">
            <text:p>Seminar</text:p>
          </table:table-cell>
          <table:table-cell table:style-name="ce208" office:value-type="string" calcext:value-type="string">
            <text:p>MA</text:p>
          </table:table-cell>
          <table:table-cell table:style-name="ce120" office:value-type="string" calcext:value-type="string">
            <text:p>Tappert</text:p>
          </table:table-cell>
          <table:table-cell office:value-type="string" calcext:value-type="string">
            <text:p><text:span text:style-name="T4">Software und Tools, Online-Ressourcen, Metadaten, GIS, Datenmanagement, Bildbearbeitung, Digitale Datenauswertung, Digitalisierung, Digitale Ressourcen</text:span></text:p>
            <text:p/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87" office:value-type="string" calcext:value-type="string">
            <text:p>Abteilung für Ur- und Frühgeschichtliche Archäologie</text:p>
          </table:table-cell>
          <table:table-cell table:style-name="ce120" office:value-type="string" calcext:value-type="string">
            <text:p>Bachelorstudiengang</text:p>
            <text:p>Archäologie - Geschichte -</text:p>
            <text:p>Landschaft, Praxismodul</text:p>
          </table:table-cell>
          <table:table-cell table:style-name="ce193" office:value-type="string" calcext:value-type="string">
            <text:p><text:span text:style-name="T38">Grundlagen der Grabungstechnik: Einführung </text:span></text:p>
            <text:p><text:span text:style-name="T38">in die archäologische Anwendung von</text:span></text:p>
            <text:p><text:span text:style-name="T38">AutoCad und Archäo-CAD</text:span>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</text:p>
          </table:table-cell>
          <table:table-cell table:style-name="ce120" office:value-type="string" calcext:value-type="string">
            <text:p>Schneider</text:p>
          </table:table-cell>
          <table:table-cell table:style-name="ce87" office:value-type="string" calcext:value-type="string">
            <text:p>Software und Tools, Visualisierung, CAD, Bildbearbeitung, Digitale Vermessung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rier</text:p>
          </table:table-cell>
          <table:table-cell table:style-name="ce117" office:value-type="string" calcext:value-type="string">
            <text:p>Universität Trier </text:p>
          </table:table-cell>
          <table:table-cell table:style-name="ce120" office:value-type="string" calcext:value-type="string">
            <text:p>Fachbereich III Papyrologie</text:p>
          </table:table-cell>
          <table:table-cell table:style-name="ce120" office:value-type="string" calcext:value-type="string">
            <text:p>MA Papyrologie, Modul: Dokumentarische Papyrologie</text:p>
          </table:table-cell>
          <table:table-cell table:style-name="ce194" office:value-type="string" calcext:value-type="string">
            <text:p><text:span text:style-name="T41">Dokumentarische Papyrologie: Methods, Tools</text:span></text:p>
            <text:p><text:span text:style-name="T41">and Limits of the Digital Papyrology </text:span><text:span text:style-name="T42">(Link)</text:span></text:p>
          </table:table-cell>
          <table:table-cell table:style-name="ce208"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style-name="ce120" office:value-type="string" calcext:value-type="string">
            <text:p>Reggiani</text:p>
          </table:table-cell>
          <table:table-cell table:style-name="ce120" office:value-type="string" calcext:value-type="string">
            <text:p>Dig. Editieren, Digital Humanities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08" office:value-type="string" calcext:value-type="string">
            <text:p>Historisches Seminar</text:p>
          </table:table-cell>
          <table:table-cell table:style-name="ce208" office:value-type="string" calcext:value-type="string">
            <text:p>Geschichtswissenschaften</text:p>
          </table:table-cell>
          <table:table-cell table:style-name="ce193" office:value-type="string" calcext:value-type="string">
            <text:p>Digital Humanities und Alte Geschichte</text:p>
          </table:table-cell>
          <table:table-cell table:style-name="ce208" office:value-type="string" calcext:value-type="string">
            <text:p>Übung</text:p>
          </table:table-cell>
          <table:table-cell table:style-name="ce208" office:value-type="string" calcext:value-type="string">
            <text:p>BA, MA</text:p>
          </table:table-cell>
          <table:table-cell table:style-name="ce120" office:value-type="string" calcext:value-type="string">
            <text:p>Panzram</text:p>
          </table:table-cell>
          <table:table-cell office:value-type="string" calcext:value-type="string">
            <text:p><text:span text:style-name="T4">Internet, Dig. Methoden &amp; Theorien, Digitalisierung, Digital Humanities, Digitale Ressourcen</text:span></text:p>
            <text:p/>
          </table:table-cell>
          <table:table-cell table:number-columns-repeated="1013"/>
        </table:table-row>
        <table:table-row table:style-name="ro2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office:value-type="string" calcext:value-type="string">
            <text:p>BA Digital Humanities</text:p>
          </table:table-cell>
          <table:table-cell table:style-name="ce193" office:value-type="string" calcext:value-type="string">
            <text:p>Textdatenprogrammierung</text:p>
          </table:table-cell>
          <table:table-cell table:style-name="ce208" office:value-type="string" calcext:value-type="string">
            <text:p>Seminar</text:p>
          </table:table-cell>
          <table:table-cell table:style-name="ce87"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120" office:value-type="string" calcext:value-type="string">
            <text:p>Software und Tools, Programmierung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table:style-name="ce144" office:value-type="string" calcext:value-type="string">
            <text:p>LA Gym / BA / Digital Humanities</text:p>
          </table:table-cell>
          <table:table-cell table:style-name="ce193" office:value-type="string" calcext:value-type="string">
            <text:p>Textkritische Edi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<text:span text:style-name="T4">Dig. Editieren, Software und Tools, Programmierung, Metadaten, Dig. Methoden &amp; Theorien, Digitalisierung, Digital Humanities</text:span></text:p>
            <text:p/>
          </table:table-cell>
          <table:table-cell table:number-columns-repeated="1013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ce121" office:value-type="string" calcext:value-type="string">
            <text:p>Augsburg</text:p>
          </table:table-cell>
          <table:table-cell table:style-name="ce121" office:value-type="string" calcext:value-type="string">
            <text:p>Universität Augsburg</text:p>
          </table:table-cell>
          <table:table-cell table:style-name="ce208" office:value-type="string" calcext:value-type="string">
            <text:p>Klassische Archäologie</text:p>
          </table:table-cell>
          <table:table-cell table:style-name="ce121" office:value-type="string" calcext:value-type="string">
            <text:p>Kunst- undKulturgeschichte: Einführung Methoden / Klassische Archäologie</text:p>
          </table:table-cell>
          <table:table-cell table:style-name="ce196" office:value-type="string" calcext:value-type="string">
            <text:p>Die antike Stadt: dokumentieren, analysieren und verstehen</text:p>
          </table:table-cell>
          <table:table-cell table:style-name="ce208" office:value-type="string" calcext:value-type="string">
            <text:p>Proseminar</text:p>
          </table:table-cell>
          <table:table-cell table:style-name="ce208" office:value-type="string" calcext:value-type="string">
            <text:p>BA</text:p>
          </table:table-cell>
          <table:table-cell table:style-name="ce63" office:value-type="string" calcext:value-type="string">
            <text:p>Stöger, Johanna</text:p>
          </table:table-cell>
          <table:table-cell table:style-name="ce208" office:value-type="string" calcext:value-type="string">
            <text:p><text:span text:style-name="T4">Digitale Dokumentation, Dig. Methoden &amp; Theorien, Spatial Analysis, Space Syntax</text:span></text:p>
            <text:p/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ce121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Kunst- und</text:p>
            <text:p>Kulturgeschichte:</text:p>
            <text:p>Methoden und Theorien</text:p>
          </table:table-cell>
          <table:table-cell table:style-name="ce104" office:value-type="string" calcext:value-type="string">
            <text:p>Digital Archaeology. Exploring new methods</text:p>
            <text:p>(Block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Rheeder,</text:p>
            <text:p>Annalize</text:p>
          </table:table-cell>
          <table:table-cell table:style-name="ce104" office:value-type="string" calcext:value-type="string">
            <text:p>Digitale</text:p>
            <text:p>Datenauswertung,</text:p>
            <text:p>Digitale Dokumentation,</text:p>
            <text:p>Dig. Methoden &amp;</text:p>
            <text:p>Theorien</text:p>
          </table:table-cell>
          <table:table-cell table:number-columns-repeated="1013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ce104" office:value-type="string" calcext:value-type="string">
            <text:p><text:span text:style-name="T4">Projekt Erfassen archäologisch-</text:span></text:p>
            <text:p><text:span text:style-name="T4">Topographischer Situationen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enk, Thomas</text:p>
          </table:table-cell>
          <table:table-cell office:value-type="string" calcext:value-type="string">
            <text:p><text:span text:style-name="T4">3D-Modellierung,</text:span></text:p>
            <text:p><text:span text:style-name="T4">Software und Tools,</text:span></text:p>
            <text:p><text:span text:style-name="T4">Visualisierung, Digitale</text:span></text:p>
            <text:p><text:span text:style-name="T4">Vermessung</text:span></text:p>
            <text:p/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ce104" office:value-type="string" calcext:value-type="string">
            <text:p><text:span text:style-name="T4">Geophysikalische</text:span></text:p>
            <text:p><text:span text:style-name="T4">Prospektion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eyer, Cornelius</text:p>
          </table:table-cell>
          <table:table-cell office:value-type="string" calcext:value-type="string">
            <text:p><text:span text:style-name="T4">Software und Tools,</text:span></text:p>
            <text:p><text:span text:style-name="T4">Geophysik,</text:span></text:p>
            <text:p><text:span text:style-name="T4">Datenpräsentation,</text:span></text:p>
            <text:p><text:span text:style-name="T4">Digitale Datenauswertung</text:span></text:p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ce104" office:value-type="string" calcext:value-type="string">
            <text:p><text:span text:style-name="T4">Archäologische</text:span></text:p>
            <text:p><text:span text:style-name="T4">Prospektionsmethoden</text:span></text:p>
            <text:p/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enk, Thomas</text:p>
          </table:table-cell>
          <table:table-cell office:value-type="string" calcext:value-type="string">
            <text:p><text:span text:style-name="T4">Laserscanning,</text:span></text:p>
            <text:p><text:span text:style-name="T4">Datenpräsentation,</text:span></text:p>
            <text:p><text:span text:style-name="T4">Digitale</text:span></text:p>
            <text:p><text:span text:style-name="T4">Datenauswertung,</text:span></text:p>
            <text:p><text:span text:style-name="T4">Digitale Vermessung</text:span></text:p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ce104" office:value-type="string" calcext:value-type="string">
            <text:p><text:span text:style-name="T4">Fotografie (Dokumentation</text:span></text:p>
            <text:p><text:span text:style-name="T4">2)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Oehlmann, Peter</text:p>
          </table:table-cell>
          <table:table-cell office:value-type="string" calcext:value-type="string">
            <text:p><text:span text:style-name="T4">Software und Tools,</text:span></text:p>
            <text:p><text:span text:style-name="T4">Datenmanagement,</text:span></text:p>
            <text:p><text:span text:style-name="T4">Bildbearbeitung, Digitale</text:span></text:p>
            <text:p><text:span text:style-name="T4">Dokumentation,</text:span></text:p>
            <text:p><text:span text:style-name="T4">Fotografie</text:span>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ce104" office:value-type="string" calcext:value-type="string">
            <text:p>Grabungstechnik 2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enk, Thomas</text:p>
          </table:table-cell>
          <table:table-cell office:value-type="string" calcext:value-type="string">
            <text:p><text:span text:style-name="T4">Photogrammetrie,</text:span></text:p>
            <text:p><text:span text:style-name="T4">Zeichnen, GIS, CAD,</text:span></text:p>
            <text:p/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ce104" table:number-columns-repeated="3"/>
          <table:table-cell table:number-columns-repeated="1015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67" office:value-type="string" calcext:value-type="string">
            <text:p>Hochschule für Technik und</text:p>
            <text:p>Wirtschaft Berlin</text:p>
          </table:table-cell>
          <table:table-cell table:style-name="ce104" office:value-type="string" calcext:value-type="string">
            <text:p>Grabungstechnik</text:p>
          </table:table-cell>
          <table:table-cell table:style-name="ce104" office:value-type="string" calcext:value-type="string">
            <text:p>MA Landschaftsarchäologie</text:p>
          </table:table-cell>
          <table:table-cell table:style-name="ce104" office:value-type="string" calcext:value-type="string">
            <text:p>MLA2 Prospektio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Schenk, Thomas</text:p>
          </table:table-cell>
          <table:table-cell table:style-name="ce104" office:value-type="string" calcext:value-type="string">
            <text:p>Software und Tools, GIS,</text:p>
            <text:p>Geophysik, Datenbanken,</text:p>
            <text:p>Datenmanagement,</text:p>
            <text:p>Datenpräsentation,</text:p>
            <text:p>Digitale</text:p>
            <text:p>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Institut für Archäologische</text:p>
          </table:table-cell>
          <table:table-cell table:style-name="ce104" office:value-type="string" calcext:value-type="string">
            <text:p>Archäologische</text:p>
            <text:p>Wissenschaften</text:p>
          </table:table-cell>
          <table:table-cell table:style-name="ce104" office:value-type="string" calcext:value-type="string">
            <text:p>Geophysikalische Anwendungen in der</text:p>
            <text:p>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ikorski, Beate</text:p>
          </table:table-cell>
          <table:table-cell table:style-name="ce104" office:value-type="string" calcext:value-type="string">
            <text:p>Geophysik</text:p>
          </table:table-cell>
          <table:table-cell table:number-columns-repeated="1013"/>
        </table:table-row>
        <table:table-row table:style-name="ro16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Institut für Archäologische</text:p>
          </table:table-cell>
          <table:table-cell table:style-name="ce104" office:value-type="string" calcext:value-type="string">
            <text:p>Archäologische</text:p>
            <text:p>Wissenschaften, Klassische</text:p>
            <text:p>Archäologie, Klassische</text:p>
            <text:p>Philologie, Alte Geschichte</text:p>
          </table:table-cell>
          <table:table-cell table:style-name="ce104" office:value-type="string" calcext:value-type="string">
            <text:p>Kunstsammlungen in 3D - Interdisziplinäres Seminar</text:p>
            <text:p>zu ausgewählten Objekten im Antikenmuseum (Block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Weber-Lehmann, Cornelia</text:p>
          </table:table-cell>
          <table:table-cell table:style-name="ce104" office:value-type="string" calcext:value-type="string">
            <text:p>3D-Modellierung, 3D</text:p>
          </table:table-cell>
          <table:table-cell table:number-columns-repeated="1013"/>
        </table:table-row>
        <table:table-row table:style-name="ro16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Institut für Archäologische</text:p>
          </table:table-cell>
          <table:table-cell table:style-name="ce104" office:value-type="string" calcext:value-type="string">
            <text:p>Optionalbereich</text:p>
          </table:table-cell>
          <table:table-cell table:style-name="ce104" office:value-type="string" calcext:value-type="string">
            <text:p>Datenbanken in den Kultur- Software und Tools,</text:p>
            <text:p>und Bildwissenschaften Datenbanken, Datenmanagement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Becker, Johannes ,</text:p>
            <text:p>Jungfleisch, Johannes</text:p>
          </table:table-cell>
          <table:table-cell table:style-name="ce104" office:value-type="string" calcext:value-type="string">
            <text:p>Datenbanken</text:p>
          </table:table-cell>
          <table:table-cell table:number-columns-repeated="1013"/>
        </table:table-row>
        <table:table-row table:style-name="ro16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Institut für Archäologische</text:p>
          </table:table-cell>
          <table:table-cell table:style-name="ce104" office:value-type="string" calcext:value-type="string">
            <text:p>Optionalbereich</text:p>
          </table:table-cell>
          <table:table-cell table:style-name="ce104" office:value-type="string" calcext:value-type="string">
            <text:p>Bildbearbeitung in den Kultur- und</text:p>
            <text:p>Bildwissenschaft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Becker, Johannes,</text:p>
            <text:p>Jungfleisch, Johannes</text:p>
          </table:table-cell>
          <table:table-cell table:style-name="ce104" office:value-type="string" calcext:value-type="string">
            <text:p>Bildbearbeitung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onn</text:p>
          </table:table-cell>
          <table:table-cell table:style-name="ce104" office:value-type="string" calcext:value-type="string">
            <text:p>Rheinische Friedrich-</text:p>
            <text:p>Wilhelms-Universität Bonn</text:p>
          </table:table-cell>
          <table:table-cell table:style-name="ce104" office:value-type="string" calcext:value-type="string">
            <text:p>Institut für Archäologie und Kulturanthropologie</text:p>
          </table:table-cell>
          <table:table-cell table:style-name="ce104" office:value-type="string" calcext:value-type="string">
            <text:p>B.A. &amp; M.A. am Institut für</text:p>
            <text:p>Archäologie und</text:p>
            <text:p>Kulturanthropologie</text:p>
          </table:table-cell>
          <table:table-cell table:style-name="ce104" office:value-type="string" calcext:value-type="string">
            <text:p>Archäoinformatik II:</text:p>
            <text:p>Statistische</text:p>
            <text:p>Datenauswertung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Wölfel, Ulrich</text:p>
          </table:table-cell>
          <table:table-cell table:style-name="ce104" office:value-type="string" calcext:value-type="string">
            <text:p>Software und Tools,</text:p>
            <text:p>Statistik, Digitale</text:p>
            <text:p>Datenauswertung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Bonn</text:p>
          </table:table-cell>
          <table:table-cell table:style-name="ce104" office:value-type="string" calcext:value-type="string">
            <text:p>Rheinische Friedrich-</text:p>
            <text:p>Wilhelms-Universität Bonn</text:p>
          </table:table-cell>
          <table:table-cell table:style-name="ce104" office:value-type="string" calcext:value-type="string">
            <text:p>Institut für Archäologie und Kulturanthropologie</text:p>
          </table:table-cell>
          <table:table-cell table:style-name="ce104" office:value-type="string" calcext:value-type="string">
            <text:p><text:span text:style-name="T4">Archäologien,</text:span></text:p>
            <text:p><text:span text:style-name="T4">Altamerikanistik/Ethnologie</text:span></text:p>
            <text:p><text:span text:style-name="T4">, Kulturs. Zu Lateinamerika,</text:span></text:p>
            <text:p><text:span text:style-name="T4">Romanistik</text:span></text:p>
            <text:p/>
          </table:table-cell>
          <table:table-cell table:style-name="ce104" office:value-type="string" calcext:value-type="string">
            <text:p>Open Archaeology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Wölfel, Ulrich</text:p>
          </table:table-cell>
          <table:table-cell table:style-name="ce104" office:value-type="string" calcext:value-type="string">
            <text:p><text:span text:style-name="T4">Metadaten,</text:span></text:p>
            <text:p><text:span text:style-name="T4">Webtechnologien,</text:span></text:p>
            <text:p><text:span text:style-name="T4">Datenmanagement,</text:span></text:p>
            <text:p><text:span text:style-name="T4">Auszeichnungssprachen,</text:span></text:p>
            <text:p><text:span text:style-name="T4">Digitale Ressourcen</text:span></text:p>
            <text:p/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<text:span text:style-name="T6">Geschichts- und</text:span></text:p>
            <text:p><text:span text:style-name="T6">Kulturwissenschaften</text:span>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"Augmented Reality" - Zur</text:p>
            <text:p>(Re)konstruktion</text:p>
            <text:p>vergangener Realität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Panzram, Sabine</text:p>
          </table:table-cell>
          <table:table-cell table:style-name="ce104" office:value-type="string" calcext:value-type="string">
            <text:p>Dig. Methoden &amp;</text:p>
            <text:p>Theorien, Digitalisierung,</text:p>
            <text:p>Digital Humanities,</text:p>
            <text:p>Digitale Ressourcen</text:p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Papyrologie</text:p>
          </table:table-cell>
          <table:table-cell table:style-name="ce104" office:value-type="string" calcext:value-type="string">
            <text:p><text:span text:style-name="T4">Altertumswissenschaften:</text:span></text:p>
            <text:p><text:span text:style-name="T4">Archäologien, Ägyptologie,</text:span></text:p>
            <text:p><text:span text:style-name="T4">Ethnologie,</text:span></text:p>
            <text:p><text:span text:style-name="T4">Altamerikanistik,</text:span></text:p>
            <text:p><text:span text:style-name="T4">Kunstgeschichte u.a.</text:span></text:p>
          </table:table-cell>
          <table:table-cell table:style-name="ce104" office:value-type="string" calcext:value-type="string">
            <text:p>Digitale Papyr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Ast, Rodney,</text:span></text:p>
            <text:p><text:span text:style-name="T4">Cowey, James</text:span></text:p>
            <text:p/>
          </table:table-cell>
          <table:table-cell table:style-name="ce104" office:value-type="string" calcext:value-type="string">
            <text:p><text:span text:style-name="T4">Dig. Editieren, Online-</text:span></text:p>
            <text:p><text:span text:style-name="T4">Ressourcen,</text:span></text:p>
            <text:p><text:span text:style-name="T4">Datenmanagement,</text:span></text:p>
            <text:p><text:span text:style-name="T4">Digitale Dokumentation,</text:span></text:p>
            <text:p><text:span text:style-name="T4">Digital Humanities,</text:span></text:p>
            <text:p><text:span text:style-name="T4">Digitale Ressourcen</text:span></text:p>
          </table:table-cell>
          <table:table-cell table:number-columns-repeated="1013"/>
        </table:table-row>
        <table:table-row table:style-name="ro64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Papyrologie</text:p>
          </table:table-cell>
          <table:table-cell table:style-name="ce167" office:value-type="string" calcext:value-type="string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table:style-name="ce104" office:value-type="string" calcext:value-type="string">
            <text:p>Literary Ostraca. (Webinar)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Lougovaya-Ast, Julia</text:span></text:p>
            <text:p/>
          </table:table-cell>
          <table:table-cell table:style-name="ce104" office:value-type="string" calcext:value-type="string">
            <text:p><text:span text:style-name="T4">Dig. Editieren,</text:span></text:p>
            <text:p><text:span text:style-name="T4">Textanalyse, Online-</text:span></text:p>
            <text:p><text:span text:style-name="T4">Ressourcen,</text:span></text:p>
            <text:p><text:span text:style-name="T4">Digitalisierung</text:span></text:p>
            <text:p/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33" office:value-type="string" calcext:value-type="string">
            <text:p>Klassische Archäologie</text:p>
          </table:table-cell>
          <table:table-cell table:style-name="ce104" office:value-type="string" calcext:value-type="string">
            <text:p>Digitale Archä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204" office:value-type="string" calcext:value-type="string">
            <text:p>Suess, Jürgen</text:p>
          </table:table-cell>
          <table:table-cell office:value-type="string" calcext:value-type="string">
            <text:p><text:span text:style-name="T4">3D-Modellierung,</text:span></text:p>
            <text:p><text:span text:style-name="T4">Software und Tools,</text:span></text:p>
            <text:p><text:span text:style-name="T4">Datenmanagement,</text:span></text:p>
            <text:p><text:span text:style-name="T4">Bildbearbeitung</text:span></text:p>
            <text:p><text:span text:style-name="T4">GIS</text:span></text:p>
          </table:table-cell>
          <table:table-cell table:number-columns-repeated="1013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table:style-name="ce104" office:value-type="string" calcext:value-type="string">
            <text:p>OriIndUFA</text:p>
          </table:table-cell>
          <table:table-cell table:style-name="ce104" office:value-type="string" calcext:value-type="string">
            <text:p>Ur- und Frühgeschichtliche</text:p>
            <text:p><text:span text:style-name="T4">Archäologie/UFG 400</text:span></text:p>
            <text:p/>
          </table:table-cell>
          <table:table-cell table:style-name="ce104" office:value-type="string" calcext:value-type="string">
            <text:p><text:span text:style-name="T4">Anwendungen Geographischer Informationssysteme (GIS) in der Archäologie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office:value-type="string" calcext:value-type="string">
            <text:p><text:span text:style-name="T4">Brückner,</text:span></text:p>
            <text:p><text:span text:style-name="T4">Christoph</text:span>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65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4">Bg2, Bv2, Cg2, Cv2, Dg1, Dv1</text:span></text:p>
            <text:p/>
          </table:table-cell>
          <table:table-cell table:style-name="ce104" office:value-type="string" calcext:value-type="string">
            <text:p><text:span text:style-name="T4">Einführung in die</text:span></text:p>
            <text:p><text:span text:style-name="T4">Archäoinformatik (200110)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<text:span text:style-name="T4">Software und Tools,</text:span></text:p>
            <text:p><text:span text:style-name="T4">Statistik, Metadaten,</text:span></text:p>
            <text:p><text:span text:style-name="T4">Visualisierung, GIS,</text:span></text:p>
            <text:p><text:span text:style-name="T4">Datenbanken,</text:span></text:p>
            <text:p><text:span text:style-name="T4">Datenmanagement, CAD,</text:span></text:p>
            <text:p><text:span text:style-name="T4">Bildbearbeitung, Digitale</text:span></text:p>
            <text:p><text:span text:style-name="T47">Datenauswertung, </text:span><text:span text:style-name="T48">Digitale Ressourcen</text:span>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Bg2, Bv2, Cg2, Cv2, Dg1,</text:p>
            <text:p>Dv1</text:p>
          </table:table-cell>
          <table:table-cell table:style-name="ce104" office:value-type="string" calcext:value-type="string">
            <text:p>Einführung in GIS</text:p>
            <text:p>(200111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Statistik, Visualisierung,</text:p>
            <text:p>GIS, 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Bg3, Bv3, Dg2, Dv2</text:p>
          </table:table-cell>
          <table:table-cell table:style-name="ce104" office:value-type="string" calcext:value-type="string">
            <text:p>Quantitative Methoden für</text:p>
            <text:p>Prähistoriker. Einführung in</text:p>
            <text:p>die Statistik mit Excel und</text:p>
            <text:p>R (200119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Statistik, Visualisierung,</text:p>
            <text:p>Digitale Datenauswertung</text:p>
          </table:table-cell>
          <table:table-cell table:number-columns-repeated="1013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Bg3, Bv3, Dg2, Dv2</text:p>
          </table:table-cell>
          <table:table-cell table:style-name="ce16" office:value-type="string" calcext:value-type="string">
            <text:p>Dokumentation und Auswertung von Grabungen mit dem Datenbanksystem PostgreSQL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office:value-type="string" calcext:value-type="string">
            <text:p><text:span text:style-name="T4">Hofmann, Robert, </text:span></text:p>
            <text:p><text:span text:style-name="T4">Müller- Scheeßel, Nils</text:span></text:p>
            <text:p/>
          </table:table-cell>
          <table:table-cell office:value-type="string" calcext:value-type="string">
            <text:p><text:span text:style-name="T4">Datenbanken, Digitale</text:span></text:p>
            <text:p><text:span text:style-name="T4">Datenauswertung,</text:span></text:p>
            <text:p><text:span text:style-name="T4">Digitale Dokumentation</text:span></text:p>
          </table:table-cell>
          <table:table-cell table:number-columns-repeated="1013"/>
        </table:table-row>
        <table:table-row table:style-name="ro66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Bg3, Bv3, Dg2, Dv2,</text:p>
          </table:table-cell>
          <table:table-cell table:style-name="ce104" office:value-type="string" calcext:value-type="string">
            <text:p><text:span text:style-name="T4">Quantitative Übung zur Vermessung und Geophysikalischen Prospektion</text:span></text:p>
            <text:p/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<text:span text:style-name="T4">GIS, Geophysik, CAD,</text:span></text:p>
            <text:p><text:span text:style-name="T4">Digitale</text:span></text:p>
            <text:p><text:span text:style-name="T4">Datenauswertung,</text:span></text:p>
            <text:p><text:span text:style-name="T4">Digitale Dokumentation,</text:span></text:p>
            <text:p><text:span text:style-name="T4">Digitale Vermessung</text:span></text:p>
            <text:p/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6">Dg3, Dv3, Gg3,</text:span></text:p>
            <text:p><text:span text:style-name="T6">Gv3, Hg3, Hv3, Iv3</text:span></text:p>
          </table:table-cell>
          <table:table-cell table:style-name="ce104" office:value-type="string" calcext:value-type="string">
            <text:p>Der Mensch in der</text:p>
            <text:p>Landschaft. Archäologisch-</text:p>
            <text:p>geographische Modelle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ce104" office:value-type="string" calcext:value-type="string">
            <text:p>Statistik, GIS, Dig.</text:p>
            <text:p>Methoden &amp; Theorien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6">Bg3, Bv3, Cg2,</text:span></text:p>
            <text:p><text:span text:style-name="T6">Cv2, Dg2, Dv2, Gg2, Gv2,</text:span></text:p>
            <text:p><text:span text:style-name="T6">Hg2, Hv2</text:span></text:p>
          </table:table-cell>
          <table:table-cell table:style-name="ce104" office:value-type="string" calcext:value-type="string">
            <text:p>Der Mensch in der</text:p>
            <text:p>Landschaft. Quantitative</text:p>
            <text:p>Method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ce104" office:value-type="string" calcext:value-type="string">
            <text:p>Statistik, GIS, Digitale</text:p>
            <text:p>Datenauswertung, Dig.</text:p>
            <text:p>Methoden &amp; Theorien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informatik,</text:p>
            <text:p>Archäologie der Römischen</text:p>
            <text:p>Provinzen</text:p>
          </table:table-cell>
          <table:table-cell table:style-name="ce104" office:value-type="string" calcext:value-type="string">
            <text:p>3D-modelling and</text:p>
            <text:p>reconstruction in</text:p>
            <text:p>archaeology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Hageneuer,</text:p>
            <text:p>Sebastian</text:p>
          </table:table-cell>
          <table:table-cell table:style-name="ce104" office:value-type="string" calcext:value-type="string">
            <text:p>3D-Modellierung,</text:p>
            <text:p>Visualisierung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Spatial Analysis of</text:p>
            <text:p>Landscapes and Urban</text:p>
            <text:p>Environment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Spatial Analysis, GIS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Spatial Analysis of</text:p>
            <text:p>Landscapes and Urban</text:p>
            <text:p>Environments (Übung zur</text:p>
            <text:p>Vorlesung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Spatial Analysis, GIS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Archäoinformatik I</text:p>
            <text:p>(Basistechnologien)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echt,</text:p>
            <text:p>Alexander</text:p>
          </table:table-cell>
          <table:table-cell table:style-name="ce104" office:value-type="string" calcext:value-type="string">
            <text:p>Dig. Methoden &amp;</text:p>
            <text:p>Theorien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Einführung in die</text:p>
            <text:p>Grundlagen der Statistik</text:p>
            <text:p>für Archäolog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chmidt, Sophie</text:p>
          </table:table-cell>
          <table:table-cell table:style-name="ce104" office:value-type="string" calcext:value-type="string">
            <text:p>Statistik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Archäoinformatik II -</text:p>
            <text:p>Relational and Spatial</text:p>
            <text:p>Databases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Datenbanken,</text:p>
            <text:p>Datenmanagement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AUTOCAD-Grundlagen für</text:p>
            <text:p>das digitale Zeichnen.</text:p>
            <text:p>Anfänger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Geiermann,</text:p>
            <text:p>Sabrina</text:p>
          </table:table-cell>
          <table:table-cell table:style-name="ce104" office:value-type="string" calcext:value-type="string">
            <text:p>CAD, Digitale</text:p>
            <text:p>Dokumentation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ce104" office:value-type="string" calcext:value-type="string">
            <text:p><text:span text:style-name="T4">AUTOCAD-Grundlagen für</text:span></text:p>
            <text:p><text:span text:style-name="T4">das digitale Zeichnen.</text:span></text:p>
            <text:p><text:span text:style-name="T4">Fortgeschrittene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Geiermann,</text:p>
            <text:p>Sabrina</text:p>
          </table:table-cell>
          <table:table-cell office:value-type="string" calcext:value-type="string">
            <text:p><text:span text:style-name="T4">CAD, Digitale</text:span></text:p>
            <text:p><text:span text:style-name="T4">Dokumentation</text:span></text:p>
            <text:p/>
          </table:table-cell>
          <table:table-cell table:number-columns-repeated="1013"/>
        </table:table-row>
        <table:table-row table:style-name="ro68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<text:span text:style-name="T6">Institut für Klassische</text:span></text:p>
            <text:p><text:span text:style-name="T6">Archäologie und</text:span></text:p>
            <text:p><text:span text:style-name="T6">Antikenmuseum</text:span></text:p>
          </table:table-cell>
          <table:table-cell table:style-name="ce104" office:value-type="string" calcext:value-type="string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table:style-name="ce104" office:value-type="string" calcext:value-type="string">
            <text:p><text:span text:style-name="T6">Crossmediale</text:span></text:p>
            <text:p><text:span text:style-name="T6">Kommunikation im</text:span></text:p>
            <text:p><text:span text:style-name="T6">Antikenmuseum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Cain, Hans-</text:p>
            <text:p>Ulrich</text:p>
          </table:table-cell>
          <table:table-cell table:style-name="ce104" office:value-type="string" calcext:value-type="string">
            <text:p>Software und Tools,</text:p>
            <text:p>Textanalyse,</text:p>
            <text:p>Programmierung,</text:p>
            <text:p>Visualisierung,</text:p>
            <text:p>Datenpräsentation, Audio</text:p>
            <text:p>und Video, Digitale</text:p>
            <text:p>Dokumentation,</text:p>
            <text:p>Fotografie,</text:p>
            <text:p>Digitalisierung, Digital</text:p>
            <text:p>Humanities</text:p>
          </table:table-cell>
          <table:table-cell table:number-columns-repeated="1013"/>
        </table:table-row>
        <table:table-row table:style-name="ro69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67" office:value-type="string" calcext:value-type="string">
            <text:p>Ägyptologisches Institut / Ägyptisches Museum -</text:p>
            <text:p>Geord Steindorff</text:p>
          </table:table-cell>
          <table:table-cell table:style-name="ce104" office:value-type="string" calcext:value-type="string">
            <text:p><text:span text:style-name="T4">Ägyptologie: Einführung in</text:span></text:p>
            <text:p><text:span text:style-name="T4">die Ägyptologie</text:span></text:p>
            <text:p/>
          </table:table-cell>
          <table:table-cell table:style-name="ce104" office:value-type="string" calcext:value-type="string">
            <text:p><text:span text:style-name="T4">Verarbeitung digitaler Daten in der Ägyptologie –</text:span></text:p>
            <text:p><text:span text:style-name="T4">Teil 2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office:value-type="string" calcext:value-type="string">
            <text:p><text:span text:style-name="T4">Naether, Franziska</text:span></text:p>
            <text:p/>
          </table:table-cell>
          <table:table-cell office:value-type="string" calcext:value-type="string">
            <text:p><text:span text:style-name="T4">Software und Tools,</text:span></text:p>
            <text:p><text:span text:style-name="T4">Online-Ressourcen,</text:span></text:p>
            <text:p><text:span text:style-name="T4">Internet, Metadaten,</text:span></text:p>
            <text:p><text:span text:style-name="T4">Web-Kartierung, GIS,</text:span></text:p>
            <text:p><text:span text:style-name="T4">Datenbanken,</text:span></text:p>
            <text:p><text:span text:style-name="T4">Datenmanagement,</text:span></text:p>
            <text:p><text:span text:style-name="T4">Bildbearbeitung, Digitale</text:span></text:p>
            <text:p><text:span text:style-name="T4">Dokumentation,</text:span></text:p>
            <text:p><text:span text:style-name="T4">Digitalisierung</text:span></text:p>
            <text:p/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ce104" office:value-type="string" calcext:value-type="string">
            <text:p><text:span text:style-name="T4">Vor- und Frühgeschichtliche Ms Geoarchäologie</text:span></text:p>
            <text:p><text:span text:style-name="T4">Archäologie</text:span></text:p>
            <text:p/>
          </table:table-cell>
          <table:table-cell table:style-name="ce104" office:value-type="string" calcext:value-type="string">
            <text:p><text:span text:style-name="T4">BA Archäologie Ms</text:span></text:p>
            <text:p><text:span text:style-name="T4">Prähistorische Archäologie</text:span></text:p>
          </table:table-cell>
          <table:table-cell table:style-name="ce104" office:value-type="string" calcext:value-type="string">
            <text:p><text:span text:style-name="T4">Archäologie im Netz – Netzcontent und Wissenschaftliches Publizieren</text:span></text:p>
            <text:p/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Teichner, Felix</text:p>
          </table:table-cell>
          <table:table-cell office:value-type="string" calcext:value-type="string">
            <text:p><text:span text:style-name="T4">Dig. Editieren, Software</text:span></text:p>
            <text:p><text:span text:style-name="T4">und Tools, Online-</text:span></text:p>
            <text:p><text:span text:style-name="T4">Ressourcen, Internet,</text:span></text:p>
            <text:p><text:span text:style-name="T4">Datenpräsentation,</text:span></text:p>
            <text:p><text:span text:style-name="T4">Digital Humanities</text:span></text:p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67" office:value-type="string" calcext:value-type="string">
            <text:p>Ludwig-Maximilians-Universität München</text:p>
          </table:table-cell>
          <table:table-cell table:style-name="ce167" office:value-type="string" calcext:value-type="string">
            <text:p>Vor- und Frühgeschichtliche</text:p>
          </table:table-cell>
          <table:table-cell table:style-name="ce104" office:value-type="string" calcext:value-type="string">
            <text:p><text:span text:style-name="T20">Master Vor- u. Frühgesch.</text:span></text:p>
            <text:p><text:span text:style-name="T20">Archäologie; </text:span><text:span text:style-name="T4">Bachelor</text:span></text:p>
            <text:p><text:span text:style-name="T4">Archäolog. Eur.u.V.Orient; Archäologie; Promotion Vor- u. Frühgesch.</text:span></text:p>
            <text:p><text:span text:style-name="T4">Archäologie</text:span></text:p>
          </table:table-cell>
          <table:table-cell table:style-name="ce167" office:value-type="string" calcext:value-type="string">
            <text:p>Substratale Kontinuität in</text:p>
            <text:p>der alpinen Toponomastik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von Nicolai, Caroline,</text:span></text:p>
            <text:p><text:span text:style-name="T4">Krefeld, Thomas, </text:span></text:p>
            <text:p><text:span text:style-name="T4">Lücke, Stephan</text:span></text:p>
            <text:p/>
          </table:table-cell>
          <table:table-cell office:value-type="string" calcext:value-type="string">
            <text:p><text:span text:style-name="T4">Visualisierung, Web-</text:span></text:p>
            <text:p><text:span text:style-name="T4">Kartierung, Datenbanken,</text:span></text:p>
            <text:p><text:span text:style-name="T4">Datenmanagement, Dig.</text:span></text:p>
            <text:p><text:span text:style-name="T4">Methoden &amp; Theorien,</text:span></text:p>
            <text:p><text:span text:style-name="T4">EDV, Digital Humanities</text:span></text:p>
            <text:p/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67" office:value-type="string" calcext:value-type="string">
            <text:p>Ludwig-Maximilians-Universität München</text:p>
          </table:table-cell>
          <table:table-cell table:style-name="ce167" office:value-type="string" calcext:value-type="string">
            <text:p>Vor- und Frühgeschichtliche</text:p>
          </table:table-cell>
          <table:table-cell table:style-name="ce104" office:value-type="string" calcext:value-type="string">
            <text:p><text:span text:style-name="T20">Master Vor- u. Frühgesch.</text:span></text:p>
            <text:p><text:span text:style-name="T20">Archäologie; </text:span><text:span text:style-name="T4">Bachelor</text:span></text:p>
            <text:p><text:span text:style-name="T4">Archäolog. Eur.u.V.Orient; Archäologie; Promotion Vor- u. Frühgesch.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Eisenzeit digital:</text:span></text:p>
            <text:p><text:span text:style-name="T4">Datenanalyse mit MySQL</text:span></text:p>
            <text:p><text:span text:style-name="T4">und QGIS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von Nicolai, Caroline, </text:span></text:p>
            <text:p><text:span text:style-name="T4">Lücke, Stephan</text:span></text:p>
          </table:table-cell>
          <table:table-cell office:value-type="string" calcext:value-type="string">
            <text:p><text:span text:style-name="T4">GIS, Datenbanken,</text:span></text:p>
            <text:p><text:span text:style-name="T4">Datenmanagement,</text:span></text:p>
            <text:p><text:span text:style-name="T4">Digitale</text:span></text:p>
            <text:p><text:span text:style-name="T4">Datenauswertung, EDV,</text:span></text:p>
            <text:p><text:span text:style-name="T4">Digitalisierung, Digital</text:span></text:p>
            <text:p><text:span text:style-name="T4">Humanities</text:span></text:p>
          </table:table-cell>
          <table:table-cell table:number-columns-repeated="1013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Regensburg</text:p>
          </table:table-cell>
          <table:table-cell table:style-name="ce104" office:value-type="string" calcext:value-type="string">
            <text:p>Universität Regensburg</text:p>
          </table:table-cell>
          <table:table-cell table:style-name="ce104" office:value-type="string" calcext:value-type="string">
            <text:p>Institut für Geschichte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Digital Forschen, bewahren und publizieren in der Archäologie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Klammt, Anne</text:p>
          </table:table-cell>
          <table:table-cell office:value-type="string" calcext:value-type="string">
            <text:p><text:span text:style-name="T4">GIS, Dig. Methoden &amp;</text:span></text:p>
            <text:p><text:span text:style-name="T4">Theorien,</text:span></text:p>
            <text:p><text:span text:style-name="T4">Datenkuratierung,</text:span></text:p>
            <text:p><text:span text:style-name="T4">Archivierung</text:span></text:p>
            <text:p/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 office:value-type="string" calcext:value-type="string">
            <text:p>Institut für Altertumswissenschaften</text:p>
          </table:table-cell>
          <table:table-cell table:style-name="ce104" office:value-type="string" calcext:value-type="string">
            <text:p>keine Modulzuordnung</text:p>
          </table:table-cell>
          <table:table-cell table:style-name="ce104" office:value-type="string" calcext:value-type="string">
            <text:p>Methoden der Digital</text:p>
            <text:p>Humanities für</text:p>
            <text:p>Altorientalist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Müller, Gerfrid</text:p>
            <text:p>G. W.</text:p>
          </table:table-cell>
          <table:table-cell table:style-name="ce104" office:value-type="string" calcext:value-type="string">
            <text:p>Dig. Editieren, Online-</text:p>
            <text:p>Ressourcen,</text:p>
            <text:p>Datenbanken,</text:p>
            <text:p>Datenpräsentation, 3D</text:p>
            <text:p>Scan, Digital Humanities</text:p>
          </table:table-cell>
          <table:table-cell table:number-columns-repeated="1013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 office:value-type="string" calcext:value-type="string">
            <text:p><text:span text:style-name="T4">Institut für Klassische Philologie</text:span></text:p>
            <text:p/>
          </table:table-cell>
          <table:table-cell table:style-name="ce104" office:value-type="string" calcext:value-type="string">
            <text:p>Digital Humanities</text:p>
          </table:table-cell>
          <table:table-cell table:style-name="ce104" office:value-type="string" calcext:value-type="string">
            <text:p>Datenbanken zur Antik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Essler, Holger</text:p>
          </table:table-cell>
          <table:table-cell office:value-type="string" calcext:value-type="string">
            <text:p><text:span text:style-name="T4">Dig. Editieren,</text:span></text:p>
            <text:p><text:span text:style-name="T4">Metadaten, Datenbanken,</text:span></text:p>
            <text:p><text:span text:style-name="T4">Auszeichnungssprachen,</text:span></text:p>
            <text:p><text:span text:style-name="T4">Digital Humanities</text:span></text:p>
            <text:p/>
          </table:table-cell>
          <table:table-cell table:number-columns-repeated="1013"/>
        </table:table-row>
        <table:table-row table:style-name="ro70">
          <table:table-cell office:value-type="string" calcext:value-type="string">
            <text:p>SoSe 2017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 office:value-type="string" calcext:value-type="string">
            <text:p>Universitätsbibliothek</text:p>
          </table:table-cell>
          <table:table-cell table:style-name="ce104" office:value-type="string" calcext:value-type="string">
            <text:p><text:span text:style-name="T4">Philosophische Fakultät,</text:span></text:p>
            <text:p><text:span text:style-name="T4">Geschichte u.a.</text:span></text:p>
            <text:p/>
          </table:table-cell>
          <table:table-cell table:style-name="ce167" office:value-type="string" calcext:value-type="string">
            <text:p>Informationskompetenz für Studierende der </text:p>
            <text:p>Geisteswissenschaften (Block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Blümig, Gabriele</text:p>
          </table:table-cell>
          <table:table-cell office:value-type="string" calcext:value-type="string">
            <text:p><text:span text:style-name="T4">Online-Ressourcen,</text:span></text:p>
            <text:p><text:span text:style-name="T4">Internet, Datenbanken,</text:span></text:p>
            <text:p><text:span text:style-name="T4">Digitale Ressourcen</text:span></text:p>
            <text:p/>
          </table:table-cell>
          <table:table-cell table:number-columns-repeated="1013"/>
        </table:table-row>
        <table:table-row table:style-name="ro71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67" office:value-type="string" calcext:value-type="string">
            <text:p>Philologisch-Historische</text:p>
            <text:p>Fakultät, Klassische Archäologie</text:p>
          </table:table-cell>
          <table:table-cell table:style-name="ce167" office:value-type="string" calcext:value-type="string">
            <text:p>Kunst- und Kulturgeschichte,</text:p>
            <text:p>Feldstudien 2 (KUK-0004)</text:p>
          </table:table-cell>
          <table:table-cell table:style-name="ce167" office:value-type="string" calcext:value-type="string">
            <text:p>Gallia Narbonensis. Roman archaeology and heritage in Provence</text:p>
          </table:table-cell>
          <table:table-cell table:style-name="ce104" office:value-type="string" calcext:value-type="string">
            <text:p>Proseminar</text:p>
          </table:table-cell>
          <table:table-cell table:style-name="ce104" office:value-type="string" calcext:value-type="string">
            <text:p>BA</text:p>
          </table:table-cell>
          <table:table-cell table:style-name="ce167" office:value-type="string" calcext:value-type="string">
            <text:p>Rheeder, Annalize</text:p>
          </table:table-cell>
          <table:table-cell table:style-name="ce104" office:value-type="string" calcext:value-type="string">
            <text:p>Audio und Video</text:p>
          </table:table-cell>
          <table:table-cell table:number-columns-repeated="1013"/>
        </table:table-row>
        <table:table-row table:style-name="ro7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ce104" office:value-type="string" calcext:value-type="string">
            <text:p>Bachelor of Arts Klassische</text:p>
            <text:p>Archäologie Modul 10:</text:p>
            <text:p>Archäologische Praxis</text:p>
          </table:table-cell>
          <table:table-cell table:style-name="ce104" office:value-type="string" calcext:value-type="string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uth, Susanne,</text:p>
            <text:p>Mariaschk, Dirk</text:p>
          </table:table-cell>
          <table:table-cell table:style-name="ce104" office:value-type="string" calcext:value-type="string">
            <text:p>3D-Modellierung,</text:p>
            <text:p>Software und Tools,</text:p>
            <text:p>Visualisierung, Dig.</text:p>
            <text:p>Methoden &amp; Theorien,</text:p>
            <text:p>Digitalisierung, Digital</text:p>
            <text:p>Humanities, 3D</text:p>
          </table:table-cell>
          <table:table-cell table:number-columns-repeated="1013"/>
        </table:table-row>
        <table:table-row table:style-name="ro7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ce104" office:value-type="string" calcext:value-type="string">
            <text:p><text:span text:style-name="T4">Bachelor of Arts Klassische</text:span></text:p>
            <text:p><text:span text:style-name="T4">Archäologie Modul 9:</text:span></text:p>
            <text:p><text:span text:style-name="T4">Diskutieren, Argumentieren, Präsentieren</text:span></text:p>
            <text:p/>
          </table:table-cell>
          <table:table-cell table:style-name="ce104" office:value-type="string" calcext:value-type="string">
            <text:p><text:span text:style-name="T4">Archäologische</text:span></text:p>
            <text:p><text:span text:style-name="T4">Wissensvermittlung digital:</text:span></text:p>
            <text:p><text:span text:style-name="T4">Konzeption und</text:span></text:p>
            <text:p><text:span text:style-name="T4">Realisierung von AR &amp; VR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uth, Susanne,</text:p>
            <text:p>Mariaschk, Dirk</text:p>
          </table:table-cell>
          <table:table-cell office:value-type="string" calcext:value-type="string">
            <text:p><text:span text:style-name="T4">3D-Modellierung,</text:span></text:p>
            <text:p><text:span text:style-name="T4">Software und Tools,</text:span></text:p>
            <text:p><text:span text:style-name="T4">Visualisierung,</text:span></text:p>
            <text:p><text:span text:style-name="T4">Datenpräsentation, Dig.</text:span></text:p>
            <text:p><text:span text:style-name="T4">Methoden &amp; Theorien,</text:span></text:p>
            <text:p><text:span text:style-name="T4">Digitalisierung, Digital</text:span></text:p>
            <text:p><text:span text:style-name="T4">Humanities, Digitale</text:span></text:p>
            <text:p><text:span text:style-name="T4">Ressourcen, 3D</text:span></text:p>
            <text:p/>
          </table:table-cell>
          <table:table-cell table:number-columns-repeated="1013"/>
        </table:table-row>
        <table:table-row table:style-name="ro74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ce104" office:value-type="string" calcext:value-type="string">
            <text:p><text:span text:style-name="T4">Master of Arts Klassische</text:span></text:p>
            <text:p><text:span text:style-name="T4">Archäologie Modul:</text:span></text:p>
            <text:p><text:span text:style-name="T4">Praktische Spezialisierung</text:span></text:p>
            <text:p><text:span text:style-name="T4">(MA-ARCH 7)</text:span></text:p>
          </table:table-cell>
          <table:table-cell table:style-name="ce104" office:value-type="string" calcext:value-type="string">
            <text:p><text:span text:style-name="T4">Die Agora von Athen als</text:span></text:p>
            <text:p><text:span text:style-name="T4">virtual history. Konzeption</text:span></text:p>
            <text:p><text:span text:style-name="T4">und Realisierung von VR &amp;</text:span></text:p>
            <text:p><text:span text:style-name="T4">und AR-Anwendungen in</text:span></text:p>
            <text:p><text:span text:style-name="T4">der Archäologie</text:span></text:p>
            <text:p/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Muth, Susanne</text:p>
          </table:table-cell>
          <table:table-cell office:value-type="string" calcext:value-type="string">
            <text:p><text:span text:style-name="T4">3D-Modellierung,</text:span></text:p>
            <text:p><text:span text:style-name="T4">Software und Tools,</text:span></text:p>
            <text:p><text:span text:style-name="T4">Visualisierung, Dig.</text:span></text:p>
            <text:p><text:span text:style-name="T4">Methoden &amp; Theorien,</text:span></text:p>
            <text:p><text:span text:style-name="T4">Digitalisierung, Digital</text:span></text:p>
            <text:p><text:span text:style-name="T4">Humanities, 3D</text:span></text:p>
          </table:table-cell>
          <table:table-cell table:number-columns-repeated="1013"/>
        </table:table-row>
        <table:table-row table:style-name="ro7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ce104" office:value-type="string" calcext:value-type="string">
            <text:p><text:span text:style-name="T4">1-Fach- und 2-Fächer-BA-</text:span></text:p>
            <text:p><text:span text:style-name="T4">Studiengang Archäologische Wissenschaften</text:span></text:p>
            <text:p/>
          </table:table-cell>
          <table:table-cell table:style-name="ce104" office:value-type="string" calcext:value-type="string">
            <text:p><text:span text:style-name="T4">Archäoinformatische Methoden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<text:span text:style-name="T4">Weissová, Barbora</text:span></text:p>
            <text:p/>
          </table:table-cell>
          <table:table-cell office:value-type="string" calcext:value-type="string">
            <text:p><text:span text:style-name="T4">3D-Modellierung,</text:span></text:p>
            <text:p><text:span text:style-name="T4">Software und Tools,</text:span></text:p>
            <text:p><text:span text:style-name="T4">Spatial Analysis, Online-</text:span></text:p>
            <text:p><text:span text:style-name="T4">Ressourcen, Metadaten,</text:span></text:p>
            <text:p><text:span text:style-name="T4">Visualisierung, GIS,</text:span></text:p>
            <text:p><text:span text:style-name="T4">Datenmanagement,</text:span></text:p>
            <text:p><text:span text:style-name="T4">Datenpräsentation, Dig.</text:span></text:p>
            <text:p><text:span text:style-name="T4">Methoden &amp; Theorien,</text:span></text:p>
            <text:p><text:span text:style-name="T4">Digitalisierung, Digitale</text:span></text:p>
            <text:p><text:span text:style-name="T4">Ressourcen</text:span></text:p>
          </table:table-cell>
          <table:table-cell table:number-columns-repeated="1013"/>
        </table:table-row>
        <table:table-row table:style-name="ro7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ce104" office:value-type="string" calcext:value-type="string">
            <text:p>Optionalbereich</text:p>
          </table:table-cell>
          <table:table-cell table:style-name="ce104" office:value-type="string" calcext:value-type="string">
            <text:p>Gestalten mit Adob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Haubenthal,</text:p>
            <text:p>Clarissa</text:p>
          </table:table-cell>
          <table:table-cell table:style-name="ce104" office:value-type="string" calcext:value-type="string">
            <text:p>Dig. Editieren, Software</text:p>
            <text:p>und Tools, Visualisierung,</text:p>
            <text:p>Datenmanagement,</text:p>
            <text:p>Datenpräsentation,</text:p>
            <text:p>Bildbearbeitung, Digitale</text:p>
            <text:p>Dokumentation,</text:p>
            <text:p>Fotografie, Digitalisierung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ce104" office:value-type="string" calcext:value-type="string">
            <text:p>Optionalbereich</text:p>
          </table:table-cell>
          <table:table-cell table:style-name="ce104" office:value-type="string" calcext:value-type="string">
            <text:p>Datenanalyse mit R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teinmann, Lisa</text:p>
          </table:table-cell>
          <table:table-cell office:value-type="string" calcext:value-type="string">
            <text:p><text:span text:style-name="T4">Datenkuratierung, R,</text:span></text:p>
            <text:p><text:span text:style-name="T4">Software und Tools,</text:span></text:p>
            <text:p><text:span text:style-name="T4">Datenmanagement,</text:span></text:p>
            <text:p><text:span text:style-name="T4">Digitale Datenauswertung</text:span>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04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ce104" office:value-type="string" calcext:value-type="string">
            <text:p>Optionalbereich</text:p>
          </table:table-cell>
          <table:table-cell table:style-name="ce104" office:value-type="string" calcext:value-type="string">
            <text:p><text:span text:style-name="T4">Digitale Dokumentation mit AutoCAD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teinmann, Lisa</text:p>
          </table:table-cell>
          <table:table-cell office:value-type="string" calcext:value-type="string">
            <text:p><text:span text:style-name="T4">Dig. Editieren,</text:span></text:p>
            <text:p><text:span text:style-name="T4">Visualisierung, Zeichnen,</text:span></text:p>
            <text:p><text:span text:style-name="T4">Datenpräsentation, CAD,</text:span></text:p>
            <text:p><text:span text:style-name="T4">Digitale Datenauswertung</text:span></text:p>
          </table:table-cell>
          <table:table-cell table:number-columns-repeated="1013"/>
        </table:table-row>
        <table:table-row table:style-name="ro77">
          <table:table-cell office:value-type="string" calcext:value-type="string">
            <text:p>SoSe 2020</text:p>
          </table:table-cell>
          <table:table-cell/>
          <table:table-cell table:style-name="ce167" office:value-type="string" calcext:value-type="string">
            <text:p>Bochum/Zwickau</text:p>
          </table:table-cell>
          <table:table-cell table:style-name="ce167" office:value-type="string" calcext:value-type="string">
            <text:p>Ruhr-Universität Bochum</text:p>
          </table:table-cell>
          <table:table-cell table:style-name="ce104" office:value-type="string" calcext:value-type="string">
            <text:p><text:span text:style-name="T4">Seminar für Klassische Philologie</text:span></text:p>
            <text:p/>
          </table:table-cell>
          <table:table-cell table:style-name="ce104"/>
          <table:table-cell table:style-name="ce104" office:value-type="string" calcext:value-type="string">
            <text:p><text:span text:style-name="T4">Latein extensiv – Die Lateinische Koranübersetzung von</text:span></text:p>
            <text:p><text:span text:style-name="T4">Johann Zechendorff (1632): Digitale Edition</text:span></text:p>
            <text:p/>
          </table:table-cell>
          <table:table-cell table:style-name="ce104" office:value-type="string" calcext:value-type="string">
            <text:p>Workshop</text:p>
          </table:table-cell>
          <table:table-cell table:style-name="ce104" office:value-type="string" calcext:value-type="string">
            <text:p>MA, Doktoranden</text:p>
          </table:table-cell>
          <table:table-cell table:style-name="ce131" office:value-type="string" calcext:value-type="string">
            <text:p>Glei, Reinhold F.</text:p>
            <text:p/>
          </table:table-cell>
          <table:table-cell office:value-type="string" calcext:value-type="string">
            <text:p><text:span text:style-name="T4">Dig. Editieren, Software</text:span></text:p>
            <text:p><text:span text:style-name="T4">und Tools, Textanalyse,</text:span></text:p>
            <text:p><text:span text:style-name="T4">Internet, Digitale</text:span></text:p>
            <text:p><text:span text:style-name="T4">Dokumentation, Dig.</text:span></text:p>
            <text:p><text:span text:style-name="T4">Methoden &amp; Theorien,</text:span></text:p>
            <text:p><text:span text:style-name="T4">Digitalisierung, Digital</text:span></text:p>
            <text:p><text:span text:style-name="T4">Humanities</text:span></text:p>
          </table:table-cell>
          <table:table-cell table:style-name="ce131" office:value-type="string" calcext:value-type="string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012"/>
        </table:table-row>
        <table:table-row table:style-name="ro78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Darmstadt</text:p>
          </table:table-cell>
          <table:table-cell table:style-name="ce167" office:value-type="string" calcext:value-type="string">
            <text:p>Technische Universität Darmstadt</text:p>
          </table:table-cell>
          <table:table-cell table:style-name="ce104" office:value-type="string" calcext:value-type="string">
            <text:p><text:span text:style-name="T4">Fachgebiet Klassische Archäologie</text:span></text:p>
            <text:p/>
          </table:table-cell>
          <table:table-cell table:style-name="ce104" office:value-type="string" calcext:value-type="string">
            <text:p><text:span text:style-name="T4">Studiengang Architektur /</text:span></text:p>
            <text:p><text:span text:style-name="T4">Modul Historische Grundlagen</text:span></text:p>
          </table:table-cell>
          <table:table-cell table:style-name="ce104" office:value-type="string" calcext:value-type="string">
            <text:p>Digitale Bauaufnahm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<text:span text:style-name="T4">Dr.-Ing. Clemens Brünenberg</text:span></text:p>
            <text:p/>
          </table:table-cell>
          <table:table-cell office:value-type="string" calcext:value-type="string">
            <text:p><text:span text:style-name="T4">3D-Modellierung,</text:span></text:p>
            <text:p><text:span text:style-name="T4">Photogrammetrie,</text:span></text:p>
            <text:p><text:span text:style-name="T4">Visualisierung,</text:span></text:p>
            <text:p><text:span text:style-name="T4">Bildbearbeitung, 3D</text:span></text:p>
            <text:p><text:span text:style-name="T4">Scan, Digitale</text:span></text:p>
            <text:p><text:span text:style-name="T4">Dokumentation, Dig.</text:span></text:p>
            <text:p><text:span text:style-name="T4">Methoden &amp; Theorien,</text:span></text:p>
            <text:p><text:span text:style-name="T4">Fotografie, 3D</text:span></text:p>
          </table:table-cell>
          <table:table-cell table:number-columns-repeated="1013"/>
        </table:table-row>
        <table:table-row table:style-name="ro79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table:style-name="ce104" office:value-type="string" calcext:value-type="string">
            <text:p>Alte Geschichte</text:p>
          </table:table-cell>
          <table:table-cell table:style-name="ce104" office:value-type="string" calcext:value-type="string">
            <text:p>Geschichte (BA, Kernfach);</text:p>
            <text:p>Geschichte (BA,</text:p>
            <text:p>Ergänzungsfach);</text:p>
            <text:p>Geschichte (MA)</text:p>
          </table:table-cell>
          <table:table-cell table:style-name="ce104" office:value-type="string" calcext:value-type="string">
            <text:p>Münzen und Münzprägung</text:p>
            <text:p>in der Zeit der Römischen</text:p>
            <text:p>Republik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Martin,</text:p>
            <text:p>Katharina</text:p>
          </table:table-cell>
          <table:table-cell table:style-name="ce104" office:value-type="string" calcext:value-type="string">
            <text:p>Online-Ressourcen,</text:p>
            <text:p>Digitale Dokumentation,</text:p>
            <text:p>Digitalisierung, Digitale</text:p>
            <text:p>Ressourcen</text:p>
          </table:table-cell>
          <table:table-cell table:number-columns-repeated="1013"/>
        </table:table-row>
        <table:table-row table:style-name="ro8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Erlangen</text:p>
          </table:table-cell>
          <table:table-cell table:style-name="ce167" office:value-type="string" calcext:value-type="string">
            <text:p>Friedrich-Alexander-Universität</text:p>
          </table:table-cell>
          <table:table-cell table:style-name="ce167" office:value-type="string" calcext:value-type="string">
            <text:p>Institut für Klassische Archäologie</text:p>
          </table:table-cell>
          <table:table-cell table:style-name="ce167" office:value-type="string" calcext:value-type="string">
            <text:p>Archäologische Wissenschaften</text:p>
          </table:table-cell>
          <table:table-cell table:style-name="ce167" office:value-type="string" calcext:value-type="string">
            <text:p>Klassisch-archäologische Methoden der Bildanalyse.</text:p>
            <text:p>Von Panofsky bis zu den Digital Humanitie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67" office:value-type="string" calcext:value-type="string">
            <text:p>Reinhardt, Corinna,</text:p>
            <text:p>Bendschus, Torsten</text:p>
          </table:table-cell>
          <table:table-cell office:value-type="string" calcext:value-type="string">
            <text:p><text:span text:style-name="T4">Dig. Methoden &amp;</text:span></text:p>
            <text:p><text:span text:style-name="T4">Theorien, Digital Humanities</text:span>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ce104" office:value-type="string" calcext:value-type="string">
            <text:p><text:span text:style-name="T4">Bachelorhauptfach</text:span></text:p>
            <text:p><text:span text:style-name="T4">Archäologische Wissenschaften,</text:span></text:p>
            <text:p><text:span text:style-name="T4">Schwerpunkt Vor- und</text:span></text:p>
            <text:p><text:span text:style-name="T4">Frühgeschichtliche Archäologie</text:span></text:p>
            <text:p/>
          </table:table-cell>
          <table:table-cell table:style-name="ce16" office:value-type="string" calcext:value-type="string">
            <text:p>Intensivkurs Tachymeter und CAD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äffler, Doris</text:p>
          </table:table-cell>
          <table:table-cell office:value-type="string" calcext:value-type="string">
            <text:p><text:span text:style-name="T4">CAD, Digitale</text:span></text:p>
            <text:p><text:span text:style-name="T4">Datenauswertung,</text:span></text:p>
            <text:p><text:span text:style-name="T4">Digitale Dokumentation,</text:span></text:p>
            <text:p><text:span text:style-name="T4">Digitale Vermessung</text:span></text:p>
          </table:table-cell>
          <table:table-cell table:number-columns-repeated="1013"/>
        </table:table-row>
        <table:table-row table:style-name="ro81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<text:span text:style-name="T4">Institut für Physische Geographie</text:span></text:p>
            <text:p/>
          </table:table-cell>
          <table:table-cell table:style-name="ce104" office:value-type="string" calcext:value-type="string">
            <text:p><text:span text:style-name="T4">Nebenfachstudiengang</text:span></text:p>
            <text:p><text:span text:style-name="T4">Archäometrie für</text:span></text:p>
            <text:p><text:span text:style-name="T4">Archäologen AMET-BA-NF-</text:span></text:p>
            <text:p><text:span text:style-name="T4">M 3c</text:span></text:p>
          </table:table-cell>
          <table:table-cell table:style-name="ce104" office:value-type="string" calcext:value-type="string">
            <text:p><text:span text:style-name="T4">Lernerkundung und GIS in der Archäologie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arzolff, Irene</text:p>
          </table:table-cell>
          <table:table-cell office:value-type="string" calcext:value-type="string">
            <text:p><text:span text:style-name="T4">Software und Tools,</text:span></text:p>
            <text:p><text:span text:style-name="T4">Spatial Analysis, GIS,</text:span></text:p>
            <text:p><text:span text:style-name="T4">Datenpräsentation,</text:span></text:p>
            <text:p><text:span text:style-name="T4">Bildbearbeitung, Digitale</text:span></text:p>
            <text:p><text:span text:style-name="T4">Datenauswertung</text:span></text:p>
          </table:table-cell>
          <table:table-cell table:number-columns-repeated="1013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67" office:value-type="string" calcext:value-type="string">
            <text:p>Abteilung für Englische Sprache und Literatur des Mittelalters</text:p>
          </table:table-cell>
          <table:table-cell table:style-name="ce104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18)</text:span></text:p>
          </table:table-cell>
          <table:table-cell table:style-name="ce104" office:value-type="string" calcext:value-type="string">
            <text:p><text:span text:style-name="T4">Gendering the Medieval Wiki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angeslag, Paul</text:p>
          </table:table-cell>
          <table:table-cell office:value-type="string" calcext:value-type="string">
            <text:p><text:span text:style-name="T4">Online-Ressourcen,</text:span></text:p>
            <text:p><text:span text:style-name="T4">Internet</text:span></text:p>
            <text:p/>
          </table:table-cell>
          <table:table-cell table:number-columns-repeated="1013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67" office:value-type="string" calcext:value-type="string">
            <text:p>Abteilung Literaturwissenschaft (Neuere Deutsche Literatur)</text:p>
          </table:table-cell>
          <table:table-cell table:style-name="ce104" office:value-type="string" calcext:value-type="string">
            <text:p><text:span text:style-name="T4">Schlüsselkompetenzmodule</text:span></text:p>
            <text:p><text:span text:style-name="T4">"Digital Humanities" BA/MA</text:span></text:p>
            <text:p><text:span text:style-name="T4">(SK.DH.04)</text:span></text:p>
          </table:table-cell>
          <table:table-cell table:style-name="ce104" office:value-type="string" calcext:value-type="string">
            <text:p>Netzliteratur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Wesche, Jörg</text:p>
          </table:table-cell>
          <table:table-cell office:value-type="string" calcext:value-type="string">
            <text:p><text:span text:style-name="T4">Software und Tools,</text:span></text:p>
            <text:p><text:span text:style-name="T4">Textanalyse, Internet</text:span>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67" office:value-type="string" calcext:value-type="string">
            <text:p>Abteilung Literaturwissenschaft (Neuere Deutsche Literatur)</text:p>
          </table:table-cell>
          <table:table-cell table:style-name="ce104" office:value-type="string" calcext:value-type="string">
            <text:p>Schlüsselkompetenzmodule</text:p>
            <text:p>"Digital Humanities" BA/MA</text:p>
            <text:p>(SK.DH.04)</text:p>
          </table:table-cell>
          <table:table-cell table:style-name="ce104" office:value-type="string" calcext:value-type="string">
            <text:p>Methoden digitaler</text:p>
            <text:p>Literaturanalys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oliva, Lydia</text:p>
          </table:table-cell>
          <table:table-cell table:style-name="ce104" office:value-type="string" calcext:value-type="string">
            <text:p>Textanalyse, Online-</text:p>
            <text:p>Ressourcen, Dig.</text:p>
            <text:p>Methoden &amp; Theorien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Masterstudiengang "Digital</text:p>
            <text:p>Humanities" (M.DH.10)</text:p>
          </table:table-cell>
          <table:table-cell table:style-name="ce104" office:value-type="string" calcext:value-type="string">
            <text:p>Entitäten im Diskurs:</text:p>
            <text:p>linguistische und</text:p>
            <text:p>maschinelle Ansätz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Holler, Anke,</text:p>
            <text:p>Sporleder,</text:p>
            <text:p>Caroline</text:p>
          </table:table-cell>
          <table:table-cell table:style-name="ce104" office:value-type="string" calcext:value-type="string">
            <text:p>Textanalyse,</text:p>
            <text:p>Programmierung, Dig.</text:p>
            <text:p>Methoden &amp; Theorien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en</text:p>
            <text:p>"Digital Humanities"</text:p>
            <text:p>(SK.DH.03)</text:p>
          </table:table-cell>
          <table:table-cell table:style-name="ce104" office:value-type="string" calcext:value-type="string">
            <text:p>Werkzeuge und Methoden</text:p>
            <text:p>der Digital Humanitie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porleder,</text:p>
            <text:p>Caroline</text:p>
          </table:table-cell>
          <table:table-cell table:style-name="ce104" office:value-type="string" calcext:value-type="string">
            <text:p>Dig. Methoden &amp;</text:p>
            <text:p>Theorien, Digital</text:p>
            <text:p>Humanities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BA/MA (SK.DH.O1)</text:p>
          </table:table-cell>
          <table:table-cell table:style-name="ce104" office:value-type="string" calcext:value-type="string">
            <text:p>Tutorium "Einführung in die</text:p>
            <text:p>Digitale Bild- und</text:p>
            <text:p>Objektwissenschaft</text:p>
          </table:table-cell>
          <table:table-cell table:style-name="ce104" office:value-type="string" calcext:value-type="string">
            <text:p>Tutori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Kipke, Marta</text:p>
          </table:table-cell>
          <table:table-cell table:style-name="ce104"/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"Digital Humanities" BA/MA</text:p>
            <text:p>(SK.DH.01)</text:p>
          </table:table-cell>
          <table:table-cell table:style-name="ce104" office:value-type="string" calcext:value-type="string">
            <text:p>Einführung in die Digitale</text:p>
            <text:p>Bild- und</text:p>
            <text:p>Objektwissenschaft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angner, Martin</text:p>
          </table:table-cell>
          <table:table-cell table:style-name="ce104"/>
          <table:table-cell table:number-columns-repeated="1013"/>
        </table:table-row>
        <table:table-row table:style-name="ro79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(Digital Humanities) BA/MA</text:p>
            <text:p>(SK.DH.05)</text:p>
          </table:table-cell>
          <table:table-cell table:style-name="ce104" office:value-type="string" calcext:value-type="string">
            <text:p>Einführung in die Python-</text:p>
            <text:p>Programmierung für</text:p>
            <text:p>Geistes- und</text:p>
            <text:p>SozialwissenschaftlerInn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porleder,</text:p>
            <text:p>Caroline</text:p>
          </table:table-cell>
          <table:table-cell table:style-name="ce104" office:value-type="string" calcext:value-type="string">
            <text:p>Programmierung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ce104" office:value-type="string" calcext:value-type="string">
            <text:p>Auge und Maschine.</text:p>
            <text:p>Methoden und Technik in</text:p>
            <text:p>der Keramikforschung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Hollaender,</text:p>
            <text:p>Julian</text:p>
          </table:table-cell>
          <table:table-cell table:style-name="ce104" office:value-type="string" calcext:value-type="string">
            <text:p>Dig. Methoden &amp;</text:p>
            <text:p>Theorien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ce104" office:value-type="string" calcext:value-type="string">
            <text:p>3D Bildbearbeitung mit</text:p>
            <text:p>MeshLab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Böttger, Lucie,</text:p>
            <text:p>Langner, Martin</text:p>
          </table:table-cell>
          <table:table-cell table:style-name="ce104" office:value-type="string" calcext:value-type="string">
            <text:p>Software und Tools,</text:p>
            <text:p>Visualisierung,</text:p>
            <text:p>Bildbearbeitung, 3D</text:p>
          </table:table-cell>
          <table:table-cell table:number-columns-repeated="1013"/>
        </table:table-row>
        <table:table-row table:style-name="ro79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"Digital Humanities" BA/MA</text:p>
            <text:p>(SK.DH.07)</text:p>
          </table:table-cell>
          <table:table-cell table:style-name="ce104" office:value-type="string" calcext:value-type="string">
            <text:p>Die Geschichte der</text:p>
            <text:p>optischen Illusionsmedien.</text:p>
            <text:p>Von Aristoteles zur VR-</text:p>
            <text:p>Brill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Ehlers, Deborah,</text:p>
            <text:p>Langner, Martin</text:p>
          </table:table-cell>
          <table:table-cell table:style-name="ce104" office:value-type="string" calcext:value-type="string">
            <text:p>Software und Tools,</text:p>
            <text:p>Visualisierung, 3D</text:p>
          </table:table-cell>
          <table:table-cell table:number-columns-repeated="1013"/>
        </table:table-row>
        <table:table-row table:style-name="ro84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10)</text:span></text:p>
            <text:p/>
          </table:table-cell>
          <table:table-cell table:style-name="ce104" office:value-type="string" calcext:value-type="string">
            <text:p><text:span text:style-name="T4">Distant Reading und Distant Viewing:</text:span></text:p>
            <text:p><text:span text:style-name="T4">Quantifizierende Methoden in den Geisteswissenschaften</text:span></text:p>
            <text:p/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angner, Martin</text:p>
          </table:table-cell>
          <table:table-cell table:style-name="ce104" office:value-type="string" calcext:value-type="string">
            <text:p><text:span text:style-name="T4">Statistik, Digitale</text:span></text:p>
            <text:p><text:span text:style-name="T4">Datenauswertung, Dig.</text:span></text:p>
            <text:p><text:span text:style-name="T4">Methoden &amp; Theorien</text:span>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chlüsselkompetenzmodul</text:p>
            <text:p>"Digital Humanities" BA/MA</text:p>
            <text:p>(SK.DH.10)</text:p>
          </table:table-cell>
          <table:table-cell table:style-name="ce104" office:value-type="string" calcext:value-type="string">
            <text:p>Zentrale Texte der Digital</text:p>
            <text:p>Humanitie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angner, Martin</text:p>
          </table:table-cell>
          <table:table-cell table:style-name="ce104" office:value-type="string" calcext:value-type="string">
            <text:p>Dig. Methoden &amp;</text:p>
            <text:p>Theorien, Digital</text:p>
            <text:p>Humanities</text:p>
          </table:table-cell>
          <table:table-cell table:number-columns-repeated="1013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67" office:value-type="string" calcext:value-type="string">
            <text:p>Kunstgeschichtliches Seminar und Kunstsammlung</text:p>
          </table:table-cell>
          <table:table-cell table:style-name="ce104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06)</text:span></text:p>
          </table:table-cell>
          <table:table-cell table:style-name="ce167" office:value-type="string" calcext:value-type="string">
            <text:p>Inventarisierung und Digitalisierung der Neuzugänge in die Kunstsammlung seit 2009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Sors, Anne-Katrin</text:span></text:p>
            <text:p/>
          </table:table-cell>
          <table:table-cell table:style-name="ce104" office:value-type="string" calcext:value-type="string">
            <text:p>Digitalisierung</text:p>
          </table:table-cell>
          <table:table-cell table:number-columns-repeated="1013"/>
        </table:table-row>
        <table:table-row table:style-name="ro8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<text:span text:style-name="T4">Professuren für Statistik</text:span></text:p>
            <text:p><text:span text:style-name="T4">und Ökonometrie</text:span></text:p>
          </table:table-cell>
          <table:table-cell table:style-name="ce104" office:value-type="string" calcext:value-type="string">
            <text:p><text:span text:style-name="T4">Schlüsselkompetenzen</text:span></text:p>
            <text:p><text:span text:style-name="T4">(SK.DigKo.01.Mp)</text:span></text:p>
          </table:table-cell>
          <table:table-cell table:style-name="ce104" office:value-type="string" calcext:value-type="string">
            <text:p>Daten Lesen Lernen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67" office:value-type="string" calcext:value-type="string">
            <text:p>Silbersdorff, Alexander,</text:p>
            <text:p>Säfken, Benjamin,</text:p>
            <text:p>Dammann, Lea,</text:p>
            <text:p>Kruse, René-Marcel</text:p>
          </table:table-cell>
          <table:table-cell table:style-name="ce104" office:value-type="string" calcext:value-type="string">
            <text:p><text:span text:style-name="T4">Metadaten, Datenbanken,</text:span></text:p>
            <text:p><text:span text:style-name="T4">Datenmanagement,</text:span></text:p>
            <text:p><text:span text:style-name="T4">Digitale Datenauswertung</text:span></text:p>
          </table:table-cell>
          <table:table-cell table:number-columns-repeated="1013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Seminar für Mittlere und Neuere Geschichte</text:p>
          </table:table-cell>
          <table:table-cell table:style-name="ce104" office:value-type="string" calcext:value-type="string">
            <text:p>Schlüsselkompetenzmodul</text:p>
            <text:p>"Digital Humanities" BA/MA</text:p>
            <text:p>(SK.DH.08)</text:p>
          </table:table-cell>
          <table:table-cell table:style-name="ce104" office:value-type="string" calcext:value-type="string">
            <text:p>Digitale Kartographie in</text:p>
            <text:p>GIS für GeisteswissenschaftlerInn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etersen, Niels</text:p>
          </table:table-cell>
          <table:table-cell table:style-name="ce104" office:value-type="string" calcext:value-type="string">
            <text:p>GIS, Dig. Methoden &amp;</text:p>
            <text:p>Theorien</text:p>
          </table:table-cell>
          <table:table-cell table:number-columns-repeated="1013"/>
        </table:table-row>
        <table:table-row table:style-name="ro7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<text:span text:style-name="T6">Institut für Klassische</text:span></text:p>
            <text:p><text:span text:style-name="T6">Archäologie</text:span></text:p>
          </table:table-cell>
          <table:table-cell table:style-name="ce104" office:value-type="string" calcext:value-type="string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table:style-name="ce104" office:value-type="string" calcext:value-type="string">
            <text:p>Was tun mit all den</text:p>
            <text:p>Scherben? Grundlagen der</text:p>
            <text:p>Keramikbearbeitung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Huy, Sabine</text:p>
          </table:table-cell>
          <table:table-cell table:style-name="ce104" office:value-type="string" calcext:value-type="string">
            <text:p>Archivierung, Software</text:p>
            <text:p>und Tools, Visualisierung,</text:p>
            <text:p>Zeichnen, Datenbanken,</text:p>
            <text:p>Datenmanagement,</text:p>
            <text:p>Bildbearbeitung,</text:p>
            <text:p>Fotografie</text:p>
          </table:table-cell>
          <table:table-cell table:number-columns-repeated="1013"/>
        </table:table-row>
        <table:table-row table:style-name="ro78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67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<text:span text:style-name="T4">BA - Klassische</text:span></text:p>
            <text:p><text:span text:style-name="T4">Archäologie, Modul</text:span></text:p>
            <text:p><text:span text:style-name="T4">Praktische</text:span></text:p>
            <text:p><text:span text:style-name="T4">Übungen/Methoden (AÜ)</text:span></text:p>
            <text:p><text:span text:style-name="T4">MA - Archäologie und</text:span></text:p>
            <text:p><text:span text:style-name="T4">Kulturgeschichte des</text:span></text:p>
            <text:p><text:span text:style-name="T4">antiken Mittelmeerraumes,</text:span></text:p>
            <text:p><text:span text:style-name="T4">Modul Projekt (A3)</text:span></text:p>
          </table:table-cell>
          <table:table-cell table:style-name="ce167" office:value-type="string" calcext:value-type="string">
            <text:p>Colonia Ulpia Traiana –</text:p>
            <text:p>Einführung in die Geophysikalische Prospe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Seifert, Martina,</text:span></text:p>
            <text:p><text:span text:style-name="T4">Babucic, Nikola</text:span>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Spatial Analysis, GIS,</text:span></text:p>
            <text:p><text:span text:style-name="T4">Geophysik, Digitale</text:span></text:p>
            <text:p><text:span text:style-name="T4">Datenauswertung,</text:span></text:p>
            <text:p><text:span text:style-name="T4">Digitale Dokumentation,</text:span></text:p>
            <text:p><text:span text:style-name="T4">Digital Humanities,</text:span></text:p>
            <text:p><text:span text:style-name="T4">Digitale Vermessung</text:span></text:p>
          </table:table-cell>
          <table:table-cell table:number-columns-repeated="1013"/>
        </table:table-row>
        <table:table-row table:style-name="ro78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67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<text:span text:style-name="T4">BA - Klassische</text:span></text:p>
            <text:p><text:span text:style-name="T4">Archäologie, Modul</text:span></text:p>
            <text:p><text:span text:style-name="T4">Praktische</text:span></text:p>
            <text:p><text:span text:style-name="T4">Übungen/Methoden (AÜ)</text:span></text:p>
            <text:p><text:span text:style-name="T4">MA - Archäologie und</text:span></text:p>
            <text:p><text:span text:style-name="T4">Kulturgeschichte des</text:span></text:p>
            <text:p><text:span text:style-name="T4">antiken Mittelmeerraumes,</text:span></text:p>
            <text:p><text:span text:style-name="T4">Modul Projekt (A3)</text:span></text:p>
          </table:table-cell>
          <table:table-cell table:style-name="ce104" office:value-type="string" calcext:value-type="string">
            <text:p><text:span text:style-name="T4">Fieldschool Xanten –</text:span></text:p>
            <text:p><text:span text:style-name="T4">Geophysikalische</text:span></text:p>
            <text:p><text:span text:style-name="T4">Prospektionen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eifert, Martina</text:p>
          </table:table-cell>
          <table:table-cell table:style-name="ce104" office:value-type="string" calcext:value-type="string">
            <text:p><text:span text:style-name="T4">Spatial Analysis, GIS,</text:span></text:p>
            <text:p><text:span text:style-name="T4">Geophysik, Digitale</text:span></text:p>
            <text:p><text:span text:style-name="T4">Datenauswertung, Dig.</text:span></text:p>
            <text:p><text:span text:style-name="T4">Methoden &amp; Theorien,</text:span></text:p>
            <text:p><text:span text:style-name="T4">Digital Humanities,</text:span></text:p>
            <text:p><text:span text:style-name="T4">Digitale Vermessung</text:span></text:p>
          </table:table-cell>
          <table:table-cell table:number-columns-repeated="1013"/>
        </table:table-row>
        <table:table-row table:style-name="ro8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eidelberg</text:p>
          </table:table-cell>
          <table:table-cell table:style-name="ce104" office:value-type="string" calcext:value-type="string">
            <text:p>Universität Heidelberg</text:p>
          </table:table-cell>
          <table:table-cell table:style-name="ce104" office:value-type="string" calcext:value-type="string">
            <text:p>Institut für Papyrologie</text:p>
          </table:table-cell>
          <table:table-cell table:style-name="ce104" office:value-type="string" calcext:value-type="string">
            <text:p>BA, MA, Promotion</text:p>
          </table:table-cell>
          <table:table-cell table:style-name="ce104" office:value-type="string" calcext:value-type="string">
            <text:p><text:span text:style-name="T4">Digitale Papyrologie -</text:span></text:p>
            <text:p><text:span text:style-name="T4">Digital Papyrology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Ast, Rodney,</text:span></text:p>
            <text:p><text:span text:style-name="T4">Cowey, James</text:span></text:p>
          </table:table-cell>
          <table:table-cell table:style-name="ce104" office:value-type="string" calcext:value-type="string">
            <text:p><text:span text:style-name="T4">Datenkuratierung, Dig.</text:span></text:p>
            <text:p><text:span text:style-name="T4">Editieren, Online-</text:span></text:p>
            <text:p><text:span text:style-name="T4">Ressourcen,</text:span></text:p>
            <text:p><text:span text:style-name="T4">Datenbanken,</text:span></text:p>
            <text:p><text:span text:style-name="T4">Datenmanagement,</text:span></text:p>
            <text:p><text:span text:style-name="T4">Digital Humanities,</text:span></text:p>
            <text:p><text:span text:style-name="T4">Digitale Ressourcen</text:span>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<text:span text:style-name="T6">Institut für Klassische Archäologie und Christliche</text:span></text:p>
            <text:p><text:span text:style-name="T6">Archäologie</text:span></text:p>
          </table:table-cell>
          <table:table-cell table:style-name="ce104" office:value-type="string" calcext:value-type="string">
            <text:p>Übergreifende Kompetenzen, Visuelle</text:p>
            <text:p>Kompetenzen</text:p>
          </table:table-cell>
          <table:table-cell table:style-name="ce104" office:value-type="string" calcext:value-type="string">
            <text:p>3D-</text:p>
            <text:p>Computerrekonstru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3D-Modellierung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<text:span text:style-name="T6">Institut für Klassische Archäologie und Christliche</text:span></text:p>
            <text:p><text:span text:style-name="T6">Archäologie</text:span></text:p>
          </table:table-cell>
          <table:table-cell table:style-name="ce167" office:value-type="string" calcext:value-type="string">
            <text:p>Übergreifende Kompetenzen, Visuelle Kompetenzen</text:p>
          </table:table-cell>
          <table:table-cell table:style-name="ce104" office:value-type="string" calcext:value-type="string">
            <text:p>Digitales Zeich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Zeichnen</text:p>
          </table:table-cell>
          <table:table-cell table:number-columns-repeated="1013"/>
        </table:table-row>
        <table:table-row table:style-name="ro81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67" office:value-type="string" calcext:value-type="string">
            <text:p>Zentrum für Altertumswissenschaften</text:p>
            <text:p>(ZAW) und Interdisziplinäres Zentrum</text:p>
            <text:p>für wissenschaftliches Rechnen (IWR)</text:p>
          </table:table-cell>
          <table:table-cell table:style-name="ce167" office:value-type="string" calcext:value-type="string">
            <text:p>Studiengänge der Informatik und Archäologie</text:p>
          </table:table-cell>
          <table:table-cell table:style-name="ce167" office:value-type="string" calcext:value-type="string">
            <text:p>3D-Vermessung von Objekten zur Neukonzeption der Antikensammlung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Mara, Hubert,</text:span></text:p>
            <text:p><text:span text:style-name="T4">Lohmann, Polly</text:span>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Spatial Analysis,</text:span></text:p>
            <text:p><text:span text:style-name="T4">Visualisierung, Zeichnen,</text:span></text:p>
            <text:p><text:span text:style-name="T4">3D Scan, Digitalisierung,</text:span></text:p>
            <text:p><text:span text:style-name="T4">Digitale Vermessung, 3D</text:span></text:p>
          </table:table-cell>
          <table:table-cell table:number-columns-repeated="1013"/>
        </table:table-row>
        <table:table-row table:style-name="ro8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67" office:value-type="string" calcext:value-type="string">
            <text:p>Zentrum für Altertumswissenschaften (ZAW)</text:p>
          </table:table-cell>
          <table:table-cell table:style-name="ce104" office:value-type="string" calcext:value-type="string">
            <text:p><text:span text:style-name="T4">BA-UFG 50%: Module A3</text:span></text:p>
            <text:p><text:span text:style-name="T4">und A4 sowie B3 und B4</text:span></text:p>
            <text:p><text:span text:style-name="T4">BA-UFG 25%: C2, C3 MA-</text:span></text:p>
            <text:p><text:span text:style-name="T4">UFG: A4 MA GeoArch: C2</text:span></text:p>
          </table:table-cell>
          <table:table-cell table:style-name="ce167" office:value-type="string" calcext:value-type="string">
            <text:p>Statistik und Datenorganisation mit R (1/3): Grundlag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Shinoto, Maria</text:p>
          </table:table-cell>
          <table:table-cell table:style-name="ce104" office:value-type="string" calcext:value-type="string">
            <text:p><text:span text:style-name="T4">R, Software und Tools,</text:span></text:p>
            <text:p><text:span text:style-name="T4">Statistik,</text:span></text:p>
            <text:p><text:span text:style-name="T4">Programmierung,</text:span></text:p>
            <text:p><text:span text:style-name="T4">Datenpräsentation,</text:span></text:p>
            <text:p><text:span text:style-name="T4">Digitale</text:span></text:p>
            <text:p><text:span text:style-name="T4">Datenauswertung, Digital</text:span></text:p>
            <text:p><text:span text:style-name="T4">Humanities</text:span>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67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che Archäologie</text:p>
          </table:table-cell>
          <table:table-cell table:style-name="ce104" office:value-type="string" calcext:value-type="string">
            <text:p><text:span text:style-name="T4">Datenbanken und</text:span></text:p>
            <text:p><text:span text:style-name="T4">Geographische</text:span></text:p>
            <text:p><text:span text:style-name="T4">Informationssysteme (GIS)</text:span></text:p>
            <text:p><text:span text:style-name="T4">in der Archäologie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Doronzio, Annarita</text:span></text:p>
            <text:p/>
          </table:table-cell>
          <table:table-cell table:style-name="ce104" office:value-type="string" calcext:value-type="string">
            <text:p><text:span text:style-name="T4">Software und Tools, GIS,</text:span></text:p>
            <text:p><text:span text:style-name="T4">Datenbanken</text:span></text:p>
          </table:table-cell>
          <table:table-cell table:number-columns-repeated="1013"/>
        </table:table-row>
        <table:table-row table:style-name="ro87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6">Teil der Module Bg2, Bv2,</text:span></text:p>
            <text:p><text:span text:style-name="T6">Bg3, Bv3, Cg2, Cv2, Dg,1</text:span></text:p>
            <text:p><text:span text:style-name="T6">Dv1, Dg2, Dv2</text:span></text:p>
          </table:table-cell>
          <table:table-cell table:style-name="ce104" office:value-type="string" calcext:value-type="string">
            <text:p>Verkehrsgeographie und</text:p>
            <text:p>Wegeforschung in der</text:p>
            <text:p>Archäologie: Anwendungen</text:p>
            <text:p>mit R und GI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D DR. Nakoinz,</text:p>
            <text:p>Oliver</text:p>
          </table:table-cell>
          <table:table-cell table:style-name="ce104" office:value-type="string" calcext:value-type="string">
            <text:p>Dig. Editieren, R,</text:p>
            <text:p>Software und Tools,</text:p>
            <text:p>Statistik,</text:p>
            <text:p>Programmierung, GIS,</text:p>
            <text:p>Datenbanken,</text:p>
            <text:p>Datenmanagement,</text:p>
            <text:p>Digitale</text:p>
            <text:p>Datenauswertung,</text:p>
            <text:p>Digitale Dokumentation,</text:p>
            <text:p>Dig. Methoden &amp;</text:p>
            <text:p>Theorien, EDV,</text:p>
            <text:p>Digitalisierung, Digitale</text:p>
            <text:p>Ressourcen, Digitale</text:p>
            <text:p>Vermessung</text:p>
          </table:table-cell>
          <table:table-cell table:number-columns-repeated="1013"/>
        </table:table-row>
        <table:table-row table:style-name="ro88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Teil der Module Bg2, Bv2,</text:span></text:p>
            <text:p><text:span text:style-name="T4">Cg2, Cv2, Dg1, Dv1</text:span></text:p>
          </table:table-cell>
          <table:table-cell table:style-name="ce104" office:value-type="string" calcext:value-type="string">
            <text:p><text:span text:style-name="T4">AutoCAD: Dokumentation,</text:span></text:p>
            <text:p><text:span text:style-name="T4">Aufbereitung und</text:span></text:p>
            <text:p><text:span text:style-name="T4">Auswertung in der</text:span></text:p>
            <text:p><text:span text:style-name="T4">Archäologie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67" office:value-type="string" calcext:value-type="string">
            <text:p>Dr. Rinne, Christoph</text:p>
          </table:table-cell>
          <table:table-cell table:style-name="ce104" office:value-type="string" calcext:value-type="string">
            <text:p><text:span text:style-name="T4">Dig. Editieren, Software</text:span></text:p>
            <text:p><text:span text:style-name="T4">und Tools, CAD, Digitale</text:span></text:p>
            <text:p><text:span text:style-name="T4">Datenauswertung,</text:span></text:p>
            <text:p><text:span text:style-name="T4">Digitale Dokumentation,</text:span></text:p>
            <text:p><text:span text:style-name="T4">Dig. Methoden &amp;</text:span></text:p>
            <text:p><text:span text:style-name="T4">Theorien, EDV,</text:span></text:p>
            <text:p><text:span text:style-name="T4">Digitalisierung, Digitale</text:span></text:p>
            <text:p><text:span text:style-name="T4">Ressourcen, Digitale</text:span></text:p>
            <text:p><text:span text:style-name="T4">Vermessung</text:span>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Teil der Module Bg3, Bv3,</text:span></text:p>
            <text:p><text:span text:style-name="T4">Cg3, Cv3, Dg1, Dv1, Dg2,</text:span></text:p>
            <text:p><text:span text:style-name="T4">Dv2</text:span></text:p>
          </table:table-cell>
          <table:table-cell table:style-name="ce104" office:value-type="string" calcext:value-type="string">
            <text:p><text:span text:style-name="T4">Bayesian Statistics in</text:span></text:p>
            <text:p><text:span text:style-name="T4">Interpreting Archaeological</text:span></text:p>
            <text:p><text:span text:style-name="T4">and Palaeoenvironmental</text:span></text:p>
            <text:p><text:span text:style-name="T4">Data: Statistics in Practice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67" office:value-type="string" calcext:value-type="string">
            <text:p>Dr. Schmid, Magdalena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Statistik, Digitale</text:span></text:p>
            <text:p><text:span text:style-name="T4">Datenauswertung, EDV,</text:span></text:p>
            <text:p><text:span text:style-name="T4">Digital Humanities</text:span></text:p>
          </table:table-cell>
          <table:table-cell table:number-columns-repeated="1013"/>
        </table:table-row>
        <table:table-row table:style-name="ro89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Teil der Module Cg2, Cv2,</text:p>
            <text:p>Dg2, Dv2</text:p>
          </table:table-cell>
          <table:table-cell table:style-name="ce104" office:value-type="string" calcext:value-type="string">
            <text:p><text:span text:style-name="T6">GIS Einführung: Daten</text:span></text:p>
            <text:p><text:span text:style-name="T6">organisieren, analysieren</text:span></text:p>
            <text:p><text:span text:style-name="T6">und visualisieren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67" office:value-type="string" calcext:value-type="string">
            <text:p>Dr. Rinne, Christoph</text:p>
          </table:table-cell>
          <table:table-cell table:style-name="ce104" office:value-type="string" calcext:value-type="string">
            <text:p>Archivierung, Dig.</text:p>
            <text:p>Editieren, Software und</text:p>
            <text:p>Tools, Online-Ressourcen,</text:p>
            <text:p>GIS, Datenmanagement,</text:p>
            <text:p>Digitale</text:p>
            <text:p>Datenauswertung,</text:p>
            <text:p>Digitale Dokumentation,</text:p>
            <text:p>Dig. Methoden &amp;</text:p>
            <text:p>Theorien, Digitalisierung</text:p>
          </table:table-cell>
          <table:table-cell table:number-columns-repeated="1013"/>
        </table:table-row>
        <table:table-row table:style-name="ro9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Teil der Module Dg2, Dv2,</text:span></text:p>
            <text:p><text:span text:style-name="T4">Eg3, Ev3</text:span></text:p>
          </table:table-cell>
          <table:table-cell table:style-name="ce104" office:value-type="string" calcext:value-type="string">
            <text:p><text:span text:style-name="T4">Archäoinformatik -</text:span></text:p>
            <text:p><text:span text:style-name="T4">Einzelaspekte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67" office:value-type="string" calcext:value-type="string">
            <text:p>Dr. Rinne, Christoph</text:p>
          </table:table-cell>
          <table:table-cell table:style-name="ce104" office:value-type="string" calcext:value-type="string">
            <text:p><text:span text:style-name="T4">Archivierung,</text:span></text:p>
            <text:p><text:span text:style-name="T4">Datenkuratierung,</text:span></text:p>
            <text:p><text:span text:style-name="T4">Photogrammetrie, R,</text:span></text:p>
            <text:p><text:span text:style-name="T4">Software und Tools,</text:span></text:p>
            <text:p><text:span text:style-name="T4">Statistik,</text:span></text:p>
            <text:p><text:span text:style-name="T4">Programmierung, Online-</text:span></text:p>
            <text:p><text:span text:style-name="T4">Ressourcen, Internet,</text:span></text:p>
            <text:p><text:span text:style-name="T4">Metadaten,</text:span></text:p>
            <text:p><text:span text:style-name="T4">Webtechnologien, GIS,</text:span></text:p>
            <text:p><text:span text:style-name="T4">Geophysik, Datenbanken,</text:span></text:p>
            <text:p><text:span text:style-name="T4">Datenmanagement,</text:span></text:p>
            <text:p><text:span text:style-name="T4">Datenpräsentation, CAD,</text:span></text:p>
            <text:p><text:span text:style-name="T4">Bildbearbeitung, 3D</text:span></text:p>
            <text:p><text:span text:style-name="T4">Scan, Digitale</text:span></text:p>
            <text:p><text:span text:style-name="T4">Datenauswertung,</text:span></text:p>
            <text:p><text:span text:style-name="T4">Digitale Dokumentation,</text:span></text:p>
            <text:p><text:span text:style-name="T4">Dig. Methoden &amp;</text:span></text:p>
            <text:p><text:span text:style-name="T4">Theorien, EDV,</text:span></text:p>
            <text:p><text:span text:style-name="T4">Fotografie,</text:span></text:p>
            <text:p><text:span text:style-name="T4">Digitalisierung, Digital</text:span></text:p>
            <text:p><text:span text:style-name="T4">Humanities, Digitale</text:span></text:p>
            <text:p><text:span text:style-name="T4">Ressourcen, Digitale</text:span></text:p>
            <text:p><text:span text:style-name="T4">Vermessung, 3D</text:span></text:p>
          </table:table-cell>
          <table:table-cell table:number-columns-repeated="1013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ce16" office:value-type="string" calcext:value-type="string">
            <text:p>Geomagnetische Prospektionen in Mecklenburg-Vorpommer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6" office:value-type="string" calcext:value-type="string">
            <text:p>Dr. Kneisel, Jutta</text:p>
          </table:table-cell>
          <table:table-cell table:style-name="ce104" office:value-type="string" calcext:value-type="string">
            <text:p><text:span text:style-name="T4">Geophysik, Digitale</text:span></text:p>
            <text:p><text:span text:style-name="T4">Datenauswertung, EDV,</text:span></text:p>
            <text:p><text:span text:style-name="T4">Digitale Vermessung</text:span></text:p>
          </table:table-cell>
          <table:table-cell table:number-columns-repeated="1013"/>
        </table:table-row>
        <table:table-row table:style-name="ro91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ce104" office:value-type="string" calcext:value-type="string">
            <text:p>Geomagnetische</text:p>
            <text:p>Prospektionen in Pole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6" office:value-type="string" calcext:value-type="string">
            <text:p>Dr. Kneisel, Jutta</text:p>
          </table:table-cell>
          <table:table-cell table:style-name="ce104" office:value-type="string" calcext:value-type="string">
            <text:p>Geophysik, Digitale</text:p>
            <text:p>Datenauswertung,</text:p>
            <text:p>Digitale Dokumentation,</text:p>
            <text:p>Dig. Methoden &amp;</text:p>
            <text:p>Theorien, EDV</text:p>
          </table:table-cell>
          <table:table-cell table:number-columns-repeated="1013"/>
        </table:table-row>
        <table:table-row table:style-name="ro81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ce104" office:value-type="string" calcext:value-type="string">
            <text:p>Ur- und Frühgeschichte</text:p>
          </table:table-cell>
          <table:table-cell table:style-name="ce104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ce104" office:value-type="string" calcext:value-type="string">
            <text:p><text:span text:style-name="T4">Maritime Archäologie im Schleigebiet - Geophysik</text:span></text:p>
            <text:p/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6" office:value-type="string" calcext:value-type="string">
            <text:p>Dr. Rinne, Christoph</text:p>
          </table:table-cell>
          <table:table-cell table:style-name="ce104" office:value-type="string" calcext:value-type="string">
            <text:p><text:span text:style-name="T4">Geophysik, Digitale</text:span></text:p>
            <text:p><text:span text:style-name="T4">Datenauswertung,</text:span></text:p>
            <text:p><text:span text:style-name="T4">Digitale Dokumentation,</text:span></text:p>
            <text:p><text:span text:style-name="T4">Dig. Methoden &amp;</text:span></text:p>
            <text:p><text:span text:style-name="T4">Theorien, EDV</text:span></text:p>
          </table:table-cell>
          <table:table-cell table:number-columns-repeated="1013"/>
        </table:table-row>
        <table:table-row table:style-name="ro8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67" office:value-type="string" calcext:value-type="string">
            <text:p>SM, AM oder EM</text:p>
          </table:table-cell>
          <table:table-cell table:style-name="ce167" office:value-type="string" calcext:value-type="string">
            <text:p>Spatial analysis of landscapes and urban environment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<text:span text:style-name="T4">R, Software und Tools,</text:span></text:p>
            <text:p><text:span text:style-name="T4">Space Syntax, Spatial</text:span></text:p>
            <text:p><text:span text:style-name="T4">Analysis, Statistik,</text:span></text:p>
            <text:p><text:span text:style-name="T4">Programmierung,</text:span></text:p>
            <text:p><text:span text:style-name="T4">Visualisierung, GIS,</text:span></text:p>
            <text:p><text:span text:style-name="T4">Datenmanagement, Dig.</text:span></text:p>
            <text:p><text:span text:style-name="T4">Methoden &amp; Theorien, 3D</text:span></text:p>
          </table:table-cell>
          <table:table-cell table:number-columns-repeated="1013"/>
        </table:table-row>
        <table:table-row table:style-name="ro7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67" office:value-type="string" calcext:value-type="string">
            <text:p>SM, AM oder EM</text:p>
          </table:table-cell>
          <table:table-cell table:style-name="ce167" office:value-type="string" calcext:value-type="string">
            <text:p>Spatial analysis of landscapes and urban environment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<text:span text:style-name="T4">R, Software und Tools,</text:span></text:p>
            <text:p><text:span text:style-name="T4">Space Syntax, Spatial</text:span></text:p>
            <text:p><text:span text:style-name="T4">Analysis, Statistik,</text:span></text:p>
            <text:p><text:span text:style-name="T4">Programmierung,</text:span></text:p>
            <text:p><text:span text:style-name="T4">Visualisierung, GIS,</text:span></text:p>
            <text:p><text:span text:style-name="T4">Datenmanagement,</text:span></text:p>
            <text:p><text:span text:style-name="T4">Datenpräsentation,</text:span></text:p>
            <text:p><text:span text:style-name="T4">Digitale</text:span></text:p>
            <text:p><text:span text:style-name="T4">Datenauswertung, Dig.</text:span></text:p>
            <text:p><text:span text:style-name="T4">Methoden &amp; Theorien, 3D</text:span></text:p>
          </table:table-cell>
          <table:table-cell table:number-columns-repeated="1013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67" office:value-type="string" calcext:value-type="string">
            <text:p>SM, AM oder EM</text:p>
          </table:table-cell>
          <table:table-cell table:style-name="ce167" office:value-type="string" calcext:value-type="string">
            <text:p>3D modelling and reconstruction in Archaeology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6" office:value-type="string" calcext:value-type="string">
            <text:p>Hageneuer, Sebastian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Software und Tools,</text:span></text:p>
            <text:p><text:span text:style-name="T4">Visualisierung, 3D</text:span></text:p>
          </table:table-cell>
          <table:table-cell table:number-columns-repeated="1013"/>
        </table:table-row>
        <table:table-row table:style-name="ro92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67" office:value-type="string" calcext:value-type="string">
            <text:p>SM, AM oder EM</text:p>
          </table:table-cell>
          <table:table-cell table:style-name="ce104" office:value-type="string" calcext:value-type="string">
            <text:p>Theorien und aktuelle Forschungen in der Archäoinforma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3D-Modellierung, R,</text:p>
            <text:p>Software und Tools,</text:p>
            <text:p>Space Syntax, Spatial</text:p>
            <text:p>Analysis, GIS, 3D Scan,</text:p>
            <text:p>Digitale</text:p>
            <text:p>Datenauswertung, Dig.</text:p>
            <text:p>Methoden &amp; Theorien,</text:p>
            <text:p>Digital Humanities, 3D</text:p>
          </table:table-cell>
          <table:table-cell table:number-columns-repeated="1013"/>
        </table:table-row>
        <table:table-row table:style-name="ro9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67" office:value-type="string" calcext:value-type="string">
            <text:p>SM, AM oder EM</text:p>
          </table:table-cell>
          <table:table-cell table:style-name="ce167" office:value-type="string" calcext:value-type="string">
            <text:p>Relational and Spatial databases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Programmierung,</text:span></text:p>
            <text:p><text:span text:style-name="T4">Metadaten, Web-</text:span></text:p>
            <text:p><text:span text:style-name="T4">Kartierung, GIS,</text:span></text:p>
            <text:p><text:span text:style-name="T4">Datenbanken,</text:span></text:p>
            <text:p><text:span text:style-name="T4">Datenmanagement,</text:span></text:p>
            <text:p><text:span text:style-name="T4">Datenpräsentation,</text:span></text:p>
            <text:p><text:span text:style-name="T4">Digitale</text:span></text:p>
            <text:p><text:span text:style-name="T4">Datenauswertung,</text:span></text:p>
            <text:p><text:span text:style-name="T4">Digitale Dokumentation,</text:span></text:p>
            <text:p><text:span text:style-name="T4">Dig. Methoden &amp;</text:span></text:p>
            <text:p><text:span text:style-name="T4">Theorien, Digitale</text:span></text:p>
            <text:p><text:span text:style-name="T4">Ressourcen</text:span></text:p>
          </table:table-cell>
          <table:table-cell table:number-columns-repeated="1013"/>
        </table:table-row>
        <table:table-row table:style-name="ro94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logie BA</text:p>
          </table:table-cell>
          <table:table-cell table:style-name="ce16" office:value-type="string" calcext:value-type="string">
            <text:p>Basistechnologien (Archäoinformatik I)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Recht, Alexander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Archivierung, Software</text:span></text:p>
            <text:p><text:span text:style-name="T4">und Tools,</text:span></text:p>
            <text:p><text:span text:style-name="T4">Programmierung, Online-</text:span></text:p>
            <text:p><text:span text:style-name="T4">Ressourcen,</text:span></text:p>
            <text:p><text:span text:style-name="T4">Webtechnologien,</text:span></text:p>
            <text:p><text:span text:style-name="T4">Zeichnen, GIS,</text:span></text:p>
            <text:p><text:span text:style-name="T4">Datenbanken,</text:span></text:p>
            <text:p><text:span text:style-name="T4">Datenpräsentation, CAD,</text:span></text:p>
            <text:p><text:span text:style-name="T4">Digitale</text:span></text:p>
            <text:p><text:span text:style-name="T4">Datenauswertung, EDV,</text:span></text:p>
            <text:p><text:span text:style-name="T4">Digitale Ressourcen, 3D</text:span></text:p>
          </table:table-cell>
          <table:table-cell table:number-columns-repeated="1013"/>
        </table:table-row>
        <table:table-row table:style-name="ro9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<text:span text:style-name="T6">Ägyptologisches Institut / Ägyptisches Museum -</text:span></text:p>
            <text:p><text:span text:style-name="T6">Geord Steindorff</text:span></text:p>
          </table:table-cell>
          <table:table-cell table:style-name="ce104" office:value-type="string" calcext:value-type="string">
            <text:p>Bachelor Ägyptologie /</text:p>
            <text:p>Einführung in die</text:p>
            <text:p>Ägyptologie</text:p>
          </table:table-cell>
          <table:table-cell table:style-name="ce104" office:value-type="string" calcext:value-type="string">
            <text:p>Verarbeitung digitaler</text:p>
            <text:p>Daten in der Ägypt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Naether,</text:p>
            <text:p>Franziska Dr.,</text:p>
            <text:p>Schuffenhauer,</text:p>
            <text:p>Maria BA</text:p>
          </table:table-cell>
          <table:table-cell table:style-name="ce104" office:value-type="string" calcext:value-type="string">
            <text:p>Archivierung, Software</text:p>
            <text:p>und Tools, Online-</text:p>
            <text:p>Ressourcen, Internet,</text:p>
            <text:p>Metadaten, Zeichnen,</text:p>
            <text:p>GIS, Digitale</text:p>
            <text:p>Dokumentation, Digital</text:p>
            <text:p>Humanities</text:p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<text:span text:style-name="T4">B.A. alt: 2 / 7 /14 / 15 B.A.</text:span></text:p>
            <text:p><text:span text:style-name="T4">neu: Quellen, Sachkultur II</text:span></text:p>
            <text:p><text:span text:style-name="T4">b, Fachspezifische</text:span></text:p>
            <text:p><text:span text:style-name="T4">Sprachen und</text:span></text:p>
            <text:p><text:span text:style-name="T4">Schlüsselqualifikationen 1</text:span></text:p>
            <text:p><text:span text:style-name="T4">Und 2</text:span></text:p>
          </table:table-cell>
          <table:table-cell table:style-name="ce167" office:value-type="string" calcext:value-type="string">
            <text:p>Poseidippos – Epigramme und archäologische Überlieferung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<text:span text:style-name="T4">Amedick, Rita,</text:span></text:p>
            <text:p><text:span text:style-name="T4">deBrasi, Diego</text:span></text:p>
          </table:table-cell>
          <table:table-cell table:style-name="ce104"/>
          <table:table-cell table:number-columns-repeated="1013"/>
        </table:table-row>
        <table:table-row table:style-name="ro8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<text:span text:style-name="T4">B.A. alt: 8 / 14 / 15 B.A.</text:span></text:p>
            <text:p><text:span text:style-name="T4">neu: Digitale Archäologie</text:span></text:p>
            <text:p><text:span text:style-name="T4">und Methoden</text:span></text:p>
            <text:p><text:span text:style-name="T4">Fachspezifische Sprachen</text:span></text:p>
            <text:p><text:span text:style-name="T4">und</text:span></text:p>
            <text:p><text:span text:style-name="T4">Schlüsselqualifikationen 1</text:span></text:p>
            <text:p><text:span text:style-name="T4">Und 2</text:span></text:p>
          </table:table-cell>
          <table:table-cell table:style-name="ce16" office:value-type="string" calcext:value-type="string">
            <text:p>Einführung in die Bauaufnahm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<text:span text:style-name="T4">Burwitz,</text:span></text:p>
            <text:p><text:span text:style-name="T4">Henning</text:span></text:p>
          </table:table-cell>
          <table:table-cell table:style-name="ce104"/>
          <table:table-cell table:number-columns-repeated="1013"/>
        </table:table-row>
        <table:table-row table:style-name="ro3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Vorgeschichtliches Seminar</text:p>
          </table:table-cell>
          <table:table-cell table:style-name="ce104" office:value-type="string" calcext:value-type="string">
            <text:p><text:span text:style-name="T4">BA Archäologie Master</text:span></text:p>
            <text:p><text:span text:style-name="T4">Prähistorische</text:span></text:p>
            <text:p><text:span text:style-name="T4">Archäologie/Geoarchäologie</text:span></text:p>
          </table:table-cell>
          <table:table-cell table:style-name="ce167" office:value-type="string" calcext:value-type="string">
            <text:p>Bildgebende Verfahren in der Archäologe: vom Fundobjekt zum 3D-Modell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Prof. Felix</text:span></text:p>
            <text:p><text:span text:style-name="T4">Teichner</text:span>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Photogrammetrie, 3D</text:span></text:p>
            <text:p><text:span text:style-name="T4">Scan, Fotografie,</text:span></text:p>
            <text:p><text:span text:style-name="T4">Digitalisierung, 3D</text:span>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Vorgeschichtliches Seminar</text:p>
          </table:table-cell>
          <table:table-cell table:style-name="ce104" office:value-type="string" calcext:value-type="string">
            <text:p><text:span text:style-name="T4">BA Archäologie Master</text:span></text:p>
            <text:p><text:span text:style-name="T4">Prähistorische</text:span></text:p>
            <text:p><text:span text:style-name="T4">Archäologie/Geoarchäologie</text:span></text:p>
          </table:table-cell>
          <table:table-cell table:style-name="ce104" office:value-type="string" calcext:value-type="string">
            <text:p><text:span text:style-name="T4">Nicht-invasive Landschaftsarchäologie im</text:span></text:p>
            <text:p><text:span text:style-name="T4">Mittleren Donauraum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Prof. Felix</text:span></text:p>
            <text:p><text:span text:style-name="T4">Teichner</text:span></text:p>
          </table:table-cell>
          <table:table-cell table:style-name="ce104" office:value-type="string" calcext:value-type="string">
            <text:p><text:span text:style-name="T4">Spatial Analysis, GIS,</text:span></text:p>
            <text:p><text:span text:style-name="T4">Geophysik, Digital</text:span></text:p>
            <text:p><text:span text:style-name="T4">Humanities</text:span></text:p>
          </table:table-cell>
          <table:table-cell table:number-columns-repeated="1013"/>
        </table:table-row>
        <table:table-row table:style-name="ro96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67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table:style-name="ce104" office:value-type="string" calcext:value-type="string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Graml,</text:p>
            <text:p>Constanze,</text:p>
            <text:p>Hunziker,</text:p>
            <text:p>Manuel</text:p>
          </table:table-cell>
          <table:table-cell table:style-name="ce104" office:value-type="string" calcext:value-type="string">
            <text:p>Online-Ressourcen,</text:p>
            <text:p>Laserscanning,</text:p>
            <text:p>Metadaten, Web-</text:p>
            <text:p>Kartierung,</text:p>
            <text:p>Webtechnologien, GIS,</text:p>
            <text:p>Auszeichnungssprachen,</text:p>
            <text:p>Digitale Datenauswertung</text:p>
          </table:table-cell>
          <table:table-cell table:number-columns-repeated="1013"/>
        </table:table-row>
        <table:table-row table:style-name="ro43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67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<text:span text:style-name="T4">Institut für Vor- und Frühgeschichtliche Archäologie und Provinzialrömische Archäologie</text:span></text:p>
            <text:p/>
          </table:table-cell>
          <table:table-cell table:style-name="ce104" office:value-type="string" calcext:value-type="string">
            <text:p><text:span text:style-name="T4">BA Archäologie: Europa</text:span></text:p>
            <text:p><text:span text:style-name="T4">und Vorderer Orient MA</text:span></text:p>
            <text:p><text:span text:style-name="T4">Vor- und Frühgeschichtliche Doktoranden/innen</text:span></text:p>
            <text:p><text:span text:style-name="T4">Archäologie</text:span></text:p>
          </table:table-cell>
          <table:table-cell table:style-name="ce104" office:value-type="string" calcext:value-type="string">
            <text:p>Statistik@EisenzeitDigital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Dr. Caroline von</text:span></text:p>
            <text:p><text:span text:style-name="T4">Nicolai, Dr.</text:span></text:p>
            <text:p><text:span text:style-name="T4">Stephan Lücke,</text:span></text:p>
            <text:p><text:span text:style-name="T4">Prof. Dr. Helmut</text:span></text:p>
            <text:p><text:span text:style-name="T4">Küchenhoff</text:span></text:p>
          </table:table-cell>
          <table:table-cell table:style-name="ce104" office:value-type="string" calcext:value-type="string">
            <text:p><text:span text:style-name="T4">R, Spatial Analysis,</text:span></text:p>
            <text:p><text:span text:style-name="T4">Statistik, GIS, Digitale</text:span></text:p>
            <text:p><text:span text:style-name="T4">Datenauswertung, Digital</text:span></text:p>
            <text:p><text:span text:style-name="T4">Humanities</text:span>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<text:span text:style-name="T4">Institut für Klassische</text:span></text:p>
            <text:p><text:span text:style-name="T4">Archäologie und Christli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Klassische</text:span></text:p>
            <text:p><text:span text:style-name="T4">Archäologie/Praxismodul</text:span></text:p>
          </table:table-cell>
          <table:table-cell table:style-name="ce167" office:value-type="string" calcext:value-type="string">
            <text:p>Das Korfsmeyer-Modell der Agora von Athen - Verbereitung einer virtuelllen Station als Vermittlungsmedium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6" office:value-type="string" calcext:value-type="string">
            <text:p>H.-Helge Nieswandt</text:p>
          </table:table-cell>
          <table:table-cell table:style-name="ce104" office:value-type="string" calcext:value-type="string">
            <text:p>Digital Humanities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<text:span text:style-name="T4">Historisches Seminar -</text:span></text:p>
            <text:p><text:span text:style-name="T4">Abteilung für U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ce104" office:value-type="string" calcext:value-type="string">
            <text:p>MA Modul 2</text:p>
          </table:table-cell>
          <table:table-cell table:style-name="ce104" office:value-type="string" calcext:value-type="string">
            <text:p><text:span text:style-name="T4">Theorie und Anwendung statistischer Methoden zur</text:span></text:p>
            <text:p><text:span text:style-name="T4">Gräberfeld- und Siedlungsanalyse</text:span></text:p>
            <text:p/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<text:span text:style-name="T4">Dr. Frank Siegmund</text:span></text:p>
            <text:p/>
          </table:table-cell>
          <table:table-cell table:style-name="ce104" office:value-type="string" calcext:value-type="string">
            <text:p><text:span text:style-name="T4">Statistik, Datenbanken,</text:span></text:p>
            <text:p><text:span text:style-name="T4">Digitale Datenauswertung</text:span>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<text:span text:style-name="T6">Institut für Ägyptologie und</text:span></text:p>
            <text:p><text:span text:style-name="T6">Koptologie</text:span></text:p>
          </table:table-cell>
          <table:table-cell table:style-name="ce104" office:value-type="string" calcext:value-type="string">
            <text:p>Master-Studiengang</text:p>
            <text:p>"Sprachen und Kulturen</text:p>
            <text:p>Ägyptens und</text:p>
            <text:p>Altvorderasiens"/M21</text:p>
          </table:table-cell>
          <table:table-cell table:style-name="ce104" office:value-type="string" calcext:value-type="string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Alexa Rickert,</text:p>
            <text:p>Anke Ilona</text:p>
            <text:p>Blöbaum</text:p>
          </table:table-cell>
          <table:table-cell table:style-name="ce104" office:value-type="string" calcext:value-type="string">
            <text:p>Dig. Editieren, Zeichnen,</text:p>
            <text:p>Digitale Dokumentation</text:p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Potsdam</text:p>
          </table:table-cell>
          <table:table-cell table:style-name="ce104" office:value-type="string" calcext:value-type="string">
            <text:p>Universität Potsdam</text:p>
          </table:table-cell>
          <table:table-cell table:style-name="ce104" office:value-type="string" calcext:value-type="string">
            <text:p><text:span text:style-name="T4">Institut für Klassische Philologie</text:span></text:p>
            <text:p/>
          </table:table-cell>
          <table:table-cell table:style-name="ce104" office:value-type="string" calcext:value-type="string">
            <text:p>Wahlbereich</text:p>
          </table:table-cell>
          <table:table-cell table:style-name="ce104" office:value-type="string" calcext:value-type="string">
            <text:p><text:span text:style-name="T4">Instrumenta digitalia –</text:span></text:p>
            <text:p><text:span text:style-name="T4">Digitale Werkzeuge für Klassische Philologen 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Tischer, Ute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Textanalyse, Online-</text:span></text:p>
            <text:p><text:span text:style-name="T4">Ressourcen, Digital</text:span></text:p>
            <text:p><text:span text:style-name="T4">Humanities, Digitale</text:span></text:p>
            <text:p><text:span text:style-name="T4">Ressourcen</text:span>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 office:value-type="string" calcext:value-type="string">
            <text:p><text:span text:style-name="T4">Lehrstuhl für Vo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BA, MA Vor- und</text:span></text:p>
            <text:p><text:span text:style-name="T4">Frühgeschichtliche</text:span></text:p>
            <text:p><text:span text:style-name="T4">Archäologie (HF, NF)</text:span></text:p>
          </table:table-cell>
          <table:table-cell table:style-name="ce104" office:value-type="string" calcext:value-type="string">
            <text:p>Vermessungstechn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Ostermeier, Nils</text:p>
          </table:table-cell>
          <table:table-cell table:style-name="ce104" office:value-type="string" calcext:value-type="string">
            <text:p><text:span text:style-name="T4">Software und Tools, GIS,</text:span></text:p>
            <text:p><text:span text:style-name="T4">CAD, Digitale</text:span></text:p>
            <text:p><text:span text:style-name="T4">Vermessung</text:span>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 office:value-type="string" calcext:value-type="string">
            <text:p><text:span text:style-name="T4">Lehrstuhl für Vo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BA, MA Vor- und</text:span></text:p>
            <text:p><text:span text:style-name="T4">Frühgeschichtliche</text:span></text:p>
            <text:p><text:span text:style-name="T4">Archäologie (HF, NF)</text:span></text:p>
          </table:table-cell>
          <table:table-cell table:style-name="ce104" office:value-type="string" calcext:value-type="string">
            <text:p><text:span text:style-name="T4">Magnetometerprospektionen in Mainfranken</text:span>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Ostermeier, Nils</text:p>
          </table:table-cell>
          <table:table-cell table:style-name="ce104" office:value-type="string" calcext:value-type="string">
            <text:p>GIS, Geophysik, CAD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67" office:value-type="string" calcext:value-type="string">
            <text:p>Institut für Klassische Philologie</text:p>
          </table:table-cell>
          <table:table-cell table:style-name="ce104" office:value-type="string" calcext:value-type="string">
            <text:p><text:span text:style-name="T4">Digital Humanities Master Griechisch</text:span></text:p>
            <text:p/>
          </table:table-cell>
          <table:table-cell table:style-name="ce104" office:value-type="string" calcext:value-type="string">
            <text:p>Datenbanken zur Antik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Essler, Holger</text:p>
          </table:table-cell>
          <table:table-cell table:style-name="ce104" office:value-type="string" calcext:value-type="string">
            <text:p><text:span text:style-name="T4">Metadaten, Datenbanken,</text:span></text:p>
            <text:p><text:span text:style-name="T4">Auszeichnungssprachen,</text:span></text:p>
            <text:p><text:span text:style-name="T4">Digital Humanities</text:span></text:p>
          </table:table-cell>
          <table:table-cell table:number-columns-repeated="1013"/>
        </table:table-row>
        <table:table-row table:style-name="ro4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Philologisch-Historische Fakultät, Klassische Archäologie</text:p>
          </table:table-cell>
          <table:table-cell table:style-name="ce104" office:value-type="string" calcext:value-type="string">
            <text:p>BA Kunst- und Kulturgeschichte</text:p>
          </table:table-cell>
          <table:table-cell table:style-name="ce58" office:value-type="string" calcext:value-type="string">
            <text:p>Gallia Narbonensis. Roman archaeology and heritage in Provence</text:p>
          </table:table-cell>
          <table:table-cell table:style-name="ce104" office:value-type="string" calcext:value-type="string">
            <text:p>Pro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Dr. Annelize Rheeder</text:p>
          </table:table-cell>
          <table:table-cell table:style-name="ce67" office:value-type="string" calcext:value-type="string">
            <text:p>Dig. Editieren, Software und Tools, Bildbearbeitung, EDV</text:p>
          </table:table-cell>
          <table:table-cell table:style-name="ce104" table:number-columns-repeated="3"/>
          <table:table-cell table:number-columns-repeated="1010"/>
        </table:table-row>
        <table:table-row table:style-name="ro16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Philologisch-Historische Fakultät, Klassische Archäologie</text:p>
          </table:table-cell>
          <table:table-cell table:style-name="ce104" office:value-type="string" calcext:value-type="string">
            <text:p>BA und MA Kunst- und Kulturgeschichte</text:p>
          </table:table-cell>
          <table:table-cell table:style-name="ce104" office:value-type="string" calcext:value-type="string">
            <text:p>Nachbearbeitung des Akragas Projekts.</text:p>
            <text:p>Digitalisierungsprojekt der Ausgrabung in Agrigent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rof. Dr. Natascha</text:p>
            <text:p>Sojc</text:p>
          </table:table-cell>
          <table:table-cell table:style-name="ce104" office:value-type="string" calcext:value-type="string">
            <text:p>Archivierung, Datenbanken,</text:p>
            <text:p>Datenmanagement, Digitale</text:p>
            <text:p>Datenauswertung, Digitale</text:p>
            <text:p>Dokumentation</text:p>
          </table:table-cell>
          <table:table-cell table:style-name="ce104" table:number-columns-repeated="3"/>
          <table:table-cell table:number-columns-repeated="1010"/>
        </table:table-row>
        <table:table-row table:style-name="ro16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Philologisch-Historische Fakultät, Klassische Archäologie</text:p>
          </table:table-cell>
          <table:table-cell table:style-name="ce104" office:value-type="string" calcext:value-type="string">
            <text:p>MA Kunst- und Kulturgeschichte</text:p>
          </table:table-cell>
          <table:table-cell table:style-name="ce104" office:value-type="string" calcext:value-type="string">
            <text:p>The Akragas Project goes online. Ausgrabungen und</text:p>
            <text:p>Forschungen zu extraurbanem Heiligtum</text:p>
            <text:p>und griechischer Polis in Agrigent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Prof. Dr. Natascha</text:p>
            <text:p>Sojc</text:p>
          </table:table-cell>
          <table:table-cell table:style-name="ce104" office:value-type="string" calcext:value-type="string">
            <text:p>Dig. Editieren, Online-</text:p>
            <text:p>Ressourcen, Internet,</text:p>
            <text:p>Datenpräsentation</text:p>
          </table:table-cell>
          <table:table-cell table:style-name="ce104" table:number-columns-repeated="3"/>
          <table:table-cell table:number-columns-repeated="1010"/>
        </table:table-row>
        <table:table-row table:style-name="ro97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Freie Universität Berlin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Master Klassische Archäologie;</text:p>
            <text:p>Modul: Interdisziplinäre</text:p>
            <text:p>Perspektiven der Klassischen</text:p>
            <text:p>Archäologie</text:p>
          </table:table-cell>
          <table:table-cell table:style-name="ce104" office:value-type="string" calcext:value-type="string">
            <text:p>Datenkompetenz und Geoinformationssysteme in Den Altertumswissenschaft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Polla, Silvia</text:p>
          </table:table-cell>
          <table:table-cell table:style-name="ce104" office:value-type="string" calcext:value-type="string">
            <text:p>Archivierung,</text:p>
            <text:p>Datenkuratierung, Spatial</text:p>
            <text:p>Analysis, Metadaten,</text:p>
            <text:p>Visualisierung, GIS,</text:p>
            <text:p>Datenbanken,</text:p>
            <text:p>Datenmanagement,</text:p>
            <text:p>Datenpräsentation, Digitale</text:p>
            <text:p>Datenauswertung, Digitale</text:p>
            <text:p>Dokumentation, Dig.</text:p>
            <text:p>Methoden &amp; Theorien,</text:p>
            <text:p>Digitalisierung, Digital</text:p>
            <text:p>Humanities, Digitale</text:p>
            <text:p>Ressourcen</text:p>
          </table:table-cell>
          <table:table-cell table:style-name="ce104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Freie Universität Berlin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table:style-name="ce104" office:value-type="string" calcext:value-type="string">
            <text:p>Datenkompetenz und Geoinformationssysteme in Den Altertumswissenschaften (Seminar und Projektseminar)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Polla, Silvia</text:p>
          </table:table-cell>
          <table:table-cell table:style-name="ce104" office:value-type="string" calcext:value-type="string">
            <text:p>GIS</text:p>
          </table:table-cell>
          <table:table-cell table:style-name="ce104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Freie Universität Berlin</text:p>
          </table:table-cell>
          <table:table-cell table:style-name="ce104" office:value-type="string" calcext:value-type="string">
            <text:p>Institut für Prähistorische Archäologie</text:p>
          </table:table-cell>
          <table:table-cell table:style-name="ce104" office:value-type="string" calcext:value-type="string">
            <text:p>Allgemeine Berufsvorbereitung</text:p>
            <text:p>(ABV) [der Fakultät Geschichts- und Kulturwissenschaften]</text:p>
          </table:table-cell>
          <table:table-cell table:style-name="ce104" office:value-type="string" calcext:value-type="string">
            <text:p>Einführung zu statistischem Programmieren mit R für</text:p>
            <text:p>die Geisteswissenschaft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Georg Roth</text:p>
          </table:table-cell>
          <table:table-cell table:style-name="ce104" office:value-type="string" calcext:value-type="string">
            <text:p>R, Spatial Analysis, 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 Digitale</text:p>
            <text:p>Datenauswertung, Dig.</text:p>
            <text:p>Methoden &amp; Theorien, Digital</text:p>
            <text:p>Humanities</text:p>
          </table:table-cell>
          <table:table-cell table:style-name="ce104" table:number-columns-repeated="3"/>
          <table:table-cell table:number-columns-repeated="1010"/>
        </table:table-row>
        <table:table-row table:style-name="ro5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Archäologie</text:p>
          </table:table-cell>
          <table:table-cell table:style-name="ce104" office:value-type="string" calcext:value-type="string">
            <text:p>B.A. Archäologie und Kulturgeschichte Nordostafrikas </text:p>
          </table:table-cell>
          <table:table-cell table:style-name="ce104" office:value-type="string" calcext:value-type="string">
            <text:p>Ägyptische Sprachdaten digital verarbeiten und</text:p>
            <text:p>Analysier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Lincke, Eliese-Sophia</text:p>
          </table:table-cell>
          <table:table-cell table:style-name="ce104" office:value-type="string" calcext:value-type="string">
            <text:p>Textanalyse,</text:p>
            <text:p>Programmierung, Digitale</text:p>
            <text:p>Datenauswertung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Archäologie</text:p>
          </table:table-cell>
          <table:table-cell table:style-name="ce104" office:value-type="string" calcext:value-type="string">
            <text:p><text:span text:style-name="T4">M.A. Archäologie und</text:span></text:p>
            <text:p><text:span text:style-name="T4">Kulturgeschichte Nordostafrikas</text:span></text:p>
          </table:table-cell>
          <table:table-cell table:style-name="ce167" office:value-type="string" calcext:value-type="string">
            <text:p>Einführung  in die Auswertung  digitaler</text:p>
            <text:p>Ägyptisch-koptischer Textkorpora mit Pyth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Werning, Daniel</text:p>
          </table:table-cell>
          <table:table-cell table:style-name="ce104" office:value-type="string" calcext:value-type="string">
            <text:p><text:span text:style-name="T4">Textanalyse,</text:span></text:p>
            <text:p><text:span text:style-name="T4">Programmierung, Digitale</text:span></text:p>
            <text:p><text:span text:style-name="T4">Datenauswertung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Klassische Philologie</text:p>
          </table:table-cell>
          <table:table-cell table:style-name="ce104" office:value-type="string" calcext:value-type="string">
            <text:p>Klassische Philologie</text:p>
          </table:table-cell>
          <table:table-cell table:style-name="ce167" office:value-type="string" calcext:value-type="string">
            <text:p>Römische Mythen im sozialgeschichtlichen</text:p>
            <text:p>Kontext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6" office:value-type="string" calcext:value-type="string">
            <text:p>Sterbenc Erker, Darja PD Dr.</text:p>
          </table:table-cell>
          <table:table-cell table:style-name="ce104" office:value-type="string" calcext:value-type="string">
            <text:p><text:span text:style-name="T4">Textanalyse,</text:span></text:p>
            <text:p><text:span text:style-name="T4">Datenpräsentation, Audio</text:span></text:p>
            <text:p><text:span text:style-name="T4">und Video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4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ern</text:p>
          </table:table-cell>
          <table:table-cell table:style-name="ce104" office:value-type="string" calcext:value-type="string">
            <text:p>Universität Bern</text:p>
          </table:table-cell>
          <table:table-cell table:style-name="ce167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Prähistorische Archäologie</text:p>
          </table:table-cell>
          <table:table-cell table:style-name="ce104" office:value-type="string" calcext:value-type="string">
            <text:p>GIS in Archaeology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Hinz, Martin</text:p>
          </table:table-cell>
          <table:table-cell table:style-name="ce104" office:value-type="string" calcext:value-type="string">
            <text:p>GIS</text:p>
          </table:table-cell>
          <table:table-cell table:style-name="ce104" table:number-columns-repeated="3"/>
          <table:table-cell table:number-columns-repeated="1010"/>
        </table:table-row>
        <table:table-row table:style-name="ro4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67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<text:span text:style-name="T4">BA Archäologische</text:span></text:p>
            <text:p><text:span text:style-name="T4">Wissenschaften und MA</text:span></text:p>
            <text:p><text:span text:style-name="T4">Klassische</text:span></text:p>
            <text:p><text:span text:style-name="T4">Archäologie/Praktikumsmodul</text:span></text:p>
          </table:table-cell>
          <table:table-cell table:style-name="ce16" office:value-type="string" calcext:value-type="string">
            <text:p>Digitalisierung im Museum: Praktische Anwendung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Agelidis, Soi,</text:span></text:p>
            <text:p><text:span text:style-name="T4">Latzel, Lucas</text:span></text:p>
          </table:table-cell>
          <table:table-cell table:style-name="ce104" office:value-type="string" calcext:value-type="string">
            <text:p><text:span text:style-name="T4">3D-Modellierung, Software</text:span></text:p>
            <text:p><text:span text:style-name="T4">und Tools, Visualisierung, 3D</text:span></text:p>
            <text:p><text:span text:style-name="T4">Scan, Digitale</text:span></text:p>
            <text:p><text:span text:style-name="T4">Dokumentation,</text:span></text:p>
            <text:p><text:span text:style-name="T4">Digitalisierung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67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<text:span text:style-name="T4">Einführungsmodul/MA</text:span></text:p>
            <text:p><text:span text:style-name="T4">Wirtschafts- und</text:span></text:p>
            <text:p><text:span text:style-name="T4">Rohstoffarchäologie</text:span></text:p>
          </table:table-cell>
          <table:table-cell table:style-name="ce104" office:value-type="string" calcext:value-type="string">
            <text:p><text:span text:style-name="T4">Angewandte Analysen antiker Landschaften und</text:span></text:p>
            <text:p><text:span text:style-name="T4">Verbreitung  von pflanzlichen Rohstoffen mit</text:span></text:p>
            <text:p><text:span text:style-name="T4">GIS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Weissová, Barbora</text:p>
          </table:table-cell>
          <table:table-cell table:style-name="ce104" office:value-type="string" calcext:value-type="string">
            <text:p><text:span text:style-name="T4">Archivierung,</text:span></text:p>
            <text:p><text:span text:style-name="T4">Datenkuratierung, Software</text:span></text:p>
            <text:p><text:span text:style-name="T4">und Tools, Spatial Analysis,</text:span></text:p>
            <text:p><text:span text:style-name="T4">GIS, Datenpräsentation,</text:span></text:p>
            <text:p><text:span text:style-name="T4">Digitale Datenauswertung,</text:span></text:p>
            <text:p><text:span text:style-name="T4">Digitale Dokumentation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4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67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Optionalbereich</text:p>
          </table:table-cell>
          <table:table-cell table:style-name="ce167" office:value-type="string" calcext:value-type="string">
            <text:p>Von der Zeichnung  zum 3D-Modell am Beispiel</text:p>
            <text:p>griechischer Tempel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Latzel, Lucas</text:p>
          </table:table-cell>
          <table:table-cell table:style-name="ce104" office:value-type="string" calcext:value-type="string">
            <text:p><text:span text:style-name="T4">3D-Modellierung, Software</text:span></text:p>
            <text:p><text:span text:style-name="T4">und Tools, Visualisierung,</text:span></text:p>
            <text:p><text:span text:style-name="T4">Datenpräsentation, 3D Scan,</text:span></text:p>
            <text:p><text:span text:style-name="T4">Dig. Methoden &amp; Theorien,</text:span></text:p>
            <text:p><text:span text:style-name="T4">3D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4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67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Optionalbereich</text:p>
          </table:table-cell>
          <table:table-cell table:style-name="ce167" office:value-type="string" calcext:value-type="string">
            <text:p>Gestalten mit Adobe und alternativen Free Ware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67" office:value-type="string" calcext:value-type="string">
            <text:p>Haubenthal, Clarissa</text:p>
          </table:table-cell>
          <table:table-cell table:style-name="ce104" office:value-type="string" calcext:value-type="string">
            <text:p><text:span text:style-name="T4">Dig. Editieren, Software und</text:span></text:p>
            <text:p><text:span text:style-name="T4">Tools, Visualisierung,</text:span></text:p>
            <text:p><text:span text:style-name="T4">Datenmanagement,</text:span></text:p>
            <text:p><text:span text:style-name="T4">Datenpräsentation,</text:span></text:p>
            <text:p><text:span text:style-name="T4">Bildbearbeitung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chum</text:p>
          </table:table-cell>
          <table:table-cell table:style-name="ce104" office:value-type="string" calcext:value-type="string">
            <text:p>Ruhr-Universität Bochum</text:p>
          </table:table-cell>
          <table:table-cell table:style-name="ce167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Optionalbereich</text:p>
          </table:table-cell>
          <table:table-cell table:style-name="ce167" office:value-type="string" calcext:value-type="string">
            <text:p>Editieren mit Adobe und alternativen Free Ware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67" office:value-type="string" calcext:value-type="string">
            <text:p>Haubenthal, Clarissa</text:p>
          </table:table-cell>
          <table:table-cell table:style-name="ce104" office:value-type="string" calcext:value-type="string">
            <text:p><text:span text:style-name="T4">Dig. Editieren, Software und</text:span></text:p>
            <text:p><text:span text:style-name="T4">Tools, Datenpräsentation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9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nn</text:p>
          </table:table-cell>
          <table:table-cell table:style-name="ce167" office:value-type="string" calcext:value-type="string">
            <text:p>Rheinische Friedrich-Wilhelms-Universität Bonn</text:p>
          </table:table-cell>
          <table:table-cell table:style-name="ce104" office:value-type="string" calcext:value-type="string">
            <text:p><text:span text:style-name="T4">Institut für Archäologie und</text:span></text:p>
            <text:p><text:span text:style-name="T4">Kulturanthropologie</text:span></text:p>
          </table:table-cell>
          <table:table-cell table:style-name="ce104" office:value-type="string" calcext:value-type="string">
            <text:p><text:span text:style-name="T4">Archäologien (B.A., Zwei-Fach-</text:span></text:p>
            <text:p><text:span text:style-name="T4">B.A.),</text:span></text:p>
            <text:p><text:span text:style-name="T4">Kunstgesch.u.Archäologie</text:span></text:p>
            <text:p><text:span text:style-name="T4">(B.A.),</text:span></text:p>
            <text:p><text:span text:style-name="T4">Frg.Arch.u.Arch.Röm.Prov.</text:span></text:p>
            <text:p><text:span text:style-name="T4">(M.A.), Klassische Archäologie</text:span></text:p>
            <text:p><text:span text:style-name="T4">(M.A.), Ägyptologie (M.A.),</text:span></text:p>
            <text:p><text:span text:style-name="T4">Altamerikanistik/Ethnol. (M.A.),</text:span></text:p>
            <text:p><text:span text:style-name="T4">Kulturs.zu Lateinamerika</text:span></text:p>
            <text:p><text:span text:style-name="T4">(M.A.), Anthropology of the</text:span></text:p>
            <text:p><text:span text:style-name="T4">Americas (M.A.)</text:span></text:p>
          </table:table-cell>
          <table:table-cell table:style-name="ce104" office:value-type="string" calcext:value-type="string">
            <text:p>Archäoinformatik I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Ulrich Wölfel</text:p>
          </table:table-cell>
          <table:table-cell table:style-name="ce104" office:value-type="string" calcext:value-type="string">
            <text:p>GIS, Datenbanken</text:p>
          </table:table-cell>
          <table:table-cell table:style-name="ce104" table:number-columns-repeated="3"/>
          <table:table-cell table:number-columns-repeated="1010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Bonn</text:p>
          </table:table-cell>
          <table:table-cell table:style-name="ce167" office:value-type="string" calcext:value-type="string">
            <text:p>Rheinische Friedrich-Wilhelms-Universität Bonn</text:p>
          </table:table-cell>
          <table:table-cell table:style-name="ce104" office:value-type="string" calcext:value-type="string">
            <text:p><text:span text:style-name="T4">Institut für Archäologie und</text:span></text:p>
            <text:p><text:span text:style-name="T4">Kulturanthropologie</text:span></text:p>
          </table:table-cell>
          <table:table-cell table:style-name="ce104" office:value-type="string" calcext:value-type="string">
            <text:p><text:span text:style-name="T4">M.A. Altamerikanistik und</text:span></text:p>
            <text:p><text:span text:style-name="T4">Ethnologie, M.A. Anthropology</text:span></text:p>
            <text:p><text:span text:style-name="T4">of the Americas B.A.</text:span></text:p>
            <text:p><text:span text:style-name="T4">Archäologien M.A.</text:span></text:p>
            <text:p><text:span text:style-name="T4">Archäologische Wissenschaften</text:span></text:p>
          </table:table-cell>
          <table:table-cell table:style-name="ce167" office:value-type="string" calcext:value-type="string">
            <text:p>Archäologie im 21. Jahrhundert: Fallstudien zur</text:p>
            <text:p>Archäoinformatik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Ulrich Wölfel</text:p>
          </table:table-cell>
          <table:table-cell table:style-name="ce104" office:value-type="string" calcext:value-type="string">
            <text:p><text:span text:style-name="T4">Datenkuratierung,</text:span></text:p>
            <text:p><text:span text:style-name="T4">Photogrammetrie, Statistik,</text:span></text:p>
            <text:p><text:span text:style-name="T4">Visualisierung, GIS,</text:span></text:p>
            <text:p><text:span text:style-name="T4">Datenbanken,</text:span></text:p>
            <text:p><text:span text:style-name="T4">Datenmanagement,</text:span></text:p>
            <text:p><text:span text:style-name="T4">Bildbearbeitung, Digitale</text:span></text:p>
            <text:p><text:span text:style-name="T4">Dokumentation, Digitale</text:span></text:p>
            <text:p><text:span text:style-name="T4">Vermessung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Erlangen</text:p>
          </table:table-cell>
          <table:table-cell table:style-name="ce104" office:value-type="string" calcext:value-type="string">
            <text:p>Friedrich-Alexander-Universität</text:p>
          </table:table-cell>
          <table:table-cell table:style-name="ce16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<text:span text:style-name="T4">Archäologische Wissenschaften,</text:span></text:p>
            <text:p><text:span text:style-name="T4">Museumspraktikum</text:span></text:p>
          </table:table-cell>
          <table:table-cell table:style-name="ce104" office:value-type="string" calcext:value-type="string">
            <text:p><text:span text:style-name="T4">3D-Modellierung  am</text:span></text:p>
            <text:p><text:span text:style-name="T4">Beispiel eines antiken</text:span></text:p>
            <text:p><text:span text:style-name="T4">Gebäudes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r. Süß Jürgen</text:p>
          </table:table-cell>
          <table:table-cell table:style-name="ce104" office:value-type="string" calcext:value-type="string">
            <text:p>3D-Modellierung</text:p>
          </table:table-cell>
          <table:table-cell table:style-name="ce104" table:number-columns-repeated="3"/>
          <table:table-cell table:number-columns-repeated="1010"/>
        </table:table-row>
        <table:table-row table:style-name="ro4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K.DH.07</text:p>
          </table:table-cell>
          <table:table-cell table:style-name="ce104" office:value-type="string" calcext:value-type="string">
            <text:p><text:span text:style-name="T4">Objekte der Vergangenheit -</text:span></text:p>
            <text:p><text:span text:style-name="T4">Sammlungen der Zukunft?</text:span></text:p>
            <text:p><text:span text:style-name="T4">Chancen und Herausforderungen der</text:span></text:p>
            <text:p><text:span text:style-name="T4">Digitalisierung in 3D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Sonstige</text:p>
          </table:table-cell>
          <table:table-cell table:style-name="ce104" office:value-type="string" calcext:value-type="string">
            <text:p>Böttger, Lucie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Visualisierung, 3D Scan, Dig.</text:span></text:p>
            <text:p><text:span text:style-name="T4">Methoden &amp; Theorien,</text:span></text:p>
            <text:p><text:span text:style-name="T4">Digitalisierung, Digital</text:span></text:p>
            <text:p><text:span text:style-name="T4">Humanities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K.DH.08; M.DH.16</text:p>
          </table:table-cell>
          <table:table-cell table:style-name="ce167" office:value-type="string" calcext:value-type="string">
            <text:p>Historische Quellen kartieren und digital</text:p>
            <text:p>Auswert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angner, Martin</text:p>
          </table:table-cell>
          <table:table-cell table:style-name="ce104" office:value-type="string" calcext:value-type="string">
            <text:p>GIS, Digital Humanities</text:p>
          </table:table-cell>
          <table:table-cell table:style-name="ce104" table:number-columns-repeated="4"/>
          <table:table-cell table:number-columns-repeated="1009"/>
        </table:table-row>
        <table:table-row table:style-name="ro4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SK.DH.08; M.DH.16</text:p>
          </table:table-cell>
          <table:table-cell table:style-name="ce167" office:value-type="string" calcext:value-type="string">
            <text:p>Mit Plinius im antiken Rom: Erstellen einer interaktiven Karte</text:p>
            <text:p/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Günther, Elisabeth</text:p>
          </table:table-cell>
          <table:table-cell table:style-name="ce104" office:value-type="string" calcext:value-type="string">
            <text:p><text:span text:style-name="T4">GIS, Digitale</text:span></text:p>
            <text:p><text:span text:style-name="T4">Datenauswertung, Digital</text:span></text:p>
            <text:p><text:span text:style-name="T4">Humanities, Digitale</text:span></text:p>
            <text:p><text:span text:style-name="T4">Ressourcen, Digitale</text:span></text:p>
            <text:p><text:span text:style-name="T4">Vermessung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3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BA Klassische Archäologie,</text:span></text:p>
            <text:p><text:span text:style-name="T4">Praxismodul 1 / 2 MA</text:span></text:p>
            <text:p><text:span text:style-name="T4">Klassische Archäologie, Modul</text:span></text:p>
            <text:p><text:span text:style-name="T4">A3</text:span></text:p>
          </table:table-cell>
          <table:table-cell table:style-name="ce104" office:value-type="string" calcext:value-type="string">
            <text:p><text:span text:style-name="T4">Videos selbstgemacht:</text:span></text:p>
            <text:p><text:span text:style-name="T4">Produktion von Erklärvideos</text:span></text:p>
            <text:p><text:span text:style-name="T4">zur Antikensammlung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ohmann, Polly</text:p>
          </table:table-cell>
          <table:table-cell table:style-name="ce104" office:value-type="string" calcext:value-type="string">
            <text:p><text:span text:style-name="T4">Visualisierung, Audio und</text:span></text:p>
            <text:p><text:span text:style-name="T4">Video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3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BA Klassische Archäologie,</text:span></text:p>
            <text:p><text:span text:style-name="T4">Praxismodul 2 / Übergreifende</text:span></text:p>
            <text:p><text:span text:style-name="T4">Kompetenzen MA Klassische</text:span></text:p>
            <text:p><text:span text:style-name="T4">Archäologie, Modul A3 / A9</text:span></text:p>
          </table:table-cell>
          <table:table-cell table:style-name="ce167" office:value-type="string" calcext:value-type="string">
            <text:p>EDV 3-D-Computerrekonstru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üß, Jürgen</text:p>
          </table:table-cell>
          <table:table-cell table:style-name="ce167" office:value-type="string" calcext:value-type="string">
            <text:p>3D-Modellierung,</text:p>
            <text:p>Visualisierung</text:p>
          </table:table-cell>
          <table:table-cell table:style-name="ce104" table:number-columns-repeated="4"/>
          <table:table-cell table:number-columns-repeated="1009"/>
        </table:table-row>
        <table:table-row table:style-name="ro3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BA Klassische Archäologie,</text:span></text:p>
            <text:p><text:span text:style-name="T4">Praxismodul 2 / Übergreifende</text:span></text:p>
            <text:p><text:span text:style-name="T4">Kompetenzen MA Klassische</text:span></text:p>
            <text:p><text:span text:style-name="T4">Archäologie, Modul A3 / A9</text:span></text:p>
          </table:table-cell>
          <table:table-cell table:style-name="ce167" office:value-type="string" calcext:value-type="string">
            <text:p>EDV Digitale Vortragstechnik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Software und Tools</text:p>
          </table:table-cell>
          <table:table-cell table:style-name="ce104" table:number-columns-repeated="4"/>
          <table:table-cell table:number-columns-repeated="1009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ce104" office:value-type="string" calcext:value-type="string">
            <text:p>PM2/ÜK, A3</text:p>
          </table:table-cell>
          <table:table-cell table:style-name="ce167" office:value-type="string" calcext:value-type="string">
            <text:p>3-D-Computerrekonstru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3D-Modellierung</text:p>
          </table:table-cell>
          <table:table-cell table:style-name="ce104" table:number-columns-repeated="4"/>
          <table:table-cell table:number-columns-repeated="1009"/>
        </table:table-row>
        <table:table-row table:style-name="ro99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67" office:value-type="string" calcext:value-type="string">
            <text:p>Zentrum für Altertumswissenschaften (ZAW)</text:p>
          </table:table-cell>
          <table:table-cell table:style-name="ce104" office:value-type="string" calcext:value-type="string">
            <text:p><text:span text:style-name="T4">BA-UFG 50%: Module A3 und</text:span></text:p>
            <text:p><text:span text:style-name="T4">A4 sowie B3 und B4 BA-UFG</text:span></text:p>
            <text:p><text:span text:style-name="T4">25%: C2, C3 MA-UFG: A4 MA</text:span></text:p>
            <text:p><text:span text:style-name="T4">GeoArch: C2</text:span></text:p>
          </table:table-cell>
          <table:table-cell table:style-name="ce167" office:value-type="string" calcext:value-type="string">
            <text:p>Statistik und Datenorganisation mit R</text:p>
            <text:p>(2/3): Tabellen - Dataframes - Package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Shinoto, Maria</text:p>
          </table:table-cell>
          <table:table-cell table:style-name="ce104" office:value-type="string" calcext:value-type="string">
            <text:p><text:span text:style-name="T4">R, Software und Tools,</text:span></text:p>
            <text:p><text:span text:style-name="T4">Statistik, Programmierung,</text:span></text:p>
            <text:p><text:span text:style-name="T4">Datenpräsentation, Digitale</text:span></text:p>
            <text:p><text:span text:style-name="T49">Datenauswertung, Digital </text:span><text:span text:style-name="T50">Humanities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67" office:value-type="string" calcext:value-type="string">
            <text:p>Teil der Module Bg2, Bg3, Cg2,</text:p>
            <text:p>Dg1, Dg2</text:p>
          </table:table-cell>
          <table:table-cell table:style-name="ce104" office:value-type="string" calcext:value-type="string">
            <text:p>Kartierungen mit GI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6" office:value-type="string" calcext:value-type="string">
            <text:p>Dr. phil. Jutta Kneisel</text:p>
          </table:table-cell>
          <table:table-cell table:style-name="ce104" office:value-type="string" calcext:value-type="string">
            <text:p><text:span text:style-name="T4">Software und Tools, GIS,</text:span></text:p>
            <text:p><text:span text:style-name="T4">Digitale Datenauswertung,</text:span></text:p>
            <text:p><text:span text:style-name="T4">EDV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3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4">Teil der Module Bg3, Bv3, Dg2,</text:span></text:p>
            <text:p><text:span text:style-name="T4">Dv2</text:span></text:p>
          </table:table-cell>
          <table:table-cell table:style-name="ce16" office:value-type="string" calcext:value-type="string">
            <text:p>Quantitative Methoden für Prähistoriker - Einführung in die Statistik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Christoph Rinne</text:p>
          </table:table-cell>
          <table:table-cell table:style-name="ce104" office:value-type="string" calcext:value-type="string">
            <text:p><text:span text:style-name="T4">Datenkuratierung, R,</text:span></text:p>
            <text:p><text:span text:style-name="T4">Software und Tools, Statistik,</text:span></text:p>
            <text:p><text:span text:style-name="T4">Datenbanken, Digitale</text:span></text:p>
            <text:p><text:span text:style-name="T4">Datenauswertung, EDV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4">Teil der Module Bv2, Bv3, Cv2,</text:span></text:p>
            <text:p><text:span text:style-name="T4">Dv1, Dv2</text:span></text:p>
          </table:table-cell>
          <table:table-cell table:style-name="ce16" office:value-type="string" calcext:value-type="string">
            <text:p>Einführung  in die Korrespondenzanalys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6" office:value-type="string" calcext:value-type="string">
            <text:p>Dr. phil. Jutta Kneisel</text:p>
          </table:table-cell>
          <table:table-cell table:style-name="ce104" office:value-type="string" calcext:value-type="string">
            <text:p><text:span text:style-name="T4">Digitale Datenauswertung,</text:span></text:p>
            <text:p><text:span text:style-name="T4">Dig. Methoden &amp; Theorien,</text:span></text:p>
            <text:p><text:span text:style-name="T4">EDV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4">Teil der Module Cg2, Cv2, Dg1,</text:span></text:p>
            <text:p><text:span text:style-name="T4">Dv1, Dg2, Dv2</text:span></text:p>
          </table:table-cell>
          <table:table-cell table:style-name="ce104" office:value-type="string" calcext:value-type="string">
            <text:p>Einführung  in R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6" office:value-type="string" calcext:value-type="string">
            <text:p>PD Dr. Oliver Nakoinz</text:p>
          </table:table-cell>
          <table:table-cell table:style-name="ce104" office:value-type="string" calcext:value-type="string">
            <text:p><text:span text:style-name="T4">R, Statistik, Datenbanken,</text:span></text:p>
            <text:p><text:span text:style-name="T4">Digitale Datenauswertung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4">Teil der Module Cg2, Cv2, Dv1,</text:span></text:p>
            <text:p><text:span text:style-name="T4">Eg1, Ev1</text:span></text:p>
          </table:table-cell>
          <table:table-cell table:style-name="ce104" office:value-type="string" calcext:value-type="string">
            <text:p><text:span text:style-name="T4">Datenbanken und konkrete</text:span></text:p>
            <text:p><text:span text:style-name="T4">Anwendungen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Christoph Rinne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Datenbanken, Digitale</text:span></text:p>
            <text:p><text:span text:style-name="T4">Datenauswertung, EDV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4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Teil der Module Eg3, Ev3</text:p>
          </table:table-cell>
          <table:table-cell table:style-name="ce167" office:value-type="string" calcext:value-type="string">
            <text:p>Geophysikalische Prospe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Christoph Rinne</text:p>
          </table:table-cell>
          <table:table-cell table:style-name="ce104" office:value-type="string" calcext:value-type="string">
            <text:p><text:span text:style-name="T4">Geophysik, Digitale</text:span></text:p>
            <text:p><text:span text:style-name="T4">Datenauswertung, Digitale</text:span></text:p>
            <text:p><text:span text:style-name="T4">Dokumentation, Dig.</text:span></text:p>
            <text:p><text:span text:style-name="T4">Methoden &amp; Theorien,</text:span></text:p>
            <text:p><text:span text:style-name="T4">Digitale Vermessung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4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Teil der Module EG3, Ev3</text:p>
          </table:table-cell>
          <table:table-cell table:style-name="ce104" office:value-type="string" calcext:value-type="string">
            <text:p>Magnetische Prospektio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6" office:value-type="string" calcext:value-type="string">
            <text:p>Dr. phil. Jutta Kneisel</text:p>
          </table:table-cell>
          <table:table-cell table:style-name="ce104" office:value-type="string" calcext:value-type="string">
            <text:p>Geophysik, Digitalisierung</text:p>
          </table:table-cell>
          <table:table-cell table:style-name="ce104" table:number-columns-repeated="4"/>
          <table:table-cell table:number-columns-repeated="1009"/>
        </table:table-row>
        <table:table-row table:style-name="ro10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6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<text:span text:style-name="T4">Teil der Module Kv1, Bg2, Bv2,</text:span></text:p>
            <text:p><text:span text:style-name="T4">Cg2, Cv2, Dg1, Dv1, Dg2, Dv2</text:span></text:p>
          </table:table-cell>
          <table:table-cell table:style-name="ce167" office:value-type="string" calcext:value-type="string">
            <text:p>Archäologische Datenmodellierung und</text:p>
            <text:p>Datenerfassung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6" office:value-type="string" calcext:value-type="string">
            <text:p>PD Dr. Oliver Nakoinz</text:p>
          </table:table-cell>
          <table:table-cell table:style-name="ce104" office:value-type="string" calcext:value-type="string">
            <text:p><text:span text:style-name="T4">R, Statistik, Datenbanken,</text:span></text:p>
            <text:p><text:span text:style-name="T4">EDV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AM, EM</text:p>
          </table:table-cell>
          <table:table-cell table:style-name="ce104" office:value-type="string" calcext:value-type="string">
            <text:p><text:span text:style-name="T4">Colloquium in Digital</text:span></text:p>
            <text:p><text:span text:style-name="T4">Cultural Heritage</text:span></text:p>
          </table:table-cell>
          <table:table-cell table:style-name="ce104" office:value-type="string" calcext:value-type="string">
            <text:p>Kolloquium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Hageneuer, Sebastian, </text:span></text:p>
            <text:p><text:span text:style-name="T4">Eide, Oyvind</text:span></text:p>
          </table:table-cell>
          <table:table-cell table:style-name="ce104" office:value-type="string" calcext:value-type="string">
            <text:p><text:span text:style-name="T4">Dig. Methoden &amp; Theorien,</text:span></text:p>
            <text:p><text:span text:style-name="T4">Digital Humanities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86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<text:span text:style-name="T4">Archäologie/Archäoinformatik</text:span></text:p>
            <text:p><text:span text:style-name="T4">im SM, AM oder EM</text:span></text:p>
          </table:table-cell>
          <table:table-cell table:style-name="ce167" office:value-type="string" calcext:value-type="string">
            <text:p>3D recording  and documentation of material</text:p>
            <text:p>Cultur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Doktoranden</text:p>
          </table:table-cell>
          <table:table-cell table:style-name="ce16" office:value-type="string" calcext:value-type="string">
            <text:p>Hageneuer, Sebastian</text:p>
          </table:table-cell>
          <table:table-cell table:style-name="ce104" office:value-type="string" calcext:value-type="string">
            <text:p><text:span text:style-name="T4">Archivierung,</text:span></text:p>
            <text:p><text:span text:style-name="T4">Photogrammetrie,</text:span></text:p>
            <text:p><text:span text:style-name="T4">Laserscanning,</text:span></text:p>
            <text:p><text:span text:style-name="T4">Bildbearbeitung, 3D Scan,</text:span></text:p>
            <text:p><text:span text:style-name="T4">Digitale Dokumentation,</text:span></text:p>
            <text:p><text:span text:style-name="T4">Fotografie, Digitalisierung,</text:span></text:p>
            <text:p><text:span text:style-name="T4">Digitale Vermessung, 3D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3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<text:span text:style-name="T4">Archäologie/Archäoinformatik</text:span></text:p>
            <text:p><text:span text:style-name="T4">im SM, AM oder EM</text:span></text:p>
          </table:table-cell>
          <table:table-cell table:style-name="ce16" office:value-type="string" calcext:value-type="string">
            <text:p>Kernkompetenzen Archäoinformatik II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Hageneuer, Sebastian,</text:span></text:p>
            <text:p><text:span text:style-name="T4">Schmidt, Sophie</text:span></text:p>
          </table:table-cell>
          <table:table-cell table:style-name="ce104" office:value-type="string" calcext:value-type="string">
            <text:p><text:span text:style-name="T4">3D-Modellierung, Spatial</text:span></text:p>
            <text:p><text:span text:style-name="T4">Analysis, Visualisierung,</text:span></text:p>
            <text:p><text:span text:style-name="T4">Zeichnen, GIS, CAD, Digitale</text:span></text:p>
            <text:p><text:span text:style-name="T4">Dokumentation, 3D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10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<text:span text:style-name="T4">Archäologie / Aufbaumodul 3:</text:span></text:p>
            <text:p><text:span text:style-name="T4">Archäoinformatik,</text:span></text:p>
            <text:p><text:span text:style-name="T4">Archäogeophysik,</text:span></text:p>
            <text:p><text:span text:style-name="T4">Vermessungs- und</text:span></text:p>
            <text:p><text:span text:style-name="T4">Dokumentationstechniken</text:span></text:p>
            <text:p><text:span text:style-name="T4">Archäologie / Ergänzungsmodul</text:span></text:p>
            <text:p><text:span text:style-name="T4">8: Methodenkompetenz</text:span></text:p>
            <text:p><text:span text:style-name="T4">Archäoinformatik</text:span></text:p>
          </table:table-cell>
          <table:table-cell table:style-name="ce104" office:value-type="string" calcext:value-type="string">
            <text:p><text:span text:style-name="T4">Praktische Einführung in quantitative Methoden für</text:span></text:p>
            <text:p><text:span text:style-name="T4">die Archäologie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chmidt, Sophie</text:p>
          </table:table-cell>
          <table:table-cell table:style-name="ce104" office:value-type="string" calcext:value-type="string">
            <text:p><text:span text:style-name="T4">R, Software und Tools,</text:span></text:p>
            <text:p><text:span text:style-name="T4">Statistik, Programmierung,</text:span></text:p>
            <text:p><text:span text:style-name="T4">Digitale Datenauswertung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101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logie BA</text:p>
          </table:table-cell>
          <table:table-cell table:style-name="ce167" office:value-type="string" calcext:value-type="string">
            <text:p>Archäoinformatik I Basistechnologi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Recht, Alexander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Archivierung, Software und</text:span></text:p>
            <text:p><text:span text:style-name="T4">Tools, Programmierung,</text:span></text:p>
            <text:p><text:span text:style-name="T4">Online-Ressourcen,</text:span></text:p>
            <text:p><text:span text:style-name="T4">Webtechnologien, Zeichnen,</text:span></text:p>
            <text:p><text:span text:style-name="T4">GIS, Datenbanken,</text:span></text:p>
            <text:p><text:span text:style-name="T4">Datenpräsentation, CAD,</text:span></text:p>
            <text:p><text:span text:style-name="T4">Digitale Datenauswertung,</text:span></text:p>
            <text:p><text:span text:style-name="T4">EDV, Digitale Ressourcen, 3D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3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<text:span text:style-name="T4">Institut für Afrikanistik und</text:span></text:p>
            <text:p><text:span text:style-name="T4">Ägyptologie</text:span></text:p>
          </table:table-cell>
          <table:table-cell table:style-name="ce104" office:value-type="string" calcext:value-type="string">
            <text:p><text:span text:style-name="T4">BA/MA Archäologie, BA/MA</text:span></text:p>
            <text:p><text:span text:style-name="T4">Afrikanistik und Ägyptologie,</text:span></text:p>
            <text:p><text:span text:style-name="T4">BA/MA Antike Sprachen und</text:span></text:p>
            <text:p><text:span text:style-name="T4">Kulturen</text:span></text:p>
          </table:table-cell>
          <table:table-cell table:style-name="ce167" office:value-type="string" calcext:value-type="string">
            <text:p>Introduction to network analysis in archaeology and</text:p>
            <text:p>ancient history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Lena Tambs</text:p>
          </table:table-cell>
          <table:table-cell table:style-name="ce104" office:value-type="string" calcext:value-type="string">
            <text:p>Digital Humanities</text:p>
          </table:table-cell>
          <table:table-cell table:style-name="ce104" table:number-columns-repeated="4"/>
          <table:table-cell table:number-columns-repeated="1009"/>
        </table:table-row>
        <table:table-row table:style-name="ro8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<text:span text:style-name="T4">SunoikisisDC - Teil zahlreicher</text:span></text:p>
            <text:p><text:span text:style-name="T4">Studiengänge weltweit</text:span></text:p>
          </table:table-cell>
          <table:table-cell table:style-name="ce104" office:value-type="string" calcext:value-type="string">
            <text:p><text:span text:style-name="T4">SunoikisisDC-2020-2021 -</text:span></text:p>
            <text:p><text:span text:style-name="T4">Digital Classics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<text:span text:style-name="T4">Dr. Franziska</text:span></text:p>
            <text:p><text:span text:style-name="T4">Naether und</text:span></text:p>
            <text:p><text:span text:style-name="T4">Weitere</text:span></text:p>
          </table:table-cell>
          <table:table-cell table:style-name="ce104" office:value-type="string" calcext:value-type="string">
            <text:p><text:span text:style-name="T4">Datenkuratierung, Dig.</text:span></text:p>
            <text:p><text:span text:style-name="T4">Editieren, Software und</text:span></text:p>
            <text:p><text:span text:style-name="T4">Tools, Textanalyse, Online-</text:span></text:p>
            <text:p><text:span text:style-name="T4">Ressourcen, Metadaten,</text:span></text:p>
            <text:p><text:span text:style-name="T4">Visualisierung,</text:span></text:p>
            <text:p><text:span text:style-name="T4">Webtechnologien, Digitale</text:span></text:p>
            <text:p><text:span text:style-name="T4">Datenauswertung, Digital</text:span></text:p>
            <text:p><text:span text:style-name="T4">Humanities, Digitale</text:span></text:p>
            <text:p><text:span text:style-name="T4">Ressourcen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Leipzig</text:p>
          </table:table-cell>
          <table:table-cell table:style-name="ce104" office:value-type="string" calcext:value-type="string">
            <text:p>Universität Leipzig</text:p>
          </table:table-cell>
          <table:table-cell table:style-name="ce104" office:value-type="string" calcext:value-type="string">
            <text:p><text:span text:style-name="T4">Institut für klassische Philologie</text:span></text:p>
            <text:p><text:span text:style-name="T4">und Komparatistik</text:span></text:p>
          </table:table-cell>
          <table:table-cell table:style-name="ce104" office:value-type="string" calcext:value-type="string">
            <text:p><text:span text:style-name="T4">Lehramt Latein Gymnasium /</text:span></text:p>
            <text:p><text:span text:style-name="T4">Modul 04-022-1004</text:span></text:p>
          </table:table-cell>
          <table:table-cell table:style-name="ce104" office:value-type="string" calcext:value-type="string">
            <text:p><text:span text:style-name="T4">Fachdidaktik des</text:span></text:p>
            <text:p><text:span text:style-name="T4">altsprachlichen Unterrichts</text:span></text:p>
            <text:p><text:span text:style-name="T4">3,  Thema 3b: Grundsätze</text:span></text:p>
            <text:p><text:span text:style-name="T4">des Lernens mit digitalen</text:span></text:p>
            <text:p><text:span text:style-name="T4">Medien in den alten</text:span></text:p>
            <text:p><text:span text:style-name="T4">Sprachen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Sonstige</text:p>
          </table:table-cell>
          <table:table-cell table:style-name="ce104" office:value-type="string" calcext:value-type="string">
            <text:p><text:span text:style-name="T4">Korn, Matthias,</text:span></text:p>
            <text:p><text:span text:style-name="T4">Kauk, Lioba</text:span></text:p>
          </table:table-cell>
          <table:table-cell table:style-name="ce104" office:value-type="string" calcext:value-type="string">
            <text:p><text:span text:style-name="T4">Software und Tools,</text:span></text:p>
            <text:p><text:span text:style-name="T4">Textanalyse, Online-</text:span></text:p>
            <text:p><text:span text:style-name="T4">Ressourcen, Internet,</text:span></text:p>
            <text:p><text:span text:style-name="T4">Digitale Ressourcen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80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6" office:value-type="string" calcext:value-type="string">
            <text:p>Johannes Gutenberg-Universität Mainz</text:p>
          </table:table-cell>
          <table:table-cell table:style-name="ce16" office:value-type="string" calcext:value-type="string">
            <text:p>Institut für Altertumswissenschaften</text:p>
          </table:table-cell>
          <table:table-cell table:style-name="ce104" office:value-type="string" calcext:value-type="string">
            <text:p>Latinistik</text:p>
          </table:table-cell>
          <table:table-cell table:style-name="ce104" office:value-type="string" calcext:value-type="string">
            <text:p><text:span text:style-name="T4">Masterkurs lateinisch -</text:span></text:p>
            <text:p><text:span text:style-name="T4">deutsch Übersetzen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Blümer, Wilhelm,</text:span></text:p>
            <text:p><text:span text:style-name="T4">Walde, Christine</text:span></text:p>
          </table:table-cell>
          <table:table-cell table:style-name="ce104" table:number-columns-repeated="5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6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<text:span text:style-name="T4">B.A. Archäologien und B.A.</text:span></text:p>
            <text:p><text:span text:style-name="T4">Klassische Archäologie:</text:span></text:p>
            <text:p><text:span text:style-name="T4">Praxismodul</text:span></text:p>
          </table:table-cell>
          <table:table-cell table:style-name="ce104" office:value-type="string" calcext:value-type="string">
            <text:p><text:span text:style-name="T4">Spring School. Archäologische</text:span></text:p>
            <text:p><text:span text:style-name="T4">Rekonstruktion in der digitalen Ära (März 2021)</text:span></text:p>
          </table:table-cell>
          <table:table-cell table:style-name="ce104" office:value-type="string" calcext:value-type="string">
            <text:p>Workshop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Junker, Klaus</text:p>
          </table:table-cell>
          <table:table-cell table:style-name="ce104" office:value-type="string" calcext:value-type="string">
            <text:p><text:span text:style-name="T4">Visualisierung, 3D Scan,</text:span></text:p>
            <text:p><text:span text:style-name="T4">Digitale Dokumentation,</text:span></text:p>
            <text:p><text:span text:style-name="T4">Digital Humanities</text:span></text:p>
          </table:table-cell>
          <table:table-cell table:style-name="ce104" table:number-columns-repeated="4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12a</text:p>
          </table:table-cell>
          <table:table-cell table:style-name="ce104" office:value-type="string" calcext:value-type="string">
            <text:p><text:span text:style-name="T4">Griechische Vasen:</text:span></text:p>
            <text:p><text:span text:style-name="T4">Funktionen und Techniken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Sonstige</text:p>
          </table:table-cell>
          <table:table-cell table:style-name="ce104" office:value-type="string" calcext:value-type="string">
            <text:p>Amedick, Rita</text:p>
          </table:table-cell>
          <table:table-cell table:style-name="ce104" table:number-columns-repeated="5"/>
          <table:table-cell table:number-columns-repeated="1009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67" office:value-type="string" calcext:value-type="string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table:style-name="ce104" office:value-type="string" calcext:value-type="string">
            <text:p>Bauten Herodes des Großen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Held, Winfried</text:p>
          </table:table-cell>
          <table:table-cell table:style-name="ce104" table:number-columns-repeated="5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<text:span text:style-name="T4">6763470 12a, 6763320,</text:span></text:p>
            <text:p><text:span text:style-name="T4">6763340, 763610, 763620</text:span></text:p>
          </table:table-cell>
          <table:table-cell table:style-name="ce104" office:value-type="string" calcext:value-type="string">
            <text:p>Griechische Tempel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Held, Winfried</text:p>
          </table:table-cell>
          <table:table-cell table:style-name="ce104" table:number-columns-repeated="5"/>
          <table:table-cell table:number-columns-repeated="100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<text:span text:style-name="T4">6763470 12a, 6763360,</text:span></text:p>
            <text:p><text:span text:style-name="T4">763240, 6763480 13a,</text:span></text:p>
            <text:p><text:span text:style-name="T4">6763450 10a</text:span></text:p>
          </table:table-cell>
          <table:table-cell table:style-name="ce104" office:value-type="string" calcext:value-type="string">
            <text:p><text:span text:style-name="T4">Seminar zur Vorlesung  Rom</text:span></text:p>
            <text:p><text:span text:style-name="T4">in der Zeit des Augustus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Amedick, Rita</text:p>
          </table:table-cell>
          <table:table-cell table:style-name="ce104" table:number-columns-repeated="5"/>
          <table:table-cell table:number-columns-repeated="1009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<text:span text:style-name="T4">6763470 12a, 6763475 12b,</text:span></text:p>
            <text:p><text:span text:style-name="T4">683030, 6012140 MA2b,</text:span></text:p>
            <text:p><text:span text:style-name="T4">6012130 MA2a, 763230,</text:span></text:p>
            <text:p><text:span text:style-name="T4">763240, 683020, 6763480 13a,</text:span></text:p>
            <text:p><text:span text:style-name="T4">6763485 13b, 6763455 10b,</text:span></text:p>
            <text:p><text:span text:style-name="T4">6763450 10a, 6012160 MA3b,</text:span></text:p>
            <text:p><text:span text:style-name="T4">6012150 MA3a, 6012180</text:span></text:p>
            <text:p><text:span text:style-name="T4">MA4b, 6012170 MA4a</text:span></text:p>
          </table:table-cell>
          <table:table-cell table:style-name="ce104" office:value-type="string" calcext:value-type="string">
            <text:p>Grabmalerei in Etrurien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Amedick, Rita</text:p>
          </table:table-cell>
          <table:table-cell table:style-name="ce104" table:number-columns-repeated="4"/>
          <table:table-cell table:number-columns-repeated="1010"/>
        </table:table-row>
        <table:table-row table:style-name="ro8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<text:span text:style-name="T4">6763470 12a, 6763475 12b,</text:span></text:p>
            <text:p><text:span text:style-name="T4">683030, 6012140 MA2b,</text:span></text:p>
            <text:p><text:span text:style-name="T4">6012130 MA2a, 763230,</text:span></text:p>
            <text:p><text:span text:style-name="T4">763240, 683020, 6763480 13a,</text:span></text:p>
            <text:p><text:span text:style-name="T4">6763485 13b, 6763455 10b,</text:span></text:p>
            <text:p><text:span text:style-name="T4">6763450 10a, 6012160 MA3b,</text:span></text:p>
            <text:p><text:span text:style-name="T4">6012150 MA3a, 763480,</text:span></text:p>
            <text:p><text:span text:style-name="T4">763240, 6763360, 683010,</text:span></text:p>
            <text:p><text:span text:style-name="T4">6012110 MA1a, 6012120 MA1b</text:span></text:p>
          </table:table-cell>
          <table:table-cell table:style-name="ce104" office:value-type="string" calcext:value-type="string">
            <text:p><text:span text:style-name="T4">Rom in der Zeit des</text:span></text:p>
            <text:p><text:span text:style-name="T4">Augustus</text:span>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Amedick, Rita</text:p>
          </table:table-cell>
          <table:table-cell table:style-name="ce104" table:number-columns-repeated="4"/>
          <table:table-cell table:number-columns-repeated="1010"/>
        </table:table-row>
        <table:table-row table:style-name="ro86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<text:span text:style-name="T4">683030, 6012140 MA2b,</text:span></text:p>
            <text:p><text:span text:style-name="T4">6012130 MA2a, 683020,</text:span></text:p>
            <text:p><text:span text:style-name="T4">6763480 13a, 6763485 13b,</text:span></text:p>
            <text:p><text:span text:style-name="T4">6763450 10a, 6763455 10b,</text:span></text:p>
            <text:p><text:span text:style-name="T4">6012160 MA3b, 6012150</text:span></text:p>
            <text:p><text:span text:style-name="T4">MA3a, 6012110 MA1a,</text:span></text:p>
            <text:p><text:span text:style-name="T4">6012120 MA1b, 683010</text:span></text:p>
          </table:table-cell>
          <table:table-cell table:style-name="ce104" office:value-type="string" calcext:value-type="string">
            <text:p><text:span text:style-name="T4">Häuser von Pompeji und</text:span></text:p>
            <text:p><text:span text:style-name="T4">ihre Ausstattung</text:span>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Amedick, Rita</text:p>
          </table:table-cell>
          <table:table-cell table:style-name="ce104" table:number-columns-repeated="4"/>
          <table:table-cell table:number-columns-repeated="1010"/>
        </table:table-row>
        <table:table-row table:style-name="ro8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<text:span text:style-name="T4">683030, 6763320, 6763340,</text:span></text:p>
            <text:p><text:span text:style-name="T4">6012140 MA2b, 6012130</text:span></text:p>
            <text:p><text:span text:style-name="T4">MA2a, 763230, 683020,</text:span></text:p>
            <text:p><text:span text:style-name="T4">6763480 13a, 6763485 13b,</text:span></text:p>
            <text:p><text:span text:style-name="T4">763480, 6763450 10a,</text:span></text:p>
            <text:p><text:span text:style-name="T4">6763455 10b, 763450,</text:span></text:p>
            <text:p><text:span text:style-name="T4">6763465 11b, 763460,</text:span></text:p>
            <text:p><text:span text:style-name="T4">6012160 MA3b, 6012150</text:span></text:p>
            <text:p><text:span text:style-name="T4">MA3a</text:span></text:p>
          </table:table-cell>
          <table:table-cell table:style-name="ce104" office:value-type="string" calcext:value-type="string">
            <text:p><text:span text:style-name="T4">Griechische Götter. Gestaltwerdung  und</text:span></text:p>
            <text:p><text:span text:style-name="T4">Erscheinungsbilder</text:span>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67" office:value-type="string" calcext:value-type="string">
            <text:p>Grassinger, Dagmar</text:p>
          </table:table-cell>
          <table:table-cell table:style-name="ce104" table:number-columns-repeated="4"/>
          <table:table-cell table:number-columns-repeated="1010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arburg</text:p>
          </table:table-cell>
          <table:table-cell table:style-name="ce104" office:value-type="string" calcext:value-type="string">
            <text:p>Philipps Universität Marburg</text:p>
          </table:table-cell>
          <table:table-cell table:style-name="ce104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04" office:value-type="string" calcext:value-type="string">
            <text:p>763110, 6763110 M1, 763920</text:p>
          </table:table-cell>
          <table:table-cell table:style-name="ce104" office:value-type="string" calcext:value-type="string">
            <text:p><text:span text:style-name="T4">Einführung  in die Klassische</text:span></text:p>
            <text:p><text:span text:style-name="T4">Archäologie</text:span>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Amedick, Rita</text:p>
          </table:table-cell>
          <table:table-cell table:style-name="ce104" table:number-columns-repeated="4"/>
          <table:table-cell table:number-columns-repeated="1010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67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<text:span text:style-name="T4">Department für Kulturwissenschaften und</text:span></text:p>
            <text:p><text:span text:style-name="T4">Altertumskunde</text:span></text:p>
          </table:table-cell>
          <table:table-cell table:style-name="ce104" office:value-type="string" calcext:value-type="string">
            <text:p><text:span text:style-name="T4">Bachelor Archäologie: Europa</text:span></text:p>
            <text:p><text:span text:style-name="T4">und Vorderer Orient</text:span></text:p>
            <text:p><text:span text:style-name="T4">(Hauptfach) Bachelor Classical</text:span></text:p>
            <text:p><text:span text:style-name="T4">Studies (Hauptfach) Bachelor</text:span></text:p>
            <text:p><text:span text:style-name="T4">Antike und Orient (Nebenfach)</text:span></text:p>
            <text:p><text:span text:style-name="T4">Master Klassische Archäologie</text:span></text:p>
          </table:table-cell>
          <table:table-cell table:style-name="ce104" office:value-type="string" calcext:value-type="string">
            <text:p>Einführung  in die Archäoinformatik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Hunziker, Manuel</text:p>
          </table:table-cell>
          <table:table-cell table:style-name="ce104" office:value-type="string" calcext:value-type="string">
            <text:p><text:span text:style-name="T6">3D-Modellierung, Software und Tools, Programmierung,</text:span></text:p>
            <text:p><text:span text:style-name="T6">Webtechnologien, Datenbanken, 3D Scan, Dig.</text:span></text:p>
            <text:p><text:span text:style-name="T6">Methoden &amp; Theorien, EDV,</text:span></text:p>
            <text:p><text:span text:style-name="T6">Digital Humanities, 3D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67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<text:span text:style-name="T4">Institut für Vor- und</text:span></text:p>
            <text:p><text:span text:style-name="T4">Frühgeschichtliche Archäologie</text:span></text:p>
            <text:p><text:span text:style-name="T4">und Provinzialrömische</text:span></text:p>
            <text:p><text:span text:style-name="T4">Archäologie</text:span></text:p>
          </table:table-cell>
          <table:table-cell table:style-name="ce104" office:value-type="string" calcext:value-type="string">
            <text:p><text:span text:style-name="T4">Master Vor- und</text:span></text:p>
            <text:p><text:span text:style-name="T4">Frühgeschichtliche Archäologie</text:span></text:p>
            <text:p><text:span text:style-name="T4">Bachelor Archäologie: Europa</text:span></text:p>
            <text:p><text:span text:style-name="T4">und Vorderer Orient</text:span></text:p>
            <text:p><text:span text:style-name="T4">(Hauptfach)</text:span></text:p>
          </table:table-cell>
          <table:table-cell table:style-name="ce104" office:value-type="string" calcext:value-type="string">
            <text:p><text:span text:style-name="T6"><text:a xlink:href="mailto:Statistik@EisenzeitDigital" xlink:type="simple">Statistik@EisenzeitDigital</text:a></text:span>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67" office:value-type="string" calcext:value-type="string">
            <text:p>von Nicolai, Caroline,</text:p>
            <text:p>Küchenhoff, Helmut, </text:p>
            <text:p>Lücke, Stephan</text:p>
            <text:p/>
          </table:table-cell>
          <table:table-cell table:style-name="ce104" office:value-type="string" calcext:value-type="string">
            <text:p><text:span text:style-name="T4">R, Statistik, Datenbanken,</text:span></text:p>
            <text:p><text:span text:style-name="T4">EDV, Digital Humanities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67"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<text:span text:style-name="T4">Historisches Seminar -</text:span></text:p>
            <text:p><text:span text:style-name="T4">Abteilung für Ur- und</text:span></text:p>
            <text:p><text:span text:style-name="T4">Frühgeschichtliche Archäologie</text:span></text:p>
          </table:table-cell>
          <table:table-cell table:style-name="ce104" office:value-type="string" calcext:value-type="string">
            <text:p>MA Modul 2</text:p>
          </table:table-cell>
          <table:table-cell table:style-name="ce167" office:value-type="string" calcext:value-type="string">
            <text:p>Geographische Informationssysteme (GIS)</text:p>
            <text:p>in der Archäologie 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Dr. Claudia Tappert</text:p>
          </table:table-cell>
          <table:table-cell table:style-name="ce104" office:value-type="string" calcext:value-type="string">
            <text:p><text:span text:style-name="T4">Software und Tools, Spatial</text:span></text:p>
            <text:p><text:span text:style-name="T4">Analysis, Online-Ressourcen,</text:span></text:p>
            <text:p><text:span text:style-name="T4">Internet, Metadaten, GIS,</text:span></text:p>
            <text:p><text:span text:style-name="T4">Datenmanagement, Digitale</text:span></text:p>
            <text:p><text:span text:style-name="T4">Datenauswertung,</text:span></text:p>
            <text:p><text:span text:style-name="T4">Digitalisierung, Digital</text:span></text:p>
            <text:p><text:span text:style-name="T4">Humanities, Digitale</text:span></text:p>
            <text:p><text:span text:style-name="T4">Ressourcen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88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67" office:value-type="string" calcext:value-type="string">
            <text:p>Westfälische Wilhelms-Universität Münster</text:p>
          </table:table-cell>
          <table:table-cell table:style-name="ce16" office:value-type="string" calcext:value-type="string">
            <text:p>Institut für Altorientalistik und Vorderasiatische Archäologie</text:p>
          </table:table-cell>
          <table:table-cell table:style-name="ce104" office:value-type="string" calcext:value-type="string">
            <text:p><text:span text:style-name="T4">BA - Allgemeiner Abschluss -</text:span></text:p>
            <text:p><text:span text:style-name="T4">Allgemeine Studien ( AST 4),</text:span></text:p>
            <text:p><text:span text:style-name="T4">Master - Antike Kulturen des</text:span></text:p>
            <text:p><text:span text:style-name="T4">östl. Mittelmeerraums (AKOEM)</text:span></text:p>
            <text:p><text:span text:style-name="T4">(88 995 7), Master - Sprachen</text:span></text:p>
            <text:p><text:span text:style-name="T4">und Kulturen Ägyptens und</text:span></text:p>
            <text:p><text:span text:style-name="T4">Altvorderasiens, Master -</text:span></text:p>
            <text:p><text:span text:style-name="T4">Sprachen und Kulturen</text:span></text:p>
            <text:p><text:span text:style-name="T4">Ägyptens und Altvorderasiens</text:span></text:p>
          </table:table-cell>
          <table:table-cell table:style-name="ce16" office:value-type="string" calcext:value-type="string">
            <text:p>Auswertung  einer Ausgrabungsdokumentatio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Prof. Dr. Florian</text:span></text:p>
            <text:p><text:span text:style-name="T4">Janoscha Kreppner</text:span></text:p>
          </table:table-cell>
          <table:table-cell table:style-name="ce104" office:value-type="string" calcext:value-type="string">
            <text:p><text:span text:style-name="T4">Zeichnen, GIS, Datenbanken,</text:span></text:p>
            <text:p><text:span text:style-name="T4">Digitale Datenauswertung,</text:span></text:p>
            <text:p><text:span text:style-name="T4">Digitale Dokumentation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85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67" office:value-type="string" calcext:value-type="string">
            <text:p>Westfälische Wilhelms-Universität Münster</text:p>
          </table:table-cell>
          <table:table-cell table:style-name="ce16" office:value-type="string" calcext:value-type="string">
            <text:p>Institut für Altorientalistik und Vorderasiatische Archäologie</text:p>
          </table:table-cell>
          <table:table-cell table:style-name="ce104" office:value-type="string" calcext:value-type="string">
            <text:p><text:span text:style-name="T4">Master - Sprachen und Kulturen</text:span></text:p>
            <text:p><text:span text:style-name="T4">Ägyptens und Altvorderasiens,</text:span></text:p>
            <text:p><text:span text:style-name="T4">Master - Antike Kulturen des</text:span></text:p>
            <text:p><text:span text:style-name="T4">östl. Mittelmeerraums</text:span></text:p>
            <text:p><text:span text:style-name="T4">(AKOEM), Ba - Allgemeiner</text:span></text:p>
            <text:p><text:span text:style-name="T4">Abschluss - Allgemeine Studien</text:span></text:p>
          </table:table-cell>
          <table:table-cell table:style-name="ce16" office:value-type="string" calcext:value-type="string">
            <text:p>Modellierung  von virtuellen Rekonstruktionen in der Archä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Sebastian</text:span></text:p>
            <text:p><text:span text:style-name="T4">Hageneuer, M.A.</text:span>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Visualisierung, 3D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94">
          <table:table-cell office:value-type="string" calcext:value-type="string">
            <text:p>WiSe 2020/21</text:p>
          </table:table-cell>
          <table:table-cell/>
          <table:table-cell table:style-name="ce104" office:value-type="string" calcext:value-type="string">
            <text:p>Stuttgart</text:p>
          </table:table-cell>
          <table:table-cell table:style-name="ce104" office:value-type="string" calcext:value-type="string">
            <text:p>Universität Stuttgart</text:p>
          </table:table-cell>
          <table:table-cell table:style-name="ce104" office:value-type="string" calcext:value-type="string">
            <text:p><text:span text:style-name="T4">Historisches Institut Abteilung</text:span></text:p>
            <text:p><text:span text:style-name="T4">für Alte Geschichte</text:span></text:p>
          </table:table-cell>
          <table:table-cell table:style-name="ce104" office:value-type="string" calcext:value-type="string">
            <text:p><text:span text:style-name="T4">BA/MA Geschichte 19210</text:span></text:p>
            <text:p><text:span text:style-name="T4">Ergänzung Antike Lehramt</text:span></text:p>
            <text:p><text:span text:style-name="T4">Geschichte (GYmPo I) 26920</text:span></text:p>
            <text:p><text:span text:style-name="T4">Überblicksmodul Themen der</text:span></text:p>
            <text:p><text:span text:style-name="T4">historischen Epochen BA</text:span></text:p>
            <text:p><text:span text:style-name="T4">(Lehramt: Geschichte) 58490</text:span></text:p>
            <text:p><text:span text:style-name="T4">Kernmodul Themen der</text:span></text:p>
            <text:p><text:span text:style-name="T4">historischen Epochen MA</text:span></text:p>
            <text:p><text:span text:style-name="T4">(Lehramt: Geschichte) 72600</text:span></text:p>
            <text:p><text:span text:style-name="T4">Master-</text:span></text:p>
            <text:p><text:span text:style-name="T4">Vertiefungswahlpflichtbereich</text:span></text:p>
            <text:p><text:span text:style-name="T4">Themen der Antike</text:span></text:p>
          </table:table-cell>
          <table:table-cell table:style-name="ce104" office:value-type="string" calcext:value-type="string">
            <text:p><text:span text:style-name="T4">Historische Oratorik der</text:span></text:p>
            <text:p><text:span text:style-name="T4">Antike</text:span>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<text:span text:style-name="T4">Prof. Dr. Peter</text:span></text:p>
            <text:p><text:span text:style-name="T4">Scholz</text:span></text:p>
          </table:table-cell>
          <table:table-cell table:style-name="ce104" office:value-type="string" calcext:value-type="string">
            <text:p><text:span text:style-name="T4">3D-Modellierung,</text:span></text:p>
            <text:p><text:span text:style-name="T4">Textanalyse, Online-</text:span></text:p>
            <text:p><text:span text:style-name="T4">Ressourcen, Audio und Video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10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Philologisch-Historische Fakultät, Klassische Archäologie</text:p>
          </table:table-cell>
          <table:table-cell table:style-name="ce104" office:value-type="string" calcext:value-type="string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table:style-name="ce104" office:value-type="string" calcext:value-type="string">
            <text:p>Nachbearbeitung des Akragas Projekts. Digitalisierungsprojekt der Ausgrabung in Agrigent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rof. Dr. Natascha Sojc</text:p>
          </table:table-cell>
          <table:table-cell table:style-name="ce104" office:value-type="string" calcext:value-type="string">
            <text:p>Archivierung,</text:p>
            <text:p>Datenbanken,</text:p>
            <text:p>Datenmanagement,</text:p>
            <text:p>Digitale</text:p>
            <text:p>Datenauswertung,</text:p>
            <text:p>Digitale Dokumentation</text:p>
          </table:table-cell>
          <table:table-cell table:style-name="ce104" table:number-columns-repeated="3"/>
          <table:table-cell table:number-columns-repeated="1010"/>
        </table:table-row>
        <table:table-row table:style-name="ro10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Philologisch-Historische Fakultät, Klassische Archäologie</text:p>
          </table:table-cell>
          <table:table-cell table:style-name="ce104" office:value-type="string" calcext:value-type="string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table:style-name="ce104" office:value-type="string" calcext:value-type="string">
            <text:p>The Akragas Project goes online Part II: Von Website-Gestaltung bis Game-Design</text:p>
          </table:table-cell>
          <table:table-cell table:style-name="ce104" office:value-type="string" calcext:value-type="string">
            <text:p>Haupt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Prof. Dr. Natascha Sojc</text:p>
          </table:table-cell>
          <table:table-cell table:style-name="ce104" office:value-type="string" calcext:value-type="string">
            <text:p>Online-Ressourcen,</text:p>
            <text:p>Internet, Visualisierung</text:p>
          </table:table-cell>
          <table:table-cell table:style-name="ce104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Augsburg</text:p>
          </table:table-cell>
          <table:table-cell table:style-name="ce104" office:value-type="string" calcext:value-type="string">
            <text:p>Universität Augsburg</text:p>
          </table:table-cell>
          <table:table-cell table:style-name="ce104" office:value-type="string" calcext:value-type="string">
            <text:p>Philologisch-Historische Fakultät, Klassische Archäologie</text:p>
          </table:table-cell>
          <table:table-cell table:style-name="ce104" office:value-type="string" calcext:value-type="string">
            <text:p>Master Kunst- und Kulturgeschichte, Methoden MA</text:p>
            <text:p>und Theorien 2</text:p>
          </table:table-cell>
          <table:table-cell table:style-name="ce104" office:value-type="string" calcext:value-type="string">
            <text:p>Museum 360°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Götz, Lisa</text:p>
          </table:table-cell>
          <table:table-cell table:style-name="ce104" office:value-type="string" calcext:value-type="string">
            <text:p>Online-Ressourcen,</text:p>
            <text:p>Visualisierung, Digitale</text:p>
            <text:p>Dokumentation, Dig.</text:p>
            <text:p>Methoden &amp; Theorien,</text:p>
            <text:p>Digitale Vermessung</text:p>
          </table:table-cell>
          <table:table-cell table:style-name="ce104" table:number-columns-repeated="3"/>
          <table:table-cell table:number-columns-repeated="1010"/>
        </table:table-row>
        <table:table-row table:style-name="ro1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Freie Universität Berlin</text:p>
          </table:table-cell>
          <table:table-cell table:style-name="ce104" office:value-type="string" calcext:value-type="string">
            <text:p>Institut für Prähistorische Archäologie</text:p>
          </table:table-cell>
          <table:table-cell table:style-name="ce104" office:value-type="string" calcext:value-type="string">
            <text:p>BA Altertumswissenschaften</text:p>
          </table:table-cell>
          <table:table-cell table:style-name="ce104" office:value-type="string" calcext:value-type="string">
            <text:p>Viele Daten aufgenommen - und</text:p>
            <text:p>jetzt? Einführung in Statistik für Altertumswissenschaftle</text:p>
            <text:p>Rin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oth, Georg</text:p>
          </table:table-cell>
          <table:table-cell table:style-name="ce104" office:value-type="string" calcext:value-type="string">
            <text:p>Digitale Datenauswertung</text:p>
          </table:table-cell>
          <table:table-cell table:style-name="ce104" table:number-columns-repeated="3"/>
          <table:table-cell table:number-columns-repeated="1010"/>
        </table:table-row>
        <table:table-row table:style-name="ro1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Freie Universität Berlin</text:p>
          </table:table-cell>
          <table:table-cell table:style-name="ce104" office:value-type="string" calcext:value-type="string">
            <text:p>Institut für Prähistorische Archäologie</text:p>
          </table:table-cell>
          <table:table-cell table:style-name="ce104" office:value-type="string" calcext:value-type="string">
            <text:p>BA Altertumswissenschaften</text:p>
          </table:table-cell>
          <table:table-cell table:style-name="ce104" office:value-type="string" calcext:value-type="string">
            <text:p>Mehr als bunte Karten. Einführung zu Geographischen</text:p>
            <text:p>Informationssystemen</text:p>
            <text:p>(GIS) für AltertumswissenschaftlerIn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oth, Georg</text:p>
          </table:table-cell>
          <table:table-cell table:style-name="ce104" office:value-type="string" calcext:value-type="string">
            <text:p>GIS</text:p>
          </table:table-cell>
          <table:table-cell table:style-name="ce104" table:number-columns-repeated="3"/>
          <table:table-cell table:number-columns-repeated="1010"/>
        </table:table-row>
        <table:table-row table:style-name="ro10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Archäologie/AKNOA</text:p>
          </table:table-cell>
          <table:table-cell table:style-name="ce104" office:value-type="string" calcext:value-type="string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table:style-name="ce104" office:value-type="string" calcext:value-type="string">
            <text:p>GIS und Gräberfelder - <text:s/>eine praktische Einführung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öhl, Rebecca</text:p>
          </table:table-cell>
          <table:table-cell table:style-name="ce104" office:value-type="string" calcext:value-type="string">
            <text:p>GIS</text:p>
          </table:table-cell>
          <table:table-cell table:style-name="ce104" table:number-columns-repeated="3"/>
          <table:table-cell table:number-columns-repeated="1010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Archäologie/AKNOA</text:p>
          </table:table-cell>
          <table:table-cell table:style-name="ce104" office:value-type="string" calcext:value-type="string">
            <text:p>AKNOA: BA4, BA10</text:p>
          </table:table-cell>
          <table:table-cell table:style-name="ce104" office:value-type="string" calcext:value-type="string">
            <text:p>Mein Haus, mein Grab, mein Tempel: Archäologische</text:p>
            <text:p>Fundkontext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Hemauer, Eva Maria</text:p>
          </table:table-cell>
          <table:table-cell table:style-name="ce104" office:value-type="string" calcext:value-type="string">
            <text:p>Online-Ressourcen,</text:p>
            <text:p>Visualisierung, Dig.</text:p>
            <text:p>Methoden &amp; Theorien,</text:p>
            <text:p>Digitale Ressourcen</text:p>
          </table:table-cell>
          <table:table-cell table:style-name="ce104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Archäologie/AKNOA</text:p>
          </table:table-cell>
          <table:table-cell table:style-name="ce104" office:value-type="string" calcext:value-type="string">
            <text:p>AKNOA: BA7, BA10</text:p>
          </table:table-cell>
          <table:table-cell table:style-name="ce104" office:value-type="string" calcext:value-type="string">
            <text:p>Mummies and more: Körper in Theorie und Praxi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rof. Dr. Alexandra Verbovsek</text:p>
          </table:table-cell>
          <table:table-cell table:style-name="ce104" office:value-type="string" calcext:value-type="string">
            <text:p>Programmierung,</text:p>
            <text:p>Datenpräsentation, Dig.</text:p>
            <text:p>Methoden &amp; Theorien,</text:p>
            <text:p>Digital Humanities,</text:p>
            <text:p>Digitale Ressourcen</text:p>
          </table:table-cell>
          <table:table-cell table:style-name="ce104" table:number-columns-repeated="3"/>
          <table:table-cell table:number-columns-repeated="1010"/>
        </table:table-row>
        <table:table-row table:style-name="ro15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Bern</text:p>
          </table:table-cell>
          <table:table-cell table:style-name="ce104" office:value-type="string" calcext:value-type="string">
            <text:p>Universität Bern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/ MA</text:p>
          </table:table-cell>
          <table:table-cell table:style-name="ce104" office:value-type="string" calcext:value-type="string">
            <text:p>Statistical methods for archaeological data analysi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Hinz, Martin</text:p>
          </table:table-cell>
          <table:table-cell table:style-name="ce104" office:value-type="string" calcext:value-type="string">
            <text:p>R, Statistik</text:p>
          </table:table-cell>
          <table:table-cell table:style-name="ce104" table:number-columns-repeated="3"/>
          <table:table-cell table:number-columns-repeated="1010"/>
        </table:table-row>
        <table:table-row table:style-name="ro2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Darmstadt</text:p>
          </table:table-cell>
          <table:table-cell table:style-name="ce104" office:value-type="string" calcext:value-type="string">
            <text:p>Technische Universität Darmstadt</text:p>
          </table:table-cell>
          <table:table-cell table:style-name="ce104" office:value-type="string" calcext:value-type="string">
            <text:p>Fachgebiet Klassische Archäologie </text:p>
          </table:table-cell>
          <table:table-cell table:style-name="ce104" office:value-type="string" calcext:value-type="string">
            <text:p>Architektur</text:p>
          </table:table-cell>
          <table:table-cell table:style-name="ce104" office:value-type="string" calcext:value-type="string">
            <text:p>Digitale Bauaufnahm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Brüneberg, Clemens</text:p>
          </table:table-cell>
          <table:table-cell table:style-name="ce104" office:value-type="string" calcext:value-type="string">
            <text:p>3D-Modellierung, Dig.</text:p>
            <text:p>Editieren,</text:p>
            <text:p>Photogrammetrie,</text:p>
            <text:p>Software und Tools,</text:p>
            <text:p>Metadaten,</text:p>
            <text:p>Visualisierung,</text:p>
            <text:p>Bildbearbeitung, 3D Scan,</text:p>
            <text:p>Digitale Dokumentation,</text:p>
            <text:p>Fotografie, Digitale</text:p>
            <text:p>Vermessung, 3D</text:p>
          </table:table-cell>
          <table:table-cell table:style-name="ce104" table:number-columns-repeated="3"/>
          <table:table-cell table:number-columns-repeated="1010"/>
        </table:table-row>
        <table:table-row table:style-name="ro2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Darmstadt</text:p>
          </table:table-cell>
          <table:table-cell table:style-name="ce104" office:value-type="string" calcext:value-type="string">
            <text:p>Technische Universität Darmstadt</text:p>
          </table:table-cell>
          <table:table-cell table:style-name="ce104" office:value-type="string" calcext:value-type="string">
            <text:p>Fachgebiet Klassische Archäologie </text:p>
          </table:table-cell>
          <table:table-cell table:style-name="ce104" office:value-type="string" calcext:value-type="string">
            <text:p>Architektur</text:p>
          </table:table-cell>
          <table:table-cell table:style-name="ce104" office:value-type="string" calcext:value-type="string">
            <text:p>Historische Bauforschung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Brüneberg, Clemens</text:p>
          </table:table-cell>
          <table:table-cell table:style-name="ce104" office:value-type="string" calcext:value-type="string">
            <text:p>3D-Modellierung, Photogrammetrie, Metadaten,</text:p>
            <text:p>Visualisierung,</text:p>
            <text:p>Bildbearbeitung, 3D Scan,</text:p>
            <text:p>Digitale</text:p>
            <text:p>Datenauswertung,</text:p>
            <text:p>Digitale Dokumentation,</text:p>
            <text:p>Dig. Methoden &amp;</text:p>
            <text:p>Theorien, Fotografie,</text:p>
            <text:p>Digitale Vermessung</text:p>
          </table:table-cell>
          <table:table-cell table:style-name="ce104" table:number-columns-repeated="3"/>
          <table:table-cell table:number-columns-repeated="1010"/>
        </table:table-row>
        <table:table-row table:style-name="ro104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Eichstätt</text:p>
          </table:table-cell>
          <table:table-cell table:style-name="ce104" office:value-type="string" calcext:value-type="string">
            <text:p>Katholische Universität Eichstätt-Ingolstadt</text:p>
          </table:table-cell>
          <table:table-cell table:style-name="ce104" office:value-type="string" calcext:value-type="string">
            <text:p>Professur für Klassische Archäologie</text:p>
          </table:table-cell>
          <table:table-cell table:style-name="ce104" office:value-type="string" calcext:value-type="string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table:style-name="ce104" office:value-type="string" calcext:value-type="string">
            <text:p>Digitale Präsentation einer archäologischen Sammlung (Internetausstellung)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Burkhardt, Nadin</text:p>
          </table:table-cell>
          <table:table-cell table:style-name="ce104" office:value-type="string" calcext:value-type="string">
            <text:p>Software und Tools,</text:p>
            <text:p>Internet, Visualisierung,</text:p>
            <text:p>Datenpräsentation,</text:p>
            <text:p>Bildbearbeitung, Digitale</text:p>
            <text:p>Dokumentation,</text:p>
            <text:p>Fotografie, Digitalisierung</text:p>
          </table:table-cell>
          <table:table-cell table:style-name="ce104" table:number-columns-repeated="3"/>
          <table:table-cell table:number-columns-repeated="1010"/>
        </table:table-row>
        <table:table-row table:style-name="ro95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</text:p>
          </table:table-cell>
          <table:table-cell table:style-name="ce104" office:value-type="string" calcext:value-type="string">
            <text:p>Structure from Motion (SfM) als Aufnahmetechnik in der</text:p>
            <text:p>Archäologie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äffler, Doris</text:p>
          </table:table-cell>
          <table:table-cell table:style-name="ce104" office:value-type="string" calcext:value-type="string">
            <text:p>3D-Modellierung,</text:p>
            <text:p>Photogrammetrie, 3D</text:p>
            <text:p>Scan, Digitale</text:p>
            <text:p>Datenauswertung,</text:p>
            <text:p>Digitale Dokumentation,</text:p>
            <text:p>Fotografie, Digitale</text:p>
            <text:p>Vermessung, 3D</text:p>
          </table:table-cell>
          <table:table-cell table:style-name="ce104" table:number-columns-repeated="3"/>
          <table:table-cell table:number-columns-repeated="1010"/>
        </table:table-row>
        <table:table-row table:style-name="ro26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</text:p>
          </table:table-cell>
          <table:table-cell table:style-name="ce104" office:value-type="string" calcext:value-type="string">
            <text:p>Erstellung einer digitalen archäologischen Karte zur „Neolithisierung“ Afrika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agnavita, Sonja</text:p>
          </table:table-cell>
          <table:table-cell table:style-name="ce104" office:value-type="string" calcext:value-type="string">
            <text:p>Web-Kartierung, Digitale Datenauswertung</text:p>
          </table:table-cell>
          <table:table-cell table:style-name="ce104" table:number-columns-repeated="3"/>
          <table:table-cell table:number-columns-repeated="1010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, MA Vor- und Frühgeschichtliche Archäologie</text:p>
          </table:table-cell>
          <table:table-cell table:style-name="ce104" office:value-type="string" calcext:value-type="string">
            <text:p>Quantitative Arbeiten und Forschungsdaten in der Archäologie. Praktische Hilfe für Examenskandidat_in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Gestrich, Nikolas</text:p>
          </table:table-cell>
          <table:table-cell table:style-name="ce104" office:value-type="string" calcext:value-type="string">
            <text:p>Software und Tools, Statistik, Datenmanagement, Datenpräsentation, Digitale Datenauswertung</text:p>
          </table:table-cell>
          <table:table-cell table:style-name="ce104" table:number-columns-repeated="3"/>
          <table:table-cell table:number-columns-repeated="1010"/>
        </table:table-row>
        <table:table-row table:style-name="ro105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table:style-name="ce104" office:value-type="string" calcext:value-type="string">
            <text:p>Abteilung für Voderasiatische <text:span text:style-name="T4">Archäologie und</text:span></text:p>
            <text:p><text:span text:style-name="T4">Altorientalische Philologie, Institut für Archäologische Wissenschaften</text:span></text:p>
          </table:table-cell>
          <table:table-cell table:style-name="ce167" office:value-type="string" calcext:value-type="string">
            <text:p>B.A. /M.A. Vorderasiatische Altertumskunde</text:p>
          </table:table-cell>
          <table:table-cell table:style-name="ce104" office:value-type="string" calcext:value-type="string">
            <text:p>Digitale Ressourcen in der Altorientalis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rof. Dr. Pruszinszky, Regome</text:p>
          </table:table-cell>
          <table:table-cell table:style-name="ce104" office:value-type="string" calcext:value-type="string">
            <text:p>Digitale Ressourcen</text:p>
          </table:table-cell>
          <table:table-cell table:style-name="ce104" table:number-columns-repeated="3"/>
          <table:table-cell table:number-columns-repeated="1010"/>
        </table:table-row>
        <table:table-row table:style-name="ro6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</text:p>
          </table:table-cell>
          <table:table-cell table:style-name="ce104" office:value-type="string" calcext:value-type="string">
            <text:p>3D-Digitalisierung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wenn, Fabian</text:p>
          </table:table-cell>
          <table:table-cell table:style-name="ce104" office:value-type="string" calcext:value-type="string">
            <text:p>3D-Modellierung,</text:p>
            <text:p>Photogrammetrie,</text:p>
            <text:p>Software und Tools,</text:p>
            <text:p>Laserscanning,</text:p>
            <text:p>Visualisierung,</text:p>
            <text:p>Bildbearbeitung, 3D Scan,</text:p>
            <text:p>Digitale</text:p>
            <text:p>Datenauswertung, 3D</text:p>
          </table:table-cell>
          <table:table-cell table:style-name="ce104" table:number-columns-repeated="3"/>
          <table:table-cell table:number-columns-repeated="1010"/>
        </table:table-row>
        <table:table-row table:style-name="ro95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, MA Archäologie und Kulturgeschichte des antiken Mittelmeerraumes</text:p>
          </table:table-cell>
          <table:table-cell table:style-name="ce104" office:value-type="string" calcext:value-type="string">
            <text:p>Methoden der Feldarbeit und Grabungsdokumentation am Beispiel der Forschungsgrabung von Milet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teinmann, Lisa</text:p>
          </table:table-cell>
          <table:table-cell table:style-name="ce104" office:value-type="string" calcext:value-type="string">
            <text:p>Datenkuratierung,</text:p>
            <text:p>Software und Tools,</text:p>
            <text:p>Grabungsdokumentation Datenbanken,</text:p>
            <text:p>Datenmanagement,</text:p>
            <text:p>Datenpräsentation,</text:p>
            <text:p>Digitale Datenauswertung</text:p>
          </table:table-cell>
          <table:table-cell table:style-name="ce104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 (Ü, WB1-FV), MA Archäologie und Kulturgeschichte des antiken Mittelmeerraumes (MMA-A3, MMA-WB-FV)</text:p>
          </table:table-cell>
          <table:table-cell table:style-name="ce104" office:value-type="string" calcext:value-type="string">
            <text:p>Fieldschool Xanten – Geophysikalische Prospektio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eifert, Martina, Babucic, Nikola</text:p>
          </table:table-cell>
          <table:table-cell table:style-name="ce104" office:value-type="string" calcext:value-type="string">
            <text:p>Geophysik</text:p>
          </table:table-cell>
          <table:table-cell table:style-name="ce104" table:number-columns-repeated="3"/>
          <table:table-cell table:number-columns-repeated="1010"/>
        </table:table-row>
        <table:table-row table:style-name="ro2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Heidelberg Center for Cultural Heritage</text:p>
          </table:table-cell>
          <table:table-cell table:style-name="ce104" office:value-type="string" calcext:value-type="string">
            <text:p>Master, Praxismodul</text:p>
          </table:table-cell>
          <table:table-cell table:style-name="ce104" office:value-type="string" calcext:value-type="string">
            <text:p>3D-Visualisierung von (Wohn)Gebäuden in Uruk-Warka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3D-Modellierung</text:p>
          </table:table-cell>
          <table:table-cell table:style-name="ce104" table:number-columns-repeated="3"/>
          <table:table-cell table:number-columns-repeated="1010"/>
        </table:table-row>
        <table:table-row table:style-name="ro2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Archäologie digital am Beispiel von Zeichnung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Software und Tools, Zeichnen</text:p>
          </table:table-cell>
          <table:table-cell table:style-name="ce104" table:number-columns-repeated="3"/>
          <table:table-cell table:number-columns-repeated="1010"/>
        </table:table-row>
        <table:table-row table:style-name="ro2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3D Computerrekonstru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üß, Jürgen</text:p>
          </table:table-cell>
          <table:table-cell table:style-name="ce104" office:value-type="string" calcext:value-type="string">
            <text:p>3D-Modellierung, Software und Tools, <text:s/>3D</text:p>
          </table:table-cell>
          <table:table-cell table:style-name="ce104" table:number-columns-repeated="3"/>
          <table:table-cell table:number-columns-repeated="1010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Zentrum für Altertumswissenschaften Ur- und Frühgeschichte und Vorderasiatische Archäologie</text:p>
          </table:table-cell>
          <table:table-cell table:style-name="ce104" office:value-type="string" calcext:value-type="string">
            <text:p><text:s/>BA-UFG 50%: Module A3 <text:s/>und A4 sowie B3 und B4 und BA-UFG 25%: C2, C3 MA- UFG: A4 MA GeoArch: C2</text:p>
          </table:table-cell>
          <table:table-cell table:style-name="ce104" office:value-type="string" calcext:value-type="string">
            <text:p>Statistik und Datenorganisation mit R (3/3): Statistische und archäologische Konzepte und ihre Umsetzung in „R“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Shinoto, Maria</text:p>
          </table:table-cell>
          <table:table-cell table:style-name="ce104" office:value-type="string" calcext:value-type="string">
            <text:p>R, Statistik, Datenmanagement, Digital Humanities</text:p>
          </table:table-cell>
          <table:table-cell table:style-name="ce104" table:number-columns-repeated="3"/>
          <table:table-cell table:number-columns-repeated="1010"/>
        </table:table-row>
        <table:table-row table:style-name="ro95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Teil der Module Bg1, Bv1, Cg1, Cv1, Kv1</text:p>
          </table:table-cell>
          <table:table-cell table:style-name="ce104" office:value-type="string" calcext:value-type="string">
            <text:p>Landschaftsarchäologische Modellierung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Nakoinz, Oliver</text:p>
          </table:table-cell>
          <table:table-cell table:style-name="ce104" office:value-type="string" calcext:value-type="string">
            <text:p>R, Software und Tools,</text:p>
            <text:p>Spatial Analysis,</text:p>
            <text:p>Programmierung,</text:p>
            <text:p>Visualisierung,</text:p>
            <text:p>Datenpräsentation, Dig.</text:p>
            <text:p>Methoden &amp; Theorien,</text:p>
            <text:p>EDV</text:p>
          </table:table-cell>
          <table:table-cell table:style-name="ce104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</text:p>
            <text:p>Historische Archäologie, Teil </text:p>
            <text:p>der Module Bg3, Bv3, Cg2,</text:p>
            <text:p>Cv2, Dg2, Dv2, Eg1, Ev1</text:p>
          </table:table-cell>
          <table:table-cell table:style-name="ce104" office:value-type="string" calcext:value-type="string">
            <text:p>GIS Einführung: Daten organisieren,</text:p>
            <text:p>analysieren und visualisier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Software und Tools,</text:p>
            <text:p>Spatial Analysis, Statistik,</text:p>
            <text:p>Visualisierung, GIS,</text:p>
            <text:p>Datenbanken,</text:p>
            <text:p>Datenmanagement,</text:p>
            <text:p>Datenpräsentation,</text:p>
            <text:p>Digitale</text:p>
            <text:p>Datenauswertung, Dig.</text:p>
            <text:p>Methoden &amp; Theorien,</text:p>
            <text:p>EDV, Digitalisierung</text:p>
          </table:table-cell>
          <table:table-cell table:style-name="ce104" table:number-columns-repeated="3"/>
          <table:table-cell table:number-columns-repeated="1010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</text:p>
            <text:p>Historische Archäologie, Teil der Module Dg1, Dv1, Dg2,</text:p>
            <text:p>Dv2</text:p>
          </table:table-cell>
          <table:table-cell table:style-name="ce104" office:value-type="string" calcext:value-type="string">
            <text:p>Digitale Medien und Koopera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Dig. Editieren, R, Software und Tools, Online-Ressourcen, Internet, Datenbanken, EDV</text:p>
          </table:table-cell>
          <table:table-cell table:style-name="ce104" table:number-columns-repeated="3"/>
          <table:table-cell table:number-columns-repeated="1010"/>
        </table:table-row>
        <table:table-row table:style-name="ro5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</text:p>
          </table:table-cell>
          <table:table-cell table:style-name="ce104" office:value-type="string" calcext:value-type="string">
            <text:p>Geländepraktikum: Prospektion Warburg-</text:p>
            <text:p>Menne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table:style-name="ce104" office:value-type="string" calcext:value-type="string">
            <text:p>Visualisierung, Geophysik</text:p>
          </table:table-cell>
          <table:table-cell table:style-name="ce104" table:number-columns-repeated="3"/>
          <table:table-cell table:number-columns-repeated="1010"/>
        </table:table-row>
        <table:table-row table:style-name="ro5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, Kg2, Kv2</text:p>
          </table:table-cell>
          <table:table-cell table:style-name="ce104" office:value-type="string" calcext:value-type="string">
            <text:p>Geomagnetische Prospektionen in Mecklenburg-Vorpommer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phil. Jutta Kneisel</text:p>
          </table:table-cell>
          <table:table-cell table:style-name="ce104" office:value-type="string" calcext:value-type="string">
            <text:p>Visualisierung, Geophysik</text:p>
          </table:table-cell>
          <table:table-cell table:style-name="ce104" table:number-columns-repeated="3"/>
          <table:table-cell table:number-columns-repeated="1010"/>
        </table:table-row>
        <table:table-row table:style-name="ro5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, Kg2, Kv2</text:p>
          </table:table-cell>
          <table:table-cell table:style-name="ce104" office:value-type="string" calcext:value-type="string">
            <text:p>Geomagnetische Prospektionen in Pole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phil. Jutta Kneisel</text:p>
          </table:table-cell>
          <table:table-cell table:style-name="ce104" office:value-type="string" calcext:value-type="string">
            <text:p>Visualisierung, Geophysik</text:p>
          </table:table-cell>
          <table:table-cell table:style-name="ce104" table:number-columns-repeated="3"/>
          <table:table-cell table:number-columns-repeated="1010"/>
        </table:table-row>
        <table:table-row table:style-name="ro10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ce104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s Moduls Kv2</text:p>
          </table:table-cell>
          <table:table-cell table:style-name="ce104" office:value-type="string" calcext:value-type="string">
            <text:p>Praktische Übung Landschaftsarchäologisches</text:p>
            <text:p>Modellierungspraktikum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Sonstige</text:p>
          </table:table-cell>
          <table:table-cell table:style-name="ce104" office:value-type="string" calcext:value-type="string">
            <text:p>Nakoinz, Oliver</text:p>
          </table:table-cell>
          <table:table-cell table:style-name="ce104" office:value-type="string" calcext:value-type="string">
            <text:p>R, Software und Tools,</text:p>
            <text:p>Spatial Analysis, Statistik,</text:p>
            <text:p>Programmierung,</text:p>
            <text:p>Visualisierung,</text:p>
            <text:p>Datenpräsentation,</text:p>
            <text:p>Digitale</text:p>
            <text:p>Datenauswertung, Dig.</text:p>
            <text:p>Methoden &amp; Theorien,</text:p>
            <text:p>EDV, Digitalisierung</text:p>
          </table:table-cell>
          <table:table-cell table:style-name="ce104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</text:p>
            <text:p>oder EM </text:p>
          </table:table-cell>
          <table:table-cell table:style-name="ce104" office:value-type="string" calcext:value-type="string">
            <text:p>Theorien und aktuelle</text:p>
            <text:p>Forschungen in der</text:p>
            <text:p>Archäoinforma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Software und Tools,</text:p>
            <text:p>Online-Ressourcen, Dig.</text:p>
            <text:p>Methoden &amp; Theorien,</text:p>
            <text:p>Digital Humanities,</text:p>
            <text:p>Digitale Ressourcen</text:p>
          </table:table-cell>
          <table:table-cell table:style-name="ce104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Spatial analysis of landscapes and urban environment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R, Software und Tools,</text:p>
            <text:p>Space Syntax, Spatial</text:p>
            <text:p>Analysis, Statistik,</text:p>
            <text:p>Programmierung,</text:p>
            <text:p>Visualisierung, GIS,</text:p>
            <text:p>Datenmanagement,</text:p>
            <text:p>Datenpräsentation,</text:p>
            <text:p>Digitale</text:p>
            <text:p>Datenauswertung, Dig.</text:p>
            <text:p>Methoden &amp; Theorien, 3D</text:p>
          </table:table-cell>
          <table:table-cell table:style-name="ce104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Spatial analysis of landscapes and urban environments, Übung zur LV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R, Software und Tools,</text:p>
            <text:p>Space Syntax, Spatial</text:p>
            <text:p>Analysis, Statistik,</text:p>
            <text:p>Programmierung,</text:p>
            <text:p>Visualisierung, GIS,</text:p>
            <text:p>Datenmanagement,</text:p>
            <text:p>Datenpräsentation,</text:p>
            <text:p>Digitale</text:p>
            <text:p>Datenauswertung, Dig.</text:p>
            <text:p>Methoden &amp; Theorien, 3D</text:p>
          </table:table-cell>
          <table:table-cell table:style-name="ce104" table:number-columns-repeated="3"/>
          <table:table-cell table:number-columns-repeated="1010"/>
        </table:table-row>
        <table:table-row table:style-name="ro6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3D modelling and reconstruction in Archaeology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Hageneuer, Sebastian</text:p>
          </table:table-cell>
          <table:table-cell table:style-name="ce104" office:value-type="string" calcext:value-type="string">
            <text:p>3D-Modellierung,</text:p>
            <text:p>Software und Tools,</text:p>
            <text:p>Online-Ressourcen,</text:p>
            <text:p>Visualisierung,</text:p>
            <text:p>Datenmanagement,</text:p>
            <text:p>Datenpräsentation, Dig.</text:p>
            <text:p>Methoden &amp; Theorien,</text:p>
            <text:p>Digitale Ressourcen, 3D</text:p>
          </table:table-cell>
          <table:table-cell table:style-name="ce104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Kernkompetenzen Archäoinformatik I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3D-Modellierung, Spatial</text:p>
            <text:p>Analysis, Visualisierung,</text:p>
            <text:p>Zeichnen, GIS, CAD,</text:p>
            <text:p>Digitale Dokumentation,</text:p>
            <text:p>3D</text:p>
          </table:table-cell>
          <table:table-cell table:style-name="ce104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Institut für Altertumswissenschaften</text:p>
          </table:table-cell>
          <table:table-cell table:style-name="ce104" office:value-type="string" calcext:value-type="string">
            <text:p>Digitale Methodik in den Geistes- und Kulturwissenschaften, Altorientalische Philologie</text:p>
          </table:table-cell>
          <table:table-cell table:style-name="ce104" office:value-type="string" calcext:value-type="string">
            <text:p>Exploration von digitalen Werkzeugen in der Altertumsforschung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Mara, Hubert</text:p>
          </table:table-cell>
          <table:table-cell table:style-name="ce104" office:value-type="string" calcext:value-type="string">
            <text:p>3D-Modellierung,</text:p>
            <text:p>Datenkuratierung,</text:p>
            <text:p>Software und Tools,</text:p>
            <text:p>Metadaten,</text:p>
            <text:p>Datenmanagement,</text:p>
            <text:p>Datenpräsentation, 3D</text:p>
            <text:p>Scan, Digitale</text:p>
            <text:p>Datenauswertung, Dig.</text:p>
            <text:p>Methoden &amp; Theorien,</text:p>
            <text:p>Digital Humanities</text:p>
          </table:table-cell>
          <table:table-cell table:style-name="ce104" table:number-columns-repeated="3"/>
          <table:table-cell table:number-columns-repeated="1010"/>
        </table:table-row>
        <table:table-row table:style-name="ro104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Institut für Altertumswissenschaften</text:p>
          </table:table-cell>
          <table:table-cell table:style-name="ce104" office:value-type="string" calcext:value-type="string">
            <text:p>Ägyptologie/Altorientalistik <text:s/>(Bachelor/Master)</text:p>
          </table:table-cell>
          <table:table-cell table:style-name="ce104" office:value-type="string" calcext:value-type="string">
            <text:p>Geschichte und Objekte ägyptologischer Sammlungen weltweit: Vorberietung einer virtuellen Exkursion</text:p>
          </table:table-cell>
          <table:table-cell table:style-name="ce104" office:value-type="string" calcext:value-type="string">
            <text:p>Exkursion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Gerhards, Simone</text:p>
          </table:table-cell>
          <table:table-cell table:style-name="ce104" office:value-type="string" calcext:value-type="string">
            <text:p>Software und Tools,</text:p>
            <text:p>Online-Ressourcen,</text:p>
            <text:p>Metadaten, Datenbanken,</text:p>
            <text:p>Digitale</text:p>
            <text:p>Datenauswertung,</text:p>
            <text:p>Digitale Ressourcen</text:p>
          </table:table-cell>
          <table:table-cell table:style-name="ce104" table:number-columns-repeated="3"/>
          <table:table-cell table:number-columns-repeated="1010"/>
        </table:table-row>
        <table:table-row table:style-name="ro10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Institut für Altertumswissenschaften</text:p>
          </table:table-cell>
          <table:table-cell table:style-name="ce104" office:value-type="string" calcext:value-type="string">
            <text:p>Ägyptologie/Altorientalistik, Schwerpunkt Ägyptologie</text:p>
          </table:table-cell>
          <table:table-cell table:style-name="ce104" office:value-type="string" calcext:value-type="string">
            <text:p>Epigraphik, Paläographie, Textedition und Analyse: Philologische Methoden in der Ägypt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Verhoeven-van</text:p>
            <text:p>Elsbergen, Univ.-</text:p>
            <text:p>Prof. Dr. Ursula</text:p>
          </table:table-cell>
          <table:table-cell table:style-name="ce104" office:value-type="string" calcext:value-type="string">
            <text:p>Dig. Editieren, Software und Tools, Textanalyse,</text:p>
            <text:p>Online-Ressourcen,</text:p>
            <text:p>Philologische Methoden Datenbanken, Dig. Methoden &amp; Theorien,</text:p>
            <text:p>Digitalisierung, Digital</text:p>
            <text:p>Humanities, Digitale</text:p>
            <text:p>Ressourcen</text:p>
          </table:table-cell>
          <table:table-cell table:style-name="ce104" table:number-columns-repeated="3"/>
          <table:table-cell table:number-columns-repeated="1010"/>
        </table:table-row>
        <table:table-row table:style-name="ro104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Institut für Altertumswissenschaften</text:p>
          </table:table-cell>
          <table:table-cell table:style-name="ce104" office:value-type="string" calcext:value-type="string">
            <text:p>8 Digitale Archäologie und</text:p>
            <text:p> Methoden 14 und 15</text:p>
            <text:p> Fachspezifische Sprachen</text:p>
            <text:p>und</text:p>
            <text:p>Schlüsselqualifikationen 1</text:p>
            <text:p>und 2</text:p>
          </table:table-cell>
          <table:table-cell table:style-name="ce104" office:value-type="string" calcext:value-type="string">
            <text:p>Einführung in die Bauaufnahm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Henning Burwitz</text:p>
          </table:table-cell>
          <table:table-cell table:style-name="ce104" table:number-columns-repeated="4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ünchen</text:p>
          </table:table-cell>
          <table:table-cell table:style-name="ce104" office:value-type="string" calcext:value-type="string">
            <text:p>Ludwig-Maximilians-Universität München</text:p>
          </table:table-cell>
          <table:table-cell table:style-name="ce104" office:value-type="string" calcext:value-type="string">
            <text:p>Institut für Vor- und Frühgeschichtliche</text:p>
            <text:p>Archäologie und Provinzialrömische</text:p>
            <text:p>Archäologie</text:p>
          </table:table-cell>
          <table:table-cell table:style-name="ce104" office:value-type="string" calcext:value-type="string">
            <text:p>Bachelor, Master und Promotion</text:p>
          </table:table-cell>
          <table:table-cell table:style-name="ce104" office:value-type="string" calcext:value-type="string">
            <text:p>Karten, Grafiken und Data Visualization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Massy, Ken</text:p>
          </table:table-cell>
          <table:table-cell table:style-name="ce104" office:value-type="string" calcext:value-type="string">
            <text:p>Software und Tools,</text:p>
            <text:p>Visualisierung,</text:p>
            <text:p>Bildbearbeitung, Digitale</text:p>
            <text:p>Datenauswertung, EDV,</text:p>
            <text:p>Digitalisierung</text:p>
          </table:table-cell>
          <table:table-cell table:style-name="ce104" table:number-columns-repeated="3"/>
          <table:table-cell table:number-columns-repeated="1010"/>
        </table:table-row>
        <table:table-row table:style-name="ro9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04"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Institut für Altorientalistik und Vorderasiatische</text:p>
            <text:p>Archäologie</text:p>
          </table:table-cell>
          <table:table-cell table:style-name="ce104" office:value-type="string" calcext:value-type="string">
            <text:p>M21 Ergänzende Studien</text:p>
          </table:table-cell>
          <table:table-cell table:style-name="ce104" office:value-type="string" calcext:value-type="string">
            <text:p>Auswertung einer <text:s/>Ausgrabungsdokumenta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<text:span text:style-name="T4">Prof. Dr. Florian Janoscha Kreppner</text:span></text:p>
            <text:p/>
          </table:table-cell>
          <table:table-cell table:style-name="ce104" office:value-type="string" calcext:value-type="string">
            <text:p>GIS, Datenmanagement,</text:p>
            <text:p><text:span text:style-name="T6">Ausgrabungsdokumentat Digitale  Datenauswertung,</text:span></text:p>
            <text:p><text:span text:style-name="T6">Digitale Dokumentation</text:span></text:p>
          </table:table-cell>
          <table:table-cell table:style-name="ce104" table:number-columns-repeated="3"/>
          <table:table-cell table:number-columns-repeated="1010"/>
        </table:table-row>
        <table:table-row table:style-name="ro15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04"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Historisches Seminar - Abteilung für Ur- und</text:p>
            <text:p>Frühgeschichtliche Archäologie</text:p>
          </table:table-cell>
          <table:table-cell table:style-name="ce104" office:value-type="string" calcext:value-type="string">
            <text:p>MA Modul 2</text:p>
          </table:table-cell>
          <table:table-cell table:style-name="ce104" office:value-type="string" calcext:value-type="string">
            <text:p>Theorie und Anwendung statistischer Methoden zur Gräberfeld- und Siedlungsanalys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iegmund, Frank</text:p>
          </table:table-cell>
          <table:table-cell table:style-name="ce104" office:value-type="string" calcext:value-type="string">
            <text:p>Statistik, Datenbanken, Digitale Datenauswertung</text:p>
          </table:table-cell>
          <table:table-cell table:style-name="ce104" table:number-columns-repeated="3"/>
          <table:table-cell table:number-columns-repeated="1010"/>
        </table:table-row>
        <table:table-row table:style-name="ro16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ünster</text:p>
          </table:table-cell>
          <table:table-cell table:style-name="ce104" office:value-type="string" calcext:value-type="string">
            <text:p>Westfälische Wilhelms-Universität Münster</text:p>
          </table:table-cell>
          <table:table-cell table:style-name="ce104" office:value-type="string" calcext:value-type="string">
            <text:p>Institut für Klassische und Christliche Archäologie / Archäologisches Museum</text:p>
          </table:table-cell>
          <table:table-cell table:style-name="ce104" office:value-type="string" calcext:value-type="string">
            <text:p>BA Klassische und Christliche Archäologie; MAKlassische und Christliche</text:p>
            <text:p>Archäologie, MA AKOEM</text:p>
          </table:table-cell>
          <table:table-cell table:style-name="ce104" office:value-type="string" calcext:value-type="string">
            <text:p>3D-Projekte im Archäologischen Museum der WWU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Dr. H.-H.</text:p>
            <text:p>Nieswandt</text:p>
          </table:table-cell>
          <table:table-cell table:style-name="ce104" office:value-type="string" calcext:value-type="string">
            <text:p>3D-Modellierung, 3D Scan</text:p>
          </table:table-cell>
          <table:table-cell table:style-name="ce104" table:number-columns-repeated="3"/>
          <table:table-cell table:number-columns-repeated="1010"/>
        </table:table-row>
        <table:table-row table:style-name="ro6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Potsdam</text:p>
          </table:table-cell>
          <table:table-cell table:style-name="ce104" office:value-type="string" calcext:value-type="string">
            <text:p>Universität Potsdam</text:p>
          </table:table-cell>
          <table:table-cell table:style-name="ce104" office:value-type="string" calcext:value-type="string">
            <text:p>Historisches Institut</text:p>
          </table:table-cell>
          <table:table-cell table:style-name="ce104" office:value-type="string" calcext:value-type="string">
            <text:p>BA Latinistik, BA Lehramt Latein, BA Gräzistik</text:p>
          </table:table-cell>
          <table:table-cell table:style-name="ce104" office:value-type="string" calcext:value-type="string">
            <text:p>Instrumenta digitalia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Tischer, Ute</text:p>
          </table:table-cell>
          <table:table-cell table:style-name="ce104" office:value-type="string" calcext:value-type="string">
            <text:p>Software und Tools,</text:p>
            <text:p>Textanalyse, Online-</text:p>
            <text:p>Ressourcen, Internet,</text:p>
            <text:p>Datenbanken, Dig.</text:p>
            <text:p>Methoden &amp; Theorien,</text:p>
            <text:p>Digitalisierung, Digital</text:p>
            <text:p>Humanities, Digitale</text:p>
            <text:p>Ressourcen</text:p>
          </table:table-cell>
          <table:table-cell table:style-name="ce104" table:number-columns-repeated="3"/>
          <table:table-cell table:number-columns-repeated="1010"/>
        </table:table-row>
        <table:table-row table:style-name="ro5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Würzburg</text:p>
          </table:table-cell>
          <table:table-cell table:style-name="ce104" office:value-type="string" calcext:value-type="string">
            <text:p>Universität Würzburg</text:p>
          </table:table-cell>
          <table:table-cell table:style-name="ce104" office:value-type="string" calcext:value-type="string">
            <text:p>Institut für Klassische Philologie</text:p>
          </table:table-cell>
          <table:table-cell table:style-name="ce104" office:value-type="string" calcext:value-type="string">
            <text:p>BA Griechisch</text:p>
          </table:table-cell>
          <table:table-cell table:style-name="ce104" office:value-type="string" calcext:value-type="string">
            <text:p>Digital Editions of Greek Literary and Paraliterary Papyri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Essler, Holger</text:p>
          </table:table-cell>
          <table:table-cell table:style-name="ce104" office:value-type="string" calcext:value-type="string">
            <text:p>Online-Ressourcen,</text:p>
            <text:p>Auszeichnungssprachen,</text:p>
            <text:p>Digital Humanities</text:p>
          </table:table-cell>
          <table:table-cell table:style-name="ce104" table:number-columns-repeated="3"/>
          <table:table-cell table:number-columns-repeated="1010"/>
        </table:table-row>
        <table:table-row table:style-name="ro17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Digital Humanities, Schlüsselkompetenzen</text:p>
          </table:table-cell>
          <table:table-cell table:style-name="ce104" office:value-type="string" calcext:value-type="string">
            <text:p>Blender</text:p>
          </table:table-cell>
          <table:table-cell table:style-name="ce104" office:value-type="string" calcext:value-type="string">
            <text:p>Workshop</text:p>
          </table:table-cell>
          <table:table-cell table:style-name="ce104" office:value-type="string" calcext:value-type="string">
            <text:p>BA</text:p>
          </table:table-cell>
          <table:table-cell table:style-name="ce104"/>
          <table:table-cell table:style-name="ce104" office:value-type="string" calcext:value-type="string">
            <text:p>3D</text:p>
          </table:table-cell>
          <table:table-cell table:style-name="ce104" table:number-columns-repeated="3"/>
          <table:table-cell table:number-columns-repeated="1010"/>
        </table:table-row>
        <table:table-row table:style-name="ro17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Digital Humanities, Schlüsselkompetenzen</text:p>
          </table:table-cell>
          <table:table-cell table:style-name="ce104" office:value-type="string" calcext:value-type="string">
            <text:p>Digitale Archäologie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table:number-columns-repeated="5"/>
          <table:table-cell table:number-columns-repeated="1010"/>
        </table:table-row>
        <table:table-row table:style-name="ro17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Digital Humanities, Schlüsselkompetenzen</text:p>
          </table:table-cell>
          <table:table-cell table:style-name="ce104" office:value-type="string" calcext:value-type="string">
            <text:p>Einführung in die digitale Bild- und Objektwissenschaft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</text:p>
          </table:table-cell>
          <table:table-cell table:style-name="ce104" table:number-columns-repeated="5"/>
          <table:table-cell table:number-columns-repeated="1010"/>
        </table:table-row>
        <table:table-row table:style-name="ro15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Digital Humanities, Schlüsselkompetenzen</text:p>
          </table:table-cell>
          <table:table-cell table:style-name="ce104" office:value-type="string" calcext:value-type="string">
            <text:p>Römische Kaiserporträts. Digitaler Maßvergleich an 3D</text:p>
            <text:p>Modell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/>
          <table:table-cell table:style-name="ce104" office:value-type="string" calcext:value-type="string">
            <text:p>3D</text:p>
          </table:table-cell>
          <table:table-cell table:style-name="ce104" table:number-columns-repeated="3"/>
          <table:table-cell table:number-columns-repeated="1010"/>
        </table:table-row>
        <table:table-row table:style-name="ro26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Digital Humanities, Schlüsselkompetenzen</text:p>
          </table:table-cell>
          <table:table-cell table:style-name="ce104" office:value-type="string" calcext:value-type="string">
            <text:p>Sehen lernen. Mensch und Künstliche Intelligenz im Vergleich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/>
          <table:table-cell table:style-name="ce104" office:value-type="string" calcext:value-type="string">
            <text:p>KI</text:p>
          </table:table-cell>
          <table:table-cell table:style-name="ce104" table:number-columns-repeated="3"/>
          <table:table-cell table:number-columns-repeated="1010"/>
        </table:table-row>
        <table:table-row table:style-name="ro46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4" office:value-type="string" calcext:value-type="string">
            <text:p>Institut für Digital Humanities</text:p>
          </table:table-cell>
          <table:table-cell table:style-name="ce104" office:value-type="string" calcext:value-type="string">
            <text:p>Digital Humanities</text:p>
          </table:table-cell>
          <table:table-cell table:style-name="ce104" office:value-type="string" calcext:value-type="string">
            <text:p>Spatial Humanities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/>
          <table:table-cell table:style-name="ce104" office:value-type="string" calcext:value-type="string">
            <text:p>GIS</text:p>
          </table:table-cell>
          <table:table-cell table:style-name="ce104" table:number-columns-repeated="3"/>
          <table:table-cell table:number-columns-repeated="1010"/>
        </table:table-row>
        <table:table-row table:style-name="ro17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Archäologische Wissenschaften</text:p>
          </table:table-cell>
          <table:table-cell table:style-name="ce104" office:value-type="string" calcext:value-type="string">
            <text:p>Vor- und Frühgeschichte</text:p>
          </table:table-cell>
          <table:table-cell table:style-name="ce104" office:value-type="string" calcext:value-type="string">
            <text:p>Digitale Methoden und ihre Anwendung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table:number-columns-repeated="5"/>
          <table:table-cell table:number-columns-repeated="1010"/>
        </table:table-row>
        <table:table-row table:style-name="ro1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Archäologische Wissenschaften</text:p>
          </table:table-cell>
          <table:table-cell table:style-name="ce104" office:value-type="string" calcext:value-type="string">
            <text:p>Vor- und Frühgeschichte</text:p>
          </table:table-cell>
          <table:table-cell table:style-name="ce104" office:value-type="string" calcext:value-type="string">
            <text:p>Grundlagen der Vermessungstechnik und Structure from Motion (SfM)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/>
          <table:table-cell table:style-name="ce104" office:value-type="string" calcext:value-type="string">
            <text:p>3D, Digitale Vermessung</text:p>
          </table:table-cell>
          <table:table-cell table:style-name="ce104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Archäologische Wissenschaften</text:p>
          </table:table-cell>
          <table:table-cell table:style-name="ce104" office:value-type="string" calcext:value-type="string">
            <text:p>Vor- und Frühgeschichte</text:p>
          </table:table-cell>
          <table:table-cell table:style-name="ce104" office:value-type="string" calcext:value-type="string">
            <text:p>Quantitative Methoden in R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/>
          <table:table-cell table:style-name="ce104" office:value-type="string" calcext:value-type="string">
            <text:p>R, Statistik</text:p>
          </table:table-cell>
          <table:table-cell table:style-name="ce104" table:number-columns-repeated="3"/>
          <table:table-cell table:number-columns-repeated="1010"/>
        </table:table-row>
        <table:table-row table:style-name="ro15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Berlin</text:p>
          </table:table-cell>
          <table:table-cell table:style-name="ce104" office:value-type="string" calcext:value-type="string">
            <text:p>Humboldt Universität Berlin</text:p>
          </table:table-cell>
          <table:table-cell table:style-name="ce104" office:value-type="string" calcext:value-type="string">
            <text:p>Institut für Klasssiche</text:p>
            <text:p>Archäologie, Winckelmann-</text:p>
            <text:p>Institut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Archäometrie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</text:p>
          </table:table-cell>
          <table:table-cell table:style-name="ce104" table:number-columns-repeated="5"/>
          <table:table-cell table:number-columns-repeated="1010"/>
        </table:table-row>
        <table:table-row table:style-name="ro15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Archäologie</text:p>
          </table:table-cell>
          <table:table-cell table:style-name="ce104" office:value-type="string" calcext:value-type="string">
            <text:p>Praxismodul</text:p>
          </table:table-cell>
          <table:table-cell table:style-name="ce104" office:value-type="string" calcext:value-type="string">
            <text:p>Digitale Verarbeitung</text:p>
            <text:p>archäologischer Geodat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/>
          <table:table-cell table:style-name="ce104" office:value-type="string" calcext:value-type="string">
            <text:p>GIS</text:p>
          </table:table-cell>
          <table:table-cell table:style-name="ce104" table:number-columns-repeated="3"/>
          <table:table-cell table:number-columns-repeated="1010"/>
        </table:table-row>
        <table:table-row table:style-name="ro16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ce104" office:value-type="string" calcext:value-type="string">
            <text:p>Archäologie</text:p>
          </table:table-cell>
          <table:table-cell table:style-name="ce104" office:value-type="string" calcext:value-type="string">
            <text:p>Praxismodul</text:p>
          </table:table-cell>
          <table:table-cell table:style-name="ce104" office:value-type="string" calcext:value-type="string">
            <text:p>Sands of Time – Mediale Darstellungsstrategien der Grabungswissenschaften (Vorbereitung einer Sonderausstellung)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/>
          <table:table-cell table:style-name="ce104" office:value-type="string" calcext:value-type="string">
            <text:p>Digitalisierung</text:p>
          </table:table-cell>
          <table:table-cell table:style-name="ce104" table:number-columns-repeated="3"/>
          <table:table-cell table:number-columns-repeated="1010"/>
        </table:table-row>
        <table:table-row table:style-name="ro17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/>
          <table:table-cell table:style-name="ce104" office:value-type="string" calcext:value-type="string">
            <text:p>Vor- und Frühgeschichtliche Archäologie</text:p>
          </table:table-cell>
          <table:table-cell table:style-name="ce104" office:value-type="string" calcext:value-type="string">
            <text:p>3D-Scanning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/>
          <table:table-cell table:style-name="ce104" office:value-type="string" calcext:value-type="string">
            <text:p>3D</text:p>
          </table:table-cell>
          <table:table-cell table:style-name="ce104" table:number-columns-repeated="3"/>
          <table:table-cell table:number-columns-repeated="1010"/>
        </table:table-row>
        <table:table-row table:style-name="ro15">
          <table:table-cell office:value-type="string" calcext:value-type="string">
            <text:p>SoSe 2023</text:p>
          </table:table-cell>
          <table:table-cell/>
          <table:table-cell table:style-name="ce104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4"/>
          <table:table-cell table:style-name="ce104" office:value-type="string" calcext:value-type="string">
            <text:p>Vor- und Frühgeschichtliche Archäologie</text:p>
          </table:table-cell>
          <table:table-cell table:style-name="ce104" office:value-type="string" calcext:value-type="string">
            <text:p>Jungneolithische Erdwerke in Mainfranken – Gewinnung, Prozessierung und Analyse von Forschungsdaten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/>
          <table:table-cell table:style-name="ce104" office:value-type="string" calcext:value-type="string">
            <text:p>Digitalisierung, Digitale Datenauswertung</text:p>
          </table:table-cell>
          <table:table-cell table:style-name="ce104" table:number-columns-repeated="3"/>
          <table:table-cell table:number-columns-repeated="1010"/>
        </table:table-row>
        <table:table-row table:style-name="ro2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4"/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BC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ce104"/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/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ntike Landschaften mit GIS betrachten und analys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04"/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/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edit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Dig. Editier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/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gestal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Dig. Editier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Saarbrücken</text:p>
          </table:table-cell>
          <table:table-cell office:value-type="string" calcext:value-type="string">
            <text:p>Universität des Saarlandes</text:p>
          </table:table-cell>
          <table:table-cell/>
          <table:table-cell office:value-type="string" calcext:value-type="string">
            <text:p>Archäologie, Altertumswissenschaften</text:p>
          </table:table-cell>
          <table:table-cell office:value-type="string" calcext:value-type="string">
            <text:p>Digitalisierung der Lehrsammlung der Klass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office:value-type="string" calcext:value-type="string">
            <text:p>Digitalisieru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/>
          <table:table-cell office:value-type="string" calcext:value-type="string">
            <text:p>Klassische Archäologie</text:p>
          </table:table-cell>
          <table:table-cell office:value-type="string" calcext:value-type="string">
            <text:p>CAD und GIS – eine Einführung in Zeichnen und Layou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CAD, GIS, Dig. Editier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Universität Heidelberg</text:p>
          </table:table-cell>
          <table:table-cell/>
          <table:table-cell office:value-type="string" calcext:value-type="string">
            <text:p>Archäologie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office:value-type="string" calcext:value-type="string">
            <text:p>3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Universität Heidelberg</text:p>
          </table:table-cell>
          <table:table-cell/>
          <table:table-cell office:value-type="string" calcext:value-type="string">
            <text:p>Archäologie</text:p>
          </table:table-cell>
          <table:table-cell office:value-type="string" calcext:value-type="string">
            <text:p>Digitales Zeich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/>
          <table:table-cell office:value-type="string" calcext:value-type="string">
            <text:p>Archäologie</text:p>
          </table:table-cell>
          <table:table-cell office:value-type="string" calcext:value-type="string">
            <text:p>3D modelling and reconstruction</text:p>
            <text:p>in Archaeolog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/>
          <table:table-cell office:value-type="string" calcext:value-type="string">
            <text:p>3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/>
          <table:table-cell office:value-type="string" calcext:value-type="string">
            <text:p>Archäologie</text:p>
          </table:table-cell>
          <table:table-cell office:value-type="string" calcext:value-type="string">
            <text:p>“That belongs in a museum!” Creating Archaeogames from idea to releas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office:value-type="string" calcext:value-type="string">
            <text:p>archaeogames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/>
          <table:table-cell office:value-type="string" calcext:value-type="string">
            <text:p>Archäologie</text:p>
          </table:table-cell>
          <table:table-cell office:value-type="string" calcext:value-type="string">
            <text:p>Relational and Spatial databa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datenbanken, GIS</text:p>
          </table:table-cell>
          <table:table-cell table:number-columns-repeated="1013"/>
        </table:table-row>
        <table:table-row table:style-name="ro2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. Übung zur V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204" office:value-type="string" calcext:value-type="string">
            <text:p><text:span text:style-name="T10">R, Software und Tools,</text:span></text:p>
            <text:p><text:span text:style-name="T10">Space Syntax, Spatial</text:span></text:p>
            <text:p><text:span text:style-name="T10">Analysis, Statistik,</text:span></text:p>
            <text:p><text:span text:style-name="T10">Programmierung,</text:span></text:p>
            <text:p><text:span text:style-name="T10">Visualisierung, GIS,</text:span></text:p>
            <text:p><text:span text:style-name="T10">Datenmanagement,</text:span></text:p>
            <text:p><text:span text:style-name="T10">Datenpräsentation,</text:span></text:p>
            <text:p><text:span text:style-name="T10">Digitale</text:span></text:p>
            <text:p><text:span text:style-name="T10">Datenauswertung, Dig.</text:span></text:p>
            <text:p><text:span text:style-name="T10">Methoden &amp; Theorien, 3D</text:span></text:p>
          </table:table-cell>
          <table:table-cell table:number-columns-repeated="1013"/>
        </table:table-row>
        <table:table-row table:style-name="ro2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4" office:value-type="string" calcext:value-type="string">
            <text:p>Archäologisches Institut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table:style-name="ce104" office:value-type="string" calcext:value-type="string">
            <text:p>R, Software und Tools,</text:p>
            <text:p>Space Syntax, Spatial</text:p>
            <text:p>Analysis, Statistik,</text:p>
            <text:p>Programmierung,</text:p>
            <text:p>Visualisierung, GIS,</text:p>
            <text:p>Datenmanagement,</text:p>
            <text:p>Datenpräsentation,</text:p>
            <text:p>Digitale</text:p>
            <text:p>Datenauswertung, Dig.</text:p>
            <text:p>Methoden &amp; Theorien, 3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/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Theorien und aktuelle Forschungen in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/>
          <table:table-cell office:value-type="string" calcext:value-type="string">
            <text:p>BA "Klass. u. Christl. Arch.",</text:p>
            <text:p>MA "Klass. u. Christl. Arch.";</text:p>
            <text:p>MA "AKOEM"</text:p>
          </table:table-cell>
          <table:table-cell office:value-type="string" calcext:value-type="string">
            <text:p>Münzprägung im Hellenismu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1015"/>
        </table:table-row>
        <table:table-row table:style-name="ro107" table:number-rows-repeated="1047851">
          <table:table-cell table:number-columns-repeated="1024"/>
        </table:table-row>
        <table:table-row table:style-name="ro108">
          <table:table-cell table:number-columns-repeated="1024"/>
        </table:table-row>
        <table:named-expressions>
          <table:named-range table:name="autofields_table" table:base-cell-address="$Tabelle1.$A$1" table:cell-range-address="$Tabelle1.$A$1:.$O$51"/>
          <table:named-expression table:name="content" table:base-cell-address="$Tabelle1.$A$1" table:expression="tabelle1!#REF!"/>
        </table:named-expressions>
      </table:table>
      <table:table table:name="Pivot Table_Tabelle1_1" table:style-name="ta2">
        <table:table-column table:style-name="co18" table:default-cell-style-name="ce71"/>
        <table:table-column table:style-name="co17" table:default-cell-style-name="ce76"/>
        <table:table-column table:style-name="co17" table:number-columns-repeated="26" table:default-cell-style-name="Pivot_20_Table_20_Value"/>
        <table:table-column table:style-name="co17" table:default-cell-style-name="ce86"/>
        <table:table-column table:style-name="co17" table:default-cell-style-name="ce93"/>
        <table:table-row table:style-name="ro107">
          <table:table-cell table:style-name="ce68" office:value-type="string" calcext:value-type="string">
            <text:p>Count - Stadt</text:p>
          </table:table-cell>
          <table:table-cell table:style-name="ce73" office:value-type="string" calcext:value-type="string">
            <text:p>Stadt</text:p>
          </table:table-cell>
          <table:table-cell table:style-name="ce79" table:number-columns-repeated="27"/>
          <table:table-cell table:style-name="ce90"/>
        </table:table-row>
        <table:table-row table:style-name="ro107">
          <table:table-cell table:style-name="ce69" office:value-type="string" calcext:value-type="string">
            <text:p>Semester</text:p>
          </table:table-cell>
          <table:table-cell table:style-name="ce74" office:value-type="string" calcext:value-type="string">
            <text:p>Augsburg</text:p>
          </table:table-cell>
          <table:table-cell table:style-name="ce80" office:value-type="string" calcext:value-type="string">
            <text:p>Bamberg</text:p>
          </table:table-cell>
          <table:table-cell table:style-name="ce80" office:value-type="string" calcext:value-type="string">
            <text:p>Berlin</text:p>
          </table:table-cell>
          <table:table-cell table:style-name="ce80" office:value-type="string" calcext:value-type="string">
            <text:p>Bochum</text:p>
          </table:table-cell>
          <table:table-cell table:style-name="ce80" office:value-type="string" calcext:value-type="string">
            <text:p>Bonn</text:p>
          </table:table-cell>
          <table:table-cell table:style-name="ce80" office:value-type="string" calcext:value-type="string">
            <text:p>Düsseldorf</text:p>
          </table:table-cell>
          <table:table-cell table:style-name="ce80" office:value-type="string" calcext:value-type="string">
            <text:p>Erlangen</text:p>
          </table:table-cell>
          <table:table-cell table:style-name="ce80" office:value-type="string" calcext:value-type="string">
            <text:p>Frankfurt a.M.</text:p>
          </table:table-cell>
          <table:table-cell table:style-name="ce80" office:value-type="string" calcext:value-type="string">
            <text:p>Freiburg</text:p>
          </table:table-cell>
          <table:table-cell table:style-name="ce80" office:value-type="string" calcext:value-type="string">
            <text:p>Giessen</text:p>
          </table:table-cell>
          <table:table-cell table:style-name="ce80" office:value-type="string" calcext:value-type="string">
            <text:p>Göttingen</text:p>
          </table:table-cell>
          <table:table-cell table:style-name="ce80" office:value-type="string" calcext:value-type="string">
            <text:p>Halle</text:p>
          </table:table-cell>
          <table:table-cell table:style-name="ce80" office:value-type="string" calcext:value-type="string">
            <text:p>Hamburg</text:p>
          </table:table-cell>
          <table:table-cell table:style-name="ce80" office:value-type="string" calcext:value-type="string">
            <text:p>Heidelberg</text:p>
          </table:table-cell>
          <table:table-cell table:style-name="ce80" office:value-type="string" calcext:value-type="string">
            <text:p>Jena</text:p>
          </table:table-cell>
          <table:table-cell table:style-name="ce80" office:value-type="string" calcext:value-type="string">
            <text:p>Kiel</text:p>
          </table:table-cell>
          <table:table-cell table:style-name="ce80" office:value-type="string" calcext:value-type="string">
            <text:p>Köln</text:p>
          </table:table-cell>
          <table:table-cell table:style-name="ce80" office:value-type="string" calcext:value-type="string">
            <text:p>Leipzig</text:p>
          </table:table-cell>
          <table:table-cell table:style-name="ce80" office:value-type="string" calcext:value-type="string">
            <text:p>Mainz</text:p>
          </table:table-cell>
          <table:table-cell table:style-name="ce80" office:value-type="string" calcext:value-type="string">
            <text:p>Marburg</text:p>
          </table:table-cell>
          <table:table-cell table:style-name="ce80" office:value-type="string" calcext:value-type="string">
            <text:p>München</text:p>
          </table:table-cell>
          <table:table-cell table:style-name="ce80" office:value-type="string" calcext:value-type="string">
            <text:p>Münster</text:p>
          </table:table-cell>
          <table:table-cell table:style-name="ce80" office:value-type="string" calcext:value-type="string">
            <text:p>Regensburg</text:p>
          </table:table-cell>
          <table:table-cell table:style-name="ce80" office:value-type="string" calcext:value-type="string">
            <text:p>Stuttgart</text:p>
          </table:table-cell>
          <table:table-cell table:style-name="ce80" office:value-type="string" calcext:value-type="string">
            <text:p>Trier</text:p>
          </table:table-cell>
          <table:table-cell table:style-name="ce80" office:value-type="string" calcext:value-type="string">
            <text:p>Tübingen</text:p>
          </table:table-cell>
          <table:table-cell table:style-name="ce80" office:value-type="string" calcext:value-type="string">
            <text:p>Würzburg</text:p>
          </table:table-cell>
          <table:table-cell table:style-name="ce80" office:value-type="string" calcext:value-type="string">
            <text:p>(empty)</text:p>
          </table:table-cell>
          <table:table-cell table:style-name="ce91" office:value-type="string" calcext:value-type="string">
            <text:p>Total Result</text:p>
          </table:table-cell>
        </table:table-row>
        <table:table-row table:style-name="ro107">
          <table:table-cell table:style-name="ce70" office:value-type="string" calcext:value-type="string">
            <text:p>SoSe 2015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82" office:value-type="float" office:value="3" calcext:value-type="float">
            <text:p>3</text:p>
          </table:table-cell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2" office:value-type="float" office:value="11" calcext:value-type="float">
            <text:p>11</text:p>
          </table:table-cell>
          <table:table-cell table:style-name="ce82"/>
          <table:table-cell table:number-columns-repeated="2" table:style-name="ce82" office:value-type="float" office:value="6" calcext:value-type="float">
            <text:p>6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9" calcext:value-type="float">
            <text:p>9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2" calcext:value-type="float">
            <text:p>2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5"/>
          <table:table-cell table:style-name="ce92" office:value-type="float" office:value="52" calcext:value-type="float">
            <text:p>52</text:p>
          </table:table-cell>
        </table:table-row>
        <table:table-row table:style-name="ro107">
          <table:table-cell office:value-type="string" calcext:value-type="string">
            <text:p>SoSe 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07">
          <table:table-cell office:value-type="string" calcext:value-type="string">
            <text:p>SoSe 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07">
          <table:table-cell office:value-type="string" calcext:value-type="string">
            <text:p>SoSe 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07">
          <table:table-cell office:value-type="string" calcext:value-type="string">
            <text:p>WiSe 2014/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</table:table-row>
        <table:table-row table:style-name="ro107">
          <table:table-cell office:value-type="string" calcext:value-type="string">
            <text:p>WiSe 2015/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07">
          <table:table-cell office:value-type="string" calcext:value-type="string">
            <text:p>WiSe 2016/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07">
          <table:table-cell office:value-type="string" calcext:value-type="string">
            <text:p>WiSe 2017/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07">
          <table:table-cell office:value-type="string" calcext:value-type="string">
            <text:p>WiSe 2018/19</text:p>
          </table:table-cell>
          <table:table-cell table:style-name="ce77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number-columns-repeated="8"/>
          <table:table-cell table:number-columns-repeated="2" table:style-name="ce83" office:value-type="float" office:value="2" calcext:value-type="float">
            <text:p>2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3" table:number-columns-repeated="4"/>
          <table:table-cell table:style-name="ce83" office:value-type="float" office:value="1" calcext:value-type="float">
            <text:p>1</text:p>
          </table:table-cell>
          <table:table-cell table:style-name="ce88"/>
          <table:table-cell table:style-name="ce94" office:value-type="float" office:value="45" calcext:value-type="float">
            <text:p>45</text:p>
          </table:table-cell>
        </table:table-row>
        <table:table-row table:style-name="ro107">
          <table:table-cell table:style-name="ce72" office:value-type="string" calcext:value-type="string">
            <text:p>Total Result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59" calcext:value-type="float">
            <text:p>59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14" calcext:value-type="float">
            <text:p>14</text:p>
          </table:table-cell>
          <table:table-cell table:style-name="ce89"/>
          <table:table-cell table:style-name="ce95" office:value-type="float" office:value="482" calcext:value-type="float">
            <text:p>482</text:p>
          </table:table-cell>
        </table:table-row>
      </table:table>
      <table:table table:name="Tabelle2" table:style-name="ta2">
        <table:table-column table:style-name="co17" table:default-cell-style-name="Default"/>
        <table:table-row table:style-name="ro107" table:number-rows-repeated="3">
          <table:table-cell table:style-name="ce105"/>
        </table:table-row>
        <table:table-row table:style-name="ro107" table:number-rows-repeated="116">
          <table:table-cell table:style-name="ce106"/>
        </table:table-row>
        <table:table-row table:style-name="ro107" table:number-rows-repeated="1048456">
          <table:table-cell/>
        </table:table-row>
        <table:table-row table:style-name="ro107">
          <table:table-cell/>
        </table:table-row>
      </table:table>
      <table:named-expressions/>
      <table:database-ranges>
        <table:database-range table:name="__Anonymous_Sheet_DB__0" table:target-range-address="Tabelle1.A1:Tabelle1.O724" table:display-filter-buttons="true"/>
      </table:database-ranges>
      <table:data-pilot-tables>
        <table:data-pilot-table table:name="DataPilot1" table:application-data="" table:target-range-address="'Pivot Table_Tabelle1_1'.A1:'Pivot Table_Tabelle1_1'.AD12" table:buttons="'Pivot Table_Tabelle1_1'.A2 'Pivot Table_Tabelle1_1'.B1" table:show-filter-button="false" table:drill-down-on-double-click="false">
          <table:source-cell-range table:cell-range-address="Tabelle1.A1:Tabelle1.C524"/>
          <table:data-pilot-field table:source-field-name="Stadt" table:orientation="column" table:used-hierarchy="0" table:function="auto">
            <table:data-pilot-level table:show-empty="false" calcext:repeat-item-labels="false">
              <table:data-pilot-members>
                <table:data-pilot-member table:name="Augsburg" table:display="true" table:show-details="true"/>
                <table:data-pilot-member table:name="Bamberg" table:display="true" table:show-details="true"/>
                <table:data-pilot-member table:name="Berlin" table:display="true" table:show-details="true"/>
                <table:data-pilot-member table:name="Bochum" table:display="true" table:show-details="true"/>
                <table:data-pilot-member table:name="Bonn" table:display="true" table:show-details="true"/>
                <table:data-pilot-member table:name="Düsseldorf" table:display="true" table:show-details="true"/>
                <table:data-pilot-member table:name="Erlangen" table:display="true" table:show-details="true"/>
                <table:data-pilot-member table:name="Frankfurt a.M." table:display="true" table:show-details="true"/>
                <table:data-pilot-member table:name="Freiburg" table:display="true" table:show-details="true"/>
                <table:data-pilot-member table:name="Giessen" table:display="true" table:show-details="true"/>
                <table:data-pilot-member table:name="Göttingen" table:display="true" table:show-details="true"/>
                <table:data-pilot-member table:name="Halle" table:display="true" table:show-details="true"/>
                <table:data-pilot-member table:name="Hamburg" table:display="true" table:show-details="true"/>
                <table:data-pilot-member table:name="Heidelberg" table:display="true" table:show-details="true"/>
                <table:data-pilot-member table:name="Jena" table:display="true" table:show-details="true"/>
                <table:data-pilot-member table:name="Kiel" table:display="true" table:show-details="true"/>
                <table:data-pilot-member table:name="Köln" table:display="true" table:show-details="true"/>
                <table:data-pilot-member table:name="Leipzig" table:display="true" table:show-details="true"/>
                <table:data-pilot-member table:name="Mainz" table:display="true" table:show-details="true"/>
                <table:data-pilot-member table:name="Marburg" table:display="true" table:show-details="true"/>
                <table:data-pilot-member table:name="München" table:display="true" table:show-details="true"/>
                <table:data-pilot-member table:name="Münster" table:display="true" table:show-details="true"/>
                <table:data-pilot-member table:name="Regensburg" table:display="true" table:show-details="true"/>
                <table:data-pilot-member table:name="Stuttgart" table:display="true" table:show-details="true"/>
                <table:data-pilot-member table:name="Trier" table:display="true" table:show-details="true"/>
                <table:data-pilot-member table:name="Tübingen" table:display="true" table:show-details="true"/>
                <table:data-pilot-member table:name="Würzbur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ster" table:orientation="row" table:used-hierarchy="0" table:function="auto">
            <table:data-pilot-level table:show-empty="false" calcext:repeat-item-labels="false">
              <table:data-pilot-members>
                <table:data-pilot-member table:name="SoSe 2015" table:display="true" table:show-details="true"/>
                <table:data-pilot-member table:name="SoSe 2016" table:display="true" table:show-details="true"/>
                <table:data-pilot-member table:name="SoSe 2017" table:display="true" table:show-details="true"/>
                <table:data-pilot-member table:name="SoSe 2018" table:display="true" table:show-details="true"/>
                <table:data-pilot-member table:name="WiSe 2014/15" table:display="true" table:show-details="true"/>
                <table:data-pilot-member table:name="WiSe 2015/16" table:display="true" table:show-details="true"/>
                <table:data-pilot-member table:name="WiSe 2016/17" table:display="true" table:show-details="true"/>
                <table:data-pilot-member table:name="WiSe 2017/18" table:display="true" table:show-details="true"/>
                <table:data-pilot-member table:name="WiSe 2018/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d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43">
      <number:day number:style="long"/>
      <number:text>. </number:text>
      <number:month number:textual="true"/>
    </number:date-style>
    <number:date-style style:name="N142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39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0" number:min-decimal-places="0" number:min-integer-digits="1"/>
      <number:text>,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Schmidt</meta:initial-creator>
    <meta:creation-date>2018-09-10T08:22:30</meta:creation-date>
    <dc:date>2023-12-18T18:38:55.115730577</dc:date>
    <meta:editing-duration>P1DT11H37M43S</meta:editing-duration>
    <meta:generator>LibreOffice/7.3.7.2$Linux_X86_64 LibreOffice_project/30$Build-2</meta:generator>
    <meta:editing-cycles>309</meta:editing-cycles>
    <meta:document-statistic meta:table-count="3" meta:cell-count="7425" meta:object-count="0"/>
    <meta:user-defined meta:name="AppVersion">15.0300</meta:user-defined>
  </office:meta>
</office:document-meta>
</file>